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office:value-type="float" office:value="-5">
            <text:p>-5</text:p>
          </table:table-cell>
          <table:table-cell table:style-name="ce1" office:value-type="float" office:value="-0.31152861">
            <text:p>-0,3115</text:p>
          </table:table-cell>
          <table:table-cell table:number-columns-repeated="9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-0.31404653">
            <text:p>-0,314</text:p>
          </table:table-cell>
          <table:table-cell table:number-columns-repeated="2"/>
          <table:table-cell>
            <draw:frame table:end-cell-address="Sheet1.L27" table:end-x="0.809cm" table:end-y="0.188cm" draw:z-index="0" svg:width="15.961cm" svg:height="11.173cm" svg:x="0.654cm" svg:y="0.305cm">
              <draw:object draw:notify-on-update-of-ranges="Sheet1.A1:Sheet1.B9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-0.31094818">
            <text:p>-0,3109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-0.30481276">
            <text:p>-0,3048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-0.30252244">
            <text:p>-0,3025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29760125">
            <text:p>-0,2976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-0.29057392">
            <text:p>-0,2906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-0.29035526">
            <text:p>-0,2904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-0.29163668">
            <text:p>-0,2916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-0.29392689">
            <text:p>-0,2939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-0.29659786">
            <text:p>-0,296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-0.29742414">
            <text:p>-0,2974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-0.2942036">
            <text:p>-0,2942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-0.29280995">
            <text:p>-0,2928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-0.28714445">
            <text:p>-0,2871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-0.28536194">
            <text:p>-0,2854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-0.28398077">
            <text:p>-0,284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-0.2795512">
            <text:p>-0,2796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-0.27892259">
            <text:p>-0,278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-0.2763426">
            <text:p>-0,2763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-0.27257031">
            <text:p>-0,272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-0.27200721">
            <text:p>-0,272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-0.27040746">
            <text:p>-0,270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-0.26561378">
            <text:p>-0,265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-0.26260615">
            <text:p>-0,2626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-0.25929162">
            <text:p>-0,2593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-0.25766041">
            <text:p>-0,2577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-0.2523709">
            <text:p>-0,2524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-0.249846">
            <text:p>-0,2498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-0.24626453">
            <text:p>-0,2463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-0.24459121">
            <text:p>-0,2446</text:p>
          </table:table-cell>
          <table:table-cell table:style-name="ce1" office:value-type="float" office:value="-0.29430559">
            <text:p>-0,2943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-0.24211595">
            <text:p>-0,2421</text:p>
          </table:table-cell>
          <table:table-cell table:style-name="ce1" office:value-type="float" office:value="-0.29834116">
            <text:p>-0,2983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-0.23511146">
            <text:p>-0,2351</text:p>
          </table:table-cell>
          <table:table-cell table:style-name="ce1" office:value-type="float" office:value="-0.29202235">
            <text:p>-0,292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-0.24173789">
            <text:p>-0,2417</text:p>
          </table:table-cell>
          <table:table-cell table:style-name="ce1" office:value-type="float" office:value="-0.28851205">
            <text:p>-0,2885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-0.23142603">
            <text:p>-0,2314</text:p>
          </table:table-cell>
          <table:table-cell table:style-name="ce1" office:value-type="float" office:value="-0.27963981">
            <text:p>-0,2796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-0.22802108">
            <text:p>-0,228</text:p>
          </table:table-cell>
          <table:table-cell table:style-name="ce1" office:value-type="float" office:value="-0.26868191">
            <text:p>-0,2687</text:p>
          </table:table-cell>
          <table:table-cell table:formula="oooc:=[.B36]-[.C36]" office:value-type="float" office:value="0.04066083">
            <text:p>0,0407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formula="oooc:=[.C37]+[.$D$36]" office:value-type="float" office:value="-0.2205301">
            <text:p>-0,2205</text:p>
          </table:table-cell>
          <table:table-cell table:style-name="ce1" office:value-type="float" office:value="-0.26119093">
            <text:p>-0,2612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formula="oooc:=[.C38]+[.$D$36]" office:value-type="float" office:value="-0.21561886">
            <text:p>-0,2156</text:p>
          </table:table-cell>
          <table:table-cell table:style-name="ce1" office:value-type="float" office:value="-0.25627969">
            <text:p>-0,2563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formula="oooc:=[.C39]+[.$D$36]" office:value-type="float" office:value="-0.21125092">
            <text:p>-0,2113</text:p>
          </table:table-cell>
          <table:table-cell table:style-name="ce1" office:value-type="float" office:value="-0.25191175">
            <text:p>-0,2519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formula="oooc:=[.C40]+[.$D$36]" office:value-type="float" office:value="-0.21016646">
            <text:p>-0,2102</text:p>
          </table:table-cell>
          <table:table-cell table:style-name="ce1" office:value-type="float" office:value="-0.25082729">
            <text:p>-0,2508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formula="oooc:=[.C41]+[.$D$36]" office:value-type="float" office:value="-0.2077296">
            <text:p>-0,2077</text:p>
          </table:table-cell>
          <table:table-cell table:style-name="ce1" office:value-type="float" office:value="-0.24839043">
            <text:p>-0,2484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formula="oooc:=[.C42]+[.$D$36]" office:value-type="float" office:value="-0.20335686">
            <text:p>-0,2034</text:p>
          </table:table-cell>
          <table:table-cell table:style-name="ce1" office:value-type="float" office:value="-0.24401769">
            <text:p>-0,244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formula="oooc:=[.C43]+[.$D$36]" office:value-type="float" office:value="-0.19647358">
            <text:p>-0,1965</text:p>
          </table:table-cell>
          <table:table-cell table:style-name="ce1" office:value-type="float" office:value="-0.23713441">
            <text:p>-0,2371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formula="oooc:=[.C44]+[.$D$36]" office:value-type="float" office:value="-0.19119258">
            <text:p>-0,1912</text:p>
          </table:table-cell>
          <table:table-cell table:style-name="ce1" office:value-type="float" office:value="-0.23185341">
            <text:p>-0,2319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formula="oooc:=[.C45]+[.$D$36]" office:value-type="float" office:value="-0.18378948">
            <text:p>-0,1838</text:p>
          </table:table-cell>
          <table:table-cell table:style-name="ce1" office:value-type="float" office:value="-0.22445031">
            <text:p>-0,2245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formula="oooc:=[.C46]+[.$D$36]" office:value-type="float" office:value="-0.1792237">
            <text:p>-0,1792</text:p>
          </table:table-cell>
          <table:table-cell table:style-name="ce1" office:value-type="float" office:value="-0.21988453">
            <text:p>-0,2199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formula="oooc:=[.C47]+[.$D$36]" office:value-type="float" office:value="-0.17406901">
            <text:p>-0,1741</text:p>
          </table:table-cell>
          <table:table-cell table:style-name="ce1" office:value-type="float" office:value="-0.21472984">
            <text:p>-0,2147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formula="oooc:=[.C48]+[.$D$36]" office:value-type="float" office:value="-0.16399323">
            <text:p>-0,164</text:p>
          </table:table-cell>
          <table:table-cell table:style-name="ce1" office:value-type="float" office:value="-0.20465406">
            <text:p>-0,2047</text:p>
          </table:table-cell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formula="oooc:=[.C49]+[.$D$36]" office:value-type="float" office:value="-0.15524874">
            <text:p>-0,1552</text:p>
          </table:table-cell>
          <table:table-cell table:style-name="ce1" office:value-type="float" office:value="-0.19590957">
            <text:p>-0,1959</text:p>
          </table:table-cell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formula="oooc:=[.C50]+[.$D$36]" office:value-type="float" office:value="-0.14896566">
            <text:p>-0,149</text:p>
          </table:table-cell>
          <table:table-cell table:style-name="ce1" office:value-type="float" office:value="-0.18962649">
            <text:p>-0,1896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formula="oooc:=[.C51]+[.$D$36]" office:value-type="float" office:value="-0.14682698">
            <text:p>-0,1468</text:p>
          </table:table-cell>
          <table:table-cell table:style-name="ce1" office:value-type="float" office:value="-0.18748781">
            <text:p>-0,1875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formula="oooc:=[.C52]+[.$D$36]" office:value-type="float" office:value="-0.14302051">
            <text:p>-0,143</text:p>
          </table:table-cell>
          <table:table-cell table:style-name="ce1" office:value-type="float" office:value="-0.18368134">
            <text:p>-0,1837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formula="oooc:=[.C53]+[.$D$36]" office:value-type="float" office:value="-0.13440551">
            <text:p>-0,1344</text:p>
          </table:table-cell>
          <table:table-cell table:style-name="ce1" office:value-type="float" office:value="-0.17506634">
            <text:p>-0,1751</text:p>
          </table:table-cell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table:formula="oooc:=[.C54]+[.$D$36]" office:value-type="float" office:value="-0.12600538">
            <text:p>-0,126</text:p>
          </table:table-cell>
          <table:table-cell table:style-name="ce1" office:value-type="float" office:value="-0.16666621">
            <text:p>-0,1667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table:formula="oooc:=[.C55]+[.$D$36]" office:value-type="float" office:value="-0.11732163">
            <text:p>-0,1173</text:p>
          </table:table-cell>
          <table:table-cell table:style-name="ce1" office:value-type="float" office:value="-0.15798246">
            <text:p>-0,158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formula="oooc:=[.C56]+[.$D$36]" office:value-type="float" office:value="-0.10833218">
            <text:p>-0,1083</text:p>
          </table:table-cell>
          <table:table-cell table:style-name="ce1" office:value-type="float" office:value="-0.14899301">
            <text:p>-0,149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formula="oooc:=[.C57]+[.$D$36]" office:value-type="float" office:value="-0.10264179">
            <text:p>-0,1026</text:p>
          </table:table-cell>
          <table:table-cell table:style-name="ce1" office:value-type="float" office:value="-0.14330262">
            <text:p>-0,1433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formula="oooc:=[.C58]+[.$D$36]" office:value-type="float" office:value="-0.09527761">
            <text:p>-0,0953</text:p>
          </table:table-cell>
          <table:table-cell table:style-name="ce1" office:value-type="float" office:value="-0.13593844">
            <text:p>-0,1359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formula="oooc:=[.C59]+[.$D$36]" office:value-type="float" office:value="-0.08723222">
            <text:p>-0,0872</text:p>
          </table:table-cell>
          <table:table-cell table:style-name="ce1" office:value-type="float" office:value="-0.12789305">
            <text:p>-0,1279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formula="oooc:=[.C60]+[.$D$36]" office:value-type="float" office:value="-0.08040521">
            <text:p>-0,0804</text:p>
          </table:table-cell>
          <table:table-cell table:style-name="ce1" office:value-type="float" office:value="-0.12106604">
            <text:p>-0,1211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formula="oooc:=[.C61]+[.$D$36]" office:value-type="float" office:value="-0.07309812">
            <text:p>-0,0731</text:p>
          </table:table-cell>
          <table:table-cell table:style-name="ce1" office:value-type="float" office:value="-0.11375895">
            <text:p>-0,1138</text:p>
          </table:table-cell>
          <table:table-cell table:style-name="ce1" office:value-type="float" office:value="0.0323132">
            <text:p>0,0323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formula="oooc:=[.C62]+[.$D$36]" office:value-type="float" office:value="-0.06737808">
            <text:p>-0,0674</text:p>
          </table:table-cell>
          <table:table-cell table:style-name="ce1" office:value-type="float" office:value="-0.10803891">
            <text:p>-0,108</text:p>
          </table:table-cell>
          <table:table-cell table:style-name="ce1" office:value-type="float" office:value="0.0400016">
            <text:p>0,04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formula="oooc:=[.C63]+[.$D$36]" office:value-type="float" office:value="-0.06114444">
            <text:p>-0,0611</text:p>
          </table:table-cell>
          <table:table-cell table:style-name="ce1" office:value-type="float" office:value="-0.10180527">
            <text:p>-0,1018</text:p>
          </table:table-cell>
          <table:table-cell table:style-name="ce1" office:value-type="float" office:value="0.03797629">
            <text:p>0,038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formula="oooc:=[.C64]+[.$D$36]" office:value-type="float" office:value="-0.05090103">
            <text:p>-0,0509</text:p>
          </table:table-cell>
          <table:table-cell table:style-name="ce1" office:value-type="float" office:value="-0.09156186">
            <text:p>-0,0916</text:p>
          </table:table-cell>
          <table:table-cell table:style-name="ce1" office:value-type="float" office:value="0.04440088">
            <text:p>0,0444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formula="oooc:=[.C65]+[.$D$36]" office:value-type="float" office:value="-0.04599726">
            <text:p>-0,046</text:p>
          </table:table-cell>
          <table:table-cell table:style-name="ce1" office:value-type="float" office:value="-0.08665809">
            <text:p>-0,0867</text:p>
          </table:table-cell>
          <table:table-cell table:style-name="ce1" office:value-type="float" office:value="0.04522811">
            <text:p>0,0452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formula="oooc:=[.C66]+[.$D$36]" office:value-type="float" office:value="-0.03669501">
            <text:p>-0,0367</text:p>
          </table:table-cell>
          <table:table-cell table:style-name="ce1" office:value-type="float" office:value="-0.07735584">
            <text:p>-0,0774</text:p>
          </table:table-cell>
          <table:table-cell table:style-name="ce1" office:value-type="float" office:value="0.05406374">
            <text:p>0,0541</text:p>
          </table:table-cell>
          <table:table-cell table:formula="oooc:=[.B66]-[.D66]" office:value-type="float" office:value="-0.09075875">
            <text:p>-0,0908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table:formula="oooc:=[.D67]+[.$E$66]" office:value-type="float" office:value="-0.02692503">
            <text:p>-0,0269</text:p>
          </table:table-cell>
          <table:table-cell/>
          <table:table-cell table:style-name="ce1" office:value-type="float" office:value="0.06383372">
            <text:p>0,0638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formula="oooc:=[.D68]+[.$E$66]" office:value-type="float" office:value="-0.01798027">
            <text:p>-0,018</text:p>
          </table:table-cell>
          <table:table-cell/>
          <table:table-cell table:style-name="ce1" office:value-type="float" office:value="0.07277848">
            <text:p>0,0728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table:formula="oooc:=[.D69]+[.$E$66]" office:value-type="float" office:value="-0.02258732">
            <text:p>-0,0226</text:p>
          </table:table-cell>
          <table:table-cell/>
          <table:table-cell table:style-name="ce1" office:value-type="float" office:value="0.06817143">
            <text:p>0,0682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ooc:=[.D70]+[.$E$66]" office:value-type="float" office:value="-0.01375119">
            <text:p>-0,0138</text:p>
          </table:table-cell>
          <table:table-cell/>
          <table:table-cell table:style-name="ce1" office:value-type="float" office:value="0.07700756">
            <text:p>0,077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formula="oooc:=[.D71]+[.$E$66]" office:value-type="float" office:value="-0.00364748999999999">
            <text:p>-0,0036</text:p>
          </table:table-cell>
          <table:table-cell/>
          <table:table-cell table:style-name="ce1" office:value-type="float" office:value="0.08711126">
            <text:p>0,0871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table:formula="oooc:=[.D72]+[.$E$66]" office:value-type="float" office:value="0.00972194000000001">
            <text:p>0,0097</text:p>
          </table:table-cell>
          <table:table-cell/>
          <table:table-cell table:style-name="ce1" office:value-type="float" office:value="0.10048069">
            <text:p>0,1005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formula="oooc:=[.D73]+[.$E$66]" office:value-type="float" office:value="0.01412232">
            <text:p>0,0141</text:p>
          </table:table-cell>
          <table:table-cell/>
          <table:table-cell table:style-name="ce1" office:value-type="float" office:value="0.10488107">
            <text:p>0,1049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table:formula="oooc:=[.D74]+[.$E$66]" office:value-type="float" office:value="0.015325">
            <text:p>0,0153</text:p>
          </table:table-cell>
          <table:table-cell/>
          <table:table-cell table:style-name="ce1" office:value-type="float" office:value="0.10608375">
            <text:p>0,1061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formula="oooc:=[.D75]+[.$E$66]" office:value-type="float" office:value="0.01482397">
            <text:p>0,0148</text:p>
          </table:table-cell>
          <table:table-cell/>
          <table:table-cell table:style-name="ce1" office:value-type="float" office:value="0.10558272">
            <text:p>0,1056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formula="oooc:=[.D76]+[.$E$66]" office:value-type="float" office:value="0.00924886000000001">
            <text:p>0,0092</text:p>
          </table:table-cell>
          <table:table-cell/>
          <table:table-cell table:style-name="ce1" office:value-type="float" office:value="0.10000761">
            <text:p>0,1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formula="oooc:=[.D77]+[.$E$66]" office:value-type="float" office:value="0.01192737">
            <text:p>0,0119</text:p>
          </table:table-cell>
          <table:table-cell/>
          <table:table-cell table:style-name="ce1" office:value-type="float" office:value="0.10268612">
            <text:p>0,1027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formula="oooc:=[.D78]+[.$E$66]" office:value-type="float" office:value="0.00801025000000001">
            <text:p>0,008</text:p>
          </table:table-cell>
          <table:table-cell/>
          <table:table-cell table:style-name="ce1" office:value-type="float" office:value="0.098769">
            <text:p>0,0988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table:formula="oooc:=[.D79]+[.$E$66]" office:value-type="float" office:value="-0.00187688999999998">
            <text:p>-0,0019</text:p>
          </table:table-cell>
          <table:table-cell/>
          <table:table-cell table:style-name="ce1" office:value-type="float" office:value="0.08888186">
            <text:p>0,0889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table:formula="oooc:=[.D80]+[.$E$66]" office:value-type="float" office:value="-0.00380909999999998">
            <text:p>-0,0038</text:p>
          </table:table-cell>
          <table:table-cell/>
          <table:table-cell table:style-name="ce1" office:value-type="float" office:value="0.08694965">
            <text:p>0,0869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table:formula="oooc:=[.D81]+[.$E$66]" office:value-type="float" office:value="-0.00573962999999998">
            <text:p>-0,0057</text:p>
          </table:table-cell>
          <table:table-cell/>
          <table:table-cell table:style-name="ce1" office:value-type="float" office:value="0.08501912">
            <text:p>0,085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table:formula="oooc:=[.D82]+[.$E$66]" office:value-type="float" office:value="0.00258246000000002">
            <text:p>0,0026</text:p>
          </table:table-cell>
          <table:table-cell/>
          <table:table-cell table:style-name="ce1" office:value-type="float" office:value="0.09334121">
            <text:p>0,0933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table:formula="oooc:=[.D83]+[.$E$66]" office:value-type="float" office:value="-0.000694709999999987">
            <text:p>-0,0007</text:p>
          </table:table-cell>
          <table:table-cell/>
          <table:table-cell table:style-name="ce1" office:value-type="float" office:value="0.09006404">
            <text:p>0,0901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table:formula="oooc:=[.D84]+[.$E$66]" office:value-type="float" office:value="0.00562435000000001">
            <text:p>0,0056</text:p>
          </table:table-cell>
          <table:table-cell/>
          <table:table-cell table:style-name="ce1" office:value-type="float" office:value="0.0963831">
            <text:p>0,0964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table:formula="oooc:=[.D85]+[.$E$66]" office:value-type="float" office:value="0.00826222000000002">
            <text:p>0,0083</text:p>
          </table:table-cell>
          <table:table-cell/>
          <table:table-cell table:style-name="ce1" office:value-type="float" office:value="0.09902097">
            <text:p>0,099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formula="oooc:=[.D86]+[.$E$66]" office:value-type="float" office:value="0.01000385">
            <text:p>0,01</text:p>
          </table:table-cell>
          <table:table-cell/>
          <table:table-cell table:style-name="ce1" office:value-type="float" office:value="0.1007626">
            <text:p>0,1008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table:formula="oooc:=[.D87]+[.$E$66]" office:value-type="float" office:value="0.00638883000000001">
            <text:p>0,0064</text:p>
          </table:table-cell>
          <table:table-cell/>
          <table:table-cell table:style-name="ce1" office:value-type="float" office:value="0.09714758">
            <text:p>0,0971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formula="oooc:=[.D88]+[.$E$66]" office:value-type="float" office:value="0.00137847000000002">
            <text:p>0,0014</text:p>
          </table:table-cell>
          <table:table-cell/>
          <table:table-cell table:style-name="ce1" office:value-type="float" office:value="0.09213722">
            <text:p>0,0921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table:formula="oooc:=[.D89]+[.$E$66]" office:value-type="float" office:value="-0.00708859999999999">
            <text:p>-0,0071</text:p>
          </table:table-cell>
          <table:table-cell/>
          <table:table-cell table:style-name="ce1" office:value-type="float" office:value="0.08367015">
            <text:p>0,0837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table:formula="oooc:=[.D90]+[.$E$66]" office:value-type="float" office:value="-0.00599861999999998">
            <text:p>-0,006</text:p>
          </table:table-cell>
          <table:table-cell/>
          <table:table-cell table:style-name="ce1" office:value-type="float" office:value="0.08476013">
            <text:p>0,0848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table:formula="oooc:=[.D91]+[.$E$66]" office:value-type="float" office:value="-0.00230385">
            <text:p>-0,0023</text:p>
          </table:table-cell>
          <table:table-cell/>
          <table:table-cell table:style-name="ce1" office:value-type="float" office:value="0.0884549">
            <text:p>0,0885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table:formula="oooc:=[.D92]+[.$E$66]" office:value-type="float" office:value="-0.00268309999999998">
            <text:p>-0,0027</text:p>
          </table:table-cell>
          <table:table-cell/>
          <table:table-cell table:style-name="ce1" office:value-type="float" office:value="0.08807565">
            <text:p>0,0881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formula="oooc:=[.D93]+[.$E$66]" office:value-type="float" office:value="-0.00113257999999998">
            <text:p>-0,0011</text:p>
          </table:table-cell>
          <table:table-cell/>
          <table:table-cell table:style-name="ce1" office:value-type="float" office:value="0.08962617">
            <text:p>0,0896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formula="oooc:=[.D94]+[.$E$66]" office:value-type="float" office:value="0.00502404000000002">
            <text:p>0,005</text:p>
          </table:table-cell>
          <table:table-cell/>
          <table:table-cell table:style-name="ce1" office:value-type="float" office:value="0.09578279">
            <text:p>0,0958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formula="oooc:=[.D95]+[.$E$66]" office:value-type="float" office:value="0.00746149000000001">
            <text:p>0,0075</text:p>
          </table:table-cell>
          <table:table-cell/>
          <table:table-cell table:style-name="ce1" office:value-type="float" office:value="0.09822024">
            <text:p>0,0982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table:formula="oooc:=[.D96]+[.$E$66]" office:value-type="float" office:value="0.00672823000000002">
            <text:p>0,0067</text:p>
          </table:table-cell>
          <table:table-cell/>
          <table:table-cell table:style-name="ce1" office:value-type="float" office:value="0.09748698">
            <text:p>0,0975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table:style-name="ce1" office:value-type="float" office:value="-0.28688664">
            <text:p>-0,2869</text:p>
          </table:table-cell>
          <table:table-cell table:number-columns-repeated="9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-0.28971969">
            <text:p>-0,2897</text:p>
          </table:table-cell>
          <table:table-cell>
            <draw:frame table:end-cell-address="Sheet1.K128" table:end-x="0.085cm" table:end-y="0.4cm" draw:z-index="1" svg:width="17.021cm" svg:height="11.916cm" svg:x="1.128cm" svg:y="0.225cm">
              <draw:object draw:notify-on-update-of-ranges="Sheet1.A101:Sheet1.B19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-0.29024324">
            <text:p>-0,2902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-0.29159764">
            <text:p>-0,2916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-0.29711101">
            <text:p>-0,2971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29915396">
            <text:p>-0,2992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-0.30371773">
            <text:p>-0,3037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-0.30626523">
            <text:p>-0,3063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-0.30614839">
            <text:p>-0,3061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-0.30805279">
            <text:p>-0,3081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-0.30760879">
            <text:p>-0,3076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-0.31033901">
            <text:p>-0,310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-0.31333039">
            <text:p>-0,3133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-0.31502435">
            <text:p>-0,315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-0.32035653">
            <text:p>-0,3204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-0.32195108">
            <text:p>-0,322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-0.32128857">
            <text:p>-0,3213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-0.32300774">
            <text:p>-0,323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-0.32261305">
            <text:p>-0,3226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-0.32365733">
            <text:p>-0,3237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-0.32641618">
            <text:p>-0,3264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-0.3287098">
            <text:p>-0,3287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-0.32742934">
            <text:p>-0,327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-0.32985178">
            <text:p>-0,3299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-0.32668359">
            <text:p>-0,3267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-0.32878981">
            <text:p>-0,3288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-0.33122391">
            <text:p>-0,3312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-0.33136012">
            <text:p>-0,3314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-0.33174295">
            <text:p>-0,3317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-0.32958263">
            <text:p>-0,3296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-0.32935846">
            <text:p>-0,3294</text:p>
          </table:table-cell>
          <table:table-cell table:style-name="ce1" office:value-type="float" office:value="-0.3740642">
            <text:p>-0,3741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-0.32890828">
            <text:p>-0,3289</text:p>
          </table:table-cell>
          <table:table-cell table:style-name="ce1" office:value-type="float" office:value="-0.36918124">
            <text:p>-0,3692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-0.33064125">
            <text:p>-0,3306</text:p>
          </table:table-cell>
          <table:table-cell table:style-name="ce1" office:value-type="float" office:value="-0.36463485">
            <text:p>-0,3646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-0.32522265">
            <text:p>-0,3252</text:p>
          </table:table-cell>
          <table:table-cell table:style-name="ce1" office:value-type="float" office:value="-0.35967665">
            <text:p>-0,3597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-0.33017542">
            <text:p>-0,3302</text:p>
          </table:table-cell>
          <table:table-cell table:style-name="ce1" office:value-type="float" office:value="-0.36001211">
            <text:p>-0,36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-0.32939296">
            <text:p>-0,3294</text:p>
          </table:table-cell>
          <table:table-cell table:style-name="ce1" office:value-type="float" office:value="-0.35543405">
            <text:p>-0,3554</text:p>
          </table:table-cell>
          <table:table-cell table:formula="oooc:=[.B136]-[.C136]" office:value-type="float" office:value="0.02604109">
            <text:p>0,026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formula="oooc:=[.C137]+[.$D$136]" office:value-type="float" office:value="-0.32770263">
            <text:p>-0,3277</text:p>
          </table:table-cell>
          <table:table-cell table:style-name="ce1" office:value-type="float" office:value="-0.35374372">
            <text:p>-0,3537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formula="oooc:=[.C138]+[.$D$136]" office:value-type="float" office:value="-0.33050858">
            <text:p>-0,3305</text:p>
          </table:table-cell>
          <table:table-cell table:style-name="ce1" office:value-type="float" office:value="-0.35654967">
            <text:p>-0,3565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formula="oooc:=[.C139]+[.$D$136]" office:value-type="float" office:value="-0.32622825">
            <text:p>-0,3262</text:p>
          </table:table-cell>
          <table:table-cell table:style-name="ce1" office:value-type="float" office:value="-0.35226934">
            <text:p>-0,3523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formula="oooc:=[.C140]+[.$D$136]" office:value-type="float" office:value="-0.31863534">
            <text:p>-0,3186</text:p>
          </table:table-cell>
          <table:table-cell table:style-name="ce1" office:value-type="float" office:value="-0.34467643">
            <text:p>-0,3447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formula="oooc:=[.C141]+[.$D$136]" office:value-type="float" office:value="-0.31171844">
            <text:p>-0,3117</text:p>
          </table:table-cell>
          <table:table-cell table:style-name="ce1" office:value-type="float" office:value="-0.33775953">
            <text:p>-0,3378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formula="oooc:=[.C142]+[.$D$136]" office:value-type="float" office:value="-0.30529106">
            <text:p>-0,3053</text:p>
          </table:table-cell>
          <table:table-cell table:style-name="ce1" office:value-type="float" office:value="-0.33133215">
            <text:p>-0,3313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formula="oooc:=[.C143]+[.$D$136]" office:value-type="float" office:value="-0.3018166">
            <text:p>-0,3018</text:p>
          </table:table-cell>
          <table:table-cell table:style-name="ce1" office:value-type="float" office:value="-0.32785769">
            <text:p>-0,3279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formula="oooc:=[.C144]+[.$D$136]" office:value-type="float" office:value="-0.29371693">
            <text:p>-0,2937</text:p>
          </table:table-cell>
          <table:table-cell table:style-name="ce1" office:value-type="float" office:value="-0.31975802">
            <text:p>-0,3198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formula="oooc:=[.C145]+[.$D$136]" office:value-type="float" office:value="-0.28970388">
            <text:p>-0,2897</text:p>
          </table:table-cell>
          <table:table-cell table:style-name="ce1" office:value-type="float" office:value="-0.31574497">
            <text:p>-0,3157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formula="oooc:=[.C146]+[.$D$136]" office:value-type="float" office:value="-0.28263572">
            <text:p>-0,2826</text:p>
          </table:table-cell>
          <table:table-cell table:style-name="ce1" office:value-type="float" office:value="-0.30867681">
            <text:p>-0,3087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formula="oooc:=[.C147]+[.$D$136]" office:value-type="float" office:value="-0.27999599">
            <text:p>-0,28</text:p>
          </table:table-cell>
          <table:table-cell table:style-name="ce1" office:value-type="float" office:value="-0.30603708">
            <text:p>-0,306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formula="oooc:=[.C148]+[.$D$136]" office:value-type="float" office:value="-0.27769608">
            <text:p>-0,2777</text:p>
          </table:table-cell>
          <table:table-cell table:style-name="ce1" office:value-type="float" office:value="-0.30373717">
            <text:p>-0,3037</text:p>
          </table:table-cell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formula="oooc:=[.C149]+[.$D$136]" office:value-type="float" office:value="-0.27443573">
            <text:p>-0,2744</text:p>
          </table:table-cell>
          <table:table-cell table:style-name="ce1" office:value-type="float" office:value="-0.30047682">
            <text:p>-0,3005</text:p>
          </table:table-cell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formula="oooc:=[.C150]+[.$D$136]" office:value-type="float" office:value="-0.27148429">
            <text:p>-0,2715</text:p>
          </table:table-cell>
          <table:table-cell table:style-name="ce1" office:value-type="float" office:value="-0.29752538">
            <text:p>-0,2975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formula="oooc:=[.C151]+[.$D$136]" office:value-type="float" office:value="-0.26584274">
            <text:p>-0,2658</text:p>
          </table:table-cell>
          <table:table-cell table:style-name="ce1" office:value-type="float" office:value="-0.29188383">
            <text:p>-0,2919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formula="oooc:=[.C152]+[.$D$136]" office:value-type="float" office:value="-0.25583756">
            <text:p>-0,2558</text:p>
          </table:table-cell>
          <table:table-cell table:style-name="ce1" office:value-type="float" office:value="-0.28187865">
            <text:p>-0,2819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formula="oooc:=[.C153]+[.$D$136]" office:value-type="float" office:value="-0.25252755">
            <text:p>-0,2525</text:p>
          </table:table-cell>
          <table:table-cell table:style-name="ce1" office:value-type="float" office:value="-0.27856864">
            <text:p>-0,2786</text:p>
          </table:table-cell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table:formula="oooc:=[.C154]+[.$D$136]" office:value-type="float" office:value="-0.24826767">
            <text:p>-0,2483</text:p>
          </table:table-cell>
          <table:table-cell table:style-name="ce1" office:value-type="float" office:value="-0.27430876">
            <text:p>-0,2743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table:formula="oooc:=[.C155]+[.$D$136]" office:value-type="float" office:value="-0.24427675">
            <text:p>-0,2443</text:p>
          </table:table-cell>
          <table:table-cell table:style-name="ce1" office:value-type="float" office:value="-0.27031784">
            <text:p>-0,2703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formula="oooc:=[.C156]+[.$D$136]" office:value-type="float" office:value="-0.24045762">
            <text:p>-0,2405</text:p>
          </table:table-cell>
          <table:table-cell table:style-name="ce1" office:value-type="float" office:value="-0.26649871">
            <text:p>-0,2665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formula="oooc:=[.C157]+[.$D$136]" office:value-type="float" office:value="-0.23783163">
            <text:p>-0,2378</text:p>
          </table:table-cell>
          <table:table-cell table:style-name="ce1" office:value-type="float" office:value="-0.26387272">
            <text:p>-0,2639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formula="oooc:=[.C158]+[.$D$136]" office:value-type="float" office:value="-0.23044068">
            <text:p>-0,2304</text:p>
          </table:table-cell>
          <table:table-cell table:style-name="ce1" office:value-type="float" office:value="-0.25648177">
            <text:p>-0,2565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formula="oooc:=[.C159]+[.$D$136]" office:value-type="float" office:value="-0.22415531">
            <text:p>-0,2242</text:p>
          </table:table-cell>
          <table:table-cell table:style-name="ce1" office:value-type="float" office:value="-0.2501964">
            <text:p>-0,2502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formula="oooc:=[.C160]+[.$D$136]" office:value-type="float" office:value="-0.22053931">
            <text:p>-0,2205</text:p>
          </table:table-cell>
          <table:table-cell table:style-name="ce1" office:value-type="float" office:value="-0.2465804">
            <text:p>-0,2466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formula="oooc:=[.C161]+[.$D$136]" office:value-type="float" office:value="-0.21320428">
            <text:p>-0,2132</text:p>
          </table:table-cell>
          <table:table-cell table:style-name="ce1" office:value-type="float" office:value="-0.23924537">
            <text:p>-0,2392</text:p>
          </table:table-cell>
          <table:table-cell table:style-name="ce1" office:value-type="float" office:value="-0.33985568">
            <text:p>-0,3399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formula="oooc:=[.C162]+[.$D$136]" office:value-type="float" office:value="-0.20949496">
            <text:p>-0,2095</text:p>
          </table:table-cell>
          <table:table-cell table:style-name="ce1" office:value-type="float" office:value="-0.23553605">
            <text:p>-0,2355</text:p>
          </table:table-cell>
          <table:table-cell table:style-name="ce1" office:value-type="float" office:value="-0.32672922">
            <text:p>-0,3267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formula="oooc:=[.C163]+[.$D$136]" office:value-type="float" office:value="-0.20245834">
            <text:p>-0,2025</text:p>
          </table:table-cell>
          <table:table-cell table:style-name="ce1" office:value-type="float" office:value="-0.22849943">
            <text:p>-0,2285</text:p>
          </table:table-cell>
          <table:table-cell table:style-name="ce1" office:value-type="float" office:value="-0.33137919">
            <text:p>-0,3314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formula="oooc:=[.C164]+[.$D$136]" office:value-type="float" office:value="-0.20385469">
            <text:p>-0,2039</text:p>
          </table:table-cell>
          <table:table-cell table:style-name="ce1" office:value-type="float" office:value="-0.22989578">
            <text:p>-0,2299</text:p>
          </table:table-cell>
          <table:table-cell table:style-name="ce1" office:value-type="float" office:value="-0.33198437">
            <text:p>-0,332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formula="oooc:=[.C165]+[.$D$136]" office:value-type="float" office:value="-0.19883492">
            <text:p>-0,1988</text:p>
          </table:table-cell>
          <table:table-cell table:style-name="ce1" office:value-type="float" office:value="-0.22487601">
            <text:p>-0,2249</text:p>
          </table:table-cell>
          <table:table-cell table:style-name="ce1" office:value-type="float" office:value="-0.32837211">
            <text:p>-0,3284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formula="oooc:=[.C166]+[.$D$136]" office:value-type="float" office:value="-0.19133903">
            <text:p>-0,1913</text:p>
          </table:table-cell>
          <table:table-cell table:style-name="ce1" office:value-type="float" office:value="-0.21738012">
            <text:p>-0,2174</text:p>
          </table:table-cell>
          <table:table-cell table:style-name="ce1" office:value-type="float" office:value="-0.32822743">
            <text:p>-0,3282</text:p>
          </table:table-cell>
          <table:table-cell table:formula="oooc:=[.B166]-[.D166]" office:value-type="float" office:value="0.1368884">
            <text:p>0,1369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table:formula="oooc:=[.D167]+[.$E$166]" office:value-type="float" office:value="-0.18738486">
            <text:p>-0,1874</text:p>
          </table:table-cell>
          <table:table-cell/>
          <table:table-cell table:style-name="ce1" office:value-type="float" office:value="-0.32427326">
            <text:p>-0,3243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formula="oooc:=[.D168]+[.$E$166]" office:value-type="float" office:value="-0.18870605">
            <text:p>-0,1887</text:p>
          </table:table-cell>
          <table:table-cell/>
          <table:table-cell table:style-name="ce1" office:value-type="float" office:value="-0.32559445">
            <text:p>-0,3256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table:formula="oooc:=[.D169]+[.$E$166]" office:value-type="float" office:value="-0.17671249">
            <text:p>-0,1767</text:p>
          </table:table-cell>
          <table:table-cell/>
          <table:table-cell table:style-name="ce1" office:value-type="float" office:value="-0.31360089">
            <text:p>-0,3136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ooc:=[.D170]+[.$E$166]" office:value-type="float" office:value="-0.17690047">
            <text:p>-0,1769</text:p>
          </table:table-cell>
          <table:table-cell/>
          <table:table-cell table:style-name="ce1" office:value-type="float" office:value="-0.31378887">
            <text:p>-0,3138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formula="oooc:=[.D171]+[.$E$166]" office:value-type="float" office:value="-0.17362851">
            <text:p>-0,1736</text:p>
          </table:table-cell>
          <table:table-cell/>
          <table:table-cell table:style-name="ce1" office:value-type="float" office:value="-0.31051691">
            <text:p>-0,3105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table:formula="oooc:=[.D172]+[.$E$166]" office:value-type="float" office:value="-0.18197072">
            <text:p>-0,182</text:p>
          </table:table-cell>
          <table:table-cell/>
          <table:table-cell table:style-name="ce1" office:value-type="float" office:value="-0.31885912">
            <text:p>-0,3189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formula="oooc:=[.D173]+[.$E$166]" office:value-type="float" office:value="-0.17732896">
            <text:p>-0,1773</text:p>
          </table:table-cell>
          <table:table-cell/>
          <table:table-cell table:style-name="ce1" office:value-type="float" office:value="-0.31421736">
            <text:p>-0,3142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table:formula="oooc:=[.D174]+[.$E$166]" office:value-type="float" office:value="-0.17197809">
            <text:p>-0,172</text:p>
          </table:table-cell>
          <table:table-cell/>
          <table:table-cell table:style-name="ce1" office:value-type="float" office:value="-0.30886649">
            <text:p>-0,3089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formula="oooc:=[.D175]+[.$E$166]" office:value-type="float" office:value="-0.16780339">
            <text:p>-0,1678</text:p>
          </table:table-cell>
          <table:table-cell/>
          <table:table-cell table:style-name="ce1" office:value-type="float" office:value="-0.30469179">
            <text:p>-0,3047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formula="oooc:=[.D176]+[.$E$166]" office:value-type="float" office:value="-0.15371848">
            <text:p>-0,1537</text:p>
          </table:table-cell>
          <table:table-cell/>
          <table:table-cell table:style-name="ce1" office:value-type="float" office:value="-0.29060688">
            <text:p>-0,2906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formula="oooc:=[.D177]+[.$E$166]" office:value-type="float" office:value="-0.14112179">
            <text:p>-0,1411</text:p>
          </table:table-cell>
          <table:table-cell/>
          <table:table-cell table:style-name="ce1" office:value-type="float" office:value="-0.27801019">
            <text:p>-0,278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formula="oooc:=[.D178]+[.$E$166]" office:value-type="float" office:value="-0.13225141">
            <text:p>-0,1323</text:p>
          </table:table-cell>
          <table:table-cell/>
          <table:table-cell table:style-name="ce1" office:value-type="float" office:value="-0.26913981">
            <text:p>-0,2691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table:formula="oooc:=[.D179]+[.$E$166]" office:value-type="float" office:value="-0.11073124">
            <text:p>-0,1107</text:p>
          </table:table-cell>
          <table:table-cell/>
          <table:table-cell table:style-name="ce1" office:value-type="float" office:value="-0.24761964">
            <text:p>-0,2476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table:formula="oooc:=[.D180]+[.$E$166]" office:value-type="float" office:value="-0.10209019">
            <text:p>-0,1021</text:p>
          </table:table-cell>
          <table:table-cell/>
          <table:table-cell table:style-name="ce1" office:value-type="float" office:value="-0.23897859">
            <text:p>-0,239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table:formula="oooc:=[.D181]+[.$E$166]" office:value-type="float" office:value="-0.09916643">
            <text:p>-0,0992</text:p>
          </table:table-cell>
          <table:table-cell/>
          <table:table-cell table:style-name="ce1" office:value-type="float" office:value="-0.23605483">
            <text:p>-0,2361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table:formula="oooc:=[.D182]+[.$E$166]" office:value-type="float" office:value="-0.0985994200000001">
            <text:p>-0,0986</text:p>
          </table:table-cell>
          <table:table-cell/>
          <table:table-cell table:style-name="ce1" office:value-type="float" office:value="-0.23548782">
            <text:p>-0,2355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table:formula="oooc:=[.D183]+[.$E$166]" office:value-type="float" office:value="-0.08943666">
            <text:p>-0,0894</text:p>
          </table:table-cell>
          <table:table-cell/>
          <table:table-cell table:style-name="ce1" office:value-type="float" office:value="-0.22632506">
            <text:p>-0,2263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table:formula="oooc:=[.D184]+[.$E$166]" office:value-type="float" office:value="-0.0845062">
            <text:p>-0,0845</text:p>
          </table:table-cell>
          <table:table-cell/>
          <table:table-cell table:style-name="ce1" office:value-type="float" office:value="-0.2213946">
            <text:p>-0,2214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table:formula="oooc:=[.D185]+[.$E$166]" office:value-type="float" office:value="-0.08182935">
            <text:p>-0,0818</text:p>
          </table:table-cell>
          <table:table-cell/>
          <table:table-cell table:style-name="ce1" office:value-type="float" office:value="-0.21871775">
            <text:p>-0,2187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formula="oooc:=[.D186]+[.$E$166]" office:value-type="float" office:value="-0.07353537">
            <text:p>-0,0735</text:p>
          </table:table-cell>
          <table:table-cell/>
          <table:table-cell table:style-name="ce1" office:value-type="float" office:value="-0.21042377">
            <text:p>-0,2104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table:formula="oooc:=[.D187]+[.$E$166]" office:value-type="float" office:value="-0.0671756100000001">
            <text:p>-0,0672</text:p>
          </table:table-cell>
          <table:table-cell/>
          <table:table-cell table:style-name="ce1" office:value-type="float" office:value="-0.20406401">
            <text:p>-0,2041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formula="oooc:=[.D188]+[.$E$166]" office:value-type="float" office:value="-0.05690172">
            <text:p>-0,0569</text:p>
          </table:table-cell>
          <table:table-cell/>
          <table:table-cell table:style-name="ce1" office:value-type="float" office:value="-0.19379012">
            <text:p>-0,1938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table:formula="oooc:=[.D189]+[.$E$166]" office:value-type="float" office:value="-0.04092049">
            <text:p>-0,0409</text:p>
          </table:table-cell>
          <table:table-cell/>
          <table:table-cell table:style-name="ce1" office:value-type="float" office:value="-0.17780889">
            <text:p>-0,1778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table:formula="oooc:=[.D190]+[.$E$166]" office:value-type="float" office:value="-0.03213552">
            <text:p>-0,0321</text:p>
          </table:table-cell>
          <table:table-cell/>
          <table:table-cell table:style-name="ce1" office:value-type="float" office:value="-0.16902392">
            <text:p>-0,169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table:formula="oooc:=[.D191]+[.$E$166]" office:value-type="float" office:value="-0.0249374600000001">
            <text:p>-0,0249</text:p>
          </table:table-cell>
          <table:table-cell/>
          <table:table-cell table:style-name="ce1" office:value-type="float" office:value="-0.16182586">
            <text:p>-0,1618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table:formula="oooc:=[.D192]+[.$E$166]" office:value-type="float" office:value="-0.02597641">
            <text:p>-0,026</text:p>
          </table:table-cell>
          <table:table-cell/>
          <table:table-cell table:style-name="ce1" office:value-type="float" office:value="-0.16286481">
            <text:p>-0,1629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formula="oooc:=[.D193]+[.$E$166]" office:value-type="float" office:value="-0.01949578">
            <text:p>-0,0195</text:p>
          </table:table-cell>
          <table:table-cell/>
          <table:table-cell table:style-name="ce1" office:value-type="float" office:value="-0.15638418">
            <text:p>-0,1564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formula="oooc:=[.D194]+[.$E$166]" office:value-type="float" office:value="-0.0109309">
            <text:p>-0,0109</text:p>
          </table:table-cell>
          <table:table-cell/>
          <table:table-cell table:style-name="ce1" office:value-type="float" office:value="-0.1478193">
            <text:p>-0,1478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formula="oooc:=[.D195]+[.$E$166]" office:value-type="float" office:value="-0.00922407000000003">
            <text:p>-0,0092</text:p>
          </table:table-cell>
          <table:table-cell/>
          <table:table-cell table:style-name="ce1" office:value-type="float" office:value="-0.14611247">
            <text:p>-0,1461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table:formula="oooc:=[.D196]+[.$E$166]" office:value-type="float" office:value="-0.00070273000000004">
            <text:p>-0,0007</text:p>
          </table:table-cell>
          <table:table-cell/>
          <table:table-cell table:style-name="ce1" office:value-type="float" office:value="-0.13759113">
            <text:p>-0,1376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table:style-name="ce1" office:value-type="float" office:value="0.07613664">
            <text:p>0,0761</text:p>
          </table:table-cell>
          <table:table-cell table:number-columns-repeated="9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0.08031">
            <text:p>0,0803</text:p>
          </table:table-cell>
          <table:table-cell>
            <draw:frame table:end-cell-address="Sheet1.J228" table:end-x="1.925cm" table:end-y="0.188cm" draw:z-index="2" svg:width="16.714cm" svg:height="11.785cm" svg:x="1.017cm" svg:y="0.145cm">
              <draw:object draw:notify-on-update-of-ranges="Sheet1.A201:Sheet1.B29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0.08502492">
            <text:p>0,085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0.08880432">
            <text:p>0,0888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0.09343862">
            <text:p>0,0934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0.09651742">
            <text:p>0,0965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10142842">
            <text:p>0,1014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0.10564321">
            <text:p>0,1056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0.10978331">
            <text:p>0,1098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0.11369497">
            <text:p>0,1137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0.11720117">
            <text:p>0,1172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0.12260136">
            <text:p>0,1226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0.12703769">
            <text:p>0,12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0.12911875">
            <text:p>0,129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0.13261356">
            <text:p>0,1326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0.13572091">
            <text:p>0,1357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0.13967328">
            <text:p>0,1397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0.14419282">
            <text:p>0,1442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0.14800585">
            <text:p>0,148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0.15159343">
            <text:p>0,1516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0.15697955">
            <text:p>0,157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0.16218689">
            <text:p>0,1622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0.16708599">
            <text:p>0,167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0.17056195">
            <text:p>0,1706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0.17306661">
            <text:p>0,173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0.1769506">
            <text:p>0,177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0.18154021">
            <text:p>0,1815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0.18443734">
            <text:p>0,1844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0.18848506">
            <text:p>0,1885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0.19172892">
            <text:p>0,1917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0.19626124">
            <text:p>0,1963</text:p>
          </table:table-cell>
          <table:table-cell table:style-name="ce1" office:value-type="float" office:value="-0.07781731">
            <text:p>-0,0778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0.200952">
            <text:p>0,201</text:p>
          </table:table-cell>
          <table:table-cell table:style-name="ce1" office:value-type="float" office:value="-0.06495837">
            <text:p>-0,065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0.20276523">
            <text:p>0,2028</text:p>
          </table:table-cell>
          <table:table-cell table:style-name="ce1" office:value-type="float" office:value="-0.06158996">
            <text:p>-0,0616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0.21060356">
            <text:p>0,2106</text:p>
          </table:table-cell>
          <table:table-cell table:style-name="ce1" office:value-type="float" office:value="-0.05459993">
            <text:p>-0,0546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0.21266194">
            <text:p>0,2127</text:p>
          </table:table-cell>
          <table:table-cell table:style-name="ce1" office:value-type="float" office:value="-0.05307492">
            <text:p>-0,0531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0.21661346">
            <text:p>0,2166</text:p>
          </table:table-cell>
          <table:table-cell table:style-name="ce1" office:value-type="float" office:value="-0.05141978">
            <text:p>-0,0514</text:p>
          </table:table-cell>
          <table:table-cell table:formula="oooc:=[.B236]-[.C236]" office:value-type="float" office:value="0.26803324">
            <text:p>0,268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formula="oooc:=[.C237]+[.$D$236]" office:value-type="float" office:value="0.21895586">
            <text:p>0,219</text:p>
          </table:table-cell>
          <table:table-cell table:style-name="ce1" office:value-type="float" office:value="-0.04907738">
            <text:p>-0,0491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formula="oooc:=[.C238]+[.$D$236]" office:value-type="float" office:value="0.22100358">
            <text:p>0,221</text:p>
          </table:table-cell>
          <table:table-cell table:style-name="ce1" office:value-type="float" office:value="-0.04702966">
            <text:p>-0,047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formula="oooc:=[.C239]+[.$D$236]" office:value-type="float" office:value="0.22283766">
            <text:p>0,2228</text:p>
          </table:table-cell>
          <table:table-cell table:style-name="ce1" office:value-type="float" office:value="-0.04519558">
            <text:p>-0,0452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formula="oooc:=[.C240]+[.$D$236]" office:value-type="float" office:value="0.22932046">
            <text:p>0,2293</text:p>
          </table:table-cell>
          <table:table-cell table:style-name="ce1" office:value-type="float" office:value="-0.03871278">
            <text:p>-0,0387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formula="oooc:=[.C241]+[.$D$236]" office:value-type="float" office:value="0.23388413">
            <text:p>0,2339</text:p>
          </table:table-cell>
          <table:table-cell table:style-name="ce1" office:value-type="float" office:value="-0.03414911">
            <text:p>-0,0341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formula="oooc:=[.C242]+[.$D$236]" office:value-type="float" office:value="0.2366981">
            <text:p>0,2367</text:p>
          </table:table-cell>
          <table:table-cell table:style-name="ce1" office:value-type="float" office:value="-0.03133514">
            <text:p>-0,0313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formula="oooc:=[.C243]+[.$D$236]" office:value-type="float" office:value="0.24164701">
            <text:p>0,2416</text:p>
          </table:table-cell>
          <table:table-cell table:style-name="ce1" office:value-type="float" office:value="-0.02638623">
            <text:p>-0,0264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formula="oooc:=[.C244]+[.$D$236]" office:value-type="float" office:value="0.2434968">
            <text:p>0,2435</text:p>
          </table:table-cell>
          <table:table-cell table:style-name="ce1" office:value-type="float" office:value="-0.02453644">
            <text:p>-0,0245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formula="oooc:=[.C245]+[.$D$236]" office:value-type="float" office:value="0.25274851">
            <text:p>0,2527</text:p>
          </table:table-cell>
          <table:table-cell table:style-name="ce1" office:value-type="float" office:value="-0.01528473">
            <text:p>-0,0153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formula="oooc:=[.C246]+[.$D$236]" office:value-type="float" office:value="0.26117321">
            <text:p>0,2612</text:p>
          </table:table-cell>
          <table:table-cell table:style-name="ce1" office:value-type="float" office:value="-0.00686003000000002">
            <text:p>-0,0069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formula="oooc:=[.C247]+[.$D$236]" office:value-type="float" office:value="0.26974363">
            <text:p>0,2697</text:p>
          </table:table-cell>
          <table:table-cell table:style-name="ce1" office:value-type="float" office:value="0.00171039000000001">
            <text:p>0,0017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formula="oooc:=[.C248]+[.$D$236]" office:value-type="float" office:value="0.27518877">
            <text:p>0,2752</text:p>
          </table:table-cell>
          <table:table-cell table:style-name="ce1" office:value-type="float" office:value="0.00715552999999999">
            <text:p>0,0072</text:p>
          </table:table-cell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formula="oooc:=[.C249]+[.$D$236]" office:value-type="float" office:value="0.28029588">
            <text:p>0,2803</text:p>
          </table:table-cell>
          <table:table-cell table:style-name="ce1" office:value-type="float" office:value="0.01226264">
            <text:p>0,0123</text:p>
          </table:table-cell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formula="oooc:=[.C250]+[.$D$236]" office:value-type="float" office:value="0.28402342">
            <text:p>0,284</text:p>
          </table:table-cell>
          <table:table-cell table:style-name="ce1" office:value-type="float" office:value="0.01599018">
            <text:p>0,016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formula="oooc:=[.C251]+[.$D$236]" office:value-type="float" office:value="0.28784681">
            <text:p>0,2878</text:p>
          </table:table-cell>
          <table:table-cell table:style-name="ce1" office:value-type="float" office:value="0.01981357">
            <text:p>0,0198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formula="oooc:=[.C252]+[.$D$236]" office:value-type="float" office:value="0.29735806">
            <text:p>0,2974</text:p>
          </table:table-cell>
          <table:table-cell table:style-name="ce1" office:value-type="float" office:value="0.02932482">
            <text:p>0,0293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formula="oooc:=[.C253]+[.$D$236]" office:value-type="float" office:value="0.2982516">
            <text:p>0,2983</text:p>
          </table:table-cell>
          <table:table-cell table:style-name="ce1" office:value-type="float" office:value="0.03021836">
            <text:p>0,0302</text:p>
          </table:table-cell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table:formula="oooc:=[.C254]+[.$D$236]" office:value-type="float" office:value="0.29774465">
            <text:p>0,2977</text:p>
          </table:table-cell>
          <table:table-cell table:style-name="ce1" office:value-type="float" office:value="0.02971141">
            <text:p>0,0297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table:formula="oooc:=[.C255]+[.$D$236]" office:value-type="float" office:value="0.29639304">
            <text:p>0,2964</text:p>
          </table:table-cell>
          <table:table-cell table:style-name="ce1" office:value-type="float" office:value="0.0283598">
            <text:p>0,0284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formula="oooc:=[.C256]+[.$D$236]" office:value-type="float" office:value="0.2954032">
            <text:p>0,2954</text:p>
          </table:table-cell>
          <table:table-cell table:style-name="ce1" office:value-type="float" office:value="0.02736996">
            <text:p>0,0274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formula="oooc:=[.C257]+[.$D$236]" office:value-type="float" office:value="0.30285563">
            <text:p>0,3029</text:p>
          </table:table-cell>
          <table:table-cell table:style-name="ce1" office:value-type="float" office:value="0.03482239">
            <text:p>0,0348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formula="oooc:=[.C258]+[.$D$236]" office:value-type="float" office:value="0.30197395">
            <text:p>0,302</text:p>
          </table:table-cell>
          <table:table-cell table:style-name="ce1" office:value-type="float" office:value="0.03394071">
            <text:p>0,0339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formula="oooc:=[.C259]+[.$D$236]" office:value-type="float" office:value="0.30233181">
            <text:p>0,3023</text:p>
          </table:table-cell>
          <table:table-cell table:style-name="ce1" office:value-type="float" office:value="0.03429857">
            <text:p>0,0343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formula="oooc:=[.C260]+[.$D$236]" office:value-type="float" office:value="0.30510913">
            <text:p>0,3051</text:p>
          </table:table-cell>
          <table:table-cell table:style-name="ce1" office:value-type="float" office:value="0.03707589">
            <text:p>0,0371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formula="oooc:=[.C261]+[.$D$236]" office:value-type="float" office:value="0.30435762">
            <text:p>0,3044</text:p>
          </table:table-cell>
          <table:table-cell table:style-name="ce1" office:value-type="float" office:value="0.03632438">
            <text:p>0,0363</text:p>
          </table:table-cell>
          <table:table-cell table:style-name="ce1" office:value-type="float" office:value="0.23664476">
            <text:p>0,2366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formula="oooc:=[.C262]+[.$D$236]" office:value-type="float" office:value="0.30735037">
            <text:p>0,3074</text:p>
          </table:table-cell>
          <table:table-cell table:style-name="ce1" office:value-type="float" office:value="0.03931713">
            <text:p>0,0393</text:p>
          </table:table-cell>
          <table:table-cell table:style-name="ce1" office:value-type="float" office:value="0.22821649">
            <text:p>0,2282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formula="oooc:=[.C263]+[.$D$236]" office:value-type="float" office:value="0.30781669">
            <text:p>0,3078</text:p>
          </table:table-cell>
          <table:table-cell table:style-name="ce1" office:value-type="float" office:value="0.03978345">
            <text:p>0,0398</text:p>
          </table:table-cell>
          <table:table-cell table:style-name="ce1" office:value-type="float" office:value="0.23205241">
            <text:p>0,2321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formula="oooc:=[.C264]+[.$D$236]" office:value-type="float" office:value="0.29601694">
            <text:p>0,296</text:p>
          </table:table-cell>
          <table:table-cell table:style-name="ce1" office:value-type="float" office:value="0.0279837">
            <text:p>0,028</text:p>
          </table:table-cell>
          <table:table-cell table:style-name="ce1" office:value-type="float" office:value="0.22453258">
            <text:p>0,2245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formula="oooc:=[.C265]+[.$D$236]" office:value-type="float" office:value="0.29406839">
            <text:p>0,2941</text:p>
          </table:table-cell>
          <table:table-cell table:style-name="ce1" office:value-type="float" office:value="0.02603515">
            <text:p>0,026</text:p>
          </table:table-cell>
          <table:table-cell table:style-name="ce1" office:value-type="float" office:value="0.22836158">
            <text:p>0,2284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formula="oooc:=[.C266]+[.$D$236]" office:value-type="float" office:value="0.28992176">
            <text:p>0,2899</text:p>
          </table:table-cell>
          <table:table-cell table:style-name="ce1" office:value-type="float" office:value="0.02188852">
            <text:p>0,0219</text:p>
          </table:table-cell>
          <table:table-cell table:style-name="ce1" office:value-type="float" office:value="0.21575009">
            <text:p>0,2158</text:p>
          </table:table-cell>
          <table:table-cell table:formula="oooc:=[.B266]-[.D266]" office:value-type="float" office:value="0.07417167">
            <text:p>0,0742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table:formula="oooc:=[.D267]+[.$E$266]" office:value-type="float" office:value="0.27985622">
            <text:p>0,2799</text:p>
          </table:table-cell>
          <table:table-cell/>
          <table:table-cell table:style-name="ce1" office:value-type="float" office:value="0.20568455">
            <text:p>0,2057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formula="oooc:=[.D268]+[.$E$266]" office:value-type="float" office:value="0.26987166">
            <text:p>0,2699</text:p>
          </table:table-cell>
          <table:table-cell/>
          <table:table-cell table:style-name="ce1" office:value-type="float" office:value="0.19569999">
            <text:p>0,1957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table:formula="oooc:=[.D269]+[.$E$266]" office:value-type="float" office:value="0.28582288">
            <text:p>0,2858</text:p>
          </table:table-cell>
          <table:table-cell/>
          <table:table-cell table:style-name="ce1" office:value-type="float" office:value="0.21165121">
            <text:p>0,2117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ooc:=[.D270]+[.$E$266]" office:value-type="float" office:value="0.26747019">
            <text:p>0,2675</text:p>
          </table:table-cell>
          <table:table-cell/>
          <table:table-cell table:style-name="ce1" office:value-type="float" office:value="0.19329852">
            <text:p>0,1933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formula="oooc:=[.D271]+[.$E$266]" office:value-type="float" office:value="0.24406284">
            <text:p>0,2441</text:p>
          </table:table-cell>
          <table:table-cell/>
          <table:table-cell table:style-name="ce1" office:value-type="float" office:value="0.16989117">
            <text:p>0,1699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table:formula="oooc:=[.D272]+[.$E$266]" office:value-type="float" office:value="0.21005569">
            <text:p>0,2101</text:p>
          </table:table-cell>
          <table:table-cell/>
          <table:table-cell table:style-name="ce1" office:value-type="float" office:value="0.13588402">
            <text:p>0,1359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formula="oooc:=[.D273]+[.$E$266]" office:value-type="float" office:value="0.20927588">
            <text:p>0,2093</text:p>
          </table:table-cell>
          <table:table-cell/>
          <table:table-cell table:style-name="ce1" office:value-type="float" office:value="0.13510421">
            <text:p>0,1351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table:formula="oooc:=[.D274]+[.$E$266]" office:value-type="float" office:value="0.20621972">
            <text:p>0,2062</text:p>
          </table:table-cell>
          <table:table-cell/>
          <table:table-cell table:style-name="ce1" office:value-type="float" office:value="0.13204805">
            <text:p>0,132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formula="oooc:=[.D275]+[.$E$266]" office:value-type="float" office:value="0.19801871">
            <text:p>0,198</text:p>
          </table:table-cell>
          <table:table-cell/>
          <table:table-cell table:style-name="ce1" office:value-type="float" office:value="0.12384704">
            <text:p>0,1238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formula="oooc:=[.D276]+[.$E$266]" office:value-type="float" office:value="0.2090453">
            <text:p>0,209</text:p>
          </table:table-cell>
          <table:table-cell/>
          <table:table-cell table:style-name="ce1" office:value-type="float" office:value="0.13487363">
            <text:p>0,1349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formula="oooc:=[.D277]+[.$E$266]" office:value-type="float" office:value="0.20947307">
            <text:p>0,2095</text:p>
          </table:table-cell>
          <table:table-cell/>
          <table:table-cell table:style-name="ce1" office:value-type="float" office:value="0.1353014">
            <text:p>0,1353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formula="oooc:=[.D278]+[.$E$266]" office:value-type="float" office:value="0.19970414">
            <text:p>0,1997</text:p>
          </table:table-cell>
          <table:table-cell/>
          <table:table-cell table:style-name="ce1" office:value-type="float" office:value="0.12553247">
            <text:p>0,1255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table:formula="oooc:=[.D279]+[.$E$266]" office:value-type="float" office:value="0.21779312">
            <text:p>0,2178</text:p>
          </table:table-cell>
          <table:table-cell/>
          <table:table-cell table:style-name="ce1" office:value-type="float" office:value="0.14362145">
            <text:p>0,1436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table:formula="oooc:=[.D280]+[.$E$266]" office:value-type="float" office:value="0.21976466">
            <text:p>0,2198</text:p>
          </table:table-cell>
          <table:table-cell/>
          <table:table-cell table:style-name="ce1" office:value-type="float" office:value="0.14559299">
            <text:p>0,1456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table:formula="oooc:=[.D281]+[.$E$266]" office:value-type="float" office:value="0.20683876">
            <text:p>0,2068</text:p>
          </table:table-cell>
          <table:table-cell/>
          <table:table-cell table:style-name="ce1" office:value-type="float" office:value="0.13266709">
            <text:p>0,1327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table:formula="oooc:=[.D282]+[.$E$266]" office:value-type="float" office:value="0.17587828">
            <text:p>0,1759</text:p>
          </table:table-cell>
          <table:table-cell/>
          <table:table-cell table:style-name="ce1" office:value-type="float" office:value="0.10170661">
            <text:p>0,1017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table:formula="oooc:=[.D283]+[.$E$266]" office:value-type="float" office:value="0.17426542">
            <text:p>0,1743</text:p>
          </table:table-cell>
          <table:table-cell/>
          <table:table-cell table:style-name="ce1" office:value-type="float" office:value="0.10009375">
            <text:p>0,1001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table:formula="oooc:=[.D284]+[.$E$266]" office:value-type="float" office:value="0.16528875">
            <text:p>0,1653</text:p>
          </table:table-cell>
          <table:table-cell/>
          <table:table-cell table:style-name="ce1" office:value-type="float" office:value="0.09111708">
            <text:p>0,0911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table:formula="oooc:=[.D285]+[.$E$266]" office:value-type="float" office:value="0.12851408">
            <text:p>0,1285</text:p>
          </table:table-cell>
          <table:table-cell/>
          <table:table-cell table:style-name="ce1" office:value-type="float" office:value="0.05434241">
            <text:p>0,0543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formula="oooc:=[.D286]+[.$E$266]" office:value-type="float" office:value="0.13626611">
            <text:p>0,1363</text:p>
          </table:table-cell>
          <table:table-cell/>
          <table:table-cell table:style-name="ce1" office:value-type="float" office:value="0.06209444">
            <text:p>0,0621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table:formula="oooc:=[.D287]+[.$E$266]" office:value-type="float" office:value="0.15197773">
            <text:p>0,152</text:p>
          </table:table-cell>
          <table:table-cell/>
          <table:table-cell table:style-name="ce1" office:value-type="float" office:value="0.07780606">
            <text:p>0,0778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formula="oooc:=[.D288]+[.$E$266]" office:value-type="float" office:value="0.13644775">
            <text:p>0,1364</text:p>
          </table:table-cell>
          <table:table-cell/>
          <table:table-cell table:style-name="ce1" office:value-type="float" office:value="0.06227608">
            <text:p>0,0623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table:formula="oooc:=[.D289]+[.$E$266]" office:value-type="float" office:value="0.15096452">
            <text:p>0,151</text:p>
          </table:table-cell>
          <table:table-cell/>
          <table:table-cell table:style-name="ce1" office:value-type="float" office:value="0.07679285">
            <text:p>0,0768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table:formula="oooc:=[.D290]+[.$E$266]" office:value-type="float" office:value="0.1375644">
            <text:p>0,1376</text:p>
          </table:table-cell>
          <table:table-cell/>
          <table:table-cell table:style-name="ce1" office:value-type="float" office:value="0.06339273">
            <text:p>0,0634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table:formula="oooc:=[.D291]+[.$E$266]" office:value-type="float" office:value="0.12118544">
            <text:p>0,1212</text:p>
          </table:table-cell>
          <table:table-cell/>
          <table:table-cell table:style-name="ce1" office:value-type="float" office:value="0.04701377">
            <text:p>0,047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table:formula="oooc:=[.D292]+[.$E$266]" office:value-type="float" office:value="0.09123513">
            <text:p>0,0912</text:p>
          </table:table-cell>
          <table:table-cell/>
          <table:table-cell table:style-name="ce1" office:value-type="float" office:value="0.01706346">
            <text:p>0,0171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formula="oooc:=[.D293]+[.$E$266]" office:value-type="float" office:value="0.09185665">
            <text:p>0,0919</text:p>
          </table:table-cell>
          <table:table-cell/>
          <table:table-cell table:style-name="ce1" office:value-type="float" office:value="0.01768498">
            <text:p>0,0177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formula="oooc:=[.D294]+[.$E$266]" office:value-type="float" office:value="0.07180769">
            <text:p>0,0718</text:p>
          </table:table-cell>
          <table:table-cell/>
          <table:table-cell table:style-name="ce1" office:value-type="float" office:value="-0.00236398000000002">
            <text:p>-0,0024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formula="oooc:=[.D295]+[.$E$266]" office:value-type="float" office:value="0.0610877">
            <text:p>0,0611</text:p>
          </table:table-cell>
          <table:table-cell/>
          <table:table-cell table:style-name="ce1" office:value-type="float" office:value="-0.01308397">
            <text:p>-0,0131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table:formula="oooc:=[.D296]+[.$E$266]" office:value-type="float" office:value="0.05933108">
            <text:p>0,0593</text:p>
          </table:table-cell>
          <table:table-cell/>
          <table:table-cell table:style-name="ce1" office:value-type="float" office:value="-0.01484059">
            <text:p>-0,0148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table:style-name="ce1" office:value-type="float" office:value="-0.1826619">
            <text:p>-0,1827</text:p>
          </table:table-cell>
          <table:table-cell table:number-columns-repeated="9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-0.17700463">
            <text:p>-0,177</text:p>
          </table:table-cell>
          <table:table-cell>
            <draw:frame table:end-cell-address="Sheet1.J328" table:end-x="1.729cm" table:end-y="0.348cm" draw:z-index="3" svg:width="16.407cm" svg:height="11.864cm" svg:x="1.128cm" svg:y="0.225cm">
              <draw:object draw:notify-on-update-of-ranges="Sheet1.A301:Sheet1.B39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-0.17280002">
            <text:p>-0,1728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-0.16753549">
            <text:p>-0,1675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-0.16355185">
            <text:p>-0,1636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1599704">
            <text:p>-0,16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-0.15396774">
            <text:p>-0,154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-0.14888757">
            <text:p>-0,1489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-0.14358236">
            <text:p>-0,1436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-0.13781986">
            <text:p>-0,1378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-0.13270499">
            <text:p>-0,1327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-0.12690001">
            <text:p>-0,1269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-0.12174297">
            <text:p>-0,1217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-0.11614903">
            <text:p>-0,1161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-0.10893322">
            <text:p>-0,108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-0.10289874">
            <text:p>-0,102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-0.09748929">
            <text:p>-0,097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-0.09107274">
            <text:p>-0,0911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-0.08719438">
            <text:p>-0,0872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-0.08201852">
            <text:p>-0,082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-0.07690711">
            <text:p>-0,0769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-0.06982625">
            <text:p>-0,0698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-0.06601114">
            <text:p>-0,066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-0.06101378">
            <text:p>-0,06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-0.05430003">
            <text:p>-0,0543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-0.04878132">
            <text:p>-0,0488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-0.04393002">
            <text:p>-0,043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-0.03731905">
            <text:p>-0,0373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-0.03260138">
            <text:p>-0,0326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-0.02837229">
            <text:p>-0,0284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-0.02420036">
            <text:p>-0,0242</text:p>
          </table:table-cell>
          <table:table-cell table:style-name="ce1" office:value-type="float" office:value="0.04395941">
            <text:p>0,044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-0.01821585">
            <text:p>-0,0182</text:p>
          </table:table-cell>
          <table:table-cell table:style-name="ce1" office:value-type="float" office:value="0.05348958">
            <text:p>0,0535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-0.01104598">
            <text:p>-0,011</text:p>
          </table:table-cell>
          <table:table-cell table:style-name="ce1" office:value-type="float" office:value="0.06112818">
            <text:p>0,0611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-0.01006232">
            <text:p>-0,0101</text:p>
          </table:table-cell>
          <table:table-cell table:style-name="ce1" office:value-type="float" office:value="0.06646678">
            <text:p>0,0665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-0.00134825">
            <text:p>-0,0013</text:p>
          </table:table-cell>
          <table:table-cell table:style-name="ce1" office:value-type="float" office:value="0.0735227">
            <text:p>0,0735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0.00313720000000001">
            <text:p>0,0031</text:p>
          </table:table-cell>
          <table:table-cell table:style-name="ce1" office:value-type="float" office:value="0.07609765">
            <text:p>0,0761</text:p>
          </table:table-cell>
          <table:table-cell table:formula="oooc:=[.B336]-[.C336]" office:value-type="float" office:value="-0.07296045">
            <text:p>-0,073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table:formula="oooc:=[.C337]+[.$D$336]" office:value-type="float" office:value="0.00852922">
            <text:p>0,0085</text:p>
          </table:table-cell>
          <table:table-cell table:style-name="ce1" office:value-type="float" office:value="0.08148967">
            <text:p>0,0815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formula="oooc:=[.C338]+[.$D$336]" office:value-type="float" office:value="0.01365429">
            <text:p>0,0137</text:p>
          </table:table-cell>
          <table:table-cell table:style-name="ce1" office:value-type="float" office:value="0.08661474">
            <text:p>0,0866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formula="oooc:=[.C339]+[.$D$336]" office:value-type="float" office:value="0.01434408">
            <text:p>0,0143</text:p>
          </table:table-cell>
          <table:table-cell table:style-name="ce1" office:value-type="float" office:value="0.08730453">
            <text:p>0,0873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formula="oooc:=[.C340]+[.$D$336]" office:value-type="float" office:value="0.01744266">
            <text:p>0,0174</text:p>
          </table:table-cell>
          <table:table-cell table:style-name="ce1" office:value-type="float" office:value="0.09040311">
            <text:p>0,0904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formula="oooc:=[.C341]+[.$D$336]" office:value-type="float" office:value="0.01813194">
            <text:p>0,0181</text:p>
          </table:table-cell>
          <table:table-cell table:style-name="ce1" office:value-type="float" office:value="0.09109239">
            <text:p>0,0911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formula="oooc:=[.C342]+[.$D$336]" office:value-type="float" office:value="0.01967702">
            <text:p>0,0197</text:p>
          </table:table-cell>
          <table:table-cell table:style-name="ce1" office:value-type="float" office:value="0.09263747">
            <text:p>0,0926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formula="oooc:=[.C343]+[.$D$336]" office:value-type="float" office:value="0.02159804">
            <text:p>0,0216</text:p>
          </table:table-cell>
          <table:table-cell table:style-name="ce1" office:value-type="float" office:value="0.09455849">
            <text:p>0,0946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formula="oooc:=[.C344]+[.$D$336]" office:value-type="float" office:value="0.02337519">
            <text:p>0,0234</text:p>
          </table:table-cell>
          <table:table-cell table:style-name="ce1" office:value-type="float" office:value="0.09633564">
            <text:p>0,0963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formula="oooc:=[.C345]+[.$D$336]" office:value-type="float" office:value="0.03058265">
            <text:p>0,0306</text:p>
          </table:table-cell>
          <table:table-cell table:style-name="ce1" office:value-type="float" office:value="0.1035431">
            <text:p>0,1035</text:p>
          </table:table-cell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formula="oooc:=[.C346]+[.$D$336]" office:value-type="float" office:value="0.03785596">
            <text:p>0,0379</text:p>
          </table:table-cell>
          <table:table-cell table:style-name="ce1" office:value-type="float" office:value="0.11081641">
            <text:p>0,1108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formula="oooc:=[.C347]+[.$D$336]" office:value-type="float" office:value="0.04423273">
            <text:p>0,0442</text:p>
          </table:table-cell>
          <table:table-cell table:style-name="ce1" office:value-type="float" office:value="0.11719318">
            <text:p>0,1172</text:p>
          </table:table-cell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formula="oooc:=[.C348]+[.$D$336]" office:value-type="float" office:value="0.05067635">
            <text:p>0,0507</text:p>
          </table:table-cell>
          <table:table-cell table:style-name="ce1" office:value-type="float" office:value="0.1236368">
            <text:p>0,1236</text:p>
          </table:table-cell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formula="oooc:=[.C349]+[.$D$336]" office:value-type="float" office:value="0.05869456">
            <text:p>0,0587</text:p>
          </table:table-cell>
          <table:table-cell table:style-name="ce1" office:value-type="float" office:value="0.13165501">
            <text:p>0,1317</text:p>
          </table:table-cell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formula="oooc:=[.C350]+[.$D$336]" office:value-type="float" office:value="0.06250946">
            <text:p>0,0625</text:p>
          </table:table-cell>
          <table:table-cell table:style-name="ce1" office:value-type="float" office:value="0.13546991">
            <text:p>0,1355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table:formula="oooc:=[.C351]+[.$D$336]" office:value-type="float" office:value="0.06327986">
            <text:p>0,0633</text:p>
          </table:table-cell>
          <table:table-cell table:style-name="ce1" office:value-type="float" office:value="0.13624031">
            <text:p>0,1362</text:p>
          </table:table-cell>
          <table:table-cell table:number-columns-repeated="8"/>
        </table:table-row>
        <table:table-row table:style-name="ro1">
          <table:table-cell office:value-type="float" office:value="46">
            <text:p>46</text:p>
          </table:table-cell>
          <table:table-cell table:formula="oooc:=[.C352]+[.$D$336]" office:value-type="float" office:value="0.06618828">
            <text:p>0,0662</text:p>
          </table:table-cell>
          <table:table-cell table:style-name="ce1" office:value-type="float" office:value="0.13914873">
            <text:p>0,1391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table:formula="oooc:=[.C353]+[.$D$336]" office:value-type="float" office:value="0.07405329">
            <text:p>0,0741</text:p>
          </table:table-cell>
          <table:table-cell table:style-name="ce1" office:value-type="float" office:value="0.14701374">
            <text:p>0,147</text:p>
          </table:table-cell>
          <table:table-cell table:number-columns-repeated="8"/>
        </table:table-row>
        <table:table-row table:style-name="ro1">
          <table:table-cell office:value-type="float" office:value="48">
            <text:p>48</text:p>
          </table:table-cell>
          <table:table-cell table:formula="oooc:=[.C354]+[.$D$336]" office:value-type="float" office:value="0.08292057">
            <text:p>0,0829</text:p>
          </table:table-cell>
          <table:table-cell table:style-name="ce1" office:value-type="float" office:value="0.15588102">
            <text:p>0,1559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table:formula="oooc:=[.C355]+[.$D$336]" office:value-type="float" office:value="0.09087398">
            <text:p>0,0909</text:p>
          </table:table-cell>
          <table:table-cell table:style-name="ce1" office:value-type="float" office:value="0.16383443">
            <text:p>0,1638</text:p>
          </table:table-cell>
          <table:table-cell table:number-columns-repeated="8"/>
        </table:table-row>
        <table:table-row table:style-name="ro1">
          <table:table-cell office:value-type="float" office:value="50">
            <text:p>50</text:p>
          </table:table-cell>
          <table:table-cell table:formula="oooc:=[.C356]+[.$D$336]" office:value-type="float" office:value="0.09852304">
            <text:p>0,0985</text:p>
          </table:table-cell>
          <table:table-cell table:style-name="ce1" office:value-type="float" office:value="0.17148349">
            <text:p>0,1715</text:p>
          </table:table-cell>
          <table:table-cell table:number-columns-repeated="8"/>
        </table:table-row>
        <table:table-row table:style-name="ro1">
          <table:table-cell office:value-type="float" office:value="51">
            <text:p>51</text:p>
          </table:table-cell>
          <table:table-cell table:formula="oooc:=[.C357]+[.$D$336]" office:value-type="float" office:value="0.11039492">
            <text:p>0,1104</text:p>
          </table:table-cell>
          <table:table-cell table:style-name="ce1" office:value-type="float" office:value="0.18335537">
            <text:p>0,1834</text:p>
          </table:table-cell>
          <table:table-cell table:number-columns-repeated="8"/>
        </table:table-row>
        <table:table-row table:style-name="ro1">
          <table:table-cell office:value-type="float" office:value="52">
            <text:p>52</text:p>
          </table:table-cell>
          <table:table-cell table:formula="oooc:=[.C358]+[.$D$336]" office:value-type="float" office:value="0.1097021">
            <text:p>0,1097</text:p>
          </table:table-cell>
          <table:table-cell table:style-name="ce1" office:value-type="float" office:value="0.18266255">
            <text:p>0,1827</text:p>
          </table:table-cell>
          <table:table-cell table:number-columns-repeated="8"/>
        </table:table-row>
        <table:table-row table:style-name="ro1">
          <table:table-cell office:value-type="float" office:value="53">
            <text:p>53</text:p>
          </table:table-cell>
          <table:table-cell table:formula="oooc:=[.C359]+[.$D$336]" office:value-type="float" office:value="0.11433984">
            <text:p>0,1143</text:p>
          </table:table-cell>
          <table:table-cell table:style-name="ce1" office:value-type="float" office:value="0.18730029">
            <text:p>0,1873</text:p>
          </table:table-cell>
          <table:table-cell table:number-columns-repeated="8"/>
        </table:table-row>
        <table:table-row table:style-name="ro1">
          <table:table-cell office:value-type="float" office:value="54">
            <text:p>54</text:p>
          </table:table-cell>
          <table:table-cell table:formula="oooc:=[.C360]+[.$D$336]" office:value-type="float" office:value="0.11784835">
            <text:p>0,1178</text:p>
          </table:table-cell>
          <table:table-cell table:style-name="ce1" office:value-type="float" office:value="0.1908088">
            <text:p>0,1908</text:p>
          </table:table-cell>
          <table:table-cell table:number-columns-repeated="8"/>
        </table:table-row>
        <table:table-row table:style-name="ro1">
          <table:table-cell office:value-type="float" office:value="55">
            <text:p>55</text:p>
          </table:table-cell>
          <table:table-cell table:formula="oooc:=[.C361]+[.$D$336]" office:value-type="float" office:value="0.11705991">
            <text:p>0,1171</text:p>
          </table:table-cell>
          <table:table-cell table:style-name="ce1" office:value-type="float" office:value="0.19002036">
            <text:p>0,19</text:p>
          </table:table-cell>
          <table:table-cell table:style-name="ce1" office:value-type="float" office:value="0.25280416">
            <text:p>0,2528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formula="oooc:=[.C362]+[.$D$336]" office:value-type="float" office:value="0.12083381">
            <text:p>0,1208</text:p>
          </table:table-cell>
          <table:table-cell table:style-name="ce1" office:value-type="float" office:value="0.19379426">
            <text:p>0,1938</text:p>
          </table:table-cell>
          <table:table-cell table:style-name="ce1" office:value-type="float" office:value="0.23996325">
            <text:p>0,24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formula="oooc:=[.C363]+[.$D$336]" office:value-type="float" office:value="0.12804902">
            <text:p>0,128</text:p>
          </table:table-cell>
          <table:table-cell table:style-name="ce1" office:value-type="float" office:value="0.20100947">
            <text:p>0,201</text:p>
          </table:table-cell>
          <table:table-cell table:style-name="ce1" office:value-type="float" office:value="0.26428421">
            <text:p>0,2643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table:formula="oooc:=[.C364]+[.$D$336]" office:value-type="float" office:value="0.14502572">
            <text:p>0,145</text:p>
          </table:table-cell>
          <table:table-cell table:style-name="ce1" office:value-type="float" office:value="0.21798617">
            <text:p>0,218</text:p>
          </table:table-cell>
          <table:table-cell table:style-name="ce1" office:value-type="float" office:value="0.27537979">
            <text:p>0,2754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table:formula="oooc:=[.C365]+[.$D$336]" office:value-type="float" office:value="0.14902547">
            <text:p>0,149</text:p>
          </table:table-cell>
          <table:table-cell table:style-name="ce1" office:value-type="float" office:value="0.22198592">
            <text:p>0,222</text:p>
          </table:table-cell>
          <table:table-cell table:style-name="ce1" office:value-type="float" office:value="0.28479762">
            <text:p>0,2848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table:formula="oooc:=[.C366]+[.$D$336]" office:value-type="float" office:value="0.15412321">
            <text:p>0,1541</text:p>
          </table:table-cell>
          <table:table-cell table:style-name="ce1" office:value-type="float" office:value="0.22708366">
            <text:p>0,2271</text:p>
          </table:table-cell>
          <table:table-cell table:style-name="ce1" office:value-type="float" office:value="0.2949828">
            <text:p>0,295</text:p>
          </table:table-cell>
          <table:table-cell table:formula="oooc:=[.B366]-[.D366]" office:value-type="float" office:value="-0.14085959">
            <text:p>-0,1409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table:formula="oooc:=[.D367]+[.$E$366]" office:value-type="float" office:value="0.15839565">
            <text:p>0,1584</text:p>
          </table:table-cell>
          <table:table-cell/>
          <table:table-cell table:style-name="ce1" office:value-type="float" office:value="0.29925524">
            <text:p>0,2993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table:formula="oooc:=[.D368]+[.$E$366]" office:value-type="float" office:value="0.17051792">
            <text:p>0,1705</text:p>
          </table:table-cell>
          <table:table-cell/>
          <table:table-cell table:style-name="ce1" office:value-type="float" office:value="0.31137751">
            <text:p>0,3114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table:formula="oooc:=[.D369]+[.$E$366]" office:value-type="float" office:value="0.16109171">
            <text:p>0,1611</text:p>
          </table:table-cell>
          <table:table-cell/>
          <table:table-cell table:style-name="ce1" office:value-type="float" office:value="0.3019513">
            <text:p>0,302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formula="oooc:=[.D370]+[.$E$366]" office:value-type="float" office:value="0.18080545">
            <text:p>0,1808</text:p>
          </table:table-cell>
          <table:table-cell/>
          <table:table-cell table:style-name="ce1" office:value-type="float" office:value="0.32166504">
            <text:p>0,3217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table:formula="oooc:=[.D371]+[.$E$366]" office:value-type="float" office:value="0.19375113">
            <text:p>0,1938</text:p>
          </table:table-cell>
          <table:table-cell/>
          <table:table-cell table:style-name="ce1" office:value-type="float" office:value="0.33461072">
            <text:p>0,3346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table:formula="oooc:=[.D372]+[.$E$366]" office:value-type="float" office:value="0.23108659">
            <text:p>0,2311</text:p>
          </table:table-cell>
          <table:table-cell/>
          <table:table-cell table:style-name="ce1" office:value-type="float" office:value="0.37194618">
            <text:p>0,3719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table:formula="oooc:=[.D373]+[.$E$366]" office:value-type="float" office:value="0.23756364">
            <text:p>0,2376</text:p>
          </table:table-cell>
          <table:table-cell/>
          <table:table-cell table:style-name="ce1" office:value-type="float" office:value="0.37842323">
            <text:p>0,3784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table:formula="oooc:=[.D374]+[.$E$366]" office:value-type="float" office:value="0.24215239">
            <text:p>0,2422</text:p>
          </table:table-cell>
          <table:table-cell/>
          <table:table-cell table:style-name="ce1" office:value-type="float" office:value="0.38301198">
            <text:p>0,383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table:formula="oooc:=[.D375]+[.$E$366]" office:value-type="float" office:value="0.25044756">
            <text:p>0,2504</text:p>
          </table:table-cell>
          <table:table-cell/>
          <table:table-cell table:style-name="ce1" office:value-type="float" office:value="0.39130715">
            <text:p>0,3913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table:formula="oooc:=[.D376]+[.$E$366]" office:value-type="float" office:value="0.23709643">
            <text:p>0,2371</text:p>
          </table:table-cell>
          <table:table-cell/>
          <table:table-cell table:style-name="ce1" office:value-type="float" office:value="0.37795602">
            <text:p>0,378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table:formula="oooc:=[.D377]+[.$E$366]" office:value-type="float" office:value="0.23626513">
            <text:p>0,2363</text:p>
          </table:table-cell>
          <table:table-cell/>
          <table:table-cell table:style-name="ce1" office:value-type="float" office:value="0.37712472">
            <text:p>0,3771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table:formula="oooc:=[.D378]+[.$E$366]" office:value-type="float" office:value="0.24721875">
            <text:p>0,2472</text:p>
          </table:table-cell>
          <table:table-cell/>
          <table:table-cell table:style-name="ce1" office:value-type="float" office:value="0.38807834">
            <text:p>0,3881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table:formula="oooc:=[.D379]+[.$E$366]" office:value-type="float" office:value="0.235416">
            <text:p>0,2354</text:p>
          </table:table-cell>
          <table:table-cell/>
          <table:table-cell table:style-name="ce1" office:value-type="float" office:value="0.37627559">
            <text:p>0,3763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table:formula="oooc:=[.D380]+[.$E$366]" office:value-type="float" office:value="0.24135105">
            <text:p>0,2414</text:p>
          </table:table-cell>
          <table:table-cell/>
          <table:table-cell table:style-name="ce1" office:value-type="float" office:value="0.38221064">
            <text:p>0,3822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table:formula="oooc:=[.D381]+[.$E$366]" office:value-type="float" office:value="0.24750436">
            <text:p>0,2475</text:p>
          </table:table-cell>
          <table:table-cell/>
          <table:table-cell table:style-name="ce1" office:value-type="float" office:value="0.38836395">
            <text:p>0,3884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table:formula="oooc:=[.D382]+[.$E$366]" office:value-type="float" office:value="0.27813825">
            <text:p>0,2781</text:p>
          </table:table-cell>
          <table:table-cell/>
          <table:table-cell table:style-name="ce1" office:value-type="float" office:value="0.41899784">
            <text:p>0,419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table:formula="oooc:=[.D383]+[.$E$366]" office:value-type="float" office:value="0.27598983">
            <text:p>0,276</text:p>
          </table:table-cell>
          <table:table-cell/>
          <table:table-cell table:style-name="ce1" office:value-type="float" office:value="0.41684942">
            <text:p>0,4168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table:formula="oooc:=[.D384]+[.$E$366]" office:value-type="float" office:value="0.29842582">
            <text:p>0,2984</text:p>
          </table:table-cell>
          <table:table-cell/>
          <table:table-cell table:style-name="ce1" office:value-type="float" office:value="0.43928541">
            <text:p>0,4393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table:formula="oooc:=[.D385]+[.$E$366]" office:value-type="float" office:value="0.32349768">
            <text:p>0,3235</text:p>
          </table:table-cell>
          <table:table-cell/>
          <table:table-cell table:style-name="ce1" office:value-type="float" office:value="0.46435727">
            <text:p>0,4644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table:formula="oooc:=[.D386]+[.$E$366]" office:value-type="float" office:value="0.31536856">
            <text:p>0,3154</text:p>
          </table:table-cell>
          <table:table-cell/>
          <table:table-cell table:style-name="ce1" office:value-type="float" office:value="0.45622815">
            <text:p>0,4562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table:formula="oooc:=[.D387]+[.$E$366]" office:value-type="float" office:value="0.30923256">
            <text:p>0,3092</text:p>
          </table:table-cell>
          <table:table-cell/>
          <table:table-cell table:style-name="ce1" office:value-type="float" office:value="0.45009215">
            <text:p>0,4501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table:formula="oooc:=[.D388]+[.$E$366]" office:value-type="float" office:value="0.31644486">
            <text:p>0,3164</text:p>
          </table:table-cell>
          <table:table-cell/>
          <table:table-cell table:style-name="ce1" office:value-type="float" office:value="0.45730445">
            <text:p>0,4573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table:formula="oooc:=[.D389]+[.$E$366]" office:value-type="float" office:value="0.2948235">
            <text:p>0,2948</text:p>
          </table:table-cell>
          <table:table-cell/>
          <table:table-cell table:style-name="ce1" office:value-type="float" office:value="0.43568309">
            <text:p>0,4357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table:formula="oooc:=[.D390]+[.$E$366]" office:value-type="float" office:value="0.32730173">
            <text:p>0,3273</text:p>
          </table:table-cell>
          <table:table-cell/>
          <table:table-cell table:style-name="ce1" office:value-type="float" office:value="0.46816132">
            <text:p>0,4682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table:formula="oooc:=[.D391]+[.$E$366]" office:value-type="float" office:value="0.33844082">
            <text:p>0,3384</text:p>
          </table:table-cell>
          <table:table-cell/>
          <table:table-cell table:style-name="ce1" office:value-type="float" office:value="0.47930041">
            <text:p>0,4793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table:formula="oooc:=[.D392]+[.$E$366]" office:value-type="float" office:value="0.36422376">
            <text:p>0,3642</text:p>
          </table:table-cell>
          <table:table-cell/>
          <table:table-cell table:style-name="ce1" office:value-type="float" office:value="0.50508335">
            <text:p>0,5051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table:formula="oooc:=[.D393]+[.$E$366]" office:value-type="float" office:value="0.3719217">
            <text:p>0,3719</text:p>
          </table:table-cell>
          <table:table-cell/>
          <table:table-cell table:style-name="ce1" office:value-type="float" office:value="0.51278129">
            <text:p>0,5128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table:formula="oooc:=[.D394]+[.$E$366]" office:value-type="float" office:value="0.39832728">
            <text:p>0,3983</text:p>
          </table:table-cell>
          <table:table-cell/>
          <table:table-cell table:style-name="ce1" office:value-type="float" office:value="0.53918687">
            <text:p>0,5392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table:formula="oooc:=[.D395]+[.$E$366]" office:value-type="float" office:value="0.41023699">
            <text:p>0,4102</text:p>
          </table:table-cell>
          <table:table-cell/>
          <table:table-cell table:style-name="ce1" office:value-type="float" office:value="0.55109658">
            <text:p>0,5511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table:formula="oooc:=[.D396]+[.$E$366]" office:value-type="float" office:value="0.41876784">
            <text:p>0,4188</text:p>
          </table:table-cell>
          <table:table-cell/>
          <table:table-cell table:style-name="ce1" office:value-type="float" office:value="0.55962743">
            <text:p>0,5596</text:p>
          </table:table-cell>
          <table:table-cell table:number-columns-repeated="7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table:style-name="ce1" office:value-type="float" office:value="-0.13044318">
            <text:p>-0,1304</text:p>
          </table:table-cell>
          <table:table-cell table:number-columns-repeated="9"/>
        </table:table-row>
        <table:table-row table:style-name="ro1">
          <table:table-cell office:value-type="float" office:value="-4">
            <text:p>-4</text:p>
          </table:table-cell>
          <table:table-cell table:style-name="ce1" office:value-type="float" office:value="-0.03025502">
            <text:p>-0,0303</text:p>
          </table:table-cell>
          <table:table-cell>
            <draw:frame table:end-cell-address="Sheet1.I425" table:end-x="1.813cm" table:end-y="0.003cm" draw:z-index="4" svg:width="14.233cm" svg:height="10.165cm" svg:x="1.128cm" svg:y="0.225cm">
              <draw:object draw:notify-on-update-of-ranges="Sheet1.A401:Sheet1.B49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table:style-name="ce1" office:value-type="float" office:value="-0.06126073">
            <text:p>-0,0613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table:style-name="ce1" office:value-type="float" office:value="-0.03708243">
            <text:p>-0,0371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table:style-name="ce1" office:value-type="float" office:value="-0.04363334">
            <text:p>-0,0436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09581172">
            <text:p>-0,0958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-0.07902748">
            <text:p>-0,079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-0.11067998">
            <text:p>-0,1107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-0.10588921">
            <text:p>-0,1059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-0.06102049">
            <text:p>-0,061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-0.07670972">
            <text:p>-0,0767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-0.0722954000000001">
            <text:p>-0,0723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style-name="ce1" office:value-type="float" office:value="-0.08084956">
            <text:p>-0,0808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style-name="ce1" office:value-type="float" office:value="-0.07279206">
            <text:p>-0,0728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style-name="ce1" office:value-type="float" office:value="-0.06650964">
            <text:p>-0,066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float" office:value="-0.06089598">
            <text:p>-0,0609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table:style-name="ce1" office:value-type="float" office:value="-0.06259048">
            <text:p>-0,0626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table:style-name="ce1" office:value-type="float" office:value="-0.06344679">
            <text:p>-0,0634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table:style-name="ce1" office:value-type="float" office:value="-0.06291109">
            <text:p>-0,0629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table:style-name="ce1" office:value-type="float" office:value="-0.06400416">
            <text:p>-0,064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float" office:value="-0.06302464">
            <text:p>-0,063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float" office:value="-0.06477917">
            <text:p>-0,0648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table:style-name="ce1" office:value-type="float" office:value="-0.06396121">
            <text:p>-0,064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table:style-name="ce1" office:value-type="float" office:value="-0.0647319">
            <text:p>-0,0647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table:style-name="ce1" office:value-type="float" office:value="-0.06643495">
            <text:p>-0,0664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table:style-name="ce1" office:value-type="float" office:value="-0.06594374">
            <text:p>-0,0659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table:style-name="ce1" office:value-type="float" office:value="-0.06391349">
            <text:p>-0,0639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table:style-name="ce1" office:value-type="float" office:value="-0.06462141">
            <text:p>-0,0646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table:style-name="ce1" office:value-type="float" office:value="-0.0646503000000001">
            <text:p>-0,0647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table:style-name="ce1" office:value-type="float" office:value="-0.06314575">
            <text:p>-0,063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table:style-name="ce1" office:value-type="float" office:value="-0.06301269">
            <text:p>-0,063</text:p>
          </table:table-cell>
          <table:table-cell table:style-name="ce1" office:value-type="float" office:value="-0.23483117">
            <text:p>-0,2348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table:style-name="ce1" office:value-type="float" office:value="-0.06429583">
            <text:p>-0,0643</text:p>
          </table:table-cell>
          <table:table-cell table:style-name="ce1" office:value-type="float" office:value="-0.22623117">
            <text:p>-0,2262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table:style-name="ce1" office:value-type="float" office:value="-0.06691691">
            <text:p>-0,0669</text:p>
          </table:table-cell>
          <table:table-cell table:style-name="ce1" office:value-type="float" office:value="-0.2255942">
            <text:p>-0,2256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table:style-name="ce1" office:value-type="float" office:value="-0.0651766">
            <text:p>-0,0652</text:p>
          </table:table-cell>
          <table:table-cell table:style-name="ce1" office:value-type="float" office:value="-0.22602794">
            <text:p>-0,226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table:style-name="ce1" office:value-type="float" office:value="-0.06782266">
            <text:p>-0,0678</text:p>
          </table:table-cell>
          <table:table-cell table:style-name="ce1" office:value-type="float" office:value="-0.22497034">
            <text:p>-0,225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float" office:value="-0.07655031">
            <text:p>-0,0766</text:p>
          </table:table-cell>
          <table:table-cell table:formula="oooc:=[.F436]*COS(RADIANS(30))" office:value-type="float" office:value="-0.190353518245099">
            <text:p>-0,1904</text:p>
          </table:table-cell>
          <table:table-cell table:formula="oooc:=[.B436]-[.C436]" office:value-type="float" office:value="0.113803208245099">
            <text:p>0,1138</text:p>
          </table:table-cell>
          <table:table-cell/>
          <table:table-cell table:style-name="ce1" office:value-type="float" office:value="-0.21980131">
            <text:p>-0,2198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formula="oooc:=[.C437]+[.$D$436]" office:value-type="float" office:value="-0.0772921906621519">
            <text:p>-0,0773</text:p>
          </table:table-cell>
          <table:table-cell table:formula="oooc:=[.F437]*COS(RADIANS(30))" office:value-type="float" office:value="-0.191095398907251">
            <text:p>-0,1911</text:p>
          </table:table-cell>
          <table:table-cell table:number-columns-repeated="2"/>
          <table:table-cell table:style-name="ce1" office:value-type="float" office:value="-0.22065796">
            <text:p>-0,2207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formula="oooc:=[.C438]+[.$D$436]" office:value-type="float" office:value="-0.0821928465568333">
            <text:p>-0,0822</text:p>
          </table:table-cell>
          <table:table-cell table:formula="oooc:=[.F438]*COS(RADIANS(30))" office:value-type="float" office:value="-0.195996054801932">
            <text:p>-0,196</text:p>
          </table:table-cell>
          <table:table-cell table:number-columns-repeated="2"/>
          <table:table-cell table:style-name="ce1" office:value-type="float" office:value="-0.22631675">
            <text:p>-0,2263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formula="oooc:=[.C439]+[.$D$436]" office:value-type="float" office:value="-0.0818583788856377">
            <text:p>-0,0819</text:p>
          </table:table-cell>
          <table:table-cell table:formula="oooc:=[.F439]*COS(RADIANS(30))" office:value-type="float" office:value="-0.195661587130736">
            <text:p>-0,1957</text:p>
          </table:table-cell>
          <table:table-cell table:number-columns-repeated="2"/>
          <table:table-cell table:style-name="ce1" office:value-type="float" office:value="-0.22593054">
            <text:p>-0,2259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formula="oooc:=[.C440]+[.$D$436]" office:value-type="float" office:value="-0.082862362136245">
            <text:p>-0,0829</text:p>
          </table:table-cell>
          <table:table-cell table:formula="oooc:=[.F440]*COS(RADIANS(30))" office:value-type="float" office:value="-0.196665570381344">
            <text:p>-0,1967</text:p>
          </table:table-cell>
          <table:table-cell table:number-columns-repeated="2"/>
          <table:table-cell table:style-name="ce1" office:value-type="float" office:value="-0.22708984">
            <text:p>-0,2271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formula="oooc:=[.C441]+[.$D$436]" office:value-type="float" office:value="-0.0813104446126633">
            <text:p>-0,0813</text:p>
          </table:table-cell>
          <table:table-cell table:formula="oooc:=[.F441]*COS(RADIANS(30))" office:value-type="float" office:value="-0.195113652857762">
            <text:p>-0,1951</text:p>
          </table:table-cell>
          <table:table-cell table:number-columns-repeated="2"/>
          <table:table-cell table:style-name="ce1" office:value-type="float" office:value="-0.22529784">
            <text:p>-0,2253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formula="oooc:=[.C442]+[.$D$436]" office:value-type="float" office:value="-0.0800468442665095">
            <text:p>-0,08</text:p>
          </table:table-cell>
          <table:table-cell table:formula="oooc:=[.F442]*COS(RADIANS(30))" office:value-type="float" office:value="-0.193850052511608">
            <text:p>-0,1939</text:p>
          </table:table-cell>
          <table:table-cell table:number-columns-repeated="2"/>
          <table:table-cell table:style-name="ce1" office:value-type="float" office:value="-0.22383876">
            <text:p>-0,2238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formula="oooc:=[.C443]+[.$D$436]" office:value-type="float" office:value="-0.0747380219387705">
            <text:p>-0,0747</text:p>
          </table:table-cell>
          <table:table-cell table:formula="oooc:=[.F443]*COS(RADIANS(30))" office:value-type="float" office:value="-0.188541230183869">
            <text:p>-0,1885</text:p>
          </table:table-cell>
          <table:table-cell table:number-columns-repeated="2"/>
          <table:table-cell table:style-name="ce1" office:value-type="float" office:value="-0.21770866">
            <text:p>-0,2177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formula="oooc:=[.C444]+[.$D$436]" office:value-type="float" office:value="-0.0734602793977729">
            <text:p>-0,0735</text:p>
          </table:table-cell>
          <table:table-cell table:formula="oooc:=[.F444]*COS(RADIANS(30))" office:value-type="float" office:value="-0.187263487642871">
            <text:p>-0,1873</text:p>
          </table:table-cell>
          <table:table-cell table:number-columns-repeated="2"/>
          <table:table-cell table:style-name="ce1" office:value-type="float" office:value="-0.21623325">
            <text:p>-0,2162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formula="oooc:=[.C445]+[.$D$436]" office:value-type="float" office:value="-0.0739092183068407">
            <text:p>-0,0739</text:p>
          </table:table-cell>
          <table:table-cell table:formula="oooc:=[.F445]*COS(RADIANS(30))" office:value-type="float" office:value="-0.187712426551939">
            <text:p>-0,1877</text:p>
          </table:table-cell>
          <table:table-cell table:number-columns-repeated="2"/>
          <table:table-cell table:style-name="ce1" office:value-type="float" office:value="-0.21675164">
            <text:p>-0,2168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formula="oooc:=[.C446]+[.$D$436]" office:value-type="float" office:value="-0.075486900086185">
            <text:p>-0,0755</text:p>
          </table:table-cell>
          <table:table-cell table:formula="oooc:=[.F446]*COS(RADIANS(30))" office:value-type="float" office:value="-0.189290108331284">
            <text:p>-0,1893</text:p>
          </table:table-cell>
          <table:table-cell table:number-columns-repeated="2"/>
          <table:table-cell table:style-name="ce1" office:value-type="float" office:value="-0.21857339">
            <text:p>-0,2186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formula="oooc:=[.C447]+[.$D$436]" office:value-type="float" office:value="-0.0781064623878062">
            <text:p>-0,0781</text:p>
          </table:table-cell>
          <table:table-cell table:formula="oooc:=[.F447]*COS(RADIANS(30))" office:value-type="float" office:value="-0.191909670632905">
            <text:p>-0,1919</text:p>
          </table:table-cell>
          <table:table-cell table:number-columns-repeated="2"/>
          <table:table-cell table:style-name="ce1" office:value-type="float" office:value="-0.2215982">
            <text:p>-0,2216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formula="oooc:=[.C448]+[.$D$436]" office:value-type="float" office:value="-0.0800163774928043">
            <text:p>-0,08</text:p>
          </table:table-cell>
          <table:table-cell table:formula="oooc:=[.F448]*COS(RADIANS(30))" office:value-type="float" office:value="-0.193819585737903">
            <text:p>-0,1938</text:p>
          </table:table-cell>
          <table:table-cell table:number-columns-repeated="2"/>
          <table:table-cell table:style-name="ce1" office:value-type="float" office:value="-0.22380358">
            <text:p>-0,2238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formula="oooc:=[.C449]+[.$D$436]" office:value-type="float" office:value="-0.0811914354016752">
            <text:p>-0,0812</text:p>
          </table:table-cell>
          <table:table-cell table:formula="oooc:=[.F449]*COS(RADIANS(30))" office:value-type="float" office:value="-0.194994643646774">
            <text:p>-0,195</text:p>
          </table:table-cell>
          <table:table-cell table:number-columns-repeated="2"/>
          <table:table-cell table:style-name="ce1" office:value-type="float" office:value="-0.22516042">
            <text:p>-0,2252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formula="oooc:=[.C450]+[.$D$436]" office:value-type="float" office:value="-0.0817848273480943">
            <text:p>-0,0818</text:p>
          </table:table-cell>
          <table:table-cell table:formula="oooc:=[.F450]*COS(RADIANS(30))" office:value-type="float" office:value="-0.195588035593193">
            <text:p>-0,1956</text:p>
          </table:table-cell>
          <table:table-cell table:number-columns-repeated="2"/>
          <table:table-cell table:style-name="ce1" office:value-type="float" office:value="-0.22584561">
            <text:p>-0,2258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formula="oooc:=[.C451]+[.$D$436]" office:value-type="float" office:value="-0.0811561535267251">
            <text:p>-0,0812</text:p>
          </table:table-cell>
          <table:table-cell table:formula="oooc:=[.F451]*COS(RADIANS(30))" office:value-type="float" office:value="-0.194959361771824">
            <text:p>-0,195</text:p>
          </table:table-cell>
          <table:table-cell table:number-columns-repeated="2"/>
          <table:table-cell table:style-name="ce1" office:value-type="float" office:value="-0.22511968">
            <text:p>-0,2251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formula="oooc:=[.C452]+[.$D$436]" office:value-type="float" office:value="-0.0845885326313222">
            <text:p>-0,0846</text:p>
          </table:table-cell>
          <table:table-cell table:formula="oooc:=[.F452]*COS(RADIANS(30))" office:value-type="float" office:value="-0.198391740876421">
            <text:p>-0,1984</text:p>
          </table:table-cell>
          <table:table-cell table:number-columns-repeated="2"/>
          <table:table-cell table:style-name="ce1" office:value-type="float" office:value="-0.22908305">
            <text:p>-0,2291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formula="oooc:=[.C453]+[.$D$436]" office:value-type="float" office:value="-0.0855069265912735">
            <text:p>-0,0855</text:p>
          </table:table-cell>
          <table:table-cell table:formula="oooc:=[.F453]*COS(RADIANS(30))" office:value-type="float" office:value="-0.199310134836372">
            <text:p>-0,1993</text:p>
          </table:table-cell>
          <table:table-cell table:number-columns-repeated="2"/>
          <table:table-cell table:style-name="ce1" office:value-type="float" office:value="-0.23014352">
            <text:p>-0,2301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formula="oooc:=[.C454]+[.$D$436]" office:value-type="float" office:value="-0.0879831183872981">
            <text:p>-0,088</text:p>
          </table:table-cell>
          <table:table-cell table:formula="oooc:=[.F454]*COS(RADIANS(30))" office:value-type="float" office:value="-0.201786326632397">
            <text:p>-0,2018</text:p>
          </table:table-cell>
          <table:table-cell table:number-columns-repeated="2"/>
          <table:table-cell table:style-name="ce1" office:value-type="float" office:value="-0.23300278">
            <text:p>-0,233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formula="oooc:=[.C455]+[.$D$436]" office:value-type="float" office:value="-0.0903240370152517">
            <text:p>-0,0903</text:p>
          </table:table-cell>
          <table:table-cell table:formula="oooc:=[.F455]*COS(RADIANS(30))" office:value-type="float" office:value="-0.20412724526035">
            <text:p>-0,2041</text:p>
          </table:table-cell>
          <table:table-cell table:number-columns-repeated="2"/>
          <table:table-cell table:style-name="ce1" office:value-type="float" office:value="-0.23570584">
            <text:p>-0,2357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formula="oooc:=[.C456]+[.$D$436]" office:value-type="float" office:value="-0.0923947903582407">
            <text:p>-0,0924</text:p>
          </table:table-cell>
          <table:table-cell table:formula="oooc:=[.F456]*COS(RADIANS(30))" office:value-type="float" office:value="-0.206197998603339">
            <text:p>-0,2062</text:p>
          </table:table-cell>
          <table:table-cell table:number-columns-repeated="2"/>
          <table:table-cell table:style-name="ce1" office:value-type="float" office:value="-0.23809694">
            <text:p>-0,2381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formula="oooc:=[.C457]+[.$D$436]" office:value-type="float" office:value="-0.104376139236296">
            <text:p>-0,1044</text:p>
          </table:table-cell>
          <table:table-cell table:formula="oooc:=[.F457]*COS(RADIANS(30))" office:value-type="float" office:value="-0.218179347481394">
            <text:p>-0,2182</text:p>
          </table:table-cell>
          <table:table-cell table:number-columns-repeated="2"/>
          <table:table-cell table:style-name="ce1" office:value-type="float" office:value="-0.25193181">
            <text:p>-0,2519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formula="oooc:=[.C458]+[.$D$436]" office:value-type="float" office:value="-0.0977204828608454">
            <text:p>-0,0977</text:p>
          </table:table-cell>
          <table:table-cell table:formula="oooc:=[.F458]*COS(RADIANS(30))" office:value-type="float" office:value="-0.211523691105944">
            <text:p>-0,2115</text:p>
          </table:table-cell>
          <table:table-cell table:number-columns-repeated="2"/>
          <table:table-cell table:style-name="ce1" office:value-type="float" office:value="-0.24424652">
            <text:p>-0,2442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table:formula="oooc:=[.C459]+[.$D$436]" office:value-type="float" office:value="-0.0967049554916057">
            <text:p>-0,0967</text:p>
          </table:table-cell>
          <table:table-cell table:formula="oooc:=[.F459]*COS(RADIANS(30))" office:value-type="float" office:value="-0.210508163736704">
            <text:p>-0,2105</text:p>
          </table:table-cell>
          <table:table-cell table:number-columns-repeated="2"/>
          <table:table-cell table:style-name="ce1" office:value-type="float" office:value="-0.24307389">
            <text:p>-0,2431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formula="oooc:=[.C460]+[.$D$436]" office:value-type="float" office:value="-0.101674209258521">
            <text:p>-0,1017</text:p>
          </table:table-cell>
          <table:table-cell table:formula="oooc:=[.F460]*COS(RADIANS(30))" office:value-type="float" office:value="-0.215477417503619">
            <text:p>-0,2155</text:p>
          </table:table-cell>
          <table:table-cell table:number-columns-repeated="2"/>
          <table:table-cell table:style-name="ce1" office:value-type="float" office:value="-0.24881189">
            <text:p>-0,2488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formula="oooc:=[.C461]+[.$D$436]" office:value-type="float" office:value="-0.119821555088473">
            <text:p>-0,1198</text:p>
          </table:table-cell>
          <table:table-cell table:formula="oooc:=[.F461]*COS(RADIANS(30))" office:value-type="float" office:value="-0.233624763333571">
            <text:p>-0,2336</text:p>
          </table:table-cell>
          <table:table-cell table:style-name="ce1" office:value-type="float" office:value="0.21388297">
            <text:p>0,2139</text:p>
          </table:table-cell>
          <table:table-cell/>
          <table:table-cell table:style-name="ce1" office:value-type="float" office:value="-0.26976664">
            <text:p>-0,2698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formula="oooc:=[.C462]+[.$D$436]" office:value-type="float" office:value="-0.122093139722599">
            <text:p>-0,1221</text:p>
          </table:table-cell>
          <table:table-cell table:formula="oooc:=[.F462]*COS(RADIANS(30))" office:value-type="float" office:value="-0.235896347967698">
            <text:p>-0,2359</text:p>
          </table:table-cell>
          <table:table-cell table:style-name="ce1" office:value-type="float" office:value="0.24245815">
            <text:p>0,2425</text:p>
          </table:table-cell>
          <table:table-cell/>
          <table:table-cell table:style-name="ce1" office:value-type="float" office:value="-0.27238964">
            <text:p>-0,2724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formula="oooc:=[.C463]+[.$D$436]" office:value-type="float" office:value="-0.129979565421146">
            <text:p>-0,13</text:p>
          </table:table-cell>
          <table:table-cell table:formula="oooc:=[.F463]*COS(RADIANS(30))" office:value-type="float" office:value="-0.243782773666245">
            <text:p>-0,2438</text:p>
          </table:table-cell>
          <table:table-cell table:style-name="ce1" office:value-type="float" office:value="0.21593803">
            <text:p>0,2159</text:p>
          </table:table-cell>
          <table:table-cell/>
          <table:table-cell table:style-name="ce1" office:value-type="float" office:value="-0.2814961">
            <text:p>-0,2815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formula="oooc:=[.C464]+[.$D$436]" office:value-type="float" office:value="-0.139144270596441">
            <text:p>-0,1391</text:p>
          </table:table-cell>
          <table:table-cell table:formula="oooc:=[.F464]*COS(RADIANS(30))" office:value-type="float" office:value="-0.25294747884154">
            <text:p>-0,2529</text:p>
          </table:table-cell>
          <table:table-cell table:style-name="ce1" office:value-type="float" office:value="0.21924698">
            <text:p>0,2192</text:p>
          </table:table-cell>
          <table:table-cell/>
          <table:table-cell table:style-name="ce1" office:value-type="float" office:value="-0.29207859">
            <text:p>-0,2921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formula="oooc:=[.C465]+[.$D$436]" office:value-type="float" office:value="-0.145209150422192">
            <text:p>-0,1452</text:p>
          </table:table-cell>
          <table:table-cell table:formula="oooc:=[.F465]*COS(RADIANS(30))" office:value-type="float" office:value="-0.25901235866729">
            <text:p>-0,259</text:p>
          </table:table-cell>
          <table:table-cell table:style-name="ce1" office:value-type="float" office:value="0.20934461">
            <text:p>0,2093</text:p>
          </table:table-cell>
          <table:table-cell/>
          <table:table-cell table:style-name="ce1" office:value-type="float" office:value="-0.29908171">
            <text:p>-0,2991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formula="oooc:=[.C466]+[.$D$436]" office:value-type="float" office:value="-0.147762305895851">
            <text:p>-0,1478</text:p>
          </table:table-cell>
          <table:table-cell table:formula="oooc:=[.F466]*COS(RADIANS(30))" office:value-type="float" office:value="-0.261565514140949">
            <text:p>-0,2616</text:p>
          </table:table-cell>
          <table:table-cell table:formula="oooc:=[.G466]*COS(RADIANS(60))" office:value-type="float" office:value="0.10755644">
            <text:p>0,1076</text:p>
          </table:table-cell>
          <table:table-cell table:formula="oooc:=[.B466]-[.D466]" office:value-type="float" office:value="-0.255318745895851">
            <text:p>-0,2553</text:p>
          </table:table-cell>
          <table:table-cell table:style-name="ce1" office:value-type="float" office:value="-0.30202984">
            <text:p>-0,302</text:p>
          </table:table-cell>
          <table:table-cell table:style-name="ce1" office:value-type="float" office:value="0.21511288">
            <text:p>0,2151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formula="oooc:=[.D467]+[.$E$466]" office:value-type="float" office:value="-0.142880355895851">
            <text:p>-0,1429</text:p>
          </table:table-cell>
          <table:table-cell/>
          <table:table-cell table:formula="oooc:=[.G467]*COS(RADIANS(60))" office:value-type="float" office:value="0.11243839">
            <text:p>0,1124</text:p>
          </table:table-cell>
          <table:table-cell table:number-columns-repeated="2"/>
          <table:table-cell table:style-name="ce1" office:value-type="float" office:value="0.22487678">
            <text:p>0,2249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formula="oooc:=[.D468]+[.$E$466]" office:value-type="float" office:value="-0.141690975895851">
            <text:p>-0,1417</text:p>
          </table:table-cell>
          <table:table-cell/>
          <table:table-cell table:formula="oooc:=[.G468]*COS(RADIANS(60))" office:value-type="float" office:value="0.11362777">
            <text:p>0,1136</text:p>
          </table:table-cell>
          <table:table-cell table:number-columns-repeated="2"/>
          <table:table-cell table:style-name="ce1" office:value-type="float" office:value="0.22725554">
            <text:p>0,2273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table:formula="oooc:=[.D469]+[.$E$466]" office:value-type="float" office:value="-0.142510185895851">
            <text:p>-0,1425</text:p>
          </table:table-cell>
          <table:table-cell/>
          <table:table-cell table:formula="oooc:=[.G469]*COS(RADIANS(60))" office:value-type="float" office:value="0.11280856">
            <text:p>0,1128</text:p>
          </table:table-cell>
          <table:table-cell table:number-columns-repeated="2"/>
          <table:table-cell table:style-name="ce1" office:value-type="float" office:value="0.22561712">
            <text:p>0,2256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formula="oooc:=[.D470]+[.$E$466]" office:value-type="float" office:value="-0.140489205895851">
            <text:p>-0,1405</text:p>
          </table:table-cell>
          <table:table-cell/>
          <table:table-cell table:formula="oooc:=[.G470]*COS(RADIANS(60))" office:value-type="float" office:value="0.11482954">
            <text:p>0,1148</text:p>
          </table:table-cell>
          <table:table-cell table:number-columns-repeated="2"/>
          <table:table-cell table:style-name="ce1" office:value-type="float" office:value="0.22965908">
            <text:p>0,2297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formula="oooc:=[.D471]+[.$E$466]" office:value-type="float" office:value="-0.132049135895851">
            <text:p>-0,132</text:p>
          </table:table-cell>
          <table:table-cell/>
          <table:table-cell table:formula="oooc:=[.G471]*COS(RADIANS(60))" office:value-type="float" office:value="0.12326961">
            <text:p>0,1233</text:p>
          </table:table-cell>
          <table:table-cell table:number-columns-repeated="2"/>
          <table:table-cell table:style-name="ce1" office:value-type="float" office:value="0.24653922">
            <text:p>0,2465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table:formula="oooc:=[.D472]+[.$E$466]" office:value-type="float" office:value="-0.127910985895851">
            <text:p>-0,1279</text:p>
          </table:table-cell>
          <table:table-cell/>
          <table:table-cell table:formula="oooc:=[.G472]*COS(RADIANS(60))" office:value-type="float" office:value="0.12740776">
            <text:p>0,1274</text:p>
          </table:table-cell>
          <table:table-cell table:number-columns-repeated="2"/>
          <table:table-cell table:style-name="ce1" office:value-type="float" office:value="0.25481552">
            <text:p>0,2548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table:formula="oooc:=[.D473]+[.$E$466]" office:value-type="float" office:value="-0.135753235895851">
            <text:p>-0,1358</text:p>
          </table:table-cell>
          <table:table-cell/>
          <table:table-cell table:formula="oooc:=[.G473]*COS(RADIANS(60))" office:value-type="float" office:value="0.11956551">
            <text:p>0,1196</text:p>
          </table:table-cell>
          <table:table-cell table:number-columns-repeated="2"/>
          <table:table-cell table:style-name="ce1" office:value-type="float" office:value="0.23913102">
            <text:p>0,2391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table:formula="oooc:=[.D474]+[.$E$466]" office:value-type="float" office:value="-0.142723860895851">
            <text:p>-0,1427</text:p>
          </table:table-cell>
          <table:table-cell/>
          <table:table-cell table:formula="oooc:=[.G474]*COS(RADIANS(60))" office:value-type="float" office:value="0.112594885">
            <text:p>0,1126</text:p>
          </table:table-cell>
          <table:table-cell table:number-columns-repeated="2"/>
          <table:table-cell table:style-name="ce1" office:value-type="float" office:value="0.22518977">
            <text:p>0,2252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table:formula="oooc:=[.D475]+[.$E$466]" office:value-type="float" office:value="-0.134526630895851">
            <text:p>-0,1345</text:p>
          </table:table-cell>
          <table:table-cell/>
          <table:table-cell table:formula="oooc:=[.G475]*COS(RADIANS(60))" office:value-type="float" office:value="0.120792115">
            <text:p>0,1208</text:p>
          </table:table-cell>
          <table:table-cell table:number-columns-repeated="2"/>
          <table:table-cell table:style-name="ce1" office:value-type="float" office:value="0.24158423">
            <text:p>0,2416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formula="oooc:=[.D476]+[.$E$466]" office:value-type="float" office:value="-0.135647355895851">
            <text:p>-0,1356</text:p>
          </table:table-cell>
          <table:table-cell/>
          <table:table-cell table:formula="oooc:=[.G476]*COS(RADIANS(60))" office:value-type="float" office:value="0.11967139">
            <text:p>0,1197</text:p>
          </table:table-cell>
          <table:table-cell table:number-columns-repeated="2"/>
          <table:table-cell table:style-name="ce1" office:value-type="float" office:value="0.23934278">
            <text:p>0,2393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table:formula="oooc:=[.D477]+[.$E$466]" office:value-type="float" office:value="-0.130065785895851">
            <text:p>-0,1301</text:p>
          </table:table-cell>
          <table:table-cell/>
          <table:table-cell table:formula="oooc:=[.G477]*COS(RADIANS(60))" office:value-type="float" office:value="0.12525296">
            <text:p>0,1253</text:p>
          </table:table-cell>
          <table:table-cell table:number-columns-repeated="2"/>
          <table:table-cell table:style-name="ce1" office:value-type="float" office:value="0.25050592">
            <text:p>0,2505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table:formula="oooc:=[.D478]+[.$E$466]" office:value-type="float" office:value="-0.129413385895851">
            <text:p>-0,1294</text:p>
          </table:table-cell>
          <table:table-cell/>
          <table:table-cell table:formula="oooc:=[.G478]*COS(RADIANS(60))" office:value-type="float" office:value="0.12590536">
            <text:p>0,1259</text:p>
          </table:table-cell>
          <table:table-cell table:number-columns-repeated="2"/>
          <table:table-cell table:style-name="ce1" office:value-type="float" office:value="0.25181072">
            <text:p>0,2518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table:formula="oooc:=[.D479]+[.$E$466]" office:value-type="float" office:value="-0.132538310895851">
            <text:p>-0,1325</text:p>
          </table:table-cell>
          <table:table-cell/>
          <table:table-cell table:formula="oooc:=[.G479]*COS(RADIANS(60))" office:value-type="float" office:value="0.122780435">
            <text:p>0,1228</text:p>
          </table:table-cell>
          <table:table-cell table:number-columns-repeated="2"/>
          <table:table-cell table:style-name="ce1" office:value-type="float" office:value="0.24556087">
            <text:p>0,2456</text:p>
          </table:table-cell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table:formula="oooc:=[.D480]+[.$E$466]" office:value-type="float" office:value="-0.132567830895851">
            <text:p>-0,1326</text:p>
          </table:table-cell>
          <table:table-cell/>
          <table:table-cell table:formula="oooc:=[.G480]*COS(RADIANS(60))" office:value-type="float" office:value="0.122750915">
            <text:p>0,1228</text:p>
          </table:table-cell>
          <table:table-cell table:number-columns-repeated="2"/>
          <table:table-cell table:style-name="ce1" office:value-type="float" office:value="0.24550183">
            <text:p>0,2455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formula="oooc:=[.D481]+[.$E$466]" office:value-type="float" office:value="-0.127868470895851">
            <text:p>-0,1279</text:p>
          </table:table-cell>
          <table:table-cell/>
          <table:table-cell table:formula="oooc:=[.G481]*COS(RADIANS(60))" office:value-type="float" office:value="0.127450275">
            <text:p>0,1275</text:p>
          </table:table-cell>
          <table:table-cell table:number-columns-repeated="2"/>
          <table:table-cell table:style-name="ce1" office:value-type="float" office:value="0.25490055">
            <text:p>0,2549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table:formula="oooc:=[.D482]+[.$E$466]" office:value-type="float" office:value="-0.129117355895851">
            <text:p>-0,1291</text:p>
          </table:table-cell>
          <table:table-cell/>
          <table:table-cell table:formula="oooc:=[.G482]*COS(RADIANS(60))" office:value-type="float" office:value="0.12620139">
            <text:p>0,1262</text:p>
          </table:table-cell>
          <table:table-cell table:number-columns-repeated="2"/>
          <table:table-cell table:style-name="ce1" office:value-type="float" office:value="0.25240278">
            <text:p>0,2524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table:formula="oooc:=[.D483]+[.$E$466]" office:value-type="float" office:value="-0.122085460895851">
            <text:p>-0,1221</text:p>
          </table:table-cell>
          <table:table-cell/>
          <table:table-cell table:formula="oooc:=[.G483]*COS(RADIANS(60))" office:value-type="float" office:value="0.133233285">
            <text:p>0,1332</text:p>
          </table:table-cell>
          <table:table-cell table:number-columns-repeated="2"/>
          <table:table-cell table:style-name="ce1" office:value-type="float" office:value="0.26646657">
            <text:p>0,2665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table:formula="oooc:=[.D484]+[.$E$466]" office:value-type="float" office:value="-0.126716290895851">
            <text:p>-0,1267</text:p>
          </table:table-cell>
          <table:table-cell/>
          <table:table-cell table:formula="oooc:=[.G484]*COS(RADIANS(60))" office:value-type="float" office:value="0.128602455">
            <text:p>0,1286</text:p>
          </table:table-cell>
          <table:table-cell table:number-columns-repeated="2"/>
          <table:table-cell table:style-name="ce1" office:value-type="float" office:value="0.25720491">
            <text:p>0,2572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table:formula="oooc:=[.D485]+[.$E$466]" office:value-type="float" office:value="-0.114034725895851">
            <text:p>-0,114</text:p>
          </table:table-cell>
          <table:table-cell/>
          <table:table-cell table:formula="oooc:=[.G485]*COS(RADIANS(60))" office:value-type="float" office:value="0.14128402">
            <text:p>0,1413</text:p>
          </table:table-cell>
          <table:table-cell table:number-columns-repeated="2"/>
          <table:table-cell table:style-name="ce1" office:value-type="float" office:value="0.28256804">
            <text:p>0,2826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formula="oooc:=[.D486]+[.$E$466]" office:value-type="float" office:value="-0.118136670895851">
            <text:p>-0,1181</text:p>
          </table:table-cell>
          <table:table-cell/>
          <table:table-cell table:formula="oooc:=[.G486]*COS(RADIANS(60))" office:value-type="float" office:value="0.137182075">
            <text:p>0,1372</text:p>
          </table:table-cell>
          <table:table-cell table:number-columns-repeated="2"/>
          <table:table-cell table:style-name="ce1" office:value-type="float" office:value="0.27436415">
            <text:p>0,2744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table:formula="oooc:=[.D487]+[.$E$466]" office:value-type="float" office:value="-0.117364550895851">
            <text:p>-0,1174</text:p>
          </table:table-cell>
          <table:table-cell/>
          <table:table-cell table:formula="oooc:=[.G487]*COS(RADIANS(60))" office:value-type="float" office:value="0.137954195">
            <text:p>0,138</text:p>
          </table:table-cell>
          <table:table-cell table:number-columns-repeated="2"/>
          <table:table-cell table:style-name="ce1" office:value-type="float" office:value="0.27590839">
            <text:p>0,2759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table:formula="oooc:=[.D488]+[.$E$466]" office:value-type="float" office:value="-0.120193895895851">
            <text:p>-0,1202</text:p>
          </table:table-cell>
          <table:table-cell/>
          <table:table-cell table:formula="oooc:=[.G488]*COS(RADIANS(60))" office:value-type="float" office:value="0.13512485">
            <text:p>0,1351</text:p>
          </table:table-cell>
          <table:table-cell table:number-columns-repeated="2"/>
          <table:table-cell table:style-name="ce1" office:value-type="float" office:value="0.2702497">
            <text:p>0,2702</text:p>
          </table:table-cell>
          <table:table-cell table:number-columns-repeated="4"/>
        </table:table-row>
        <table:table-row table:style-name="ro1">
          <table:table-cell office:value-type="float" office:value="83">
            <text:p>83</text:p>
          </table:table-cell>
          <table:table-cell table:formula="oooc:=[.D489]+[.$E$466]" office:value-type="float" office:value="-0.119614885895851">
            <text:p>-0,1196</text:p>
          </table:table-cell>
          <table:table-cell/>
          <table:table-cell table:formula="oooc:=[.G489]*COS(RADIANS(60))" office:value-type="float" office:value="0.13570386">
            <text:p>0,1357</text:p>
          </table:table-cell>
          <table:table-cell table:number-columns-repeated="2"/>
          <table:table-cell table:style-name="ce1" office:value-type="float" office:value="0.27140772">
            <text:p>0,2714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table:formula="oooc:=[.D490]+[.$E$466]" office:value-type="float" office:value="-0.121692870895851">
            <text:p>-0,1217</text:p>
          </table:table-cell>
          <table:table-cell/>
          <table:table-cell table:formula="oooc:=[.G490]*COS(RADIANS(60))" office:value-type="float" office:value="0.133625875">
            <text:p>0,1336</text:p>
          </table:table-cell>
          <table:table-cell table:number-columns-repeated="2"/>
          <table:table-cell table:style-name="ce1" office:value-type="float" office:value="0.26725175">
            <text:p>0,2673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formula="oooc:=[.D491]+[.$E$466]" office:value-type="float" office:value="-0.124151930895851">
            <text:p>-0,1242</text:p>
          </table:table-cell>
          <table:table-cell/>
          <table:table-cell table:formula="oooc:=[.G491]*COS(RADIANS(60))" office:value-type="float" office:value="0.131166815">
            <text:p>0,1312</text:p>
          </table:table-cell>
          <table:table-cell table:number-columns-repeated="2"/>
          <table:table-cell table:style-name="ce1" office:value-type="float" office:value="0.26233363">
            <text:p>0,2623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table:formula="oooc:=[.D492]+[.$E$466]" office:value-type="float" office:value="-0.116390875895851">
            <text:p>-0,1164</text:p>
          </table:table-cell>
          <table:table-cell/>
          <table:table-cell table:formula="oooc:=[.G492]*COS(RADIANS(60))" office:value-type="float" office:value="0.13892787">
            <text:p>0,1389</text:p>
          </table:table-cell>
          <table:table-cell table:number-columns-repeated="2"/>
          <table:table-cell table:style-name="ce1" office:value-type="float" office:value="0.27785574">
            <text:p>0,2779</text:p>
          </table:table-cell>
          <table:table-cell table:number-columns-repeated="4"/>
        </table:table-row>
        <table:table-row table:style-name="ro1">
          <table:table-cell office:value-type="float" office:value="87">
            <text:p>87</text:p>
          </table:table-cell>
          <table:table-cell table:formula="oooc:=[.D493]+[.$E$466]" office:value-type="float" office:value="-0.116098140895851">
            <text:p>-0,1161</text:p>
          </table:table-cell>
          <table:table-cell/>
          <table:table-cell table:formula="oooc:=[.G493]*COS(RADIANS(60))" office:value-type="float" office:value="0.139220605">
            <text:p>0,1392</text:p>
          </table:table-cell>
          <table:table-cell table:number-columns-repeated="2"/>
          <table:table-cell table:style-name="ce1" office:value-type="float" office:value="0.27844121">
            <text:p>0,2784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table:formula="oooc:=[.D494]+[.$E$466]" office:value-type="float" office:value="-0.120840915895851">
            <text:p>-0,1208</text:p>
          </table:table-cell>
          <table:table-cell/>
          <table:table-cell table:formula="oooc:=[.G494]*COS(RADIANS(60))" office:value-type="float" office:value="0.13447783">
            <text:p>0,1345</text:p>
          </table:table-cell>
          <table:table-cell table:number-columns-repeated="2"/>
          <table:table-cell table:style-name="ce1" office:value-type="float" office:value="0.26895566">
            <text:p>0,269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table:formula="oooc:=[.D495]+[.$E$466]" office:value-type="float" office:value="-0.117340690895851">
            <text:p>-0,1173</text:p>
          </table:table-cell>
          <table:table-cell/>
          <table:table-cell table:formula="oooc:=[.G495]*COS(RADIANS(60))" office:value-type="float" office:value="0.137978055">
            <text:p>0,138</text:p>
          </table:table-cell>
          <table:table-cell table:number-columns-repeated="2"/>
          <table:table-cell table:style-name="ce1" office:value-type="float" office:value="0.27595611">
            <text:p>0,276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formula="oooc:=[.D496]+[.$E$466]" office:value-type="float" office:value="-0.114313550895851">
            <text:p>-0,1143</text:p>
          </table:table-cell>
          <table:table-cell/>
          <table:table-cell table:formula="oooc:=[.G496]*COS(RADIANS(60))" office:value-type="float" office:value="0.141005195">
            <text:p>0,141</text:p>
          </table:table-cell>
          <table:table-cell table:number-columns-repeated="2"/>
          <table:table-cell table:style-name="ce1" office:value-type="float" office:value="0.28201039">
            <text:p>0,282</text:p>
          </table:table-cell>
          <table:table-cell table:number-columns-repeated="4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>
            <text:p>L</text:p>
          </table:table-cell>
          <table:table-cell office:value-type="float" office:value="0.065">
            <text:p>0,065</text:p>
          </table:table-cell>
          <table:table-cell table:number-columns-repeated="9"/>
        </table:table-row>
        <table:table-row table:style-name="ro1">
          <table:table-cell office:value-type="string">
            <text:p>D1</text:p>
          </table:table-cell>
          <table:table-cell office:value-type="float" office:value="0.08">
            <text:p>0,08</text:p>
          </table:table-cell>
          <table:table-cell table:number-columns-repeated="9"/>
        </table:table-row>
        <table:table-row table:style-name="ro1">
          <table:table-cell office:value-type="string">
            <text:p>D2</text:p>
          </table:table-cell>
          <table:table-cell office:value-type="float" office:value="0.092">
            <text:p>0,092</text:p>
          </table:table-cell>
          <table:table-cell table:number-columns-repeated="9"/>
        </table:table-row>
        <table:table-row table:style-name="ro1">
          <table:table-cell office:value-type="string">
            <text:p>D3</text:p>
          </table:table-cell>
          <table:table-cell office:value-type="float" office:value="0.16">
            <text:p>0,16</text:p>
          </table:table-cell>
          <table:table-cell table:number-columns-repeated="9"/>
        </table:table-row>
        <table:table-row table:style-name="ro1">
          <table:table-cell table:number-columns-repeated="6"/>
          <table:table-cell>
            <draw:frame table:end-cell-address="Sheet1.K521" table:end-x="0.347cm" table:end-y="0.185cm" draw:z-index="5" svg:width="7.999cm" svg:height="6.999cm" svg:x="1.38cm" svg:y="0.411cm">
              <draw:object draw:notify-on-update-of-ranges="Sheet1.A506:Sheet1.B60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3"/>
          <table:table-cell>
            <draw:frame table:end-cell-address="Sheet1.O521" table:end-x="0.307cm" table:end-y="0.093cm" draw:z-index="6" svg:width="7.999cm" svg:height="6.999cm" svg:x="1.339cm" svg:y="0.319cm">
              <draw:object draw:notify-on-update-of-ranges="Sheet1.A506:Sheet1.A602 Sheet1.C506:Sheet1.C60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/>
          <table:table-cell office:value-type="string">
            <text:p>Lacet</text:p>
          </table:table-cell>
          <table:table-cell office:value-type="string">
            <text:p>Roulis</text:p>
          </table:table-cell>
          <table:table-cell office:value-type="string">
            <text:p>Tangage</text:p>
          </table:table-cell>
          <table:table-cell office:value-type="string">
            <text:p>Poussée</text:p>
          </table:table-cell>
          <table:table-cell office:value-type="string">
            <text:p>Portance</text:p>
          </table:table-cell>
          <table:table-cell table:number-columns-repeated="5"/>
        </table:table-row>
        <table:table-row table:style-name="ro1">
          <table:table-cell office:value-type="float" office:value="-5">
            <text:p>-5</text:p>
          </table:table-cell>
          <table:table-cell table:formula="oooc:=[.$B$501]/2*(([.B301]-[.B201])*SIN(RADIANS([.A507]))+([.B1]-[.B101])*COS(RADIANS([.A507])))" office:value-type="float" office:value="-0.0000647536788868543">
            <text:p>-0,0001</text:p>
          </table:table-cell>
          <table:table-cell table:formula="oooc:=[.$B$501]/2*(([.B301]-[.B201])*COS(RADIANS([.A507]))+([.B101]-[.B1])*SIN(RADIANS([.A507])))" office:value-type="float" office:value="-0.00844874623515">
            <text:p>-0,0084</text:p>
          </table:table-cell>
          <table:table-cell table:formula="oooc:=-[.B401]*[.$B$502]" office:value-type="float" office:value="0.0104354544">
            <text:p>0,0104</text:p>
          </table:table-cell>
          <table:table-cell table:formula="oooc:=([.B301]+[.B201])*SIN(RADIANS([.A507]))-([.B101]+[.B1])*COS(RADIANS([.A507]))" office:value-type="float" office:value="0.605422387463934">
            <text:p>0,6054</text:p>
          </table:table-cell>
          <table:table-cell table:formula="oooc:=-([.B301]+[.B201])*COS(RADIANS([.A507]))-([.B1]+[.B101])*SIN(RADIANS([.A507]))-[.B401]" office:value-type="float" office:value="0.184407753639569">
            <text:p>0,1844</text:p>
          </table:table-cell>
          <table:table-cell table:number-columns-repeated="5"/>
        </table:table-row>
        <table:table-row table:style-name="ro1">
          <table:table-cell office:value-type="float" office:value="-4">
            <text:p>-4</text:p>
          </table:table-cell>
          <table:table-cell table:formula="oooc:=[.$B$501]/2*(([.B302]-[.B202])*SIN(RADIANS([.A508]))+([.B2]-[.B102])*COS(RADIANS([.A508])))" office:value-type="float" office:value="-0.000205342143787571">
            <text:p>-0,0002</text:p>
          </table:table-cell>
          <table:table-cell table:formula="oooc:=[.$B$501]/2*(([.B302]-[.B202])*COS(RADIANS([.A508]))+([.B102]-[.B2])*SIN(RADIANS([.A508])))" office:value-type="float" office:value="-0.00839750531976348">
            <text:p>-0,0084</text:p>
          </table:table-cell>
          <table:table-cell table:formula="oooc:=-[.B402]*[.$B$502]" office:value-type="float" office:value="0.0024204016">
            <text:p>0,0024</text:p>
          </table:table-cell>
          <table:table-cell table:formula="oooc:=([.B302]+[.B202])*SIN(RADIANS([.A508]))-([.B102]+[.B2])*COS(RADIANS([.A508]))" office:value-type="float" office:value="0.609040552252057">
            <text:p>0,609</text:p>
          </table:table-cell>
          <table:table-cell table:formula="oooc:=-([.B302]+[.B202])*COS(RADIANS([.A508]))-([.B2]+[.B102])*SIN(RADIANS([.A508]))-[.B402]" office:value-type="float" office:value="0.0845975042681553">
            <text:p>0,0846</text:p>
          </table:table-cell>
          <table:table-cell table:number-columns-repeated="5"/>
        </table:table-row>
        <table:table-row table:style-name="ro1">
          <table:table-cell office:value-type="float" office:value="-3">
            <text:p>-3</text:p>
          </table:table-cell>
          <table:table-cell table:formula="oooc:=[.$B$501]/2*(([.B303]-[.B203])*SIN(RADIANS([.A509]))+([.B3]-[.B103])*COS(RADIANS([.A509])))" office:value-type="float" office:value="-0.000233449119187107">
            <text:p>-0,0002</text:p>
          </table:table-cell>
          <table:table-cell table:formula="oooc:=[.$B$501]/2*(([.B303]-[.B203])*COS(RADIANS([.A509]))+([.B103]-[.B3])*SIN(RADIANS([.A509])))" office:value-type="float" office:value="-0.00840304441321081">
            <text:p>-0,0084</text:p>
          </table:table-cell>
          <table:table-cell table:formula="oooc:=-[.B403]*[.$B$502]" office:value-type="float" office:value="0.0049008584">
            <text:p>0,0049</text:p>
          </table:table-cell>
          <table:table-cell table:formula="oooc:=([.B303]+[.B203])*SIN(RADIANS([.A509]))-([.B103]+[.B3])*COS(RADIANS([.A509]))" office:value-type="float" office:value="0.604961301845862">
            <text:p>0,605</text:p>
          </table:table-cell>
          <table:table-cell table:formula="oooc:=-([.B303]+[.B203])*COS(RADIANS([.A509]))-([.B3]+[.B103])*SIN(RADIANS([.A509]))-[.B403]" office:value-type="float" office:value="0.117451609425283">
            <text:p>0,1175</text:p>
          </table:table-cell>
          <table:table-cell table:number-columns-repeated="5"/>
        </table:table-row>
        <table:table-row table:style-name="ro1">
          <table:table-cell office:value-type="float" office:value="-2">
            <text:p>-2</text:p>
          </table:table-cell>
          <table:table-cell table:formula="oooc:=[.$B$501]/2*(([.B304]-[.B204])*SIN(RADIANS([.A510]))+([.B4]-[.B104])*COS(RADIANS([.A510])))" office:value-type="float" office:value="-0.000138480528944612">
            <text:p>-0,0001</text:p>
          </table:table-cell>
          <table:table-cell table:formula="oooc:=[.$B$501]/2*(([.B304]-[.B204])*COS(RADIANS([.A510]))+([.B104]-[.B4])*SIN(RADIANS([.A510])))" office:value-type="float" office:value="-0.00834095781189713">
            <text:p>-0,0083</text:p>
          </table:table-cell>
          <table:table-cell table:formula="oooc:=-[.B404]*[.$B$502]" office:value-type="float" office:value="0.0029665944">
            <text:p>0,003</text:p>
          </table:table-cell>
          <table:table-cell table:formula="oooc:=([.B304]+[.B204])*SIN(RADIANS([.A510]))-([.B104]+[.B4])*COS(RADIANS([.A510]))" office:value-type="float" office:value="0.598794761106589">
            <text:p>0,5988</text:p>
          </table:table-cell>
          <table:table-cell table:formula="oooc:=-([.B304]+[.B204])*COS(RADIANS([.A510]))-([.B4]+[.B104])*SIN(RADIANS([.A510]))-[.B404]" office:value-type="float" office:value="0.0949512163103437">
            <text:p>0,095</text:p>
          </table:table-cell>
          <table:table-cell table:number-columns-repeated="5"/>
        </table:table-row>
        <table:table-row table:style-name="ro1">
          <table:table-cell office:value-type="float" office:value="-1">
            <text:p>-1</text:p>
          </table:table-cell>
          <table:table-cell table:formula="oooc:=[.$B$501]/2*(([.B305]-[.B205])*SIN(RADIANS([.A511]))+([.B5]-[.B105])*COS(RADIANS([.A511])))" office:value-type="float" office:value="-0.000030078869601678">
            <text:p>0</text:p>
          </table:table-cell>
          <table:table-cell table:formula="oooc:=[.$B$501]/2*(([.B305]-[.B205])*COS(RADIANS([.A511]))+([.B105]-[.B5])*SIN(RADIANS([.A511])))" office:value-type="float" office:value="-0.0083539875764288">
            <text:p>-0,0084</text:p>
          </table:table-cell>
          <table:table-cell table:formula="oooc:=-[.B405]*[.$B$502]" office:value-type="float" office:value="0.0034906672">
            <text:p>0,0035</text:p>
          </table:table-cell>
          <table:table-cell table:formula="oooc:=([.B305]+[.B205])*SIN(RADIANS([.A511]))-([.B105]+[.B5])*COS(RADIANS([.A511]))" office:value-type="float" office:value="0.600765767507766">
            <text:p>0,6008</text:p>
          </table:table-cell>
          <table:table-cell table:formula="oooc:=-([.B305]+[.B205])*COS(RADIANS([.A511]))-([.B5]+[.B105])*SIN(RADIANS([.A511]))-[.B405]" office:value-type="float" office:value="0.103270844732679">
            <text:p>0,1033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formula="oooc:=[.$B$501]/2*(([.B306]-[.B206])*SIN(RADIANS([.A512]))+([.B6]-[.B106])*COS(RADIANS([.A512])))" office:value-type="float" office:value="0.0000504630750000004">
            <text:p>0,0001</text:p>
          </table:table-cell>
          <table:table-cell table:formula="oooc:=[.$B$501]/2*(([.B306]-[.B206])*COS(RADIANS([.A512]))+([.B106]-[.B6])*SIN(RADIANS([.A512])))" office:value-type="float" office:value="-0.00833585415">
            <text:p>-0,0083</text:p>
          </table:table-cell>
          <table:table-cell table:formula="oooc:=-[.B406]*[.$B$502]" office:value-type="float" office:value="0.0076649376">
            <text:p>0,0077</text:p>
          </table:table-cell>
          <table:table-cell table:formula="oooc:=([.B306]+[.B206])*SIN(RADIANS([.A512]))-([.B106]+[.B6])*COS(RADIANS([.A512]))" office:value-type="float" office:value="0.59675521">
            <text:p>0,5968</text:p>
          </table:table-cell>
          <table:table-cell table:formula="oooc:=-([.B306]+[.B206])*COS(RADIANS([.A512]))-([.B6]+[.B106])*SIN(RADIANS([.A512]))-[.B406]" office:value-type="float" office:value="0.1592647">
            <text:p>0,159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ooc:=[.$B$501]/2*(([.B307]-[.B207])*SIN(RADIANS([.A513]))+([.B7]-[.B107])*COS(RADIANS([.A513])))" office:value-type="float" office:value="0.000282247242785042">
            <text:p>0,0003</text:p>
          </table:table-cell>
          <table:table-cell table:formula="oooc:=[.$B$501]/2*(([.B307]-[.B207])*COS(RADIANS([.A513]))+([.B107]-[.B7])*SIN(RADIANS([.A513])))" office:value-type="float" office:value="-0.00830656622386654">
            <text:p>-0,0083</text:p>
          </table:table-cell>
          <table:table-cell table:formula="oooc:=-[.B407]*[.$B$502]" office:value-type="float" office:value="0.0063221984">
            <text:p>0,0063</text:p>
          </table:table-cell>
          <table:table-cell table:formula="oooc:=([.B307]+[.B207])*SIN(RADIANS([.A513]))-([.B107]+[.B7])*COS(RADIANS([.A513]))" office:value-type="float" office:value="0.59328419893661">
            <text:p>0,5933</text:p>
          </table:table-cell>
          <table:table-cell table:formula="oooc:=-([.B307]+[.B207])*COS(RADIANS([.A513]))-([.B7]+[.B107])*SIN(RADIANS([.A513]))-[.B407]" office:value-type="float" office:value="0.141930617425168">
            <text:p>0,1419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ooc:=[.$B$501]/2*(([.B308]-[.B208])*SIN(RADIANS([.A514]))+([.B8]-[.B108])*COS(RADIANS([.A514])))" office:value-type="float" office:value="0.000228061663662755">
            <text:p>0,0002</text:p>
          </table:table-cell>
          <table:table-cell table:formula="oooc:=[.$B$501]/2*(([.B308]-[.B208])*COS(RADIANS([.A514]))+([.B108]-[.B8])*SIN(RADIANS([.A514])))" office:value-type="float" office:value="-0.00828525674182594">
            <text:p>-0,0083</text:p>
          </table:table-cell>
          <table:table-cell table:formula="oooc:=-[.B408]*[.$B$502]" office:value-type="float" office:value="0.0088543984">
            <text:p>0,0089</text:p>
          </table:table-cell>
          <table:table-cell table:formula="oooc:=([.B308]+[.B208])*SIN(RADIANS([.A514]))-([.B108]+[.B8])*COS(RADIANS([.A514]))" office:value-type="float" office:value="0.594747838518416">
            <text:p>0,5947</text:p>
          </table:table-cell>
          <table:table-cell table:formula="oooc:=-([.B308]+[.B208])*COS(RADIANS([.A514]))-([.B8]+[.B108])*SIN(RADIANS([.A514]))-[.B408]" office:value-type="float" office:value="0.174719751527711">
            <text:p>0,174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formula="oooc:=[.$B$501]/2*(([.B309]-[.B209])*SIN(RADIANS([.A515]))+([.B9]-[.B109])*COS(RADIANS([.A515])))" office:value-type="float" office:value="0.0000400298465842977">
            <text:p>0</text:p>
          </table:table-cell>
          <table:table-cell table:formula="oooc:=[.$B$501]/2*(([.B309]-[.B209])*COS(RADIANS([.A515]))+([.B109]-[.B9])*SIN(RADIANS([.A515])))" office:value-type="float" office:value="-0.00824778257466966">
            <text:p>-0,0082</text:p>
          </table:table-cell>
          <table:table-cell table:formula="oooc:=-[.B409]*[.$B$502]" office:value-type="float" office:value="0.0084711368">
            <text:p>0,0085</text:p>
          </table:table-cell>
          <table:table-cell table:formula="oooc:=([.B309]+[.B209])*SIN(RADIANS([.A515]))-([.B109]+[.B9])*COS(RADIANS([.A515]))" office:value-type="float" office:value="0.595196920735477">
            <text:p>0,5952</text:p>
          </table:table-cell>
          <table:table-cell table:formula="oooc:=-([.B309]+[.B209])*COS(RADIANS([.A515]))-([.B9]+[.B109])*SIN(RADIANS([.A515]))-[.B409]" office:value-type="float" office:value="0.170927592842852">
            <text:p>0,170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formula="oooc:=[.$B$501]/2*(([.B310]-[.B210])*SIN(RADIANS([.A516]))+([.B10]-[.B110])*COS(RADIANS([.A516])))" office:value-type="float" office:value="-0.000112232172571606">
            <text:p>-0,0001</text:p>
          </table:table-cell>
          <table:table-cell table:formula="oooc:=[.$B$501]/2*(([.B310]-[.B210])*COS(RADIANS([.A516]))+([.B110]-[.B10])*SIN(RADIANS([.A516])))" office:value-type="float" office:value="-0.00818634457834938">
            <text:p>-0,0082</text:p>
          </table:table-cell>
          <table:table-cell table:formula="oooc:=-[.B410]*[.$B$502]" office:value-type="float" office:value="0.0048816392">
            <text:p>0,0049</text:p>
          </table:table-cell>
          <table:table-cell table:formula="oooc:=([.B310]+[.B210])*SIN(RADIANS([.A516]))-([.B110]+[.B10])*COS(RADIANS([.A516]))" office:value-type="float" office:value="0.598830420499048">
            <text:p>0,5988</text:p>
          </table:table-cell>
          <table:table-cell table:formula="oooc:=-([.B310]+[.B210])*COS(RADIANS([.A516]))-([.B10]+[.B110])*SIN(RADIANS([.A516]))-[.B410]" office:value-type="float" office:value="0.12707859272289">
            <text:p>0,1271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formula="oooc:=[.$B$501]/2*(([.B311]-[.B211])*SIN(RADIANS([.A517]))+([.B11]-[.B111])*COS(RADIANS([.A517])))" office:value-type="float" office:value="-0.000351381124411061">
            <text:p>-0,0004</text:p>
          </table:table-cell>
          <table:table-cell table:formula="oooc:=[.$B$501]/2*(([.B311]-[.B211])*COS(RADIANS([.A517]))+([.B111]-[.B11])*SIN(RADIANS([.A517])))" office:value-type="float" office:value="-0.0081222328653362">
            <text:p>-0,0081</text:p>
          </table:table-cell>
          <table:table-cell table:formula="oooc:=-[.B411]*[.$B$502]" office:value-type="float" office:value="0.0061367776">
            <text:p>0,0061</text:p>
          </table:table-cell>
          <table:table-cell table:formula="oooc:=([.B311]+[.B211])*SIN(RADIANS([.A517]))-([.B111]+[.B11])*COS(RADIANS([.A517]))" office:value-type="float" office:value="0.600556214334249">
            <text:p>0,6006</text:p>
          </table:table-cell>
          <table:table-cell table:formula="oooc:=-([.B311]+[.B211])*COS(RADIANS([.A517]))-([.B11]+[.B111])*SIN(RADIANS([.A517]))-[.B411]" office:value-type="float" office:value="0.144814622637993">
            <text:p>0,1448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formula="oooc:=[.$B$501]/2*(([.B312]-[.B212])*SIN(RADIANS([.A518]))+([.B12]-[.B112])*COS(RADIANS([.A518])))" office:value-type="float" office:value="-0.000430165898449279">
            <text:p>-0,0004</text:p>
          </table:table-cell>
          <table:table-cell table:formula="oooc:=[.$B$501]/2*(([.B312]-[.B212])*COS(RADIANS([.A518]))+([.B112]-[.B12])*SIN(RADIANS([.A518])))" office:value-type="float" office:value="-0.00810824777437293">
            <text:p>-0,0081</text:p>
          </table:table-cell>
          <table:table-cell table:formula="oooc:=-[.B412]*[.$B$502]" office:value-type="float" office:value="0.00578363200000001">
            <text:p>0,0058</text:p>
          </table:table-cell>
          <table:table-cell table:formula="oooc:=([.B312]+[.B212])*SIN(RADIANS([.A518]))-([.B112]+[.B12])*COS(RADIANS([.A518]))" office:value-type="float" office:value="0.603984428594367">
            <text:p>0,604</text:p>
          </table:table-cell>
          <table:table-cell table:formula="oooc:=-([.B312]+[.B212])*COS(RADIANS([.A518]))-([.B12]+[.B112])*SIN(RADIANS([.A518]))-[.B412]" office:value-type="float" office:value="0.140099049645733">
            <text:p>0,1401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formula="oooc:=[.$B$501]/2*(([.B313]-[.B213])*SIN(RADIANS([.A519]))+([.B13]-[.B113])*COS(RADIANS([.A519])))" office:value-type="float" office:value="-0.000368371701046294">
            <text:p>-0,0004</text:p>
          </table:table-cell>
          <table:table-cell table:formula="oooc:=[.$B$501]/2*(([.B313]-[.B213])*COS(RADIANS([.A519]))+([.B113]-[.B13])*SIN(RADIANS([.A519])))" office:value-type="float" office:value="-0.00810086082079743">
            <text:p>-0,0081</text:p>
          </table:table-cell>
          <table:table-cell table:formula="oooc:=-[.B413]*[.$B$502]" office:value-type="float" office:value="0.0064679648">
            <text:p>0,0065</text:p>
          </table:table-cell>
          <table:table-cell table:formula="oooc:=([.B313]+[.B213])*SIN(RADIANS([.A519]))-([.B113]+[.B13])*COS(RADIANS([.A519]))" office:value-type="float" office:value="0.603650787815712">
            <text:p>0,6037</text:p>
          </table:table-cell>
          <table:table-cell table:formula="oooc:=-([.B313]+[.B213])*COS(RADIANS([.A519]))-([.B13]+[.B113])*SIN(RADIANS([.A519]))-[.B413]" office:value-type="float" office:value="0.149634074497591">
            <text:p>0,1496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formula="oooc:=[.$B$501]/2*(([.B314]-[.B214])*SIN(RADIANS([.A520]))+([.B14]-[.B114])*COS(RADIANS([.A520])))" office:value-type="float" office:value="-0.000394435161962996">
            <text:p>-0,0004</text:p>
          </table:table-cell>
          <table:table-cell table:formula="oooc:=[.$B$501]/2*(([.B314]-[.B214])*COS(RADIANS([.A520]))+([.B114]-[.B14])*SIN(RADIANS([.A520])))" office:value-type="float" office:value="-0.00799410617717074">
            <text:p>-0,008</text:p>
          </table:table-cell>
          <table:table-cell table:formula="oooc:=-[.B414]*[.$B$502]" office:value-type="float" office:value="0.0058233648">
            <text:p>0,0058</text:p>
          </table:table-cell>
          <table:table-cell table:formula="oooc:=([.B314]+[.B214])*SIN(RADIANS([.A520]))-([.B114]+[.B14])*COS(RADIANS([.A520]))" office:value-type="float" office:value="0.603723934526868">
            <text:p>0,6037</text:p>
          </table:table-cell>
          <table:table-cell table:formula="oooc:=-([.B314]+[.B214])*COS(RADIANS([.A520]))-([.B14]+[.B114])*SIN(RADIANS([.A520]))-[.B414]" office:value-type="float" office:value="0.144542744824372">
            <text:p>0,1445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formula="oooc:=[.$B$501]/2*(([.B315]-[.B215])*SIN(RADIANS([.A521]))+([.B15]-[.B115])*COS(RADIANS([.A521])))" office:value-type="float" office:value="-0.000161949356678763">
            <text:p>-0,0002</text:p>
          </table:table-cell>
          <table:table-cell table:formula="oooc:=[.$B$501]/2*(([.B315]-[.B215])*COS(RADIANS([.A521]))+([.B115]-[.B15])*SIN(RADIANS([.A521])))" office:value-type="float" office:value="-0.0079224746991641">
            <text:p>-0,0079</text:p>
          </table:table-cell>
          <table:table-cell table:formula="oooc:=-[.B415]*[.$B$502]" office:value-type="float" office:value="0.0053207712">
            <text:p>0,0053</text:p>
          </table:table-cell>
          <table:table-cell table:formula="oooc:=([.B315]+[.B215])*SIN(RADIANS([.A521]))-([.B115]+[.B15])*COS(RADIANS([.A521]))" office:value-type="float" office:value="0.603726056165991">
            <text:p>0,6037</text:p>
          </table:table-cell>
          <table:table-cell table:formula="oooc:=-([.B315]+[.B215])*COS(RADIANS([.A521]))-([.B15]+[.B115])*SIN(RADIANS([.A521]))-[.B415]" office:value-type="float" office:value="0.138154935098387">
            <text:p>0,1382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formula="oooc:=[.$B$501]/2*(([.B316]-[.B216])*SIN(RADIANS([.A522]))+([.B16]-[.B116])*COS(RADIANS([.A522])))" office:value-type="float" office:value="-0.000175584455474077">
            <text:p>-0,0002</text:p>
          </table:table-cell>
          <table:table-cell table:formula="oooc:=[.$B$501]/2*(([.B316]-[.B216])*COS(RADIANS([.A522]))+([.B116]-[.B16])*SIN(RADIANS([.A522])))" office:value-type="float" office:value="-0.00784381386179494">
            <text:p>-0,0078</text:p>
          </table:table-cell>
          <table:table-cell table:formula="oooc:=-[.B416]*[.$B$502]" office:value-type="float" office:value="0.0048716784">
            <text:p>0,0049</text:p>
          </table:table-cell>
          <table:table-cell table:formula="oooc:=([.B316]+[.B216])*SIN(RADIANS([.A522]))-([.B116]+[.B16])*COS(RADIANS([.A522]))" office:value-type="float" office:value="0.603786080608832">
            <text:p>0,6038</text:p>
          </table:table-cell>
          <table:table-cell table:formula="oooc:=-([.B316]+[.B216])*COS(RADIANS([.A522]))-([.B16]+[.B116])*SIN(RADIANS([.A522]))-[.B416]" office:value-type="float" office:value="0.134031251709715">
            <text:p>0,134</text:p>
          </table:table-cell>
          <table:table-cell>
            <draw:frame table:end-cell-address="Sheet1.K538" table:end-x="0.278cm" table:end-y="0.04cm" draw:z-index="7" svg:width="7.999cm" svg:height="6.999cm" svg:x="1.311cm" svg:y="0.266cm">
              <draw:object draw:notify-on-update-of-ranges="Sheet1.A506:Sheet1.A602 Sheet1.D506:Sheet1.D602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formula="oooc:=[.$B$501]/2*(([.B317]-[.B217])*SIN(RADIANS([.A523]))+([.B17]-[.B117])*COS(RADIANS([.A523])))" office:value-type="float" office:value="-0.000280488035359699">
            <text:p>-0,0003</text:p>
          </table:table-cell>
          <table:table-cell table:formula="oooc:=[.$B$501]/2*(([.B317]-[.B217])*COS(RADIANS([.A523]))+([.B117]-[.B17])*SIN(RADIANS([.A523])))" office:value-type="float" office:value="-0.0077975264069956">
            <text:p>-0,0078</text:p>
          </table:table-cell>
          <table:table-cell table:formula="oooc:=-[.B417]*[.$B$502]" office:value-type="float" office:value="0.0050072384">
            <text:p>0,005</text:p>
          </table:table-cell>
          <table:table-cell table:formula="oooc:=([.B317]+[.B217])*SIN(RADIANS([.A523]))-([.B117]+[.B17])*COS(RADIANS([.A523]))" office:value-type="float" office:value="0.602197922204301">
            <text:p>0,6022</text:p>
          </table:table-cell>
          <table:table-cell table:formula="oooc:=-([.B317]+[.B217])*COS(RADIANS([.A523]))-([.B17]+[.B117])*SIN(RADIANS([.A523]))-[.B417]" office:value-type="float" office:value="0.13667236340734">
            <text:p>0,1367</text:p>
          </table:table-cell>
          <table:table-cell table:number-columns-repeated="4"/>
          <table:table-cell>
            <draw:frame table:end-cell-address="Sheet1.O538" table:end-x="0.947cm" table:end-y="0.226cm" draw:z-index="8" svg:width="7.999cm" svg:height="6.999cm" svg:x="1.979cm" svg:y="0.001cm">
              <draw:object draw:notify-on-update-of-ranges="Sheet1.A506:Sheet1.A602 Sheet1.E506:Sheet1.E60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ooc:=[.$B$501]/2*(([.B318]-[.B218])*SIN(RADIANS([.A524]))+([.B18]-[.B118])*COS(RADIANS([.A524])))" office:value-type="float" office:value="-0.000208245376091817">
            <text:p>-0,0002</text:p>
          </table:table-cell>
          <table:table-cell table:formula="oooc:=[.$B$501]/2*(([.B318]-[.B218])*COS(RADIANS([.A524]))+([.B118]-[.B18])*SIN(RADIANS([.A524])))" office:value-type="float" office:value="-0.00777268588712801">
            <text:p>-0,0078</text:p>
          </table:table-cell>
          <table:table-cell table:formula="oooc:=-[.B418]*[.$B$502]" office:value-type="float" office:value="0.0050757432">
            <text:p>0,0051</text:p>
          </table:table-cell>
          <table:table-cell table:formula="oooc:=([.B318]+[.B218])*SIN(RADIANS([.A524]))-([.B118]+[.B18])*COS(RADIANS([.A524]))" office:value-type="float" office:value="0.60043586711088">
            <text:p>0,6004</text:p>
          </table:table-cell>
          <table:table-cell table:formula="oooc:=-([.B318]+[.B218])*COS(RADIANS([.A524]))-([.B18]+[.B118])*SIN(RADIANS([.A524]))-[.B418]" office:value-type="float" office:value="0.136766559229969">
            <text:p>0,1368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formula="oooc:=[.$B$501]/2*(([.B319]-[.B219])*SIN(RADIANS([.A525]))+([.B19]-[.B119])*COS(RADIANS([.A525])))" office:value-type="float" office:value="-0.000335980559840992">
            <text:p>-0,0003</text:p>
          </table:table-cell>
          <table:table-cell table:formula="oooc:=[.$B$501]/2*(([.B319]-[.B219])*COS(RADIANS([.A525]))+([.B119]-[.B19])*SIN(RADIANS([.A525])))" office:value-type="float" office:value="-0.00776750904749205">
            <text:p>-0,0078</text:p>
          </table:table-cell>
          <table:table-cell table:formula="oooc:=-[.B419]*[.$B$502]" office:value-type="float" office:value="0.0050328872">
            <text:p>0,005</text:p>
          </table:table-cell>
          <table:table-cell table:formula="oooc:=([.B319]+[.B219])*SIN(RADIANS([.A525]))-([.B119]+[.B19])*COS(RADIANS([.A525]))" office:value-type="float" office:value="0.599797924810128">
            <text:p>0,5998</text:p>
          </table:table-cell>
          <table:table-cell table:formula="oooc:=-([.B319]+[.B219])*COS(RADIANS([.A525]))-([.B19]+[.B119])*SIN(RADIANS([.A525]))-[.B419]" office:value-type="float" office:value="0.138974290479826">
            <text:p>0,139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formula="oooc:=[.$B$501]/2*(([.B320]-[.B220])*SIN(RADIANS([.A526]))+([.B20]-[.B120])*COS(RADIANS([.A526])))" office:value-type="float" office:value="-0.000344713377769543">
            <text:p>-0,0003</text:p>
          </table:table-cell>
          <table:table-cell table:formula="oooc:=[.$B$501]/2*(([.B320]-[.B220])*COS(RADIANS([.A526]))+([.B120]-[.B20])*SIN(RADIANS([.A526])))" office:value-type="float" office:value="-0.00773887224056012">
            <text:p>-0,0077</text:p>
          </table:table-cell>
          <table:table-cell table:formula="oooc:=-[.B420]*[.$B$502]" office:value-type="float" office:value="0.0051203328">
            <text:p>0,0051</text:p>
          </table:table-cell>
          <table:table-cell table:formula="oooc:=([.B320]+[.B220])*SIN(RADIANS([.A526]))-([.B120]+[.B20])*COS(RADIANS([.A526]))" office:value-type="float" office:value="0.599009061958273">
            <text:p>0,599</text:p>
          </table:table-cell>
          <table:table-cell table:formula="oooc:=-([.B320]+[.B220])*COS(RADIANS([.A526]))-([.B20]+[.B120])*SIN(RADIANS([.A526]))-[.B420]" office:value-type="float" office:value="0.141649042596231">
            <text:p>0,1416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formula="oooc:=[.$B$501]/2*(([.B321]-[.B221])*SIN(RADIANS([.A527]))+([.B21]-[.B121])*COS(RADIANS([.A527])))" office:value-type="float" office:value="-0.00027700417977096">
            <text:p>-0,0003</text:p>
          </table:table-cell>
          <table:table-cell table:formula="oooc:=[.$B$501]/2*(([.B321]-[.B221])*COS(RADIANS([.A527]))+([.B121]-[.B21])*SIN(RADIANS([.A527])))" office:value-type="float" office:value="-0.00779523881417466">
            <text:p>-0,0078</text:p>
          </table:table-cell>
          <table:table-cell table:formula="oooc:=-[.B421]*[.$B$502]" office:value-type="float" office:value="0.0050419712">
            <text:p>0,005</text:p>
          </table:table-cell>
          <table:table-cell table:formula="oooc:=([.B321]+[.B221])*SIN(RADIANS([.A527]))-([.B121]+[.B21])*COS(RADIANS([.A527]))" office:value-type="float" office:value="0.599300792749068">
            <text:p>0,5993</text:p>
          </table:table-cell>
          <table:table-cell table:formula="oooc:=-([.B321]+[.B221])*COS(RADIANS([.A527]))-([.B21]+[.B121])*SIN(RADIANS([.A527]))-[.B421]" office:value-type="float" office:value="0.140709713601129">
            <text:p>0,1407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formula="oooc:=[.$B$501]/2*(([.B322]-[.B222])*SIN(RADIANS([.A528]))+([.B22]-[.B122])*COS(RADIANS([.A528])))" office:value-type="float" office:value="-0.000306977469399383">
            <text:p>-0,0003</text:p>
          </table:table-cell>
          <table:table-cell table:formula="oooc:=[.$B$501]/2*(([.B322]-[.B222])*COS(RADIANS([.A528]))+([.B122]-[.B22])*SIN(RADIANS([.A528])))" office:value-type="float" office:value="-0.00775627763338838">
            <text:p>-0,0078</text:p>
          </table:table-cell>
          <table:table-cell table:formula="oooc:=-[.B422]*[.$B$502]" office:value-type="float" office:value="0.0051823336">
            <text:p>0,0052</text:p>
          </table:table-cell>
          <table:table-cell table:formula="oooc:=([.B322]+[.B222])*SIN(RADIANS([.A528]))-([.B122]+[.B22])*COS(RADIANS([.A528]))" office:value-type="float" office:value="0.602904294402762">
            <text:p>0,6029</text:p>
          </table:table-cell>
          <table:table-cell table:formula="oooc:=-([.B322]+[.B222])*COS(RADIANS([.A528]))-([.B22]+[.B122])*SIN(RADIANS([.A528]))-[.B422]" office:value-type="float" office:value="0.141576472786345">
            <text:p>0,1416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formula="oooc:=[.$B$501]/2*(([.B323]-[.B223])*SIN(RADIANS([.A529]))+([.B23]-[.B123])*COS(RADIANS([.A529])))" office:value-type="float" office:value="-0.000442673082349026">
            <text:p>-0,0004</text:p>
          </table:table-cell>
          <table:table-cell table:formula="oooc:=[.$B$501]/2*(([.B323]-[.B223])*COS(RADIANS([.A529]))+([.B123]-[.B23])*SIN(RADIANS([.A529])))" office:value-type="float" office:value="-0.00778646304417895">
            <text:p>-0,0078</text:p>
          </table:table-cell>
          <table:table-cell table:formula="oooc:=-[.B423]*[.$B$502]" office:value-type="float" office:value="0.0051168968">
            <text:p>0,0051</text:p>
          </table:table-cell>
          <table:table-cell table:formula="oooc:=([.B323]+[.B223])*SIN(RADIANS([.A529]))-([.B123]+[.B23])*COS(RADIANS([.A529]))" office:value-type="float" office:value="0.601265601328817">
            <text:p>0,6013</text:p>
          </table:table-cell>
          <table:table-cell table:formula="oooc:=-([.B323]+[.B223])*COS(RADIANS([.A529]))-([.B23]+[.B123])*SIN(RADIANS([.A529]))-[.B423]" office:value-type="float" office:value="0.142093414598735">
            <text:p>0,1421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formula="oooc:=[.$B$501]/2*(([.B324]-[.B224])*SIN(RADIANS([.A530]))+([.B24]-[.B124])*COS(RADIANS([.A530])))" office:value-type="float" office:value="-0.00034017319573303">
            <text:p>-0,0003</text:p>
          </table:table-cell>
          <table:table-cell table:formula="oooc:=[.$B$501]/2*(([.B324]-[.B224])*COS(RADIANS([.A530]))+([.B124]-[.B24])*SIN(RADIANS([.A530])))" office:value-type="float" office:value="-0.00780299782330136">
            <text:p>-0,0078</text:p>
          </table:table-cell>
          <table:table-cell table:formula="oooc:=-[.B424]*[.$B$502]" office:value-type="float" office:value="0.005178552">
            <text:p>0,0052</text:p>
          </table:table-cell>
          <table:table-cell table:formula="oooc:=([.B324]+[.B224])*SIN(RADIANS([.A530]))-([.B124]+[.B24])*COS(RADIANS([.A530]))" office:value-type="float" office:value="0.600173647300019">
            <text:p>0,6002</text:p>
          </table:table-cell>
          <table:table-cell table:formula="oooc:=-([.B324]+[.B224])*COS(RADIANS([.A530]))-([.B24]+[.B124])*SIN(RADIANS([.A530]))-[.B424]" office:value-type="float" office:value="0.144554376678286">
            <text:p>0,1446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formula="oooc:=[.$B$501]/2*(([.B325]-[.B225])*SIN(RADIANS([.A531]))+([.B25]-[.B125])*COS(RADIANS([.A531])))" office:value-type="float" office:value="-0.000436700146124906">
            <text:p>-0,0004</text:p>
          </table:table-cell>
          <table:table-cell table:formula="oooc:=[.$B$501]/2*(([.B325]-[.B225])*COS(RADIANS([.A531]))+([.B125]-[.B25])*SIN(RADIANS([.A531])))" office:value-type="float" office:value="-0.00766483105292911">
            <text:p>-0,0077</text:p>
          </table:table-cell>
          <table:table-cell table:formula="oooc:=-[.B425]*[.$B$502]" office:value-type="float" office:value="0.005314796">
            <text:p>0,0053</text:p>
          </table:table-cell>
          <table:table-cell table:formula="oooc:=([.B325]+[.B225])*SIN(RADIANS([.A531]))-([.B125]+[.B25])*COS(RADIANS([.A531]))" office:value-type="float" office:value="0.59585101184188">
            <text:p>0,5959</text:p>
          </table:table-cell>
          <table:table-cell table:formula="oooc:=-([.B325]+[.B225])*COS(RADIANS([.A531]))-([.B25]+[.B125])*SIN(RADIANS([.A531]))-[.B425]" office:value-type="float" office:value="0.145992915541935">
            <text:p>0,146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formula="oooc:=[.$B$501]/2*(([.B326]-[.B226])*SIN(RADIANS([.A532]))+([.B26]-[.B126])*COS(RADIANS([.A532])))" office:value-type="float" office:value="-0.000386682638244544">
            <text:p>-0,0004</text:p>
          </table:table-cell>
          <table:table-cell table:formula="oooc:=[.$B$501]/2*(([.B326]-[.B226])*COS(RADIANS([.A532]))+([.B126]-[.B26])*SIN(RADIANS([.A532])))" office:value-type="float" office:value="-0.00766637301314656">
            <text:p>-0,0077</text:p>
          </table:table-cell>
          <table:table-cell table:formula="oooc:=-[.B426]*[.$B$502]" office:value-type="float" office:value="0.0052754992">
            <text:p>0,0053</text:p>
          </table:table-cell>
          <table:table-cell table:formula="oooc:=([.B326]+[.B226])*SIN(RADIANS([.A532]))-([.B126]+[.B26])*COS(RADIANS([.A532]))" office:value-type="float" office:value="0.596452255707773">
            <text:p>0,5965</text:p>
          </table:table-cell>
          <table:table-cell table:formula="oooc:=-([.B326]+[.B226])*COS(RADIANS([.A532]))-([.B26]+[.B126])*SIN(RADIANS([.A532]))-[.B426]" office:value-type="float" office:value="0.146639708348321">
            <text:p>0,1466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formula="oooc:=[.$B$501]/2*(([.B327]-[.B227])*SIN(RADIANS([.A533]))+([.B27]-[.B127])*COS(RADIANS([.A533])))" office:value-type="float" office:value="-0.000394025459879361">
            <text:p>-0,0004</text:p>
          </table:table-cell>
          <table:table-cell table:formula="oooc:=[.$B$501]/2*(([.B327]-[.B227])*COS(RADIANS([.A533]))+([.B127]-[.B27])*SIN(RADIANS([.A533])))" office:value-type="float" office:value="-0.00769786530962143">
            <text:p>-0,0077</text:p>
          </table:table-cell>
          <table:table-cell table:formula="oooc:=-[.B427]*[.$B$502]" office:value-type="float" office:value="0.0051130792">
            <text:p>0,0051</text:p>
          </table:table-cell>
          <table:table-cell table:formula="oooc:=([.B327]+[.B227])*SIN(RADIANS([.A533]))-([.B127]+[.B27])*COS(RADIANS([.A533]))" office:value-type="float" office:value="0.599085956249954">
            <text:p>0,5991</text:p>
          </table:table-cell>
          <table:table-cell table:formula="oooc:=-([.B327]+[.B227])*COS(RADIANS([.A533]))-([.B27]+[.B127])*SIN(RADIANS([.A533]))-[.B427]" office:value-type="float" office:value="0.146480576407218">
            <text:p>0,1465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formula="oooc:=[.$B$501]/2*(([.B328]-[.B228])*SIN(RADIANS([.A534]))+([.B28]-[.B128])*COS(RADIANS([.A534])))" office:value-type="float" office:value="-0.00031960098161181">
            <text:p>-0,0003</text:p>
          </table:table-cell>
          <table:table-cell table:formula="oooc:=[.$B$501]/2*(([.B328]-[.B228])*COS(RADIANS([.A534]))+([.B128]-[.B28])*SIN(RADIANS([.A534])))" office:value-type="float" office:value="-0.00764396187996336">
            <text:p>-0,0076</text:p>
          </table:table-cell>
          <table:table-cell table:formula="oooc:=-[.B428]*[.$B$502]" office:value-type="float" office:value="0.0051697128">
            <text:p>0,0052</text:p>
          </table:table-cell>
          <table:table-cell table:formula="oooc:=([.B328]+[.B228])*SIN(RADIANS([.A534]))-([.B128]+[.B28])*COS(RADIANS([.A534]))" office:value-type="float" office:value="0.596337458599877">
            <text:p>0,5963</text:p>
          </table:table-cell>
          <table:table-cell table:formula="oooc:=-([.B328]+[.B228])*COS(RADIANS([.A534]))-([.B28]+[.B128])*SIN(RADIANS([.A534]))-[.B428]" office:value-type="float" office:value="0.146885195673921">
            <text:p>0,1469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formula="oooc:=[.$B$501]/2*(([.B329]-[.B229])*SIN(RADIANS([.A535]))+([.B29]-[.B129])*COS(RADIANS([.A535])))" office:value-type="float" office:value="-0.000357461462700039">
            <text:p>-0,0004</text:p>
          </table:table-cell>
          <table:table-cell table:formula="oooc:=[.$B$501]/2*(([.B329]-[.B229])*COS(RADIANS([.A535]))+([.B129]-[.B29])*SIN(RADIANS([.A535])))" office:value-type="float" office:value="-0.00765410193424017">
            <text:p>-0,0077</text:p>
          </table:table-cell>
          <table:table-cell table:formula="oooc:=-[.B429]*[.$B$502]" office:value-type="float" office:value="0.00517202400000001">
            <text:p>0,0052</text:p>
          </table:table-cell>
          <table:table-cell table:formula="oooc:=([.B329]+[.B229])*SIN(RADIANS([.A535]))-([.B129]+[.B29])*COS(RADIANS([.A535]))" office:value-type="float" office:value="0.59626405738877">
            <text:p>0,5963</text:p>
          </table:table-cell>
          <table:table-cell table:formula="oooc:=-([.B329]+[.B229])*COS(RADIANS([.A535]))-([.B29]+[.B129])*SIN(RADIANS([.A535]))-[.B429]" office:value-type="float" office:value="0.148403522736365">
            <text:p>0,1484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formula="oooc:=[.$B$501]/2*(([.B330]-[.B230])*SIN(RADIANS([.A536]))+([.B30]-[.B130])*COS(RADIANS([.A536])))" office:value-type="float" office:value="-0.000435771553682068">
            <text:p>-0,0004</text:p>
          </table:table-cell>
          <table:table-cell table:formula="oooc:=[.$B$501]/2*(([.B330]-[.B230])*COS(RADIANS([.A536]))+([.B130]-[.B30])*SIN(RADIANS([.A536])))" office:value-type="float" office:value="-0.00763623200985431">
            <text:p>-0,0076</text:p>
          </table:table-cell>
          <table:table-cell table:formula="oooc:=-[.B430]*[.$B$502]" office:value-type="float" office:value="0.00505166">
            <text:p>0,0051</text:p>
          </table:table-cell>
          <table:table-cell table:formula="oooc:=([.B330]+[.B230])*SIN(RADIANS([.A536]))-([.B130]+[.B30])*COS(RADIANS([.A536]))" office:value-type="float" office:value="0.592505684624768">
            <text:p>0,5925</text:p>
          </table:table-cell>
          <table:table-cell table:formula="oooc:=-([.B330]+[.B230])*COS(RADIANS([.A536]))-([.B30]+[.B130])*SIN(RADIANS([.A536]))-[.B430]" office:value-type="float" office:value="0.14813018347083">
            <text:p>0,1481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formula="oooc:=[.$B$501]/2*(([.B331]-[.B231])*SIN(RADIANS([.A537]))+([.B31]-[.B131])*COS(RADIANS([.A537])))" office:value-type="float" office:value="-0.000531241080886455">
            <text:p>-0,0005</text:p>
          </table:table-cell>
          <table:table-cell table:formula="oooc:=[.$B$501]/2*(([.B331]-[.B231])*COS(RADIANS([.A537]))+([.B131]-[.B31])*SIN(RADIANS([.A537])))" office:value-type="float" office:value="-0.0076579832117782">
            <text:p>-0,0077</text:p>
          </table:table-cell>
          <table:table-cell table:formula="oooc:=-[.B431]*[.$B$502]" office:value-type="float" office:value="0.0050410152">
            <text:p>0,005</text:p>
          </table:table-cell>
          <table:table-cell table:formula="oooc:=([.B331]+[.B231])*SIN(RADIANS([.A537]))-([.B131]+[.B31])*COS(RADIANS([.A537]))" office:value-type="float" office:value="0.592891125307291">
            <text:p>0,5929</text:p>
          </table:table-cell>
          <table:table-cell table:formula="oooc:=-([.B331]+[.B231])*COS(RADIANS([.A537]))-([.B31]+[.B131])*SIN(RADIANS([.A537]))-[.B431]" office:value-type="float" office:value="0.149634186473669">
            <text:p>0,1496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table:formula="oooc:=[.$B$501]/2*(([.B332]-[.B232])*SIN(RADIANS([.A538]))+([.B32]-[.B132])*COS(RADIANS([.A538])))" office:value-type="float" office:value="-0.000587224048949327">
            <text:p>-0,0006</text:p>
          </table:table-cell>
          <table:table-cell table:formula="oooc:=[.$B$501]/2*(([.B332]-[.B232])*COS(RADIANS([.A538]))+([.B132]-[.B32])*SIN(RADIANS([.A538])))" office:value-type="float" office:value="-0.00763860538853051">
            <text:p>-0,0076</text:p>
          </table:table-cell>
          <table:table-cell table:formula="oooc:=-[.B432]*[.$B$502]" office:value-type="float" office:value="0.0051436664">
            <text:p>0,0051</text:p>
          </table:table-cell>
          <table:table-cell table:formula="oooc:=([.B332]+[.B232])*SIN(RADIANS([.A538]))-([.B132]+[.B32])*COS(RADIANS([.A538]))" office:value-type="float" office:value="0.593339433851887">
            <text:p>0,5933</text:p>
          </table:table-cell>
          <table:table-cell table:formula="oooc:=-([.B332]+[.B232])*COS(RADIANS([.A538]))-([.B32]+[.B132])*SIN(RADIANS([.A538]))-[.B432]" office:value-type="float" office:value="0.150374212885818">
            <text:p>0,1504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formula="oooc:=[.$B$501]/2*(([.B333]-[.B233])*SIN(RADIANS([.A539]))+([.B33]-[.B133])*COS(RADIANS([.A539])))" office:value-type="float" office:value="-0.000388394237837855">
            <text:p>-0,0004</text:p>
          </table:table-cell>
          <table:table-cell table:formula="oooc:=[.$B$501]/2*(([.B333]-[.B233])*COS(RADIANS([.A539]))+([.B133]-[.B33])*SIN(RADIANS([.A539])))" office:value-type="float" office:value="-0.0076009960050935">
            <text:p>-0,0076</text:p>
          </table:table-cell>
          <table:table-cell table:formula="oooc:=-[.B433]*[.$B$502]" office:value-type="float" office:value="0.0053533528">
            <text:p>0,0054</text:p>
          </table:table-cell>
          <table:table-cell table:formula="oooc:=([.B333]+[.B233])*SIN(RADIANS([.A539]))-([.B133]+[.B33])*COS(RADIANS([.A539]))" office:value-type="float" office:value="0.591128073804441">
            <text:p>0,5911</text:p>
          </table:table-cell>
          <table:table-cell table:formula="oooc:=-([.B333]+[.B233])*COS(RADIANS([.A539]))-([.B33]+[.B133])*SIN(RADIANS([.A539]))-[.B433]" office:value-type="float" office:value="0.152940162979402">
            <text:p>0,1529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formula="oooc:=[.$B$501]/2*(([.B334]-[.B234])*SIN(RADIANS([.A540]))+([.B34]-[.B134])*COS(RADIANS([.A540])))" office:value-type="float" office:value="-0.000971219848778355">
            <text:p>-0,001</text:p>
          </table:table-cell>
          <table:table-cell table:formula="oooc:=[.$B$501]/2*(([.B334]-[.B234])*COS(RADIANS([.A540]))+([.B134]-[.B34])*SIN(RADIANS([.A540])))" office:value-type="float" office:value="-0.00760597917033831">
            <text:p>-0,0076</text:p>
          </table:table-cell>
          <table:table-cell table:formula="oooc:=-[.B434]*[.$B$502]" office:value-type="float" office:value="0.005214128">
            <text:p>0,0052</text:p>
          </table:table-cell>
          <table:table-cell table:formula="oooc:=([.B334]+[.B234])*SIN(RADIANS([.A540]))-([.B134]+[.B34])*COS(RADIANS([.A540]))" office:value-type="float" office:value="0.594744853384818">
            <text:p>0,5947</text:p>
          </table:table-cell>
          <table:table-cell table:formula="oooc:=-([.B334]+[.B234])*COS(RADIANS([.A540]))-([.B34]+[.B134])*SIN(RADIANS([.A540]))-[.B434]" office:value-type="float" office:value="0.154281045624788">
            <text:p>0,154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table:formula="oooc:=[.$B$501]/2*(([.B335]-[.B235])*SIN(RADIANS([.A541]))+([.B35]-[.B135])*COS(RADIANS([.A541])))" office:value-type="float" office:value="-0.000565046182374456">
            <text:p>-0,0006</text:p>
          </table:table-cell>
          <table:table-cell table:formula="oooc:=[.$B$501]/2*(([.B335]-[.B235])*COS(RADIANS([.A541]))+([.B135]-[.B35])*SIN(RADIANS([.A541])))" office:value-type="float" office:value="-0.00763919597896338">
            <text:p>-0,0076</text:p>
          </table:table-cell>
          <table:table-cell table:formula="oooc:=-[.B435]*[.$B$502]" office:value-type="float" office:value="0.0054258128">
            <text:p>0,0054</text:p>
          </table:table-cell>
          <table:table-cell table:formula="oooc:=([.B335]+[.B235])*SIN(RADIANS([.A541]))-([.B135]+[.B35])*COS(RADIANS([.A541]))" office:value-type="float" office:value="0.593634605529812">
            <text:p>0,5936</text:p>
          </table:table-cell>
          <table:table-cell table:formula="oooc:=-([.B335]+[.B235])*COS(RADIANS([.A541]))-([.B35]+[.B135])*SIN(RADIANS([.A541]))-[.B435]" office:value-type="float" office:value="0.155273328041947">
            <text:p>0,1553</text:p>
          </table:table-cell>
          <table:table-cell table:number-columns-repeated="2"/>
          <table:table-cell>
            <draw:frame table:end-cell-address="Sheet1.L557" table:end-x="1.672cm" table:end-y="0.04cm" draw:z-index="9" svg:width="7.999cm" svg:height="6.999cm" svg:x="0.446cm" svg:y="0.266cm">
              <draw:object draw:notify-on-update-of-ranges="Sheet1.A506:Sheet1.A602 Sheet1.F506:Sheet1.F602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ooc:=[.$B$501]/2*(([.B336]-[.B236])*SIN(RADIANS([.A542]))+([.B36]-[.B136])*COS(RADIANS([.A542])))" office:value-type="float" office:value="-0.0006157939674449">
            <text:p>-0,0006</text:p>
          </table:table-cell>
          <table:table-cell table:formula="oooc:=[.$B$501]/2*(([.B336]-[.B236])*COS(RADIANS([.A542]))+([.B136]-[.B36])*SIN(RADIANS([.A542])))" office:value-type="float" office:value="-0.00765575863860899">
            <text:p>-0,0077</text:p>
          </table:table-cell>
          <table:table-cell table:formula="oooc:=-[.B436]*[.$B$502]" office:value-type="float" office:value="0.0061240248">
            <text:p>0,0061</text:p>
          </table:table-cell>
          <table:table-cell table:formula="oooc:=([.B336]+[.B236])*SIN(RADIANS([.A542]))-([.B136]+[.B36])*COS(RADIANS([.A542]))" office:value-type="float" office:value="0.592610049066115">
            <text:p>0,5926</text:p>
          </table:table-cell>
          <table:table-cell table:formula="oooc:=-([.B336]+[.B236])*COS(RADIANS([.A542]))-([.B36]+[.B136])*SIN(RADIANS([.A542]))-[.B436]" office:value-type="float" office:value="0.164947675941603">
            <text:p>0,1649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formula="oooc:=[.$B$501]/2*(([.B337]-[.B237])*SIN(RADIANS([.A543]))+([.B37]-[.B137])*COS(RADIANS([.A543])))" office:value-type="float" office:value="-0.000536670658090932">
            <text:p>-0,0005</text:p>
          </table:table-cell>
          <table:table-cell table:formula="oooc:=[.$B$501]/2*(([.B337]-[.B237])*COS(RADIANS([.A543]))+([.B137]-[.B37])*SIN(RADIANS([.A543])))" office:value-type="float" office:value="-0.00765598497751929">
            <text:p>-0,0077</text:p>
          </table:table-cell>
          <table:table-cell table:formula="oooc:=-[.B437]*[.$B$502]" office:value-type="float" office:value="0.00618337525297216">
            <text:p>0,0062</text:p>
          </table:table-cell>
          <table:table-cell table:formula="oooc:=([.B337]+[.B237])*SIN(RADIANS([.A543]))-([.B137]+[.B37])*COS(RADIANS([.A543]))" office:value-type="float" office:value="0.58709064700461">
            <text:p>0,5871</text:p>
          </table:table-cell>
          <table:table-cell table:formula="oooc:=-([.B337]+[.B237])*COS(RADIANS([.A543]))-([.B37]+[.B137])*SIN(RADIANS([.A543]))-[.B437]" office:value-type="float" office:value="0.164660148550431">
            <text:p>0,1647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formula="oooc:=[.$B$501]/2*(([.B338]-[.B238])*SIN(RADIANS([.A544]))+([.B38]-[.B138])*COS(RADIANS([.A544])))" office:value-type="float" office:value="-0.000404507183669309">
            <text:p>-0,0004</text:p>
          </table:table-cell>
          <table:table-cell table:formula="oooc:=[.$B$501]/2*(([.B338]-[.B238])*COS(RADIANS([.A544]))+([.B138]-[.B38])*SIN(RADIANS([.A544])))" office:value-type="float" office:value="-0.00769354451171298">
            <text:p>-0,0077</text:p>
          </table:table-cell>
          <table:table-cell table:formula="oooc:=-[.B438]*[.$B$502]" office:value-type="float" office:value="0.00657542772454666">
            <text:p>0,0066</text:p>
          </table:table-cell>
          <table:table-cell table:formula="oooc:=([.B338]+[.B238])*SIN(RADIANS([.A544]))-([.B138]+[.B38])*COS(RADIANS([.A544]))" office:value-type="float" office:value="0.587492061567714">
            <text:p>0,5875</text:p>
          </table:table-cell>
          <table:table-cell table:formula="oooc:=-([.B338]+[.B238])*COS(RADIANS([.A544]))-([.B38]+[.B138])*SIN(RADIANS([.A544]))-[.B438]" office:value-type="float" office:value="0.172595137837575">
            <text:p>0,1726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formula="oooc:=[.$B$501]/2*(([.B339]-[.B239])*SIN(RADIANS([.A545]))+([.B39]-[.B139])*COS(RADIANS([.A545])))" office:value-type="float" office:value="-0.000556583285897596">
            <text:p>-0,0006</text:p>
          </table:table-cell>
          <table:table-cell table:formula="oooc:=[.$B$501]/2*(([.B339]-[.B239])*COS(RADIANS([.A545]))+([.B139]-[.B39])*SIN(RADIANS([.A545])))" office:value-type="float" office:value="-0.00771805356436982">
            <text:p>-0,0077</text:p>
          </table:table-cell>
          <table:table-cell table:formula="oooc:=-[.B439]*[.$B$502]" office:value-type="float" office:value="0.00654867031085102">
            <text:p>0,0065</text:p>
          </table:table-cell>
          <table:table-cell table:formula="oooc:=([.B339]+[.B239])*SIN(RADIANS([.A545]))-([.B139]+[.B39])*COS(RADIANS([.A545]))" office:value-type="float" office:value="0.57994639475952">
            <text:p>0,5799</text:p>
          </table:table-cell>
          <table:table-cell table:formula="oooc:=-([.B339]+[.B239])*COS(RADIANS([.A545]))-([.B39]+[.B139])*SIN(RADIANS([.A545]))-[.B439]" office:value-type="float" office:value="0.175673170783032">
            <text:p>0,1757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formula="oooc:=[.$B$501]/2*(([.B340]-[.B240])*SIN(RADIANS([.A546]))+([.B40]-[.B140])*COS(RADIANS([.A546])))" office:value-type="float" office:value="-0.000928063018675977">
            <text:p>-0,0009</text:p>
          </table:table-cell>
          <table:table-cell table:formula="oooc:=[.$B$501]/2*(([.B340]-[.B240])*COS(RADIANS([.A546]))+([.B140]-[.B40])*SIN(RADIANS([.A546])))" office:value-type="float" office:value="-0.00768006476034599">
            <text:p>-0,0077</text:p>
          </table:table-cell>
          <table:table-cell table:formula="oooc:=-[.B440]*[.$B$502]" office:value-type="float" office:value="0.0066289889708996">
            <text:p>0,0066</text:p>
          </table:table-cell>
          <table:table-cell table:formula="oooc:=([.B340]+[.B240])*SIN(RADIANS([.A546]))-([.B140]+[.B40])*COS(RADIANS([.A546]))" office:value-type="float" office:value="0.576384746177037">
            <text:p>0,5764</text:p>
          </table:table-cell>
          <table:table-cell table:formula="oooc:=-([.B340]+[.B240])*COS(RADIANS([.A546]))-([.B40]+[.B140])*SIN(RADIANS([.A546]))-[.B440]" office:value-type="float" office:value="0.173988678037894">
            <text:p>0,174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formula="oooc:=[.$B$501]/2*(([.B341]-[.B241])*SIN(RADIANS([.A547]))+([.B41]-[.B141])*COS(RADIANS([.A547])))" office:value-type="float" office:value="-0.00125345029569152">
            <text:p>-0,0013</text:p>
          </table:table-cell>
          <table:table-cell table:formula="oooc:=[.$B$501]/2*(([.B341]-[.B241])*COS(RADIANS([.A547]))+([.B141]-[.B41])*SIN(RADIANS([.A547])))" office:value-type="float" office:value="-0.0076823303623887">
            <text:p>-0,0077</text:p>
          </table:table-cell>
          <table:table-cell table:formula="oooc:=-[.B441]*[.$B$502]" office:value-type="float" office:value="0.00650483556901306">
            <text:p>0,0065</text:p>
          </table:table-cell>
          <table:table-cell table:formula="oooc:=([.B341]+[.B241])*SIN(RADIANS([.A547]))-([.B141]+[.B41])*COS(RADIANS([.A547]))" office:value-type="float" office:value="0.570057403201706">
            <text:p>0,5701</text:p>
          </table:table-cell>
          <table:table-cell table:formula="oooc:=-([.B341]+[.B241])*COS(RADIANS([.A547]))-([.B41]+[.B141])*SIN(RADIANS([.A547]))-[.B441]" office:value-type="float" office:value="0.172814121331221">
            <text:p>0,1728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formula="oooc:=[.$B$501]/2*(([.B342]-[.B242])*SIN(RADIANS([.A548]))+([.B42]-[.B142])*COS(RADIANS([.A548])))" office:value-type="float" office:value="-0.00146559692995853">
            <text:p>-0,0015</text:p>
          </table:table-cell>
          <table:table-cell table:formula="oooc:=[.$B$501]/2*(([.B342]-[.B242])*COS(RADIANS([.A548]))+([.B142]-[.B42])*SIN(RADIANS([.A548])))" office:value-type="float" office:value="-0.00765339774295969">
            <text:p>-0,0077</text:p>
          </table:table-cell>
          <table:table-cell table:formula="oooc:=-[.B442]*[.$B$502]" office:value-type="float" office:value="0.00640374754132076">
            <text:p>0,0064</text:p>
          </table:table-cell>
          <table:table-cell table:formula="oooc:=([.B342]+[.B242])*SIN(RADIANS([.A548]))-([.B142]+[.B42])*COS(RADIANS([.A548]))" office:value-type="float" office:value="0.562198326024182">
            <text:p>0,5622</text:p>
          </table:table-cell>
          <table:table-cell table:formula="oooc:=-([.B342]+[.B242])*COS(RADIANS([.A548]))-([.B42]+[.B142])*SIN(RADIANS([.A548]))-[.B442]" office:value-type="float" office:value="0.171610761236835">
            <text:p>0,1716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formula="oooc:=[.$B$501]/2*(([.B343]-[.B243])*SIN(RADIANS([.A549]))+([.B43]-[.B143])*COS(RADIANS([.A549])))" office:value-type="float" office:value="-0.00156968823269415">
            <text:p>-0,0016</text:p>
          </table:table-cell>
          <table:table-cell table:formula="oooc:=[.$B$501]/2*(([.B343]-[.B243])*COS(RADIANS([.A549]))+([.B143]-[.B43])*SIN(RADIANS([.A549])))" office:value-type="float" office:value="-0.00777191783587499">
            <text:p>-0,0078</text:p>
          </table:table-cell>
          <table:table-cell table:formula="oooc:=-[.B443]*[.$B$502]" office:value-type="float" office:value="0.00597904175510164">
            <text:p>0,006</text:p>
          </table:table-cell>
          <table:table-cell table:formula="oooc:=([.B343]+[.B243])*SIN(RADIANS([.A549]))-([.B143]+[.B43])*COS(RADIANS([.A549]))" office:value-type="float" office:value="0.556377057916269">
            <text:p>0,5564</text:p>
          </table:table-cell>
          <table:table-cell table:formula="oooc:=-([.B343]+[.B243])*COS(RADIANS([.A549]))-([.B43]+[.B143])*SIN(RADIANS([.A549]))-[.B443]" office:value-type="float" office:value="0.164379693377734">
            <text:p>0,1644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formula="oooc:=[.$B$501]/2*(([.B344]-[.B244])*SIN(RADIANS([.A550]))+([.B44]-[.B144])*COS(RADIANS([.A550])))" office:value-type="float" office:value="-0.00177872840785639">
            <text:p>-0,0018</text:p>
          </table:table-cell>
          <table:table-cell table:formula="oooc:=[.$B$501]/2*(([.B344]-[.B244])*COS(RADIANS([.A550]))+([.B144]-[.B44])*SIN(RADIANS([.A550])))" office:value-type="float" office:value="-0.00768880087166845">
            <text:p>-0,0077</text:p>
          </table:table-cell>
          <table:table-cell table:formula="oooc:=-[.B444]*[.$B$502]" office:value-type="float" office:value="0.00587682235182183">
            <text:p>0,0059</text:p>
          </table:table-cell>
          <table:table-cell table:formula="oooc:=([.B344]+[.B244])*SIN(RADIANS([.A550]))-([.B144]+[.B44])*COS(RADIANS([.A550]))" office:value-type="float" office:value="0.546416711492661">
            <text:p>0,5464</text:p>
          </table:table-cell>
          <table:table-cell table:formula="oooc:=-([.B344]+[.B244])*COS(RADIANS([.A550]))-([.B44]+[.B144])*SIN(RADIANS([.A550]))-[.B444]" office:value-type="float" office:value="0.161702385767389">
            <text:p>0,1617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formula="oooc:=[.$B$501]/2*(([.B345]-[.B245])*SIN(RADIANS([.A551]))+([.B45]-[.B145])*COS(RADIANS([.A551])))" office:value-type="float" office:value="-0.00186883312437202">
            <text:p>-0,0019</text:p>
          </table:table-cell>
          <table:table-cell table:formula="oooc:=[.$B$501]/2*(([.B345]-[.B245])*COS(RADIANS([.A551]))+([.B145]-[.B45])*SIN(RADIANS([.A551])))" office:value-type="float" office:value="-0.00777755525619877">
            <text:p>-0,0078</text:p>
          </table:table-cell>
          <table:table-cell table:formula="oooc:=-[.B445]*[.$B$502]" office:value-type="float" office:value="0.00591273746454726">
            <text:p>0,0059</text:p>
          </table:table-cell>
          <table:table-cell table:formula="oooc:=([.B345]+[.B245])*SIN(RADIANS([.A551]))-([.B145]+[.B45])*COS(RADIANS([.A551]))" office:value-type="float" office:value="0.546279528908496">
            <text:p>0,5463</text:p>
          </table:table-cell>
          <table:table-cell table:formula="oooc:=-([.B345]+[.B245])*COS(RADIANS([.A551]))-([.B45]+[.B145])*SIN(RADIANS([.A551]))-[.B445]" office:value-type="float" office:value="0.151698578032623">
            <text:p>0,1517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formula="oooc:=[.$B$501]/2*(([.B346]-[.B246])*SIN(RADIANS([.A552]))+([.B46]-[.B146])*COS(RADIANS([.A552])))" office:value-type="float" office:value="-0.00209063913683829">
            <text:p>-0,0021</text:p>
          </table:table-cell>
          <table:table-cell table:formula="oooc:=[.$B$501]/2*(([.B346]-[.B246])*COS(RADIANS([.A552]))+([.B146]-[.B46])*SIN(RADIANS([.A552])))" office:value-type="float" office:value="-0.00772014436582247">
            <text:p>-0,0077</text:p>
          </table:table-cell>
          <table:table-cell table:formula="oooc:=-[.B446]*[.$B$502]" office:value-type="float" office:value="0.0060389520068948">
            <text:p>0,006</text:p>
          </table:table-cell>
          <table:table-cell table:formula="oooc:=([.B346]+[.B246])*SIN(RADIANS([.A552]))-([.B146]+[.B46])*COS(RADIANS([.A552]))" office:value-type="float" office:value="0.546017087604004">
            <text:p>0,546</text:p>
          </table:table-cell>
          <table:table-cell table:formula="oooc:=-([.B346]+[.B246])*COS(RADIANS([.A552]))-([.B46]+[.B146])*SIN(RADIANS([.A552]))-[.B446]" office:value-type="float" office:value="0.143294778670216">
            <text:p>0,1433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formula="oooc:=[.$B$501]/2*(([.B347]-[.B247])*SIN(RADIANS([.A553]))+([.B47]-[.B147])*COS(RADIANS([.A553])))" office:value-type="float" office:value="-0.00221014155279806">
            <text:p>-0,0022</text:p>
          </table:table-cell>
          <table:table-cell table:formula="oooc:=[.$B$501]/2*(([.B347]-[.B247])*COS(RADIANS([.A553]))+([.B147]-[.B47])*SIN(RADIANS([.A553])))" office:value-type="float" office:value="-0.00778991162031408">
            <text:p>-0,0078</text:p>
          </table:table-cell>
          <table:table-cell table:formula="oooc:=-[.B447]*[.$B$502]" office:value-type="float" office:value="0.0062485169910245">
            <text:p>0,0062</text:p>
          </table:table-cell>
          <table:table-cell table:formula="oooc:=([.B347]+[.B247])*SIN(RADIANS([.A553]))-([.B147]+[.B47])*COS(RADIANS([.A553]))" office:value-type="float" office:value="0.548674231411427">
            <text:p>0,5487</text:p>
          </table:table-cell>
          <table:table-cell table:formula="oooc:=-([.B347]+[.B247])*COS(RADIANS([.A553]))-([.B47]+[.B147])*SIN(RADIANS([.A553]))-[.B447]" office:value-type="float" office:value="0.139038938530907">
            <text:p>0,139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formula="oooc:=[.$B$501]/2*(([.B348]-[.B248])*SIN(RADIANS([.A554]))+([.B48]-[.B148])*COS(RADIANS([.A554])))" office:value-type="float" office:value="-0.00213623953108027">
            <text:p>-0,0021</text:p>
          </table:table-cell>
          <table:table-cell table:formula="oooc:=[.$B$501]/2*(([.B348]-[.B248])*COS(RADIANS([.A554]))+([.B148]-[.B48])*SIN(RADIANS([.A554])))" office:value-type="float" office:value="-0.00789513725466823">
            <text:p>-0,0079</text:p>
          </table:table-cell>
          <table:table-cell table:formula="oooc:=-[.B448]*[.$B$502]" office:value-type="float" office:value="0.00640131019942435">
            <text:p>0,0064</text:p>
          </table:table-cell>
          <table:table-cell table:formula="oooc:=([.B348]+[.B248])*SIN(RADIANS([.A554]))-([.B148]+[.B48])*COS(RADIANS([.A554]))" office:value-type="float" office:value="0.546285450531983">
            <text:p>0,5463</text:p>
          </table:table-cell>
          <table:table-cell table:formula="oooc:=-([.B348]+[.B248])*COS(RADIANS([.A554]))-([.B48]+[.B148])*SIN(RADIANS([.A554]))-[.B448]" office:value-type="float" office:value="0.13339923558376">
            <text:p>0,1334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formula="oooc:=[.$B$501]/2*(([.B349]-[.B249])*SIN(RADIANS([.A555]))+([.B49]-[.B149])*COS(RADIANS([.A555])))" office:value-type="float" office:value="-0.00207882644145598">
            <text:p>-0,0021</text:p>
          </table:table-cell>
          <table:table-cell table:formula="oooc:=[.$B$501]/2*(([.B349]-[.B249])*COS(RADIANS([.A555]))+([.B149]-[.B49])*SIN(RADIANS([.A555])))" office:value-type="float" office:value="-0.00790901401506059">
            <text:p>-0,0079</text:p>
          </table:table-cell>
          <table:table-cell table:formula="oooc:=-[.B449]*[.$B$502]" office:value-type="float" office:value="0.00649531483213402">
            <text:p>0,0065</text:p>
          </table:table-cell>
          <table:table-cell table:formula="oooc:=([.B349]+[.B249])*SIN(RADIANS([.A555]))-([.B149]+[.B49])*COS(RADIANS([.A555]))" office:value-type="float" office:value="0.545442251819636">
            <text:p>0,5454</text:p>
          </table:table-cell>
          <table:table-cell table:formula="oooc:=-([.B349]+[.B249])*COS(RADIANS([.A555]))-([.B49]+[.B149])*SIN(RADIANS([.A555]))-[.B449]" office:value-type="float" office:value="0.126313626178488">
            <text:p>0,1263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formula="oooc:=[.$B$501]/2*(([.B350]-[.B250])*SIN(RADIANS([.A556]))+([.B50]-[.B150])*COS(RADIANS([.A556])))" office:value-type="float" office:value="-0.00213667998848052">
            <text:p>-0,0021</text:p>
          </table:table-cell>
          <table:table-cell table:formula="oooc:=[.$B$501]/2*(([.B350]-[.B250])*COS(RADIANS([.A556]))+([.B150]-[.B50])*SIN(RADIANS([.A556])))" office:value-type="float" office:value="-0.00794470298782202">
            <text:p>-0,0079</text:p>
          </table:table-cell>
          <table:table-cell table:formula="oooc:=-[.B450]*[.$B$502]" office:value-type="float" office:value="0.00654278618784754">
            <text:p>0,0065</text:p>
          </table:table-cell>
          <table:table-cell table:formula="oooc:=([.B350]+[.B250])*SIN(RADIANS([.A556]))-([.B150]+[.B50])*COS(RADIANS([.A556]))" office:value-type="float" office:value="0.543168348816659">
            <text:p>0,5432</text:p>
          </table:table-cell>
          <table:table-cell table:formula="oooc:=-([.B350]+[.B250])*COS(RADIANS([.A556]))-([.B50]+[.B150])*SIN(RADIANS([.A556]))-[.B450]" office:value-type="float" office:value="0.124579011764683">
            <text:p>0,1246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formula="oooc:=[.$B$501]/2*(([.B351]-[.B251])*SIN(RADIANS([.A557]))+([.B51]-[.B151])*COS(RADIANS([.A557])))" office:value-type="float" office:value="-0.00242566877186756">
            <text:p>-0,0024</text:p>
          </table:table-cell>
          <table:table-cell table:formula="oooc:=[.$B$501]/2*(([.B351]-[.B251])*COS(RADIANS([.A557]))+([.B151]-[.B51])*SIN(RADIANS([.A557])))" office:value-type="float" office:value="-0.00789586408453216">
            <text:p>-0,0079</text:p>
          </table:table-cell>
          <table:table-cell table:formula="oooc:=-[.B451]*[.$B$502]" office:value-type="float" office:value="0.00649249228213801">
            <text:p>0,0065</text:p>
          </table:table-cell>
          <table:table-cell table:formula="oooc:=([.B351]+[.B251])*SIN(RADIANS([.A557]))-([.B151]+[.B51])*COS(RADIANS([.A557]))" office:value-type="float" office:value="0.540085606814805">
            <text:p>0,5401</text:p>
          </table:table-cell>
          <table:table-cell table:formula="oooc:=-([.B351]+[.B251])*COS(RADIANS([.A557]))-([.B51]+[.B151])*SIN(RADIANS([.A557]))-[.B451]" office:value-type="float" office:value="0.124673661516628">
            <text:p>0,1247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formula="oooc:=[.$B$501]/2*(([.B352]-[.B252])*SIN(RADIANS([.A558]))+([.B52]-[.B152])*COS(RADIANS([.A558])))" office:value-type="float" office:value="-0.00285741024648751">
            <text:p>-0,0029</text:p>
          </table:table-cell>
          <table:table-cell table:formula="oooc:=[.$B$501]/2*(([.B352]-[.B252])*COS(RADIANS([.A558]))+([.B152]-[.B52])*SIN(RADIANS([.A558])))" office:value-type="float" office:value="-0.00785647904911872">
            <text:p>-0,0079</text:p>
          </table:table-cell>
          <table:table-cell table:formula="oooc:=-[.B452]*[.$B$502]" office:value-type="float" office:value="0.00676708261050578">
            <text:p>0,0068</text:p>
          </table:table-cell>
          <table:table-cell table:formula="oooc:=([.B352]+[.B252])*SIN(RADIANS([.A558]))-([.B152]+[.B52])*COS(RADIANS([.A558]))" office:value-type="float" office:value="0.538583448580068">
            <text:p>0,5386</text:p>
          </table:table-cell>
          <table:table-cell table:formula="oooc:=-([.B352]+[.B252])*COS(RADIANS([.A558]))-([.B52]+[.B152])*SIN(RADIANS([.A558]))-[.B452]" office:value-type="float" office:value="0.118962508937849">
            <text:p>0,119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formula="oooc:=[.$B$501]/2*(([.B353]-[.B253])*SIN(RADIANS([.A559]))+([.B53]-[.B153])*COS(RADIANS([.A559])))" office:value-type="float" office:value="-0.00271079985631083">
            <text:p>-0,0027</text:p>
          </table:table-cell>
          <table:table-cell table:formula="oooc:=[.$B$501]/2*(([.B353]-[.B253])*COS(RADIANS([.A559]))+([.B153]-[.B53])*SIN(RADIANS([.A559])))" office:value-type="float" office:value="-0.00777698580573172">
            <text:p>-0,0078</text:p>
          </table:table-cell>
          <table:table-cell table:formula="oooc:=-[.B453]*[.$B$502]" office:value-type="float" office:value="0.00684055412730188">
            <text:p>0,0068</text:p>
          </table:table-cell>
          <table:table-cell table:formula="oooc:=([.B353]+[.B253])*SIN(RADIANS([.A559]))-([.B153]+[.B53])*COS(RADIANS([.A559]))" office:value-type="float" office:value="0.536174271806382">
            <text:p>0,5362</text:p>
          </table:table-cell>
          <table:table-cell table:formula="oooc:=-([.B353]+[.B253])*COS(RADIANS([.A559]))-([.B53]+[.B153])*SIN(RADIANS([.A559]))-[.B453]" office:value-type="float" office:value="0.114580527877857">
            <text:p>0,1146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formula="oooc:=[.$B$501]/2*(([.B354]-[.B254])*SIN(RADIANS([.A560]))+([.B54]-[.B154])*COS(RADIANS([.A560])))" office:value-type="float" office:value="-0.00252966880391612">
            <text:p>-0,0025</text:p>
          </table:table-cell>
          <table:table-cell table:formula="oooc:=[.$B$501]/2*(([.B354]-[.B254])*COS(RADIANS([.A560]))+([.B154]-[.B54])*SIN(RADIANS([.A560])))" office:value-type="float" office:value="-0.00762462853995051">
            <text:p>-0,0076</text:p>
          </table:table-cell>
          <table:table-cell table:formula="oooc:=-[.B454]*[.$B$502]" office:value-type="float" office:value="0.00703864947098385">
            <text:p>0,007</text:p>
          </table:table-cell>
          <table:table-cell table:formula="oooc:=([.B354]+[.B254])*SIN(RADIANS([.A560]))-([.B154]+[.B54])*COS(RADIANS([.A560]))" office:value-type="float" office:value="0.533326941372493">
            <text:p>0,5333</text:p>
          </table:table-cell>
          <table:table-cell table:formula="oooc:=-([.B354]+[.B254])*COS(RADIANS([.A560]))-([.B54]+[.B154])*SIN(RADIANS([.A560]))-[.B454]" office:value-type="float" office:value="0.111407449332112">
            <text:p>0,1114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formula="oooc:=[.$B$501]/2*(([.B355]-[.B255])*SIN(RADIANS([.A561]))+([.B55]-[.B155])*COS(RADIANS([.A561])))" office:value-type="float" office:value="-0.00233405739930367">
            <text:p>-0,0023</text:p>
          </table:table-cell>
          <table:table-cell table:formula="oooc:=[.$B$501]/2*(([.B355]-[.B255])*COS(RADIANS([.A561]))+([.B155]-[.B55])*SIN(RADIANS([.A561])))" office:value-type="float" office:value="-0.00749602360861164">
            <text:p>-0,0075</text:p>
          </table:table-cell>
          <table:table-cell table:formula="oooc:=-[.B455]*[.$B$502]" office:value-type="float" office:value="0.00722592296122014">
            <text:p>0,0072</text:p>
          </table:table-cell>
          <table:table-cell table:formula="oooc:=([.B355]+[.B255])*SIN(RADIANS([.A561]))-([.B155]+[.B55])*COS(RADIANS([.A561]))" office:value-type="float" office:value="0.529504012165664">
            <text:p>0,5295</text:p>
          </table:table-cell>
          <table:table-cell table:formula="oooc:=-([.B355]+[.B255])*COS(RADIANS([.A561]))-([.B55]+[.B155])*SIN(RADIANS([.A561]))-[.B455]" office:value-type="float" office:value="0.109155773493039">
            <text:p>0,1092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formula="oooc:=[.$B$501]/2*(([.B356]-[.B256])*SIN(RADIANS([.A562]))+([.B56]-[.B156])*COS(RADIANS([.A562])))" office:value-type="float" office:value="-0.00214143659508977">
            <text:p>-0,0021</text:p>
          </table:table-cell>
          <table:table-cell table:formula="oooc:=[.$B$501]/2*(([.B356]-[.B256])*COS(RADIANS([.A562]))+([.B156]-[.B56])*SIN(RADIANS([.A562])))" office:value-type="float" office:value="-0.00740239781280199">
            <text:p>-0,0074</text:p>
          </table:table-cell>
          <table:table-cell table:formula="oooc:=-[.B456]*[.$B$502]" office:value-type="float" office:value="0.00739158322865926">
            <text:p>0,0074</text:p>
          </table:table-cell>
          <table:table-cell table:formula="oooc:=([.B356]+[.B256])*SIN(RADIANS([.A562]))-([.B156]+[.B56])*COS(RADIANS([.A562]))" office:value-type="float" office:value="0.525962768975799">
            <text:p>0,526</text:p>
          </table:table-cell>
          <table:table-cell table:formula="oooc:=-([.B356]+[.B256])*COS(RADIANS([.A562]))-([.B56]+[.B156])*SIN(RADIANS([.A562]))-[.B456]" office:value-type="float" office:value="0.106372372262414">
            <text:p>0,1064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formula="oooc:=[.$B$501]/2*(([.B357]-[.B257])*SIN(RADIANS([.A563]))+([.B57]-[.B157])*COS(RADIANS([.A563])))" office:value-type="float" office:value="-0.00209600106757848">
            <text:p>-0,0021</text:p>
          </table:table-cell>
          <table:table-cell table:formula="oooc:=[.$B$501]/2*(([.B357]-[.B257])*COS(RADIANS([.A563]))+([.B157]-[.B57])*SIN(RADIANS([.A563])))" office:value-type="float" office:value="-0.00735090484261066">
            <text:p>-0,0074</text:p>
          </table:table-cell>
          <table:table-cell table:formula="oooc:=-[.B457]*[.$B$502]" office:value-type="float" office:value="0.00835009113890367">
            <text:p>0,0084</text:p>
          </table:table-cell>
          <table:table-cell table:formula="oooc:=([.B357]+[.B257])*SIN(RADIANS([.A563]))-([.B157]+[.B57])*COS(RADIANS([.A563]))" office:value-type="float" office:value="0.535422861818848">
            <text:p>0,5354</text:p>
          </table:table-cell>
          <table:table-cell table:formula="oooc:=-([.B357]+[.B257])*COS(RADIANS([.A563]))-([.B57]+[.B157])*SIN(RADIANS([.A563]))-[.B457]" office:value-type="float" office:value="0.108906684845179">
            <text:p>0,1089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formula="oooc:=[.$B$501]/2*(([.B358]-[.B258])*SIN(RADIANS([.A564]))+([.B58]-[.B158])*COS(RADIANS([.A564])))" office:value-type="float" office:value="-0.00221967168572868">
            <text:p>-0,0022</text:p>
          </table:table-cell>
          <table:table-cell table:formula="oooc:=[.$B$501]/2*(([.B358]-[.B258])*COS(RADIANS([.A564]))+([.B158]-[.B58])*SIN(RADIANS([.A564])))" office:value-type="float" office:value="-0.00730874051326548">
            <text:p>-0,0073</text:p>
          </table:table-cell>
          <table:table-cell table:formula="oooc:=-[.B458]*[.$B$502]" office:value-type="float" office:value="0.00781763862886763">
            <text:p>0,0078</text:p>
          </table:table-cell>
          <table:table-cell table:formula="oooc:=([.B358]+[.B258])*SIN(RADIANS([.A564]))-([.B158]+[.B58])*COS(RADIANS([.A564]))" office:value-type="float" office:value="0.524937357364289">
            <text:p>0,5249</text:p>
          </table:table-cell>
          <table:table-cell table:formula="oooc:=-([.B358]+[.B258])*COS(RADIANS([.A564]))-([.B58]+[.B158])*SIN(RADIANS([.A564]))-[.B458]" office:value-type="float" office:value="0.100936913727999">
            <text:p>0,1009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table:formula="oooc:=[.$B$501]/2*(([.B359]-[.B259])*SIN(RADIANS([.A565]))+([.B59]-[.B159])*COS(RADIANS([.A565])))" office:value-type="float" office:value="-0.00220137743368872">
            <text:p>-0,0022</text:p>
          </table:table-cell>
          <table:table-cell table:formula="oooc:=[.$B$501]/2*(([.B359]-[.B259])*COS(RADIANS([.A565]))+([.B159]-[.B59])*SIN(RADIANS([.A565])))" office:value-type="float" office:value="-0.00723086109191389">
            <text:p>-0,0072</text:p>
          </table:table-cell>
          <table:table-cell table:formula="oooc:=-[.B459]*[.$B$502]" office:value-type="float" office:value="0.00773639643932845">
            <text:p>0,0077</text:p>
          </table:table-cell>
          <table:table-cell table:formula="oooc:=([.B359]+[.B259])*SIN(RADIANS([.A565]))-([.B159]+[.B59])*COS(RADIANS([.A565]))" office:value-type="float" office:value="0.520166469296206">
            <text:p>0,5202</text:p>
          </table:table-cell>
          <table:table-cell table:formula="oooc:=-([.B359]+[.B259])*COS(RADIANS([.A565]))-([.B59]+[.B159])*SIN(RADIANS([.A565]))-[.B459]" office:value-type="float" office:value="0.0946308356439701">
            <text:p>0,0946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formula="oooc:=[.$B$501]/2*(([.B360]-[.B260])*SIN(RADIANS([.A566]))+([.B60]-[.B160])*COS(RADIANS([.A566])))" office:value-type="float" office:value="-0.00224667287249046">
            <text:p>-0,0022</text:p>
          </table:table-cell>
          <table:table-cell table:formula="oooc:=[.$B$501]/2*(([.B360]-[.B260])*COS(RADIANS([.A566]))+([.B160]-[.B60])*SIN(RADIANS([.A566])))" office:value-type="float" office:value="-0.00726179977926727">
            <text:p>-0,0073</text:p>
          </table:table-cell>
          <table:table-cell table:formula="oooc:=-[.B460]*[.$B$502]" office:value-type="float" office:value="0.00813393674068166">
            <text:p>0,0081</text:p>
          </table:table-cell>
          <table:table-cell table:formula="oooc:=([.B360]+[.B260])*SIN(RADIANS([.A566]))-([.B160]+[.B60])*COS(RADIANS([.A566]))" office:value-type="float" office:value="0.519070539832239">
            <text:p>0,5191</text:p>
          </table:table-cell>
          <table:table-cell table:formula="oooc:=-([.B360]+[.B260])*COS(RADIANS([.A566]))-([.B60]+[.B160])*SIN(RADIANS([.A566]))-[.B460]" office:value-type="float" office:value="0.0965352712117433">
            <text:p>0,0965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formula="oooc:=[.$B$501]/2*(([.B361]-[.B261])*SIN(RADIANS([.A567]))+([.B61]-[.B161])*COS(RADIANS([.A567])))" office:value-type="float" office:value="-0.00237457057738931">
            <text:p>-0,0024</text:p>
          </table:table-cell>
          <table:table-cell table:formula="oooc:=[.$B$501]/2*(([.B361]-[.B261])*COS(RADIANS([.A567]))+([.B161]-[.B61])*SIN(RADIANS([.A567])))" office:value-type="float" office:value="-0.00722142851364975">
            <text:p>-0,0072</text:p>
          </table:table-cell>
          <table:table-cell table:formula="oooc:=-[.B461]*[.$B$502]" office:value-type="float" office:value="0.00958572440707782">
            <text:p>0,0096</text:p>
          </table:table-cell>
          <table:table-cell table:formula="oooc:=([.B361]+[.B261])*SIN(RADIANS([.A567]))-([.B161]+[.B61])*COS(RADIANS([.A567]))" office:value-type="float" office:value="0.509421341509469">
            <text:p>0,5094</text:p>
          </table:table-cell>
          <table:table-cell table:formula="oooc:=-([.B361]+[.B261])*COS(RADIANS([.A567]))-([.B61]+[.B161])*SIN(RADIANS([.A567]))-[.B461]" office:value-type="float" office:value="0.112631586260057">
            <text:p>0,1126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formula="oooc:=[.$B$501]/2*(([.B362]-[.B262])*SIN(RADIANS([.A568]))+([.B62]-[.B162])*COS(RADIANS([.A568])))" office:value-type="float" office:value="-0.00244265077499018">
            <text:p>-0,0024</text:p>
          </table:table-cell>
          <table:table-cell table:formula="oooc:=[.$B$501]/2*(([.B362]-[.B262])*COS(RADIANS([.A568]))+([.B162]-[.B62])*SIN(RADIANS([.A568])))" office:value-type="float" office:value="-0.00721886652324734">
            <text:p>-0,0072</text:p>
          </table:table-cell>
          <table:table-cell table:formula="oooc:=-[.B462]*[.$B$502]" office:value-type="float" office:value="0.00976745117780795">
            <text:p>0,0098</text:p>
          </table:table-cell>
          <table:table-cell table:formula="oooc:=([.B362]+[.B262])*SIN(RADIANS([.A568]))-([.B162]+[.B62])*COS(RADIANS([.A568]))" office:value-type="float" office:value="0.509806212324043">
            <text:p>0,5098</text:p>
          </table:table-cell>
          <table:table-cell table:formula="oooc:=-([.B362]+[.B262])*COS(RADIANS([.A568]))-([.B62]+[.B162])*SIN(RADIANS([.A568]))-[.B462]" office:value-type="float" office:value="0.112193737875693">
            <text:p>0,1122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formula="oooc:=[.$B$501]/2*(([.B363]-[.B263])*SIN(RADIANS([.A569]))+([.B63]-[.B163])*COS(RADIANS([.A569])))" office:value-type="float" office:value="-0.00239852560242475">
            <text:p>-0,0024</text:p>
          </table:table-cell>
          <table:table-cell table:formula="oooc:=[.$B$501]/2*(([.B363]-[.B263])*COS(RADIANS([.A569]))+([.B163]-[.B63])*SIN(RADIANS([.A569])))" office:value-type="float" office:value="-0.00703378972033669">
            <text:p>-0,007</text:p>
          </table:table-cell>
          <table:table-cell table:formula="oooc:=-[.B463]*[.$B$502]" office:value-type="float" office:value="0.0103983652336917">
            <text:p>0,0104</text:p>
          </table:table-cell>
          <table:table-cell table:formula="oooc:=([.B363]+[.B263])*SIN(RADIANS([.A569]))-([.B163]+[.B63])*COS(RADIANS([.A569]))" office:value-type="float" office:value="0.509116106280114">
            <text:p>0,5091</text:p>
          </table:table-cell>
          <table:table-cell table:formula="oooc:=-([.B363]+[.B263])*COS(RADIANS([.A569]))-([.B63]+[.B163])*SIN(RADIANS([.A569]))-[.B463]" office:value-type="float" office:value="0.113665978945199">
            <text:p>0,1137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formula="oooc:=[.$B$501]/2*(([.B364]-[.B264])*SIN(RADIANS([.A570]))+([.B64]-[.B164])*COS(RADIANS([.A570])))" office:value-type="float" office:value="-0.00152732858487171">
            <text:p>-0,0015</text:p>
          </table:table-cell>
          <table:table-cell table:formula="oooc:=[.$B$501]/2*(([.B364]-[.B264])*COS(RADIANS([.A570]))+([.B164]-[.B64])*SIN(RADIANS([.A570])))" office:value-type="float" office:value="-0.00681606953206502">
            <text:p>-0,0068</text:p>
          </table:table-cell>
          <table:table-cell table:formula="oooc:=-[.B464]*[.$B$502]" office:value-type="float" office:value="0.0111315416477153">
            <text:p>0,0111</text:p>
          </table:table-cell>
          <table:table-cell table:formula="oooc:=([.B364]+[.B264])*SIN(RADIANS([.A570]))-([.B164]+[.B64])*COS(RADIANS([.A570]))" office:value-type="float" office:value="0.509025351838366">
            <text:p>0,509</text:p>
          </table:table-cell>
          <table:table-cell table:formula="oooc:=-([.B364]+[.B264])*COS(RADIANS([.A570]))-([.B64]+[.B164])*SIN(RADIANS([.A570]))-[.B464]" office:value-type="float" office:value="0.121472372044745">
            <text:p>0,1215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formula="oooc:=[.$B$501]/2*(([.B365]-[.B265])*SIN(RADIANS([.A571]))+([.B65]-[.B165])*COS(RADIANS([.A571])))" office:value-type="float" office:value="-0.00148228710637134">
            <text:p>-0,0015</text:p>
          </table:table-cell>
          <table:table-cell table:formula="oooc:=[.$B$501]/2*(([.B365]-[.B265])*COS(RADIANS([.A571]))+([.B165]-[.B65])*SIN(RADIANS([.A571])))" office:value-type="float" office:value="-0.00668557729982871">
            <text:p>-0,0067</text:p>
          </table:table-cell>
          <table:table-cell table:formula="oooc:=-[.B465]*[.$B$502]" office:value-type="float" office:value="0.0116167320337753">
            <text:p>0,0116</text:p>
          </table:table-cell>
          <table:table-cell table:formula="oooc:=([.B365]+[.B265])*SIN(RADIANS([.A571]))-([.B165]+[.B65])*COS(RADIANS([.A571]))" office:value-type="float" office:value="0.505903462597111">
            <text:p>0,5059</text:p>
          </table:table-cell>
          <table:table-cell table:formula="oooc:=-([.B365]+[.B265])*COS(RADIANS([.A571]))-([.B65]+[.B165])*SIN(RADIANS([.A571]))-[.B465]" office:value-type="float" office:value="0.12686108061894">
            <text:p>0,1269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formula="oooc:=[.$B$501]/2*(([.B366]-[.B266])*SIN(RADIANS([.A572]))+([.B66]-[.B166])*COS(RADIANS([.A572])))" office:value-type="float" office:value="-0.00130919698315547">
            <text:p>-0,0013</text:p>
          </table:table-cell>
          <table:table-cell table:formula="oooc:=[.$B$501]/2*(([.B366]-[.B266])*COS(RADIANS([.A572]))+([.B166]-[.B66])*SIN(RADIANS([.A572])))" office:value-type="float" office:value="-0.00655931005805884">
            <text:p>-0,0066</text:p>
          </table:table-cell>
          <table:table-cell table:formula="oooc:=-[.B466]*[.$B$502]" office:value-type="float" office:value="0.0118209844716681">
            <text:p>0,0118</text:p>
          </table:table-cell>
          <table:table-cell table:formula="oooc:=([.B366]+[.B266])*SIN(RADIANS([.A572]))-([.B166]+[.B66])*COS(RADIANS([.A572]))" office:value-type="float" office:value="0.498571244442699">
            <text:p>0,4986</text:p>
          </table:table-cell>
          <table:table-cell table:formula="oooc:=-([.B366]+[.B266])*COS(RADIANS([.A572]))-([.B66]+[.B166])*SIN(RADIANS([.A572]))-[.B466]" office:value-type="float" office:value="0.123223092463448">
            <text:p>0,1232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formula="oooc:=[.$B$501]/2*(([.B367]-[.B267])*SIN(RADIANS([.A573]))+([.B67]-[.B167])*COS(RADIANS([.A573])))" office:value-type="float" office:value="-0.000924278514746996">
            <text:p>-0,0009</text:p>
          </table:table-cell>
          <table:table-cell table:formula="oooc:=[.$B$501]/2*(([.B367]-[.B267])*COS(RADIANS([.A573]))+([.B167]-[.B67])*SIN(RADIANS([.A573])))" office:value-type="float" office:value="-0.00647486392601233">
            <text:p>-0,0065</text:p>
          </table:table-cell>
          <table:table-cell table:formula="oooc:=-[.B467]*[.$B$502]" office:value-type="float" office:value="0.0114304284716681">
            <text:p>0,0114</text:p>
          </table:table-cell>
          <table:table-cell table:formula="oooc:=([.B367]+[.B267])*SIN(RADIANS([.A573]))-([.B167]+[.B67])*COS(RADIANS([.A573]))" office:value-type="float" office:value="0.487203218578627">
            <text:p>0,4872</text:p>
          </table:table-cell>
          <table:table-cell table:formula="oooc:=-([.B367]+[.B267])*COS(RADIANS([.A573]))-([.B67]+[.B167])*SIN(RADIANS([.A573]))-[.B467]" office:value-type="float" office:value="0.11785128645778">
            <text:p>0,1179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table:formula="oooc:=[.$B$501]/2*(([.B368]-[.B268])*SIN(RADIANS([.A574]))+([.B68]-[.B168])*COS(RADIANS([.A574])))" office:value-type="float" office:value="-0.000246130521977972">
            <text:p>-0,0002</text:p>
          </table:table-cell>
          <table:table-cell table:formula="oooc:=[.$B$501]/2*(([.B368]-[.B268])*COS(RADIANS([.A574]))+([.B168]-[.B68])*SIN(RADIANS([.A574])))" office:value-type="float" office:value="-0.00641503434248254">
            <text:p>-0,0064</text:p>
          </table:table-cell>
          <table:table-cell table:formula="oooc:=-[.B468]*[.$B$502]" office:value-type="float" office:value="0.0113352780716681">
            <text:p>0,0113</text:p>
          </table:table-cell>
          <table:table-cell table:formula="oooc:=([.B368]+[.B268])*SIN(RADIANS([.A574]))-([.B168]+[.B68])*COS(RADIANS([.A574]))" office:value-type="float" office:value="0.485874269238019">
            <text:p>0,4859</text:p>
          </table:table-cell>
          <table:table-cell table:formula="oooc:=-([.B368]+[.B268])*COS(RADIANS([.A574]))-([.B68]+[.B168])*SIN(RADIANS([.A574]))-[.B468]" office:value-type="float" office:value="0.117433780259499">
            <text:p>0,1174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formula="oooc:=[.$B$501]/2*(([.B369]-[.B269])*SIN(RADIANS([.A575]))+([.B69]-[.B169])*COS(RADIANS([.A575])))" office:value-type="float" office:value="-0.00133786000688944">
            <text:p>-0,0013</text:p>
          </table:table-cell>
          <table:table-cell table:formula="oooc:=[.$B$501]/2*(([.B369]-[.B269])*COS(RADIANS([.A575]))+([.B169]-[.B69])*SIN(RADIANS([.A575])))" office:value-type="float" office:value="-0.00630348219192379">
            <text:p>-0,0063</text:p>
          </table:table-cell>
          <table:table-cell table:formula="oooc:=-[.B469]*[.$B$502]" office:value-type="float" office:value="0.0114008148716681">
            <text:p>0,0114</text:p>
          </table:table-cell>
          <table:table-cell table:formula="oooc:=([.B369]+[.B269])*SIN(RADIANS([.A575]))-([.B169]+[.B69])*COS(RADIANS([.A575]))" office:value-type="float" office:value="0.488684035784866">
            <text:p>0,4887</text:p>
          </table:table-cell>
          <table:table-cell table:formula="oooc:=-([.B369]+[.B269])*COS(RADIANS([.A575]))-([.B69]+[.B169])*SIN(RADIANS([.A575]))-[.B469]" office:value-type="float" office:value="0.117192638820358">
            <text:p>0,1172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formula="oooc:=[.$B$501]/2*(([.B370]-[.B270])*SIN(RADIANS([.A576]))+([.B70]-[.B170])*COS(RADIANS([.A576])))" office:value-type="float" office:value="-0.000207148999351221">
            <text:p>-0,0002</text:p>
          </table:table-cell>
          <table:table-cell table:formula="oooc:=[.$B$501]/2*(([.B370]-[.B270])*COS(RADIANS([.A576]))+([.B170]-[.B70])*SIN(RADIANS([.A576])))" office:value-type="float" office:value="-0.00600043999691412">
            <text:p>-0,006</text:p>
          </table:table-cell>
          <table:table-cell table:formula="oooc:=-[.B470]*[.$B$502]" office:value-type="float" office:value="0.0112391364716681">
            <text:p>0,0112</text:p>
          </table:table-cell>
          <table:table-cell table:formula="oooc:=([.B370]+[.B270])*SIN(RADIANS([.A576]))-([.B170]+[.B70])*COS(RADIANS([.A576]))" office:value-type="float" office:value="0.48648366316439">
            <text:p>0,4865</text:p>
          </table:table-cell>
          <table:table-cell table:formula="oooc:=-([.B370]+[.B270])*COS(RADIANS([.A576]))-([.B70]+[.B170])*SIN(RADIANS([.A576]))-[.B470]" office:value-type="float" office:value="0.115334676436496">
            <text:p>0,1153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formula="oooc:=[.$B$501]/2*(([.B371]-[.B271])*SIN(RADIANS([.A577]))+([.B71]-[.B171])*COS(RADIANS([.A577])))" office:value-type="float" office:value="0.000852773631098396">
            <text:p>0,0009</text:p>
          </table:table-cell>
          <table:table-cell table:formula="oooc:=[.$B$501]/2*(([.B371]-[.B271])*COS(RADIANS([.A577]))+([.B171]-[.B71])*SIN(RADIANS([.A577])))" office:value-type="float" office:value="-0.00569782750874463">
            <text:p>-0,0057</text:p>
          </table:table-cell>
          <table:table-cell table:formula="oooc:=-[.B471]*[.$B$502]" office:value-type="float" office:value="0.0105639308716681">
            <text:p>0,0106</text:p>
          </table:table-cell>
          <table:table-cell table:formula="oooc:=([.B371]+[.B271])*SIN(RADIANS([.A577]))-([.B171]+[.B71])*COS(RADIANS([.A577]))" office:value-type="float" office:value="0.471714285252775">
            <text:p>0,4717</text:p>
          </table:table-cell>
          <table:table-cell table:formula="oooc:=-([.B371]+[.B271])*COS(RADIANS([.A577]))-([.B71]+[.B171])*SIN(RADIANS([.A577]))-[.B471]" office:value-type="float" office:value="0.107687576183365">
            <text:p>0,1077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formula="oooc:=[.$B$501]/2*(([.B372]-[.B272])*SIN(RADIANS([.A578]))+([.B72]-[.B172])*COS(RADIANS([.A578])))" office:value-type="float" office:value="0.00315838614636371">
            <text:p>0,0032</text:p>
          </table:table-cell>
          <table:table-cell table:formula="oooc:=[.$B$501]/2*(([.B372]-[.B272])*COS(RADIANS([.A578]))+([.B172]-[.B72])*SIN(RADIANS([.A578])))" office:value-type="float" office:value="-0.00541339243703585">
            <text:p>-0,0054</text:p>
          </table:table-cell>
          <table:table-cell table:formula="oooc:=-[.B472]*[.$B$502]" office:value-type="float" office:value="0.0102328788716681">
            <text:p>0,0102</text:p>
          </table:table-cell>
          <table:table-cell table:formula="oooc:=([.B372]+[.B272])*SIN(RADIANS([.A578]))-([.B172]+[.B72])*COS(RADIANS([.A578]))" office:value-type="float" office:value="0.473063416619203">
            <text:p>0,4731</text:p>
          </table:table-cell>
          <table:table-cell table:formula="oooc:=-([.B372]+[.B272])*COS(RADIANS([.A578]))-([.B72]+[.B172])*SIN(RADIANS([.A578]))-[.B472]" office:value-type="float" office:value="0.105839346363326">
            <text:p>0,1058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formula="oooc:=[.$B$501]/2*(([.B373]-[.B273])*SIN(RADIANS([.A579]))+([.B73]-[.B173])*COS(RADIANS([.A579])))" office:value-type="float" office:value="0.00327746233939845">
            <text:p>0,0033</text:p>
          </table:table-cell>
          <table:table-cell table:formula="oooc:=[.$B$501]/2*(([.B373]-[.B273])*COS(RADIANS([.A579]))+([.B173]-[.B73])*SIN(RADIANS([.A579])))" office:value-type="float" office:value="-0.00536831503170457">
            <text:p>-0,0054</text:p>
          </table:table-cell>
          <table:table-cell table:formula="oooc:=-[.B473]*[.$B$502]" office:value-type="float" office:value="0.0108602588716681">
            <text:p>0,0109</text:p>
          </table:table-cell>
          <table:table-cell table:formula="oooc:=([.B373]+[.B273])*SIN(RADIANS([.A579]))-([.B173]+[.B73])*COS(RADIANS([.A579]))" office:value-type="float" office:value="0.475087861498502">
            <text:p>0,4751</text:p>
          </table:table-cell>
          <table:table-cell table:formula="oooc:=-([.B373]+[.B273])*COS(RADIANS([.A579]))-([.B73]+[.B173])*SIN(RADIANS([.A579]))-[.B473]" office:value-type="float" office:value="0.111391630228311">
            <text:p>0,1114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formula="oooc:=[.$B$501]/2*(([.B374]-[.B274])*SIN(RADIANS([.A580]))+([.B74]-[.B174])*COS(RADIANS([.A580])))" office:value-type="float" office:value="0.00336313782859114">
            <text:p>0,0034</text:p>
          </table:table-cell>
          <table:table-cell table:formula="oooc:=[.$B$501]/2*(([.B374]-[.B274])*COS(RADIANS([.A580]))+([.B174]-[.B74])*SIN(RADIANS([.A580])))" office:value-type="float" office:value="-0.00520662304036653">
            <text:p>-0,0052</text:p>
          </table:table-cell>
          <table:table-cell table:formula="oooc:=-[.B474]*[.$B$502]" office:value-type="float" office:value="0.0114179088716681">
            <text:p>0,0114</text:p>
          </table:table-cell>
          <table:table-cell table:formula="oooc:=([.B374]+[.B274])*SIN(RADIANS([.A580]))-([.B174]+[.B74])*COS(RADIANS([.A580]))" office:value-type="float" office:value="0.47440666162302">
            <text:p>0,4744</text:p>
          </table:table-cell>
          <table:table-cell table:formula="oooc:=-([.B374]+[.B274])*COS(RADIANS([.A580]))-([.B74]+[.B174])*SIN(RADIANS([.A580]))-[.B474]" office:value-type="float" office:value="0.120006928002044">
            <text:p>0,12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formula="oooc:=[.$B$501]/2*(([.B375]-[.B275])*SIN(RADIANS([.A581]))+([.B75]-[.B175])*COS(RADIANS([.A581])))" office:value-type="float" office:value="0.00371781607202945">
            <text:p>0,0037</text:p>
          </table:table-cell>
          <table:table-cell table:formula="oooc:=[.$B$501]/2*(([.B375]-[.B275])*COS(RADIANS([.A581]))+([.B175]-[.B75])*SIN(RADIANS([.A581])))" office:value-type="float" office:value="-0.00493052654793855">
            <text:p>-0,0049</text:p>
          </table:table-cell>
          <table:table-cell table:formula="oooc:=-[.B475]*[.$B$502]" office:value-type="float" office:value="0.0107621304716681">
            <text:p>0,0108</text:p>
          </table:table-cell>
          <table:table-cell table:formula="oooc:=([.B375]+[.B275])*SIN(RADIANS([.A581]))-([.B175]+[.B75])*COS(RADIANS([.A581]))" office:value-type="float" office:value="0.473502252684239">
            <text:p>0,4735</text:p>
          </table:table-cell>
          <table:table-cell table:formula="oooc:=-([.B375]+[.B275])*COS(RADIANS([.A581]))-([.B75]+[.B175])*SIN(RADIANS([.A581]))-[.B475]" office:value-type="float" office:value="0.116629285444616">
            <text:p>0,116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formula="oooc:=[.$B$501]/2*(([.B376]-[.B276])*SIN(RADIANS([.A582]))+([.B76]-[.B176])*COS(RADIANS([.A582])))" office:value-type="float" office:value="0.00266817046762205">
            <text:p>0,0027</text:p>
          </table:table-cell>
          <table:table-cell table:formula="oooc:=[.$B$501]/2*(([.B376]-[.B276])*COS(RADIANS([.A582]))+([.B176]-[.B76])*SIN(RADIANS([.A582])))" office:value-type="float" office:value="-0.00466521754803199">
            <text:p>-0,0047</text:p>
          </table:table-cell>
          <table:table-cell table:formula="oooc:=-[.B476]*[.$B$502]" office:value-type="float" office:value="0.0108517884716681">
            <text:p>0,0109</text:p>
          </table:table-cell>
          <table:table-cell table:formula="oooc:=([.B376]+[.B276])*SIN(RADIANS([.A582]))-([.B176]+[.B76])*COS(RADIANS([.A582]))" office:value-type="float" office:value="0.468647611644264">
            <text:p>0,4686</text:p>
          </table:table-cell>
          <table:table-cell table:formula="oooc:=-([.B376]+[.B276])*COS(RADIANS([.A582]))-([.B76]+[.B176])*SIN(RADIANS([.A582]))-[.B476]" office:value-type="float" office:value="0.118814933299433">
            <text:p>0,1188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formula="oooc:=[.$B$501]/2*(([.B377]-[.B277])*SIN(RADIANS([.A583]))+([.B77]-[.B177])*COS(RADIANS([.A583])))" office:value-type="float" office:value="0.00244271049655716">
            <text:p>0,0024</text:p>
          </table:table-cell>
          <table:table-cell table:formula="oooc:=[.$B$501]/2*(([.B377]-[.B277])*COS(RADIANS([.A583]))+([.B177]-[.B77])*SIN(RADIANS([.A583])))" office:value-type="float" office:value="-0.00441961592252591">
            <text:p>-0,0044</text:p>
          </table:table-cell>
          <table:table-cell table:formula="oooc:=-[.B477]*[.$B$502]" office:value-type="float" office:value="0.0104052628716681">
            <text:p>0,0104</text:p>
          </table:table-cell>
          <table:table-cell table:formula="oooc:=([.B377]+[.B277])*SIN(RADIANS([.A583]))-([.B177]+[.B77])*COS(RADIANS([.A583]))" office:value-type="float" office:value="0.463515336839766">
            <text:p>0,4635</text:p>
          </table:table-cell>
          <table:table-cell table:formula="oooc:=-([.B377]+[.B277])*COS(RADIANS([.A583]))-([.B77]+[.B177])*SIN(RADIANS([.A583]))-[.B477]" office:value-type="float" office:value="0.107103346724576">
            <text:p>0,1071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formula="oooc:=[.$B$501]/2*(([.B378]-[.B278])*SIN(RADIANS([.A584]))+([.B78]-[.B178])*COS(RADIANS([.A584])))" office:value-type="float" office:value="0.00287730027191632">
            <text:p>0,0029</text:p>
          </table:table-cell>
          <table:table-cell table:formula="oooc:=[.$B$501]/2*(([.B378]-[.B278])*COS(RADIANS([.A584]))+([.B178]-[.B78])*SIN(RADIANS([.A584])))" office:value-type="float" office:value="-0.00385820317214402">
            <text:p>-0,0039</text:p>
          </table:table-cell>
          <table:table-cell table:formula="oooc:=-[.B478]*[.$B$502]" office:value-type="float" office:value="0.0103530708716681">
            <text:p>0,0104</text:p>
          </table:table-cell>
          <table:table-cell table:formula="oooc:=([.B378]+[.B278])*SIN(RADIANS([.A584]))-([.B178]+[.B78])*COS(RADIANS([.A584]))" office:value-type="float" office:value="0.463441556656819">
            <text:p>0,4634</text:p>
          </table:table-cell>
          <table:table-cell table:formula="oooc:=-([.B378]+[.B278])*COS(RADIANS([.A584]))-([.B78]+[.B178])*SIN(RADIANS([.A584]))-[.B478]" office:value-type="float" office:value="0.109466982520754">
            <text:p>0,1095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formula="oooc:=[.$B$501]/2*(([.B379]-[.B279])*SIN(RADIANS([.A585]))+([.B79]-[.B179])*COS(RADIANS([.A585])))" office:value-type="float" office:value="0.00158206021459692">
            <text:p>0,0016</text:p>
          </table:table-cell>
          <table:table-cell table:formula="oooc:=[.$B$501]/2*(([.B379]-[.B279])*COS(RADIANS([.A585]))+([.B179]-[.B79])*SIN(RADIANS([.A585])))" office:value-type="float" office:value="-0.00321572878719757">
            <text:p>-0,0032</text:p>
          </table:table-cell>
          <table:table-cell table:formula="oooc:=-[.B479]*[.$B$502]" office:value-type="float" office:value="0.0106030648716681">
            <text:p>0,0106</text:p>
          </table:table-cell>
          <table:table-cell table:formula="oooc:=([.B379]+[.B279])*SIN(RADIANS([.A585]))-([.B179]+[.B79])*COS(RADIANS([.A585]))" office:value-type="float" office:value="0.466329467835562">
            <text:p>0,4663</text:p>
          </table:table-cell>
          <table:table-cell table:formula="oooc:=-([.B379]+[.B279])*COS(RADIANS([.A585]))-([.B79]+[.B179])*SIN(RADIANS([.A585]))-[.B479]" office:value-type="float" office:value="0.107720478164663">
            <text:p>0,1077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formula="oooc:=[.$B$501]/2*(([.B380]-[.B280])*SIN(RADIANS([.A586]))+([.B80]-[.B180])*COS(RADIANS([.A586])))" office:value-type="float" office:value="0.00155480356313745">
            <text:p>0,0016</text:p>
          </table:table-cell>
          <table:table-cell table:formula="oooc:=[.$B$501]/2*(([.B380]-[.B280])*COS(RADIANS([.A586]))+([.B180]-[.B80])*SIN(RADIANS([.A586])))" office:value-type="float" office:value="-0.00287702453320204">
            <text:p>-0,0029</text:p>
          </table:table-cell>
          <table:table-cell table:formula="oooc:=-[.B480]*[.$B$502]" office:value-type="float" office:value="0.0106054264716681">
            <text:p>0,0106</text:p>
          </table:table-cell>
          <table:table-cell table:formula="oooc:=([.B380]+[.B280])*SIN(RADIANS([.A586]))-([.B180]+[.B80])*COS(RADIANS([.A586]))" office:value-type="float" office:value="0.4724426696969">
            <text:p>0,4724</text:p>
          </table:table-cell>
          <table:table-cell table:formula="oooc:=-([.B380]+[.B280])*COS(RADIANS([.A586]))-([.B80]+[.B180])*SIN(RADIANS([.A586]))-[.B480]" office:value-type="float" office:value="0.107264046969837">
            <text:p>0,1073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formula="oooc:=[.$B$501]/2*(([.B381]-[.B281])*SIN(RADIANS([.A587]))+([.B81]-[.B181])*COS(RADIANS([.A587])))" office:value-type="float" office:value="0.00206246912444706">
            <text:p>0,0021</text:p>
          </table:table-cell>
          <table:table-cell table:formula="oooc:=[.$B$501]/2*(([.B381]-[.B281])*COS(RADIANS([.A587]))+([.B181]-[.B81])*SIN(RADIANS([.A587])))" office:value-type="float" office:value="-0.00259084563487823">
            <text:p>-0,0026</text:p>
          </table:table-cell>
          <table:table-cell table:formula="oooc:=-[.B481]*[.$B$502]" office:value-type="float" office:value="0.0102294776716681">
            <text:p>0,0102</text:p>
          </table:table-cell>
          <table:table-cell table:formula="oooc:=([.B381]+[.B281])*SIN(RADIANS([.A587]))-([.B181]+[.B81])*COS(RADIANS([.A587]))" office:value-type="float" office:value="0.466013439879421">
            <text:p>0,466</text:p>
          </table:table-cell>
          <table:table-cell table:formula="oooc:=-([.B381]+[.B281])*COS(RADIANS([.A587]))-([.B81]+[.B181])*SIN(RADIANS([.A587]))-[.B481]" office:value-type="float" office:value="0.111607291116781">
            <text:p>0,1116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formula="oooc:=[.$B$501]/2*(([.B382]-[.B282])*SIN(RADIANS([.A588]))+([.B82]-[.B182])*COS(RADIANS([.A588])))" office:value-type="float" office:value="0.00402026703227662">
            <text:p>0,004</text:p>
          </table:table-cell>
          <table:table-cell table:formula="oooc:=[.$B$501]/2*(([.B382]-[.B282])*COS(RADIANS([.A588]))+([.B182]-[.B82])*SIN(RADIANS([.A588])))" office:value-type="float" office:value="-0.00238671614851168">
            <text:p>-0,0024</text:p>
          </table:table-cell>
          <table:table-cell table:formula="oooc:=-[.B482]*[.$B$502]" office:value-type="float" office:value="0.0103293884716681">
            <text:p>0,0103</text:p>
          </table:table-cell>
          <table:table-cell table:formula="oooc:=([.B382]+[.B282])*SIN(RADIANS([.A588]))-([.B182]+[.B82])*COS(RADIANS([.A588]))" office:value-type="float" office:value="0.463758903690575">
            <text:p>0,4638</text:p>
          </table:table-cell>
          <table:table-cell table:formula="oooc:=-([.B382]+[.B282])*COS(RADIANS([.A588]))-([.B82]+[.B182])*SIN(RADIANS([.A588]))-[.B482]" office:value-type="float" office:value="0.112445662262681">
            <text:p>0,1124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formula="oooc:=[.$B$501]/2*(([.B383]-[.B283])*SIN(RADIANS([.A589]))+([.B83]-[.B183])*COS(RADIANS([.A589])))" office:value-type="float" office:value="0.00387009399331654">
            <text:p>0,0039</text:p>
          </table:table-cell>
          <table:table-cell table:formula="oooc:=[.$B$501]/2*(([.B383]-[.B283])*COS(RADIANS([.A589]))+([.B183]-[.B83])*SIN(RADIANS([.A589])))" office:value-type="float" office:value="-0.00206649580438147">
            <text:p>-0,0021</text:p>
          </table:table-cell>
          <table:table-cell table:formula="oooc:=-[.B483]*[.$B$502]" office:value-type="float" office:value="0.00976683687166807">
            <text:p>0,0098</text:p>
          </table:table-cell>
          <table:table-cell table:formula="oooc:=([.B383]+[.B283])*SIN(RADIANS([.A589]))-([.B183]+[.B83])*COS(RADIANS([.A589]))" office:value-type="float" office:value="0.458990383823349">
            <text:p>0,459</text:p>
          </table:table-cell>
          <table:table-cell table:formula="oooc:=-([.B383]+[.B283])*COS(RADIANS([.A589]))-([.B83]+[.B183])*SIN(RADIANS([.A589]))-[.B483]" office:value-type="float" office:value="0.108621376510572">
            <text:p>0,1086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formula="oooc:=[.$B$501]/2*(([.B384]-[.B284])*SIN(RADIANS([.A590]))+([.B84]-[.B184])*COS(RADIANS([.A590])))" office:value-type="float" office:value="0.00484142427060706">
            <text:p>0,0048</text:p>
          </table:table-cell>
          <table:table-cell table:formula="oooc:=[.$B$501]/2*(([.B384]-[.B284])*COS(RADIANS([.A590]))+([.B184]-[.B84])*SIN(RADIANS([.A590])))" office:value-type="float" office:value="-0.00196560740678562">
            <text:p>-0,002</text:p>
          </table:table-cell>
          <table:table-cell table:formula="oooc:=-[.B484]*[.$B$502]" office:value-type="float" office:value="0.0101373032716681">
            <text:p>0,0101</text:p>
          </table:table-cell>
          <table:table-cell table:formula="oooc:=([.B384]+[.B284])*SIN(RADIANS([.A590]))-([.B184]+[.B84])*COS(RADIANS([.A590]))" office:value-type="float" office:value="0.469981752879141">
            <text:p>0,47</text:p>
          </table:table-cell>
          <table:table-cell table:formula="oooc:=-([.B384]+[.B284])*COS(RADIANS([.A590]))-([.B84]+[.B184])*SIN(RADIANS([.A590]))-[.B484]" office:value-type="float" office:value="0.107462702909264">
            <text:p>0,1075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formula="oooc:=[.$B$501]/2*(([.B385]-[.B285])*SIN(RADIANS([.A591]))+([.B85]-[.B185])*COS(RADIANS([.A591])))" office:value-type="float" office:value="0.00677922323162765">
            <text:p>0,0068</text:p>
          </table:table-cell>
          <table:table-cell table:formula="oooc:=[.$B$501]/2*(([.B385]-[.B285])*COS(RADIANS([.A591]))+([.B185]-[.B85])*SIN(RADIANS([.A591])))" office:value-type="float" office:value="-0.00166503055161872">
            <text:p>-0,0017</text:p>
          </table:table-cell>
          <table:table-cell table:formula="oooc:=-[.B485]*[.$B$502]" office:value-type="float" office:value="0.00912277807166807">
            <text:p>0,0091</text:p>
          </table:table-cell>
          <table:table-cell table:formula="oooc:=([.B385]+[.B285])*SIN(RADIANS([.A591]))-([.B185]+[.B85])*COS(RADIANS([.A591]))" office:value-type="float" office:value="0.457744301022057">
            <text:p>0,4577</text:p>
          </table:table-cell>
          <table:table-cell table:formula="oooc:=-([.B385]+[.B285])*COS(RADIANS([.A591]))-([.B85]+[.B185])*SIN(RADIANS([.A591]))-[.B485]" office:value-type="float" office:value="0.100002310688095">
            <text:p>0,1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formula="oooc:=[.$B$501]/2*(([.B386]-[.B286])*SIN(RADIANS([.A592]))+([.B86]-[.B186])*COS(RADIANS([.A592])))" office:value-type="float" office:value="0.00620385722645644">
            <text:p>0,0062</text:p>
          </table:table-cell>
          <table:table-cell table:formula="oooc:=[.$B$501]/2*(([.B386]-[.B286])*COS(RADIANS([.A592]))+([.B186]-[.B86])*SIN(RADIANS([.A592])))" office:value-type="float" office:value="-0.00166300086804833">
            <text:p>-0,0017</text:p>
          </table:table-cell>
          <table:table-cell table:formula="oooc:=-[.B486]*[.$B$502]" office:value-type="float" office:value="0.00945093367166806">
            <text:p>0,0095</text:p>
          </table:table-cell>
          <table:table-cell table:formula="oooc:=([.B386]+[.B286])*SIN(RADIANS([.A592]))-([.B186]+[.B86])*COS(RADIANS([.A592]))" office:value-type="float" office:value="0.45580545721752">
            <text:p>0,4558</text:p>
          </table:table-cell>
          <table:table-cell table:formula="oooc:=-([.B386]+[.B286])*COS(RADIANS([.A592]))-([.B86]+[.B186])*SIN(RADIANS([.A592]))-[.B486]" office:value-type="float" office:value="0.102277466935796">
            <text:p>0,1023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table:formula="oooc:=[.$B$501]/2*(([.B387]-[.B287])*SIN(RADIANS([.A593]))+([.B87]-[.B187])*COS(RADIANS([.A593])))" office:value-type="float" office:value="0.00542187021709628">
            <text:p>0,0054</text:p>
          </table:table-cell>
          <table:table-cell table:formula="oooc:=[.$B$501]/2*(([.B387]-[.B287])*COS(RADIANS([.A593]))+([.B187]-[.B87])*SIN(RADIANS([.A593])))" office:value-type="float" office:value="-0.00156190659509197">
            <text:p>-0,0016</text:p>
          </table:table-cell>
          <table:table-cell table:formula="oooc:=-[.B487]*[.$B$502]" office:value-type="float" office:value="0.00938916407166807">
            <text:p>0,0094</text:p>
          </table:table-cell>
          <table:table-cell table:formula="oooc:=([.B387]+[.B287])*SIN(RADIANS([.A593]))-([.B187]+[.B87])*COS(RADIANS([.A593]))" office:value-type="float" office:value="0.465041173406321">
            <text:p>0,465</text:p>
          </table:table-cell>
          <table:table-cell table:formula="oooc:=-([.B387]+[.B287])*COS(RADIANS([.A593]))-([.B87]+[.B187])*SIN(RADIANS([.A593]))-[.B487]" office:value-type="float" office:value="0.105253759776973">
            <text:p>0,1053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 table:formula="oooc:=[.$B$501]/2*(([.B388]-[.B288])*SIN(RADIANS([.A594]))+([.B88]-[.B188])*COS(RADIANS([.A594])))" office:value-type="float" office:value="0.00605658382113219">
            <text:p>0,0061</text:p>
          </table:table-cell>
          <table:table-cell table:formula="oooc:=[.$B$501]/2*(([.B388]-[.B288])*COS(RADIANS([.A594]))+([.B188]-[.B88])*SIN(RADIANS([.A594])))" office:value-type="float" office:value="-0.00106152329512586">
            <text:p>-0,0011</text:p>
          </table:table-cell>
          <table:table-cell table:formula="oooc:=-[.B488]*[.$B$502]" office:value-type="float" office:value="0.00961551167166807">
            <text:p>0,0096</text:p>
          </table:table-cell>
          <table:table-cell table:formula="oooc:=([.B388]+[.B288])*SIN(RADIANS([.A594]))-([.B188]+[.B88])*COS(RADIANS([.A594]))" office:value-type="float" office:value="0.45621243312991">
            <text:p>0,4562</text:p>
          </table:table-cell>
          <table:table-cell table:formula="oooc:=-([.B388]+[.B288])*COS(RADIANS([.A594]))-([.B88]+[.B188])*SIN(RADIANS([.A594]))-[.B488]" office:value-type="float" office:value="0.112146328508009">
            <text:p>0,1121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table:formula="oooc:=[.$B$501]/2*(([.B389]-[.B289])*SIN(RADIANS([.A595]))+([.B89]-[.B189])*COS(RADIANS([.A595])))" office:value-type="float" office:value="0.00477456678395129">
            <text:p>0,0048</text:p>
          </table:table-cell>
          <table:table-cell table:formula="oooc:=[.$B$501]/2*(([.B389]-[.B289])*COS(RADIANS([.A595]))+([.B189]-[.B89])*SIN(RADIANS([.A595])))" office:value-type="float" office:value="-0.000521550665568345">
            <text:p>-0,0005</text:p>
          </table:table-cell>
          <table:table-cell table:formula="oooc:=-[.B489]*[.$B$502]" office:value-type="float" office:value="0.00956919087166807">
            <text:p>0,0096</text:p>
          </table:table-cell>
          <table:table-cell table:formula="oooc:=([.B389]+[.B289])*SIN(RADIANS([.A595]))-([.B189]+[.B89])*COS(RADIANS([.A595]))" office:value-type="float" office:value="0.448316019974583">
            <text:p>0,4483</text:p>
          </table:table-cell>
          <table:table-cell table:formula="oooc:=-([.B389]+[.B289])*COS(RADIANS([.A595]))-([.B89]+[.B189])*SIN(RADIANS([.A595]))-[.B489]" office:value-type="float" office:value="0.112938230123872">
            <text:p>0,1129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table:formula="oooc:=[.$B$501]/2*(([.B390]-[.B290])*SIN(RADIANS([.A596]))+([.B90]-[.B190])*COS(RADIANS([.A596])))" office:value-type="float" office:value="0.00622147431897212">
            <text:p>0,0062</text:p>
          </table:table-cell>
          <table:table-cell table:formula="oooc:=[.$B$501]/2*(([.B390]-[.B290])*COS(RADIANS([.A596]))+([.B190]-[.B90])*SIN(RADIANS([.A596])))" office:value-type="float" office:value="-0.000200224953423411">
            <text:p>-0,0002</text:p>
          </table:table-cell>
          <table:table-cell table:formula="oooc:=-[.B490]*[.$B$502]" office:value-type="float" office:value="0.00973542967166807">
            <text:p>0,0097</text:p>
          </table:table-cell>
          <table:table-cell table:formula="oooc:=([.B390]+[.B290])*SIN(RADIANS([.A596]))-([.B190]+[.B90])*COS(RADIANS([.A596]))" office:value-type="float" office:value="0.466305647752348">
            <text:p>0,4663</text:p>
          </table:table-cell>
          <table:table-cell table:formula="oooc:=-([.B390]+[.B290])*COS(RADIANS([.A596]))-([.B90]+[.B190])*SIN(RADIANS([.A596]))-[.B490]" office:value-type="float" office:value="0.111026365892809">
            <text:p>0,111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table:formula="oooc:=[.$B$501]/2*(([.B391]-[.B291])*SIN(RADIANS([.A597]))+([.B91]-[.B191])*COS(RADIANS([.A597])))" office:value-type="float" office:value="0.00709804247030184">
            <text:p>0,0071</text:p>
          </table:table-cell>
          <table:table-cell table:formula="oooc:=[.$B$501]/2*(([.B391]-[.B291])*COS(RADIANS([.A597]))+([.B191]-[.B91])*SIN(RADIANS([.A597])))" office:value-type="float" office:value="-0.000117403918802679">
            <text:p>-0,0001</text:p>
          </table:table-cell>
          <table:table-cell table:formula="oooc:=-[.B491]*[.$B$502]" office:value-type="float" office:value="0.00993215447166807">
            <text:p>0,0099</text:p>
          </table:table-cell>
          <table:table-cell table:formula="oooc:=([.B391]+[.B291])*SIN(RADIANS([.A597]))-([.B191]+[.B91])*COS(RADIANS([.A597]))" office:value-type="float" office:value="0.460251479922207">
            <text:p>0,4603</text:p>
          </table:table-cell>
          <table:table-cell table:formula="oooc:=-([.B391]+[.B291])*COS(RADIANS([.A597]))-([.B91]+[.B191])*SIN(RADIANS([.A597]))-[.B491]" office:value-type="float" office:value="0.111230511410296">
            <text:p>0,1112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table:formula="oooc:=[.$B$501]/2*(([.B392]-[.B292])*SIN(RADIANS([.A598]))+([.B92]-[.B192])*COS(RADIANS([.A598])))" office:value-type="float" office:value="0.00890332633401606">
            <text:p>0,0089</text:p>
          </table:table-cell>
          <table:table-cell table:formula="oooc:=[.$B$501]/2*(([.B392]-[.B292])*COS(RADIANS([.A598]))+([.B192]-[.B92])*SIN(RADIANS([.A598])))" office:value-type="float" office:value="-0.000136299945161835">
            <text:p>-0,0001</text:p>
          </table:table-cell>
          <table:table-cell table:formula="oooc:=-[.B492]*[.$B$502]" office:value-type="float" office:value="0.00931127007166807">
            <text:p>0,0093</text:p>
          </table:table-cell>
          <table:table-cell table:formula="oooc:=([.B392]+[.B292])*SIN(RADIANS([.A598]))-([.B192]+[.B92])*COS(RADIANS([.A598]))" office:value-type="float" office:value="0.456348601392078">
            <text:p>0,4563</text:p>
          </table:table-cell>
          <table:table-cell table:formula="oooc:=-([.B392]+[.B292])*COS(RADIANS([.A598]))-([.B92]+[.B192])*SIN(RADIANS([.A598]))-[.B492]" office:value-type="float" office:value="0.113209366668099">
            <text:p>0,1132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table:formula="oooc:=[.$B$501]/2*(([.B393]-[.B293])*SIN(RADIANS([.A599]))+([.B93]-[.B193])*COS(RADIANS([.A599])))" office:value-type="float" office:value="0.0091208743019614">
            <text:p>0,0091</text:p>
          </table:table-cell>
          <table:table-cell table:formula="oooc:=[.$B$501]/2*(([.B393]-[.B293])*COS(RADIANS([.A599]))+([.B193]-[.B93])*SIN(RADIANS([.A599])))" office:value-type="float" office:value="-0.000119618254295389">
            <text:p>-0,0001</text:p>
          </table:table-cell>
          <table:table-cell table:formula="oooc:=-[.B493]*[.$B$502]" office:value-type="float" office:value="0.00928785127166807">
            <text:p>0,0093</text:p>
          </table:table-cell>
          <table:table-cell table:formula="oooc:=([.B393]+[.B293])*SIN(RADIANS([.A599]))-([.B193]+[.B93])*COS(RADIANS([.A599]))" office:value-type="float" office:value="0.464222362836068">
            <text:p>0,4642</text:p>
          </table:table-cell>
          <table:table-cell table:formula="oooc:=-([.B393]+[.B293])*COS(RADIANS([.A599]))-([.B93]+[.B193])*SIN(RADIANS([.A599]))-[.B493]" office:value-type="float" office:value="0.112425947013376">
            <text:p>0,1124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table:formula="oooc:=[.$B$501]/2*(([.B394]-[.B294])*SIN(RADIANS([.A600]))+([.B94]-[.B194])*COS(RADIANS([.A600])))" office:value-type="float" office:value="0.0106235188300785">
            <text:p>0,0106</text:p>
          </table:table-cell>
          <table:table-cell table:formula="oooc:=[.$B$501]/2*(([.B394]-[.B294])*COS(RADIANS([.A600]))+([.B194]-[.B94])*SIN(RADIANS([.A600])))" office:value-type="float" office:value="-0.000147870168131825">
            <text:p>-0,0001</text:p>
          </table:table-cell>
          <table:table-cell table:formula="oooc:=-[.B494]*[.$B$502]" office:value-type="float" office:value="0.00966727327166807">
            <text:p>0,0097</text:p>
          </table:table-cell>
          <table:table-cell table:formula="oooc:=([.B394]+[.B294])*SIN(RADIANS([.A600]))-([.B194]+[.B94])*COS(RADIANS([.A600]))" office:value-type="float" office:value="0.47005472291999">
            <text:p>0,4701</text:p>
          </table:table-cell>
          <table:table-cell table:formula="oooc:=-([.B394]+[.B294])*COS(RADIANS([.A600]))-([.B94]+[.B194])*SIN(RADIANS([.A600]))-[.B494]" office:value-type="float" office:value="0.110336703761091">
            <text:p>0,1103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table:formula="oooc:=[.$B$501]/2*(([.B395]-[.B295])*SIN(RADIANS([.A601]))+([.B95]-[.B195])*COS(RADIANS([.A601])))" office:value-type="float" office:value="0.0113550877715192">
            <text:p>0,0114</text:p>
          </table:table-cell>
          <table:table-cell table:formula="oooc:=[.$B$501]/2*(([.B395]-[.B295])*COS(RADIANS([.A601]))+([.B195]-[.B95])*SIN(RADIANS([.A601])))" office:value-type="float" office:value="-0.000344159510240803">
            <text:p>-0,0003</text:p>
          </table:table-cell>
          <table:table-cell table:formula="oooc:=-[.B495]*[.$B$502]" office:value-type="float" office:value="0.00938725527166807">
            <text:p>0,0094</text:p>
          </table:table-cell>
          <table:table-cell table:formula="oooc:=([.B395]+[.B295])*SIN(RADIANS([.A601]))-([.B195]+[.B95])*COS(RADIANS([.A601]))" office:value-type="float" office:value="0.471283666229339">
            <text:p>0,4713</text:p>
          </table:table-cell>
          <table:table-cell table:formula="oooc:=-([.B395]+[.B295])*COS(RADIANS([.A601]))-([.B95]+[.B195])*SIN(RADIANS([.A601]))-[.B495]" office:value-type="float" office:value="0.110877252392573">
            <text:p>0,1109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table:formula="oooc:=[.$B$501]/2*(([.B396]-[.B296])*SIN(RADIANS([.A602]))+([.B96]-[.B196])*COS(RADIANS([.A602])))" office:value-type="float" office:value="0.0116816947">
            <text:p>0,0117</text:p>
          </table:table-cell>
          <table:table-cell table:formula="oooc:=[.$B$501]/2*(([.B396]-[.B296])*COS(RADIANS([.A602]))+([.B196]-[.B96])*SIN(RADIANS([.A602])))" office:value-type="float" office:value="-0.000241506200000001">
            <text:p>-0,0002</text:p>
          </table:table-cell>
          <table:table-cell table:formula="oooc:=-[.B496]*[.$B$502]" office:value-type="float" office:value="0.00914508407166807">
            <text:p>0,0091</text:p>
          </table:table-cell>
          <table:table-cell table:formula="oooc:=([.B396]+[.B296])*SIN(RADIANS([.A602]))-([.B196]+[.B96])*COS(RADIANS([.A602]))" office:value-type="float" office:value="0.47809892">
            <text:p>0,4781</text:p>
          </table:table-cell>
          <table:table-cell table:formula="oooc:=-([.B396]+[.B296])*COS(RADIANS([.A602]))-([.B96]+[.B196])*SIN(RADIANS([.A602]))-[.B496]" office:value-type="float" office:value="0.108288050895851">
            <text:p>0,1083</text:p>
          </table:table-cell>
          <table:table-cell table:number-columns-repeated="5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8681.796875">
            <text:p>8681,7969</text:p>
          </table:table-cell>
          <table:table-cell table:number-columns-repeated="9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8676.19140625">
            <text:p>8676,1914</text:p>
          </table:table-cell>
          <table:table-cell>
            <draw:frame table:end-cell-address="Sheet1.H632" table:end-x="0.978cm" table:end-y="0.268cm" draw:z-index="10" svg:width="11.152cm" svg:height="9.537cm" svg:x="1.115cm" svg:y="0.214cm">
              <draw:object draw:notify-on-update-of-ranges="Sheet1.A610:Sheet1.B705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8670.13671875">
            <text:p>8670,1367</text:p>
          </table:table-cell>
          <table:table-cell table:number-columns-repeated="9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8642.08984375">
            <text:p>8642,0898</text:p>
          </table:table-cell>
          <table:table-cell table:number-columns-repeated="9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8661.0546875">
            <text:p>8661,0547</text:p>
          </table:table-cell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653.92578125">
            <text:p>8653,9258</text:p>
          </table:table-cell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639.90234375">
            <text:p>8639,9023</text:p>
          </table:table-cell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630.21484375">
            <text:p>8630,2148</text:p>
          </table:table-cell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628.4375">
            <text:p>8628,4375</text:p>
          </table:table-cell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640.7421875">
            <text:p>8640,7422</text:p>
          </table:table-cell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639.70703125">
            <text:p>8639,707</text:p>
          </table:table-cell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661.46484375">
            <text:p>8661,4648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659.6875">
            <text:p>8659,6875</text:p>
          </table:table-cell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660.1953125">
            <text:p>8660,1953</text:p>
          </table:table-cell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51.50390625">
            <text:p>8651,5039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661.85546875">
            <text:p>8661,855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649.62890625">
            <text:p>8649,6289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627.65625">
            <text:p>8627,6563</text:p>
          </table:table-cell>
          <table:table-cell table:number-columns-repeated="9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628.125">
            <text:p>8628,125</text:p>
          </table:table-cell>
          <table:table-cell table:number-columns-repeated="9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630.625">
            <text:p>8630,625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31.30859375">
            <text:p>8631,3086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662.96875">
            <text:p>8662,9688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660.17578125">
            <text:p>8660,1758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659.609375">
            <text:p>8659,6094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630.078125">
            <text:p>8630,078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639.5703125">
            <text:p>8639,5703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660.390625">
            <text:p>8660,3906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661.875">
            <text:p>8661,875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661.875">
            <text:p>8661,875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649.0234375">
            <text:p>8649,0234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659.2578125">
            <text:p>8659,2578</text:p>
          </table:table-cell>
          <table:table-cell office:value-type="float" office:value="8743.7109375">
            <text:p>8743,7109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660.7421875">
            <text:p>8660,7422</text:p>
          </table:table-cell>
          <table:table-cell office:value-type="float" office:value="8749.51171875">
            <text:p>8749,5117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639.2578125">
            <text:p>8639,2578</text:p>
          </table:table-cell>
          <table:table-cell office:value-type="float" office:value="8709.04296875">
            <text:p>8709,043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669.51171875">
            <text:p>8669,5117</text:p>
          </table:table-cell>
          <table:table-cell office:value-type="float" office:value="8709.94140625">
            <text:p>8709,9414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669.39453125">
            <text:p>8669,3945</text:p>
          </table:table-cell>
          <table:table-cell office:value-type="float" office:value="8717.03125">
            <text:p>8717,0313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659.43359375">
            <text:p>8659,4336</text:p>
          </table:table-cell>
          <table:table-cell office:value-type="float" office:value="8700.83984375">
            <text:p>8700,8398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700.1953125">
            <text:p>8700,1953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712.44140625">
            <text:p>8712,4414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710.95703125">
            <text:p>8710,957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701.89453125">
            <text:p>8701,8945</text:p>
          </table:table-cell>
          <table:table-cell table:number-columns-repeated="9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702.40234375">
            <text:p>8702,4023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694.9609375">
            <text:p>8694,9609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691.3671875">
            <text:p>8691,3672</text:p>
          </table:table-cell>
          <table:table-cell table:number-columns-repeated="9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670.99609375">
            <text:p>8670,9961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669.62890625">
            <text:p>8669,6289</text:p>
          </table:table-cell>
          <table:table-cell table:number-columns-repeated="9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681.71875">
            <text:p>8681,7188</text:p>
          </table:table-cell>
          <table:table-cell table:number-columns-repeated="9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701.30859375">
            <text:p>8701,3086</text:p>
          </table:table-cell>
          <table:table-cell table:number-columns-repeated="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694.8828125">
            <text:p>8694,8828</text:p>
          </table:table-cell>
          <table:table-cell table:number-columns-repeated="9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693.2421875">
            <text:p>8693,2422</text:p>
          </table:table-cell>
          <table:table-cell table:number-columns-repeated="9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693.3203125">
            <text:p>8693,3203</text:p>
          </table:table-cell>
          <table:table-cell table:number-columns-repeated="9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687.890625">
            <text:p>8687,8906</text:p>
          </table:table-cell>
          <table:table-cell table:number-columns-repeated="9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691.46484375">
            <text:p>8691,4648</text:p>
          </table:table-cell>
          <table:table-cell table:number-columns-repeated="9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701.25">
            <text:p>8701,25</text:p>
          </table:table-cell>
          <table:table-cell table:number-columns-repeated="9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700.76171875">
            <text:p>8700,7617</text:p>
          </table:table-cell>
          <table:table-cell table:number-columns-repeated="9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701.50390625">
            <text:p>8701,5039</text:p>
          </table:table-cell>
          <table:table-cell table:number-columns-repeated="9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703.02734375">
            <text:p>8703,0273</text:p>
          </table:table-cell>
          <table:table-cell table:number-columns-repeated="9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709.296875">
            <text:p>8709,2969</text:p>
          </table:table-cell>
          <table:table-cell table:number-columns-repeated="9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710.8984375">
            <text:p>8710,8984</text:p>
          </table:table-cell>
          <table:table-cell table:number-columns-repeated="9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712.0703125">
            <text:p>8712,0703</text:p>
          </table:table-cell>
          <table:table-cell table:number-columns-repeated="9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711.93359375">
            <text:p>8711,9336</text:p>
          </table:table-cell>
          <table:table-cell table:number-columns-repeated="9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695">
            <text:p>8695</text:p>
          </table:table-cell>
          <table:table-cell/>
          <table:table-cell office:value-type="float" office:value="8702.43164063">
            <text:p>8702,4316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721.97265625">
            <text:p>8721,9727</text:p>
          </table:table-cell>
          <table:table-cell/>
          <table:table-cell office:value-type="float" office:value="8704.52148438">
            <text:p>8704,5215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719.375">
            <text:p>8719,375</text:p>
          </table:table-cell>
          <table:table-cell/>
          <table:table-cell office:value-type="float" office:value="8697.95898438">
            <text:p>8697,959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711.38671875">
            <text:p>8711,3867</text:p>
          </table:table-cell>
          <table:table-cell/>
          <table:table-cell office:value-type="float" office:value="8704.95117188">
            <text:p>8704,9512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721.3671875">
            <text:p>8721,3672</text:p>
          </table:table-cell>
          <table:table-cell/>
          <table:table-cell office:value-type="float" office:value="8708.53515625">
            <text:p>8708,5352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722.03125">
            <text:p>8722,0313</text:p>
          </table:table-cell>
          <table:table-cell/>
          <table:table-cell office:value-type="float" office:value="8729.73632813">
            <text:p>8729,7363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708.92578125">
            <text:p>8708,9258</text:p>
          </table:table-cell>
          <table:table-cell table:number-columns-repeated="9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8703.60351563">
            <text:p>8703,6035</text:p>
          </table:table-cell>
          <table:table-cell table:number-columns-repeated="9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736.85546875">
            <text:p>8736,8555</text:p>
          </table:table-cell>
          <table:table-cell table:number-columns-repeated="9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748.91601563">
            <text:p>8748,916</text:p>
          </table:table-cell>
          <table:table-cell table:number-columns-repeated="9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8760.47851563">
            <text:p>8760,4785</text:p>
          </table:table-cell>
          <table:table-cell table:number-columns-repeated="9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784.4140625">
            <text:p>8784,4141</text:p>
          </table:table-cell>
          <table:table-cell table:number-columns-repeated="9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759.4921875">
            <text:p>8759,4922</text:p>
          </table:table-cell>
          <table:table-cell table:number-columns-repeated="9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686.16210938">
            <text:p>8686,1621</text:p>
          </table:table-cell>
          <table:table-cell table:number-columns-repeated="9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757.75390625">
            <text:p>8757,7539</text:p>
          </table:table-cell>
          <table:table-cell table:number-columns-repeated="9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716.640625">
            <text:p>8716,6406</text:p>
          </table:table-cell>
          <table:table-cell table:number-columns-repeated="9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733.58398438">
            <text:p>8733,584</text:p>
          </table:table-cell>
          <table:table-cell table:number-columns-repeated="9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710.37109375">
            <text:p>8710,3711</text:p>
          </table:table-cell>
          <table:table-cell table:number-columns-repeated="9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8692.45117188">
            <text:p>8692,4512</text:p>
          </table:table-cell>
          <table:table-cell table:number-columns-repeated="9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8711.96289063">
            <text:p>8711,9629</text:p>
          </table:table-cell>
          <table:table-cell table:number-columns-repeated="9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747.65625">
            <text:p>8747,6563</text:p>
          </table:table-cell>
          <table:table-cell table:number-columns-repeated="9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759.34570313">
            <text:p>8759,3457</text:p>
          </table:table-cell>
          <table:table-cell table:number-columns-repeated="9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747.00195313">
            <text:p>8747,002</text:p>
          </table:table-cell>
          <table:table-cell table:number-columns-repeated="9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696.11328125">
            <text:p>8696,1133</text:p>
          </table:table-cell>
          <table:table-cell table:number-columns-repeated="9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8684.42382813">
            <text:p>8684,4238</text:p>
          </table:table-cell>
          <table:table-cell table:number-columns-repeated="9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651.55273438">
            <text:p>8651,5527</text:p>
          </table:table-cell>
          <table:table-cell table:number-columns-repeated="9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8677.23632813">
            <text:p>8677,2363</text:p>
          </table:table-cell>
          <table:table-cell table:number-columns-repeated="9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663.89648438">
            <text:p>8663,8965</text:p>
          </table:table-cell>
          <table:table-cell table:number-columns-repeated="9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657.17773438">
            <text:p>8657,1777</text:p>
          </table:table-cell>
          <table:table-cell table:number-columns-repeated="9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596.71875">
            <text:p>8596,7188</text:p>
          </table:table-cell>
          <table:table-cell table:number-columns-repeated="9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8745.9375">
            <text:p>8745,9375</text:p>
          </table:table-cell>
          <table:table-cell table:number-columns-repeated="9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8785.83007813">
            <text:p>8785,8301</text:p>
          </table:table-cell>
          <table:table-cell table:number-columns-repeated="9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8747.97851563">
            <text:p>8747,9785</text:p>
          </table:table-cell>
          <table:table-cell table:number-columns-repeated="9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679.54101563">
            <text:p>8679,541</text:p>
          </table:table-cell>
          <table:table-cell table:number-columns-repeated="9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8678.03710938">
            <text:p>8678,0371</text:p>
          </table:table-cell>
          <table:table-cell table:number-columns-repeated="9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686.34765625">
            <text:p>8686,3477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4"/>
          <table:table-cell table:formula="oooc:=[.E710]/(287.053*(273.15+[.F710]))" office:value-type="float" office:value="1.15789844905192">
            <text:p>1,1579</text:p>
          </table:table-cell>
          <table:table-cell table:number-columns-repeated="6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92490232">
            <text:p>0,9249</text:p>
          </table:table-cell>
          <table:table-cell table:number-columns-repeated="2"/>
          <table:table-cell office:value-type="float" office:value="98600">
            <text:p>98600</text:p>
          </table:table-cell>
          <table:table-cell office:value-type="float" office:value="23.5">
            <text:p>23,5</text:p>
          </table:table-cell>
          <table:table-cell/>
          <table:table-cell table:formula="oooc:=([.B710]*2/[.$E$709])^(1/2)" office:value-type="float" office:value="1.26394360276555">
            <text:p>1,2639</text:p>
          </table:table-cell>
          <table:table-cell table:formula="oooc:=[.E507]/([.$E$709]*(2*3.1416/60*[.B610])^2*(0.045*2.5)^4)" office:value-type="float" office:value="0.00394911159317">
            <text:p>0,0039</text:p>
          </table:table-cell>
          <table:table-cell table:formula="oooc:=ABS([.C507])/([.$E$709]*(2*3.1416/60*[.B610])^2*(0.045*2.5)^5)" office:value-type="float" office:value="0.000489869807641362">
            <text:p>0,0005</text:p>
          </table:table-cell>
          <table:table-cell table:formula="oooc:=[.H710]/(2*3.1416/60*[.B610]*(0.045*2.5))" office:value-type="float" office:value="0.0123576508203322">
            <text:p>0,0124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96660155">
            <text:p>0,9666</text:p>
          </table:table-cell>
          <table:table-cell table:number-columns-repeated="5"/>
          <table:table-cell table:formula="oooc:=([.B711]*2/[.$E$709])^(1/2)" office:value-type="float" office:value="1.29212195352638">
            <text:p>1,2921</text:p>
          </table:table-cell>
          <table:table-cell table:formula="oooc:=[.E508]/([.$E$709]*(2*3.1416/60*[.B611])^2*(0.045*2.5)^4)" office:value-type="float" office:value="0.00397784752891452">
            <text:p>0,004</text:p>
          </table:table-cell>
          <table:table-cell table:formula="oooc:=ABS([.C508])/([.$E$709]*(2*3.1416/60*[.B611])^2*(0.045*2.5)^5)" office:value-type="float" office:value="0.000487528138942828">
            <text:p>0,0005</text:p>
          </table:table-cell>
          <table:table-cell table:formula="oooc:=[.H711]/(2*3.1416/60*[.B611]*(0.045*2.5))" office:value-type="float" office:value="0.01264131417176">
            <text:p>0,0126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88183594">
            <text:p>0,8818</text:p>
          </table:table-cell>
          <table:table-cell table:number-columns-repeated="5"/>
          <table:table-cell table:formula="oooc:=([.B712]*2/[.$E$709])^(1/2)" office:value-type="float" office:value="1.2341662310324">
            <text:p>1,2342</text:p>
          </table:table-cell>
          <table:table-cell table:formula="oooc:=[.E509]/([.$E$709]*(2*3.1416/60*[.B612])^2*(0.045*2.5)^4)" office:value-type="float" office:value="0.00395672506122556">
            <text:p>0,004</text:p>
          </table:table-cell>
          <table:table-cell table:formula="oooc:=ABS([.C509])/([.$E$709]*(2*3.1416/60*[.B612])^2*(0.045*2.5)^5)" office:value-type="float" office:value="0.000488531324329076">
            <text:p>0,0005</text:p>
          </table:table-cell>
          <table:table-cell table:formula="oooc:=[.H712]/(2*3.1416/60*[.B612]*(0.045*2.5))" office:value-type="float" office:value="0.012082743533105">
            <text:p>0,0121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94746095">
            <text:p>0,9475</text:p>
          </table:table-cell>
          <table:table-cell table:number-columns-repeated="5"/>
          <table:table-cell table:formula="oooc:=([.B713]*2/[.$E$709])^(1/2)" office:value-type="float" office:value="1.27926471553565">
            <text:p>1,2793</text:p>
          </table:table-cell>
          <table:table-cell table:formula="oooc:=[.E510]/([.$E$709]*(2*3.1416/60*[.B613])^2*(0.045*2.5)^4)" office:value-type="float" office:value="0.00394185467488933">
            <text:p>0,0039</text:p>
          </table:table-cell>
          <table:table-cell table:formula="oooc:=ABS([.C510])/([.$E$709]*(2*3.1416/60*[.B613])^2*(0.045*2.5)^5)" office:value-type="float" office:value="0.000488074388821682">
            <text:p>0,0005</text:p>
          </table:table-cell>
          <table:table-cell table:formula="oooc:=[.H713]/(2*3.1416/60*[.B613]*(0.045*2.5))" office:value-type="float" office:value="0.0125649130753865">
            <text:p>0,0126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91259766">
            <text:p>0,9126</text:p>
          </table:table-cell>
          <table:table-cell table:number-columns-repeated="5"/>
          <table:table-cell table:formula="oooc:=([.B714]*2/[.$E$709])^(1/2)" office:value-type="float" office:value="1.25550786356521">
            <text:p>1,2555</text:p>
          </table:table-cell>
          <table:table-cell table:formula="oooc:=[.E511]/([.$E$709]*(2*3.1416/60*[.B614])^2*(0.045*2.5)^4)" office:value-type="float" office:value="0.00393752919803297">
            <text:p>0,0039</text:p>
          </table:table-cell>
          <table:table-cell table:formula="oooc:=ABS([.C511])/([.$E$709]*(2*3.1416/60*[.B614])^2*(0.045*2.5)^5)" office:value-type="float" office:value="0.000486698392562869">
            <text:p>0,0005</text:p>
          </table:table-cell>
          <table:table-cell table:formula="oooc:=[.H714]/(2*3.1416/60*[.B614]*(0.045*2.5))" office:value-type="float" office:value="0.0123045716730019">
            <text:p>0,012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7158203">
            <text:p>0,8716</text:p>
          </table:table-cell>
          <table:table-cell table:number-columns-repeated="5"/>
          <table:table-cell table:formula="oooc:=([.B715]*2/[.$E$709])^(1/2)" office:value-type="float" office:value="1.22696986251173">
            <text:p>1,227</text:p>
          </table:table-cell>
          <table:table-cell table:formula="oooc:=[.E512]/([.$E$709]*(2*3.1416/60*[.B615])^2*(0.045*2.5)^4)" office:value-type="float" office:value="0.00391768990721449">
            <text:p>0,0039</text:p>
          </table:table-cell>
          <table:table-cell table:formula="oooc:=ABS([.C512])/([.$E$709]*(2*3.1416/60*[.B615])^2*(0.045*2.5)^5)" office:value-type="float" office:value="0.00048644240086267">
            <text:p>0,0005</text:p>
          </table:table-cell>
          <table:table-cell table:formula="oooc:=[.H715]/(2*3.1416/60*[.B615]*(0.045*2.5))" office:value-type="float" office:value="0.012034791573063">
            <text:p>0,0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5927737">
            <text:p>0,8593</text:p>
          </table:table-cell>
          <table:table-cell table:number-columns-repeated="5"/>
          <table:table-cell table:formula="oooc:=([.B716]*2/[.$E$709])^(1/2)" office:value-type="float" office:value="1.21827813245342">
            <text:p>1,2183</text:p>
          </table:table-cell>
          <table:table-cell table:formula="oooc:=[.E513]/([.$E$709]*(2*3.1416/60*[.B616])^2*(0.045*2.5)^4)" office:value-type="float" office:value="0.00390755667152826">
            <text:p>0,0039</text:p>
          </table:table-cell>
          <table:table-cell table:formula="oooc:=ABS([.C513])/([.$E$709]*(2*3.1416/60*[.B616])^2*(0.045*2.5)^5)" office:value-type="float" office:value="0.000486308110738889">
            <text:p>0,0005</text:p>
          </table:table-cell>
          <table:table-cell table:formula="oooc:=[.H716]/(2*3.1416/60*[.B616]*(0.045*2.5))" office:value-type="float" office:value="0.0119689336424794">
            <text:p>0,0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6337888">
            <text:p>0,8634</text:p>
          </table:table-cell>
          <table:table-cell table:number-columns-repeated="5"/>
          <table:table-cell table:formula="oooc:=([.B717]*2/[.$E$709])^(1/2)" office:value-type="float" office:value="1.22118221886221">
            <text:p>1,2212</text:p>
          </table:table-cell>
          <table:table-cell table:formula="oooc:=[.E514]/([.$E$709]*(2*3.1416/60*[.B617])^2*(0.045*2.5)^4)" office:value-type="float" office:value="0.00392599578138382">
            <text:p>0,0039</text:p>
          </table:table-cell>
          <table:table-cell table:formula="oooc:=ABS([.C514])/([.$E$709]*(2*3.1416/60*[.B617])^2*(0.045*2.5)^5)" office:value-type="float" office:value="0.000486150128163688">
            <text:p>0,0005</text:p>
          </table:table-cell>
          <table:table-cell table:formula="oooc:=[.H717]/(2*3.1416/60*[.B617]*(0.045*2.5))" office:value-type="float" office:value="0.0120109320150869">
            <text:p>0,0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3193362">
            <text:p>0,8319</text:p>
          </table:table-cell>
          <table:table-cell table:number-columns-repeated="5"/>
          <table:table-cell table:formula="oooc:=([.B718]*2/[.$E$709])^(1/2)" office:value-type="float" office:value="1.19873752164394">
            <text:p>1,1987</text:p>
          </table:table-cell>
          <table:table-cell table:formula="oooc:=[.E515]/([.$E$709]*(2*3.1416/60*[.B618])^2*(0.045*2.5)^4)" office:value-type="float" office:value="0.00393057901656304">
            <text:p>0,0039</text:p>
          </table:table-cell>
          <table:table-cell table:formula="oooc:=ABS([.C515])/([.$E$709]*(2*3.1416/60*[.B618])^2*(0.045*2.5)^5)" office:value-type="float" office:value="0.00048415066964335">
            <text:p>0,0005</text:p>
          </table:table-cell>
          <table:table-cell table:formula="oooc:=[.H718]/(2*3.1416/60*[.B618]*(0.045*2.5))" office:value-type="float" office:value="0.0117926059205708">
            <text:p>0,011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90439451">
            <text:p>0,9044</text:p>
          </table:table-cell>
          <table:table-cell table:number-columns-repeated="5"/>
          <table:table-cell table:formula="oooc:=([.B719]*2/[.$E$709])^(1/2)" office:value-type="float" office:value="1.24985237673386">
            <text:p>1,2499</text:p>
          </table:table-cell>
          <table:table-cell table:formula="oooc:=[.E516]/([.$E$709]*(2*3.1416/60*[.B619])^2*(0.045*2.5)^4)" office:value-type="float" office:value="0.00394331917448678">
            <text:p>0,0039</text:p>
          </table:table-cell>
          <table:table-cell table:formula="oooc:=ABS([.C516])/([.$E$709]*(2*3.1416/60*[.B619])^2*(0.045*2.5)^5)" office:value-type="float" office:value="0.0004791765702641">
            <text:p>0,0005</text:p>
          </table:table-cell>
          <table:table-cell table:formula="oooc:=[.H719]/(2*3.1416/60*[.B619]*(0.045*2.5))" office:value-type="float" office:value="0.0122779402920136">
            <text:p>0,012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4833986">
            <text:p>0,8483</text:p>
          </table:table-cell>
          <table:table-cell table:number-columns-repeated="5"/>
          <table:table-cell table:formula="oooc:=([.B720]*2/[.$E$709])^(1/2)" office:value-type="float" office:value="1.21049973393416">
            <text:p>1,2105</text:p>
          </table:table-cell>
          <table:table-cell table:formula="oooc:=[.E517]/([.$E$709]*(2*3.1416/60*[.B620])^2*(0.045*2.5)^4)" office:value-type="float" office:value="0.00395563129521306">
            <text:p>0,004</text:p>
          </table:table-cell>
          <table:table-cell table:formula="oooc:=ABS([.C517])/([.$E$709]*(2*3.1416/60*[.B620])^2*(0.045*2.5)^5)" office:value-type="float" office:value="0.000475537809669373">
            <text:p>0,0005</text:p>
          </table:table-cell>
          <table:table-cell table:formula="oooc:=[.H720]/(2*3.1416/60*[.B620]*(0.045*2.5))" office:value-type="float" office:value="0.011892783867499">
            <text:p>0,011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93173826">
            <text:p>0,9317</text:p>
          </table:table-cell>
          <table:table-cell table:number-columns-repeated="5"/>
          <table:table-cell table:formula="oooc:=([.B721]*2/[.$E$709])^(1/2)" office:value-type="float" office:value="1.26860589855337">
            <text:p>1,2686</text:p>
          </table:table-cell>
          <table:table-cell table:formula="oooc:=[.E518]/([.$E$709]*(2*3.1416/60*[.B621])^2*(0.045*2.5)^4)" office:value-type="float" office:value="0.00395824998834064">
            <text:p>0,004</text:p>
          </table:table-cell>
          <table:table-cell table:formula="oooc:=ABS([.C518])/([.$E$709]*(2*3.1416/60*[.B621])^2*(0.045*2.5)^5)" office:value-type="float" office:value="0.000472336999122342">
            <text:p>0,0005</text:p>
          </table:table-cell>
          <table:table-cell table:formula="oooc:=[.H721]/(2*3.1416/60*[.B621]*(0.045*2.5))" office:value-type="float" office:value="0.0124323498679705">
            <text:p>0,012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80869138">
            <text:p>0,8087</text:p>
          </table:table-cell>
          <table:table-cell table:number-columns-repeated="5"/>
          <table:table-cell table:formula="oooc:=([.B722]*2/[.$E$709])^(1/2)" office:value-type="float" office:value="1.18187397265147">
            <text:p>1,1819</text:p>
          </table:table-cell>
          <table:table-cell table:formula="oooc:=[.E519]/([.$E$709]*(2*3.1416/60*[.B622])^2*(0.045*2.5)^4)" office:value-type="float" office:value="0.00395768753100342">
            <text:p>0,004</text:p>
          </table:table-cell>
          <table:table-cell table:formula="oooc:=ABS([.C519])/([.$E$709]*(2*3.1416/60*[.B622])^2*(0.045*2.5)^5)" office:value-type="float" office:value="0.000472100411665339">
            <text:p>0,0005</text:p>
          </table:table-cell>
          <table:table-cell table:formula="oooc:=[.H722]/(2*3.1416/60*[.B622]*(0.045*2.5))" office:value-type="float" office:value="0.0115847533757929">
            <text:p>0,011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4560549">
            <text:p>0,8456</text:p>
          </table:table-cell>
          <table:table-cell table:number-columns-repeated="5"/>
          <table:table-cell table:formula="oooc:=([.B723]*2/[.$E$709])^(1/2)" office:value-type="float" office:value="1.2085473173481">
            <text:p>1,2085</text:p>
          </table:table-cell>
          <table:table-cell table:formula="oooc:=[.E520]/([.$E$709]*(2*3.1416/60*[.B623])^2*(0.045*2.5)^4)" office:value-type="float" office:value="0.00395770291866846">
            <text:p>0,004</text:p>
          </table:table-cell>
          <table:table-cell table:formula="oooc:=ABS([.C520])/([.$E$709]*(2*3.1416/60*[.B623])^2*(0.045*2.5)^5)" office:value-type="float" office:value="0.000465824350651319">
            <text:p>0,0005</text:p>
          </table:table-cell>
          <table:table-cell table:formula="oooc:=[.H723]/(2*3.1416/60*[.B623]*(0.045*2.5))" office:value-type="float" office:value="0.011845511425548">
            <text:p>0,011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93515623">
            <text:p>0,9352</text:p>
          </table:table-cell>
          <table:table-cell table:number-columns-repeated="5"/>
          <table:table-cell table:formula="oooc:=([.B724]*2/[.$E$709])^(1/2)" office:value-type="float" office:value="1.2709306327572">
            <text:p>1,2709</text:p>
          </table:table-cell>
          <table:table-cell table:formula="oooc:=[.E521]/([.$E$709]*(2*3.1416/60*[.B624])^2*(0.045*2.5)^4)" office:value-type="float" office:value="0.00396567276245444">
            <text:p>0,004</text:p>
          </table:table-cell>
          <table:table-cell table:formula="oooc:=ABS([.C521])/([.$E$709]*(2*3.1416/60*[.B624])^2*(0.045*2.5)^5)" office:value-type="float" office:value="0.000462578339663693">
            <text:p>0,0005</text:p>
          </table:table-cell>
          <table:table-cell table:formula="oooc:=[.H724]/(2*3.1416/60*[.B624]*(0.045*2.5))" office:value-type="float" office:value="0.0124694725428264">
            <text:p>0,01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9296875">
            <text:p>0,9297</text:p>
          </table:table-cell>
          <table:table-cell table:number-columns-repeated="5"/>
          <table:table-cell table:formula="oooc:=([.B725]*2/[.$E$709])^(1/2)" office:value-type="float" office:value="1.26720902592372">
            <text:p>1,2672</text:p>
          </table:table-cell>
          <table:table-cell table:formula="oooc:=[.E522]/([.$E$709]*(2*3.1416/60*[.B625])^2*(0.045*2.5)^4)" office:value-type="float" office:value="0.0039565932160252">
            <text:p>0,004</text:p>
          </table:table-cell>
          <table:table-cell table:formula="oooc:=ABS([.C522])/([.$E$709]*(2*3.1416/60*[.B625])^2*(0.045*2.5)^5)" office:value-type="float" office:value="0.000456891482449812">
            <text:p>0,0005</text:p>
          </table:table-cell>
          <table:table-cell table:formula="oooc:=[.H725]/(2*3.1416/60*[.B625]*(0.045*2.5))" office:value-type="float" office:value="0.0124181004567161">
            <text:p>0,012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82783204">
            <text:p>0,8278</text:p>
          </table:table-cell>
          <table:table-cell table:number-columns-repeated="5"/>
          <table:table-cell table:formula="oooc:=([.B726]*2/[.$E$709])^(1/2)" office:value-type="float" office:value="1.19577887639702">
            <text:p>1,1958</text:p>
          </table:table-cell>
          <table:table-cell table:formula="oooc:=[.E523]/([.$E$709]*(2*3.1416/60*[.B626])^2*(0.045*2.5)^4)" office:value-type="float" office:value="0.00395735009616">
            <text:p>0,004</text:p>
          </table:table-cell>
          <table:table-cell table:formula="oooc:=ABS([.C523])/([.$E$709]*(2*3.1416/60*[.B626])^2*(0.045*2.5)^5)" office:value-type="float" office:value="0.00045548025161019">
            <text:p>0,0005</text:p>
          </table:table-cell>
          <table:table-cell table:formula="oooc:=[.H726]/(2*3.1416/60*[.B626]*(0.045*2.5))" office:value-type="float" office:value="0.0117346798604527">
            <text:p>0,01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0458987">
            <text:p>0,8046</text:p>
          </table:table-cell>
          <table:table-cell table:number-columns-repeated="5"/>
          <table:table-cell table:formula="oooc:=([.B727]*2/[.$E$709])^(1/2)" office:value-type="float" office:value="1.17887305660106">
            <text:p>1,1789</text:p>
          </table:table-cell>
          <table:table-cell table:formula="oooc:=[.E524]/([.$E$709]*(2*3.1416/60*[.B627])^2*(0.045*2.5)^4)" office:value-type="float" office:value="0.00396589426584202">
            <text:p>0,004</text:p>
          </table:table-cell>
          <table:table-cell table:formula="oooc:=ABS([.C524])/([.$E$709]*(2*3.1416/60*[.B627])^2*(0.045*2.5)^5)" office:value-type="float" office:value="0.000456344792596176">
            <text:p>0,0005</text:p>
          </table:table-cell>
          <table:table-cell table:formula="oooc:=[.H727]/(2*3.1416/60*[.B627]*(0.045*2.5))" office:value-type="float" office:value="0.0115982389688826">
            <text:p>0,01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82783204">
            <text:p>0,8278</text:p>
          </table:table-cell>
          <table:table-cell table:number-columns-repeated="5"/>
          <table:table-cell table:formula="oooc:=([.B728]*2/[.$E$709])^(1/2)" office:value-type="float" office:value="1.19577887639702">
            <text:p>1,1958</text:p>
          </table:table-cell>
          <table:table-cell table:formula="oooc:=[.E525]/([.$E$709]*(2*3.1416/60*[.B628])^2*(0.045*2.5)^4)" office:value-type="float" office:value="0.00396125019081875">
            <text:p>0,004</text:p>
          </table:table-cell>
          <table:table-cell table:formula="oooc:=ABS([.C525])/([.$E$709]*(2*3.1416/60*[.B628])^2*(0.045*2.5)^5)" office:value-type="float" office:value="0.00045599130305323">
            <text:p>0,0005</text:p>
          </table:table-cell>
          <table:table-cell table:formula="oooc:=[.H728]/(2*3.1416/60*[.B628]*(0.045*2.5))" office:value-type="float" office:value="0.0117639262442954">
            <text:p>0,011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7978518">
            <text:p>0,8798</text:p>
          </table:table-cell>
          <table:table-cell table:number-columns-repeated="5"/>
          <table:table-cell table:formula="oooc:=([.B729]*2/[.$E$709])^(1/2)" office:value-type="float" office:value="1.23273033359242">
            <text:p>1,2327</text:p>
          </table:table-cell>
          <table:table-cell table:formula="oooc:=[.E526]/([.$E$709]*(2*3.1416/60*[.B629])^2*(0.045*2.5)^4)" office:value-type="float" office:value="0.00395374876756686">
            <text:p>0,004</text:p>
          </table:table-cell>
          <table:table-cell table:formula="oooc:=ABS([.C526])/([.$E$709]*(2*3.1416/60*[.B629])^2*(0.045*2.5)^5)" office:value-type="float" office:value="0.0004540470220147">
            <text:p>0,0005</text:p>
          </table:table-cell>
          <table:table-cell table:formula="oooc:=[.H729]/(2*3.1416/60*[.B629]*(0.045*2.5))" office:value-type="float" office:value="0.0121239372460791">
            <text:p>0,01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78613281">
            <text:p>0,7861</text:p>
          </table:table-cell>
          <table:table-cell table:number-columns-repeated="5"/>
          <table:table-cell table:formula="oooc:=([.B730]*2/[.$E$709])^(1/2)" office:value-type="float" office:value="1.1652731050807">
            <text:p>1,1653</text:p>
          </table:table-cell>
          <table:table-cell table:formula="oooc:=[.E527]/([.$E$709]*(2*3.1416/60*[.B630])^2*(0.045*2.5)^4)" office:value-type="float" office:value="0.00395504778291266">
            <text:p>0,004</text:p>
          </table:table-cell>
          <table:table-cell table:formula="oooc:=ABS([.C527])/([.$E$709]*(2*3.1416/60*[.B630])^2*(0.045*2.5)^5)" office:value-type="float" office:value="0.000457281661300332">
            <text:p>0,0005</text:p>
          </table:table-cell>
          <table:table-cell table:formula="oooc:=[.H730]/(2*3.1416/60*[.B630]*(0.045*2.5))" office:value-type="float" office:value="0.0114595858571393">
            <text:p>0,01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9619142">
            <text:p>0,8962</text:p>
          </table:table-cell>
          <table:table-cell table:number-columns-repeated="5"/>
          <table:table-cell table:formula="oooc:=([.B731]*2/[.$E$709])^(1/2)" office:value-type="float" office:value="1.2441712243162">
            <text:p>1,2442</text:p>
          </table:table-cell>
          <table:table-cell table:formula="oooc:=[.E528]/([.$E$709]*(2*3.1416/60*[.B631])^2*(0.045*2.5)^4)" office:value-type="float" office:value="0.00394979951974309">
            <text:p>0,0039</text:p>
          </table:table-cell>
          <table:table-cell table:formula="oooc:=ABS([.C528])/([.$E$709]*(2*3.1416/60*[.B631])^2*(0.045*2.5)^5)" office:value-type="float" office:value="0.000451676503673116">
            <text:p>0,0005</text:p>
          </table:table-cell>
          <table:table-cell table:formula="oooc:=[.H731]/(2*3.1416/60*[.B631]*(0.045*2.5))" office:value-type="float" office:value="0.0121907731215064">
            <text:p>0,012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79980469">
            <text:p>0,7998</text:p>
          </table:table-cell>
          <table:table-cell table:number-columns-repeated="5"/>
          <table:table-cell table:formula="oooc:=([.B732]*2/[.$E$709])^(1/2)" office:value-type="float" office:value="1.17536224168097">
            <text:p>1,1754</text:p>
          </table:table-cell>
          <table:table-cell table:formula="oooc:=[.E529]/([.$E$709]*(2*3.1416/60*[.B632])^2*(0.045*2.5)^4)" office:value-type="float" office:value="0.00394160513230023">
            <text:p>0,0039</text:p>
          </table:table-cell>
          <table:table-cell table:formula="oooc:=ABS([.C529])/([.$E$709]*(2*3.1416/60*[.B632])^2*(0.045*2.5)^5)" office:value-type="float" office:value="0.000453726829682417">
            <text:p>0,0005</text:p>
          </table:table-cell>
          <table:table-cell table:formula="oooc:=[.H732]/(2*3.1416/60*[.B632]*(0.045*2.5))" office:value-type="float" office:value="0.0115202756756641">
            <text:p>0,011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3193362">
            <text:p>0,8319</text:p>
          </table:table-cell>
          <table:table-cell table:number-columns-repeated="5"/>
          <table:table-cell table:formula="oooc:=([.B733]*2/[.$E$709])^(1/2)" office:value-type="float" office:value="1.19873752164394">
            <text:p>1,1987</text:p>
          </table:table-cell>
          <table:table-cell table:formula="oooc:=[.E530]/([.$E$709]*(2*3.1416/60*[.B633])^2*(0.045*2.5)^4)" office:value-type="float" office:value="0.00393496151634053">
            <text:p>0,0039</text:p>
          </table:table-cell>
          <table:table-cell table:formula="oooc:=ABS([.C530])/([.$E$709]*(2*3.1416/60*[.B633])^2*(0.045*2.5)^5)" office:value-type="float" office:value="0.000454749814267685">
            <text:p>0,0005</text:p>
          </table:table-cell>
          <table:table-cell table:formula="oooc:=[.H733]/(2*3.1416/60*[.B633]*(0.045*2.5))" office:value-type="float" office:value="0.0117501562416348">
            <text:p>0,011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8558594">
            <text:p>0,8559</text:p>
          </table:table-cell>
          <table:table-cell table:number-columns-repeated="5"/>
          <table:table-cell table:formula="oooc:=([.B734]*2/[.$E$709])^(1/2)" office:value-type="float" office:value="1.21585272980652">
            <text:p>1,2159</text:p>
          </table:table-cell>
          <table:table-cell table:formula="oooc:=[.E531]/([.$E$709]*(2*3.1416/60*[.B634])^2*(0.045*2.5)^4)" office:value-type="float" office:value="0.00393340257353798">
            <text:p>0,0039</text:p>
          </table:table-cell>
          <table:table-cell table:formula="oooc:=ABS([.C531])/([.$E$709]*(2*3.1416/60*[.B634])^2*(0.045*2.5)^5)" office:value-type="float" office:value="0.000449759950653581">
            <text:p>0,0004</text:p>
          </table:table-cell>
          <table:table-cell table:formula="oooc:=[.H734]/(2*3.1416/60*[.B634]*(0.045*2.5))" office:value-type="float" office:value="0.0119587032985838">
            <text:p>0,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4287107">
            <text:p>0,8429</text:p>
          </table:table-cell>
          <table:table-cell table:number-columns-repeated="5"/>
          <table:table-cell table:formula="oooc:=([.B735]*2/[.$E$709])^(1/2)" office:value-type="float" office:value="1.20659170572342">
            <text:p>1,2066</text:p>
          </table:table-cell>
          <table:table-cell table:formula="oooc:=[.E532]/([.$E$709]*(2*3.1416/60*[.B635])^2*(0.045*2.5)^4)" office:value-type="float" office:value="0.00392872444742263">
            <text:p>0,0039</text:p>
          </table:table-cell>
          <table:table-cell table:formula="oooc:=ABS([.C532])/([.$E$709]*(2*3.1416/60*[.B635])^2*(0.045*2.5)^5)" office:value-type="float" office:value="0.00044886248337133">
            <text:p>0,0004</text:p>
          </table:table-cell>
          <table:table-cell table:formula="oooc:=[.H735]/(2*3.1416/60*[.B635]*(0.045*2.5))" office:value-type="float" office:value="0.0118545762966214">
            <text:p>0,011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88183594">
            <text:p>0,8818</text:p>
          </table:table-cell>
          <table:table-cell table:number-columns-repeated="5"/>
          <table:table-cell table:formula="oooc:=([.B736]*2/[.$E$709])^(1/2)" office:value-type="float" office:value="1.2341662310324">
            <text:p>1,2342</text:p>
          </table:table-cell>
          <table:table-cell table:formula="oooc:=[.E533]/([.$E$709]*(2*3.1416/60*[.B636])^2*(0.045*2.5)^4)" office:value-type="float" office:value="0.00392712158584034">
            <text:p>0,0039</text:p>
          </table:table-cell>
          <table:table-cell table:formula="oooc:=ABS([.C533])/([.$E$709]*(2*3.1416/60*[.B636])^2*(0.045*2.5)^5)" office:value-type="float" office:value="0.000448541874788895">
            <text:p>0,0004</text:p>
          </table:table-cell>
          <table:table-cell table:formula="oooc:=[.H736]/(2*3.1416/60*[.B636]*(0.045*2.5))" office:value-type="float" office:value="0.0120963410203697">
            <text:p>0,012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89960939">
            <text:p>0,8996</text:p>
          </table:table-cell>
          <table:table-cell table:number-columns-repeated="5"/>
          <table:table-cell table:formula="oooc:=([.B737]*2/[.$E$709])^(1/2)" office:value-type="float" office:value="1.24654152873168">
            <text:p>1,2465</text:p>
          </table:table-cell>
          <table:table-cell table:formula="oooc:=[.E534]/([.$E$709]*(2*3.1416/60*[.B637])^2*(0.045*2.5)^4)" office:value-type="float" office:value="0.00390776498242742">
            <text:p>0,0039</text:p>
          </table:table-cell>
          <table:table-cell table:formula="oooc:=ABS([.C534])/([.$E$709]*(2*3.1416/60*[.B637])^2*(0.045*2.5)^5)" office:value-type="float" office:value="0.000445248368550157">
            <text:p>0,0004</text:p>
          </table:table-cell>
          <table:table-cell table:formula="oooc:=[.H737]/(2*3.1416/60*[.B637]*(0.045*2.5))" office:value-type="float" office:value="0.0122155403774725">
            <text:p>0,012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90439451">
            <text:p>0,9044</text:p>
          </table:table-cell>
          <table:table-cell table:number-columns-repeated="5"/>
          <table:table-cell table:formula="oooc:=([.B738]*2/[.$E$709])^(1/2)" office:value-type="float" office:value="1.24985237673386">
            <text:p>1,2499</text:p>
          </table:table-cell>
          <table:table-cell table:formula="oooc:=[.E535]/([.$E$709]*(2*3.1416/60*[.B638])^2*(0.045*2.5)^4)" office:value-type="float" office:value="0.00390728398852322">
            <text:p>0,0039</text:p>
          </table:table-cell>
          <table:table-cell table:formula="oooc:=ABS([.C535])/([.$E$709]*(2*3.1416/60*[.B638])^2*(0.045*2.5)^5)" office:value-type="float" office:value="0.000445839010248095">
            <text:p>0,0004</text:p>
          </table:table-cell>
          <table:table-cell table:formula="oooc:=[.H738]/(2*3.1416/60*[.B638]*(0.045*2.5))" office:value-type="float" office:value="0.0122479851829781">
            <text:p>0,012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79160154">
            <text:p>0,7916</text:p>
          </table:table-cell>
          <table:table-cell table:number-columns-repeated="2"/>
          <table:table-cell table:formula="oooc:=[.E740]/(287.053*(273.15+[.F740]))" office:value-type="float" office:value="1.15946185624052">
            <text:p>1,1595</text:p>
          </table:table-cell>
          <table:table-cell table:number-columns-repeated="2"/>
          <table:table-cell table:formula="oooc:=([.B739]*2/[.$E$709])^(1/2)" office:value-type="float" office:value="1.16931918966658">
            <text:p>1,1693</text:p>
          </table:table-cell>
          <table:table-cell table:formula="oooc:=[.E536]/([.$E$709]*(2*3.1416/60*[.B639])^2*(0.045*2.5)^4)" office:value-type="float" office:value="0.00389420261762531">
            <text:p>0,0039</text:p>
          </table:table-cell>
          <table:table-cell table:formula="oooc:=ABS([.C536])/([.$E$709]*(2*3.1416/60*[.B639])^2*(0.045*2.5)^5)" office:value-type="float" office:value="0.000446120947070575">
            <text:p>0,0004</text:p>
          </table:table-cell>
          <table:table-cell table:formula="oooc:=[.H739]/(2*3.1416/60*[.B639]*(0.045*2.5))" office:value-type="float" office:value="0.0114758231527607">
            <text:p>0,011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1142581">
            <text:p>0,8114</text:p>
          </table:table-cell>
          <table:table-cell office:value-type="float" office:value="0.86474609">
            <text:p>0,8647</text:p>
          </table:table-cell>
          <table:table-cell/>
          <table:table-cell office:value-type="float" office:value="98600">
            <text:p>98600</text:p>
          </table:table-cell>
          <table:table-cell office:value-type="float" office:value="23.1">
            <text:p>23,1</text:p>
          </table:table-cell>
          <table:table-cell/>
          <table:table-cell table:formula="oooc:=([.B740]*2/[.$E$709])^(1/2)" office:value-type="float" office:value="1.18387042299923">
            <text:p>1,1839</text:p>
          </table:table-cell>
          <table:table-cell table:formula="oooc:=[.E537]/([.$E$709]*(2*3.1416/60*[.B640])^2*(0.045*2.5)^4)" office:value-type="float" office:value="0.00388753024045102">
            <text:p>0,0039</text:p>
          </table:table-cell>
          <table:table-cell table:formula="oooc:=ABS([.C537])/([.$E$709]*(2*3.1416/60*[.B640])^2*(0.045*2.5)^5)" office:value-type="float" office:value="0.000446334767918052">
            <text:p>0,0004</text:p>
          </table:table-cell>
          <table:table-cell table:formula="oooc:=[.H740]/(2*3.1416/60*[.B640]*(0.045*2.5))" office:value-type="float" office:value="0.0116048984505793">
            <text:p>0,011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87226564">
            <text:p>0,8723</text:p>
          </table:table-cell>
          <table:table-cell office:value-type="float" office:value="0.83193362">
            <text:p>0,8319</text:p>
          </table:table-cell>
          <table:table-cell table:number-columns-repeated="4"/>
          <table:table-cell table:formula="oooc:=([.B741]*2/[.$E$709])^(1/2)" office:value-type="float" office:value="1.22745094428884">
            <text:p>1,2275</text:p>
          </table:table-cell>
          <table:table-cell table:formula="oooc:=[.E538]/([.$E$709]*(2*3.1416/60*[.B641])^2*(0.045*2.5)^4)" office:value-type="float" office:value="0.00388913628629646">
            <text:p>0,0039</text:p>
          </table:table-cell>
          <table:table-cell table:formula="oooc:=ABS([.C538])/([.$E$709]*(2*3.1416/60*[.B641])^2*(0.045*2.5)^5)" office:value-type="float" office:value="0.000445052763293059">
            <text:p>0,0004</text:p>
          </table:table-cell>
          <table:table-cell table:formula="oooc:=[.H741]/(2*3.1416/60*[.B641]*(0.045*2.5))" office:value-type="float" office:value="0.0120300346326565">
            <text:p>0,01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82236326">
            <text:p>0,8224</text:p>
          </table:table-cell>
          <table:table-cell office:value-type="float" office:value="0.81552732">
            <text:p>0,8155</text:p>
          </table:table-cell>
          <table:table-cell table:number-columns-repeated="4"/>
          <table:table-cell table:formula="oooc:=([.B742]*2/[.$E$709])^(1/2)" office:value-type="float" office:value="1.19182258619975">
            <text:p>1,1918</text:p>
          </table:table-cell>
          <table:table-cell table:formula="oooc:=[.E539]/([.$E$709]*(2*3.1416/60*[.B642])^2*(0.045*2.5)^4)" office:value-type="float" office:value="0.00389393670079628">
            <text:p>0,0039</text:p>
          </table:table-cell>
          <table:table-cell table:formula="oooc:=ABS([.C539])/([.$E$709]*(2*3.1416/60*[.B642])^2*(0.045*2.5)^5)" office:value-type="float" office:value="0.000445066886982918">
            <text:p>0,0004</text:p>
          </table:table-cell>
          <table:table-cell table:formula="oooc:=[.H742]/(2*3.1416/60*[.B642]*(0.045*2.5))" office:value-type="float" office:value="0.011709895544905">
            <text:p>0,011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82851565">
            <text:p>0,8285</text:p>
          </table:table-cell>
          <table:table-cell office:value-type="float" office:value="0.87158203">
            <text:p>0,8716</text:p>
          </table:table-cell>
          <table:table-cell table:number-columns-repeated="4"/>
          <table:table-cell table:formula="oooc:=([.B743]*2/[.$E$709])^(1/2)" office:value-type="float" office:value="1.19627250171557">
            <text:p>1,1963</text:p>
          </table:table-cell>
          <table:table-cell table:formula="oooc:=[.E540]/([.$E$709]*(2*3.1416/60*[.B643])^2*(0.045*2.5)^4)" office:value-type="float" office:value="0.00389046567106517">
            <text:p>0,0039</text:p>
          </table:table-cell>
          <table:table-cell table:formula="oooc:=ABS([.C540])/([.$E$709]*(2*3.1416/60*[.B643])^2*(0.045*2.5)^5)" office:value-type="float" office:value="0.000442255766408895">
            <text:p>0,0004</text:p>
          </table:table-cell>
          <table:table-cell table:formula="oooc:=[.H743]/(2*3.1416/60*[.B643]*(0.045*2.5))" office:value-type="float" office:value="0.0117126003794839">
            <text:p>0,011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8394531">
            <text:p>0,8395</text:p>
          </table:table-cell>
          <table:table-cell office:value-type="float" office:value="0.98779297">
            <text:p>0,9878</text:p>
          </table:table-cell>
          <table:table-cell table:number-columns-repeated="4"/>
          <table:table-cell table:formula="oooc:=([.B744]*2/[.$E$709])^(1/2)" office:value-type="float" office:value="1.20414276432835">
            <text:p>1,2041</text:p>
          </table:table-cell>
          <table:table-cell table:formula="oooc:=[.E541]/([.$E$709]*(2*3.1416/60*[.B644])^2*(0.045*2.5)^4)" office:value-type="float" office:value="0.00388330807476991">
            <text:p>0,0039</text:p>
          </table:table-cell>
          <table:table-cell table:formula="oooc:=ABS([.C541])/([.$E$709]*(2*3.1416/60*[.B644])^2*(0.045*2.5)^5)" office:value-type="float" office:value="0.000444199192994333">
            <text:p>0,0004</text:p>
          </table:table-cell>
          <table:table-cell table:formula="oooc:=[.H744]/(2*3.1416/60*[.B644]*(0.045*2.5))" office:value-type="float" office:value="0.0117898168038638">
            <text:p>0,011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5517579">
            <text:p>0,8552</text:p>
          </table:table-cell>
          <table:table-cell office:value-type="float" office:value="0.9201172">
            <text:p>0,9201</text:p>
          </table:table-cell>
          <table:table-cell table:number-columns-repeated="4"/>
          <table:table-cell table:formula="oooc:=([.B745]*2/[.$E$709])^(1/2)" office:value-type="float" office:value="1.21536705708787">
            <text:p>1,2154</text:p>
          </table:table-cell>
          <table:table-cell table:formula="oooc:=[.E542]/([.$E$709]*(2*3.1416/60*[.B645])^2*(0.045*2.5)^4)" office:value-type="float" office:value="0.00388552949790969">
            <text:p>0,0039</text:p>
          </table:table-cell>
          <table:table-cell table:formula="oooc:=ABS([.C542])/([.$E$709]*(2*3.1416/60*[.B645])^2*(0.045*2.5)^5)" office:value-type="float" office:value="0.000446186996600989">
            <text:p>0,0004</text:p>
          </table:table-cell>
          <table:table-cell table:formula="oooc:=[.H745]/(2*3.1416/60*[.B645]*(0.045*2.5))" office:value-type="float" office:value="0.0119134025960531">
            <text:p>0,0119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83193362">
            <text:p>0,8319</text:p>
          </table:table-cell>
          <table:table-cell table:number-columns-repeated="5"/>
          <table:table-cell table:formula="oooc:=([.B746]*2/[.$E$739])^(1/2)" office:value-type="float" office:value="1.19792906596496">
            <text:p>1,1979</text:p>
          </table:table-cell>
          <table:table-cell table:formula="oooc:=[.E543]/([.$E$739]*(2*3.1416/60*[.B646])^2*(0.045*2.5)^4)" office:value-type="float" office:value="0.00380821390380075">
            <text:p>0,0038</text:p>
          </table:table-cell>
          <table:table-cell table:formula="oooc:=ABS([.C543])/([.$E$739]*(2*3.1416/60*[.B646])^2*(0.045*2.5)^5)" office:value-type="float" office:value="0.000441432925221016">
            <text:p>0,0004</text:p>
          </table:table-cell>
          <table:table-cell table:formula="oooc:=[.H746]/(2*3.1416/60*[.B646]*(0.045*2.5))" office:value-type="float" office:value="0.0116874547991788">
            <text:p>0,011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93378907">
            <text:p>0,9338</text:p>
          </table:table-cell>
          <table:table-cell table:number-columns-repeated="5"/>
          <table:table-cell table:formula="oooc:=([.B747]*2/[.$E$739])^(1/2)" office:value-type="float" office:value="1.26914475120616">
            <text:p>1,2691</text:p>
          </table:table-cell>
          <table:table-cell table:formula="oooc:=[.E544]/([.$E$739]*(2*3.1416/60*[.B647])^2*(0.045*2.5)^4)" office:value-type="float" office:value="0.0038001123716497">
            <text:p>0,0038</text:p>
          </table:table-cell>
          <table:table-cell table:formula="oooc:=ABS([.C544])/([.$E$739]*(2*3.1416/60*[.B647])^2*(0.045*2.5)^5)" office:value-type="float" office:value="0.000442352396921948">
            <text:p>0,0004</text:p>
          </table:table-cell>
          <table:table-cell table:formula="oooc:=[.H747]/(2*3.1416/60*[.B647]*(0.045*2.5))" office:value-type="float" office:value="0.0123648579554456">
            <text:p>0,012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93037111">
            <text:p>0,9304</text:p>
          </table:table-cell>
          <table:table-cell table:number-columns-repeated="5"/>
          <table:table-cell table:formula="oooc:=([.B748]*2/[.$E$739])^(1/2)" office:value-type="float" office:value="1.2668198884938">
            <text:p>1,2668</text:p>
          </table:table-cell>
          <table:table-cell table:formula="oooc:=[.E545]/([.$E$739]*(2*3.1416/60*[.B648])^2*(0.045*2.5)^4)" office:value-type="float" office:value="0.00375258283124311">
            <text:p>0,0038</text:p>
          </table:table-cell>
          <table:table-cell table:formula="oooc:=ABS([.C545])/([.$E$739]*(2*3.1416/60*[.B648])^2*(0.045*2.5)^5)" office:value-type="float" office:value="0.000443912832986396">
            <text:p>0,0004</text:p>
          </table:table-cell>
          <table:table-cell table:formula="oooc:=[.H748]/(2*3.1416/60*[.B648]*(0.045*2.5))" office:value-type="float" office:value="0.0123443107379629">
            <text:p>0,012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91943359">
            <text:p>0,9194</text:p>
          </table:table-cell>
          <table:table-cell table:number-columns-repeated="5"/>
          <table:table-cell table:formula="oooc:=([.B749]*2/[.$E$739])^(1/2)" office:value-type="float" office:value="1.25935145383173">
            <text:p>1,2594</text:p>
          </table:table-cell>
          <table:table-cell table:formula="oooc:=[.E546]/([.$E$739]*(2*3.1416/60*[.B649])^2*(0.045*2.5)^4)" office:value-type="float" office:value="0.00373730916243251">
            <text:p>0,0037</text:p>
          </table:table-cell>
          <table:table-cell table:formula="oooc:=ABS([.C546])/([.$E$739]*(2*3.1416/60*[.B649])^2*(0.045*2.5)^5)" office:value-type="float" office:value="0.000442648407833549">
            <text:p>0,0004</text:p>
          </table:table-cell>
          <table:table-cell table:formula="oooc:=[.H749]/(2*3.1416/60*[.B649]*(0.045*2.5))" office:value-type="float" office:value="0.0122843159146627">
            <text:p>0,012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2832029">
            <text:p>0,9283</text:p>
          </table:table-cell>
          <table:table-cell table:number-columns-repeated="5"/>
          <table:table-cell table:formula="oooc:=([.B750]*2/[.$E$739])^(1/2)" office:value-type="float" office:value="1.26542289066056">
            <text:p>1,2654</text:p>
          </table:table-cell>
          <table:table-cell table:formula="oooc:=[.E547]/([.$E$739]*(2*3.1416/60*[.B650])^2*(0.045*2.5)^4)" office:value-type="float" office:value="0.00369585096933822">
            <text:p>0,0037</text:p>
          </table:table-cell>
          <table:table-cell table:formula="oooc:=ABS([.C547])/([.$E$739]*(2*3.1416/60*[.B650])^2*(0.045*2.5)^5)" office:value-type="float" office:value="0.000442727314549867">
            <text:p>0,0004</text:p>
          </table:table-cell>
          <table:table-cell table:formula="oooc:=[.H750]/(2*3.1416/60*[.B650]*(0.045*2.5))" office:value-type="float" office:value="0.0123428193266904">
            <text:p>0,012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84765625">
            <text:p>0,8477</text:p>
          </table:table-cell>
          <table:table-cell table:number-columns-repeated="5"/>
          <table:table-cell table:formula="oooc:=([.B751]*2/[.$E$739])^(1/2)" office:value-type="float" office:value="1.20919585325709">
            <text:p>1,2092</text:p>
          </table:table-cell>
          <table:table-cell table:formula="oooc:=[.E548]/([.$E$739]*(2*3.1416/60*[.B651])^2*(0.045*2.5)^4)" office:value-type="float" office:value="0.00365113973890118">
            <text:p>0,0037</text:p>
          </table:table-cell>
          <table:table-cell table:formula="oooc:=ABS([.C548])/([.$E$739]*(2*3.1416/60*[.B651])^2*(0.045*2.5)^5)" office:value-type="float" office:value="0.000441815215472315">
            <text:p>0,0004</text:p>
          </table:table-cell>
          <table:table-cell table:formula="oooc:=[.H751]/(2*3.1416/60*[.B651]*(0.045*2.5))" office:value-type="float" office:value="0.0118044799244582">
            <text:p>0,011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86269534">
            <text:p>0,8627</text:p>
          </table:table-cell>
          <table:table-cell table:number-columns-repeated="5"/>
          <table:table-cell table:formula="oooc:=([.B752]*2/[.$E$739])^(1/2)" office:value-type="float" office:value="1.21987544927965">
            <text:p>1,2199</text:p>
          </table:table-cell>
          <table:table-cell table:formula="oooc:=[.E549]/([.$E$739]*(2*3.1416/60*[.B652])^2*(0.045*2.5)^4)" office:value-type="float" office:value="0.00361632284308574">
            <text:p>0,0036</text:p>
          </table:table-cell>
          <table:table-cell table:formula="oooc:=ABS([.C549])/([.$E$739]*(2*3.1416/60*[.B652])^2*(0.045*2.5)^5)" office:value-type="float" office:value="0.000449028244098766">
            <text:p>0,0004</text:p>
          </table:table-cell>
          <table:table-cell table:formula="oooc:=[.H752]/(2*3.1416/60*[.B652]*(0.045*2.5))" office:value-type="float" office:value="0.0119136609629097">
            <text:p>0,011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87910157">
            <text:p>0,8791</text:p>
          </table:table-cell>
          <table:table-cell table:number-columns-repeated="5"/>
          <table:table-cell table:formula="oooc:=([.B753]*2/[.$E$739])^(1/2)" office:value-type="float" office:value="1.23142025479984">
            <text:p>1,2314</text:p>
          </table:table-cell>
          <table:table-cell table:formula="oooc:=[.E550]/([.$E$739]*(2*3.1416/60*[.B653])^2*(0.045*2.5)^4)" office:value-type="float" office:value="0.00356829021758721">
            <text:p>0,0036</text:p>
          </table:table-cell>
          <table:table-cell table:formula="oooc:=ABS([.C550])/([.$E$739]*(2*3.1416/60*[.B653])^2*(0.045*2.5)^5)" office:value-type="float" office:value="0.000446315826296393">
            <text:p>0,0004</text:p>
          </table:table-cell>
          <table:table-cell table:formula="oooc:=[.H753]/(2*3.1416/60*[.B653]*(0.045*2.5))" office:value-type="float" office:value="0.0120546650099553">
            <text:p>0,012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86611331">
            <text:p>0,8661</text:p>
          </table:table-cell>
          <table:table-cell table:number-columns-repeated="5"/>
          <table:table-cell table:formula="oooc:=([.B754]*2/[.$E$739])^(1/2)" office:value-type="float" office:value="1.22228961324038">
            <text:p>1,2223</text:p>
          </table:table-cell>
          <table:table-cell table:formula="oooc:=[.E551]/([.$E$739]*(2*3.1416/60*[.B654])^2*(0.045*2.5)^4)" office:value-type="float" office:value="0.00356851960205922">
            <text:p>0,0036</text:p>
          </table:table-cell>
          <table:table-cell table:formula="oooc:=ABS([.C551])/([.$E$739]*(2*3.1416/60*[.B654])^2*(0.045*2.5)^5)" office:value-type="float" office:value="0.000451610201072117">
            <text:p>0,0005</text:p>
          </table:table-cell>
          <table:table-cell table:formula="oooc:=[.H754]/(2*3.1416/60*[.B654]*(0.045*2.5))" office:value-type="float" office:value="0.0119671699008399">
            <text:p>0,01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8730466">
            <text:p>0,8873</text:p>
          </table:table-cell>
          <table:table-cell table:number-columns-repeated="5"/>
          <table:table-cell table:formula="oooc:=([.B755]*2/[.$E$739])^(1/2)" office:value-type="float" office:value="1.23715224079169">
            <text:p>1,2372</text:p>
          </table:table-cell>
          <table:table-cell table:formula="oooc:=[.E552]/([.$E$739]*(2*3.1416/60*[.B655])^2*(0.045*2.5)^4)" office:value-type="float" office:value="0.00355687814099803">
            <text:p>0,0036</text:p>
          </table:table-cell>
          <table:table-cell table:formula="oooc:=ABS([.C552])/([.$E$739]*(2*3.1416/60*[.B655])^2*(0.045*2.5)^5)" office:value-type="float" office:value="0.000447028952244203">
            <text:p>0,0004</text:p>
          </table:table-cell>
          <table:table-cell table:formula="oooc:=[.H755]/(2*3.1416/60*[.B655]*(0.045*2.5))" office:value-type="float" office:value="0.0120958189479872">
            <text:p>0,012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89482421">
            <text:p>0,8948</text:p>
          </table:table-cell>
          <table:table-cell table:number-columns-repeated="5"/>
          <table:table-cell table:formula="oooc:=([.B756]*2/[.$E$739])^(1/2)" office:value-type="float" office:value="1.24238336500097">
            <text:p>1,2424</text:p>
          </table:table-cell>
          <table:table-cell table:formula="oooc:=[.E553]/([.$E$739]*(2*3.1416/60*[.B656])^2*(0.045*2.5)^4)" office:value-type="float" office:value="0.00355811187094694">
            <text:p>0,0036</text:p>
          </table:table-cell>
          <table:table-cell table:formula="oooc:=ABS([.C553])/([.$E$739]*(2*3.1416/60*[.B656])^2*(0.045*2.5)^5)" office:value-type="float" office:value="0.000449040013959403">
            <text:p>0,0004</text:p>
          </table:table-cell>
          <table:table-cell table:formula="oooc:=[.H756]/(2*3.1416/60*[.B656]*(0.045*2.5))" office:value-type="float" office:value="0.0121196171353508">
            <text:p>0,012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79228514">
            <text:p>0,7923</text:p>
          </table:table-cell>
          <table:table-cell table:number-columns-repeated="5"/>
          <table:table-cell table:formula="oooc:=([.B757]*2/[.$E$739])^(1/2)" office:value-type="float" office:value="1.16903501700174">
            <text:p>1,169</text:p>
          </table:table-cell>
          <table:table-cell table:formula="oooc:=[.E554]/([.$E$739]*(2*3.1416/60*[.B657])^2*(0.045*2.5)^4)" office:value-type="float" office:value="0.00354785894595233">
            <text:p>0,0035</text:p>
          </table:table-cell>
          <table:table-cell table:formula="oooc:=ABS([.C554])/([.$E$739]*(2*3.1416/60*[.B657])^2*(0.045*2.5)^5)" office:value-type="float" office:value="0.000455778540300883">
            <text:p>0,0005</text:p>
          </table:table-cell>
          <table:table-cell table:formula="oooc:=[.H757]/(2*3.1416/60*[.B657]*(0.045*2.5))" office:value-type="float" office:value="0.0114125220873157">
            <text:p>0,011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84287107">
            <text:p>0,8429</text:p>
          </table:table-cell>
          <table:table-cell table:number-columns-repeated="5"/>
          <table:table-cell table:formula="oooc:=([.B758]*2/[.$E$739])^(1/2)" office:value-type="float" office:value="1.20577795300518">
            <text:p>1,2058</text:p>
          </table:table-cell>
          <table:table-cell table:formula="oooc:=[.E555]/([.$E$739]*(2*3.1416/60*[.B658])^2*(0.045*2.5)^4)" office:value-type="float" office:value="0.00354371997216811">
            <text:p>0,0035</text:p>
          </table:table-cell>
          <table:table-cell table:formula="oooc:=ABS([.C555])/([.$E$739]*(2*3.1416/60*[.B658])^2*(0.045*2.5)^5)" office:value-type="float" office:value="0.000456751983580728">
            <text:p>0,0005</text:p>
          </table:table-cell>
          <table:table-cell table:formula="oooc:=[.H758]/(2*3.1416/60*[.B658]*(0.045*2.5))" office:value-type="float" office:value="0.011773440785098">
            <text:p>0,011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88593751">
            <text:p>0,8859</text:p>
          </table:table-cell>
          <table:table-cell table:number-columns-repeated="5"/>
          <table:table-cell table:formula="oooc:=([.B759]*2/[.$E$739])^(1/2)" office:value-type="float" office:value="1.23619877758049">
            <text:p>1,2362</text:p>
          </table:table-cell>
          <table:table-cell table:formula="oooc:=[.E556]/([.$E$739]*(2*3.1416/60*[.B659])^2*(0.045*2.5)^4)" office:value-type="float" office:value="0.00352888307332548">
            <text:p>0,0035</text:p>
          </table:table-cell>
          <table:table-cell table:formula="oooc:=ABS([.C556])/([.$E$739]*(2*3.1416/60*[.B659])^2*(0.045*2.5)^5)" office:value-type="float" office:value="0.000458804804275216">
            <text:p>0,0005</text:p>
          </table:table-cell>
          <table:table-cell table:formula="oooc:=[.H759]/(2*3.1416/60*[.B659]*(0.045*2.5))" office:value-type="float" office:value="0.0120703669143221">
            <text:p>0,01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824218">
            <text:p>0,8982</text:p>
          </table:table-cell>
          <table:table-cell table:number-columns-repeated="5"/>
          <table:table-cell table:formula="oooc:=([.B760]*2/[.$E$739])^(1/2)" office:value-type="float" office:value="1.24475387627885">
            <text:p>1,2448</text:p>
          </table:table-cell>
          <table:table-cell table:formula="oooc:=[.E557]/([.$E$739]*(2*3.1416/60*[.B660])^2*(0.045*2.5)^4)" office:value-type="float" office:value="0.00351324220418296">
            <text:p>0,0035</text:p>
          </table:table-cell>
          <table:table-cell table:formula="oooc:=ABS([.C557])/([.$E$739]*(2*3.1416/60*[.B660])^2*(0.045*2.5)^5)" office:value-type="float" office:value="0.000456554501570306">
            <text:p>0,0005</text:p>
          </table:table-cell>
          <table:table-cell table:formula="oooc:=[.H760]/(2*3.1416/60*[.B660]*(0.045*2.5))" office:value-type="float" office:value="0.012161495588458">
            <text:p>0,012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87021482">
            <text:p>0,8702</text:p>
          </table:table-cell>
          <table:table-cell table:number-columns-repeated="5"/>
          <table:table-cell table:formula="oooc:=([.B761]*2/[.$E$739])^(1/2)" office:value-type="float" office:value="1.22518029275074">
            <text:p>1,2252</text:p>
          </table:table-cell>
          <table:table-cell table:formula="oooc:=[.E558]/([.$E$739]*(2*3.1416/60*[.B661])^2*(0.045*2.5)^4)" office:value-type="float" office:value="0.00350058981132695">
            <text:p>0,0035</text:p>
          </table:table-cell>
          <table:table-cell table:formula="oooc:=ABS([.C558])/([.$E$739]*(2*3.1416/60*[.B661])^2*(0.045*2.5)^5)" office:value-type="float" office:value="0.000453903629930721">
            <text:p>0,0005</text:p>
          </table:table-cell>
          <table:table-cell table:formula="oooc:=[.H761]/(2*3.1416/60*[.B661]*(0.045*2.5))" office:value-type="float" office:value="0.0119653351755677">
            <text:p>0,01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85927737">
            <text:p>0,8593</text:p>
          </table:table-cell>
          <table:table-cell table:number-columns-repeated="5"/>
          <table:table-cell table:formula="oooc:=([.B762]*2/[.$E$739])^(1/2)" office:value-type="float" office:value="1.21745649814485">
            <text:p>1,2175</text:p>
          </table:table-cell>
          <table:table-cell table:formula="oooc:=[.E559]/([.$E$739]*(2*3.1416/60*[.B662])^2*(0.045*2.5)^4)" office:value-type="float" office:value="0.00347709738473492">
            <text:p>0,0035</text:p>
          </table:table-cell>
          <table:table-cell table:formula="oooc:=ABS([.C559])/([.$E$739]*(2*3.1416/60*[.B662])^2*(0.045*2.5)^5)" office:value-type="float" office:value="0.000448300958652077">
            <text:p>0,0004</text:p>
          </table:table-cell>
          <table:table-cell table:formula="oooc:=[.H762]/(2*3.1416/60*[.B662]*(0.045*2.5))" office:value-type="float" office:value="0.0118765321656929">
            <text:p>0,011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85654294">
            <text:p>0,8565</text:p>
          </table:table-cell>
          <table:table-cell table:number-columns-repeated="5"/>
          <table:table-cell table:formula="oooc:=([.B763]*2/[.$E$739])^(1/2)" office:value-type="float" office:value="1.21551783295202">
            <text:p>1,2155</text:p>
          </table:table-cell>
          <table:table-cell table:formula="oooc:=[.E560]/([.$E$739]*(2*3.1416/60*[.B663])^2*(0.045*2.5)^4)" office:value-type="float" office:value="0.00345902061188889">
            <text:p>0,0035</text:p>
          </table:table-cell>
          <table:table-cell table:formula="oooc:=ABS([.C560])/([.$E$739]*(2*3.1416/60*[.B663])^2*(0.045*2.5)^5)" office:value-type="float" office:value="0.000439567722814969">
            <text:p>0,0004</text:p>
          </table:table-cell>
          <table:table-cell table:formula="oooc:=[.H763]/(2*3.1416/60*[.B663]*(0.045*2.5))" office:value-type="float" office:value="0.0118582855402995">
            <text:p>0,011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84833986">
            <text:p>0,8483</text:p>
          </table:table-cell>
          <table:table-cell table:number-columns-repeated="5"/>
          <table:table-cell table:formula="oooc:=([.B764]*2/[.$E$739])^(1/2)" office:value-type="float" office:value="1.20968334555336">
            <text:p>1,2097</text:p>
          </table:table-cell>
          <table:table-cell table:formula="oooc:=[.E561]/([.$E$739]*(2*3.1416/60*[.B664])^2*(0.045*2.5)^4)" office:value-type="float" office:value="0.0034336402678454">
            <text:p>0,0034</text:p>
          </table:table-cell>
          <table:table-cell table:formula="oooc:=ABS([.C561])/([.$E$739]*(2*3.1416/60*[.B664])^2*(0.045*2.5)^5)" office:value-type="float" office:value="0.000432079798283143">
            <text:p>0,0004</text:p>
          </table:table-cell>
          <table:table-cell table:formula="oooc:=[.H764]/(2*3.1416/60*[.B664]*(0.045*2.5))" office:value-type="float" office:value="0.0118003591645167">
            <text:p>0,011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755857">
            <text:p>0,8976</text:p>
          </table:table-cell>
          <table:table-cell table:number-columns-repeated="5"/>
          <table:table-cell table:formula="oooc:=([.B765]*2/[.$E$739])^(1/2)" office:value-type="float" office:value="1.24428012422292">
            <text:p>1,2443</text:p>
          </table:table-cell>
          <table:table-cell table:formula="oooc:=[.E562]/([.$E$739]*(2*3.1416/60*[.B665])^2*(0.045*2.5)^4)" office:value-type="float" office:value="0.00340948264632844">
            <text:p>0,0034</text:p>
          </table:table-cell>
          <table:table-cell table:formula="oooc:=ABS([.C562])/([.$E$739]*(2*3.1416/60*[.B665])^2*(0.045*2.5)^5)" office:value-type="float" office:value="0.000426533729046417">
            <text:p>0,0004</text:p>
          </table:table-cell>
          <table:table-cell table:formula="oooc:=[.H765]/(2*3.1416/60*[.B665]*(0.045*2.5))" office:value-type="float" office:value="0.0121357231349341">
            <text:p>0,012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86474609">
            <text:p>0,8647</text:p>
          </table:table-cell>
          <table:table-cell table:number-columns-repeated="5"/>
          <table:table-cell table:formula="oooc:=([.B766]*2/[.$E$739])^(1/2)" office:value-type="float" office:value="1.22132449770127">
            <text:p>1,2213</text:p>
          </table:table-cell>
          <table:table-cell table:formula="oooc:=[.E563]/([.$E$739]*(2*3.1416/60*[.B666])^2*(0.045*2.5)^4)" office:value-type="float" office:value="0.00346581118500204">
            <text:p>0,0035</text:p>
          </table:table-cell>
          <table:table-cell table:formula="oooc:=ABS([.C563])/([.$E$739]*(2*3.1416/60*[.B666])^2*(0.045*2.5)^5)" office:value-type="float" office:value="0.000422957048056642">
            <text:p>0,0004</text:p>
          </table:table-cell>
          <table:table-cell table:formula="oooc:=[.H766]/(2*3.1416/60*[.B666]*(0.045*2.5))" office:value-type="float" office:value="0.0119032572004941">
            <text:p>0,011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86406249">
            <text:p>0,8641</text:p>
          </table:table-cell>
          <table:table-cell table:number-columns-repeated="5"/>
          <table:table-cell table:formula="oooc:=([.B767]*2/[.$E$739])^(1/2)" office:value-type="float" office:value="1.22084166088793">
            <text:p>1,2208</text:p>
          </table:table-cell>
          <table:table-cell table:formula="oooc:=[.E564]/([.$E$739]*(2*3.1416/60*[.B667])^2*(0.045*2.5)^4)" office:value-type="float" office:value="0.00339668878578638">
            <text:p>0,0034</text:p>
          </table:table-cell>
          <table:table-cell table:formula="oooc:=ABS([.C564])/([.$E$739]*(2*3.1416/60*[.B667])^2*(0.045*2.5)^5)" office:value-type="float" office:value="0.000420376371751486">
            <text:p>0,0004</text:p>
          </table:table-cell>
          <table:table-cell table:formula="oooc:=[.H767]/(2*3.1416/60*[.B667]*(0.045*2.5))" office:value-type="float" office:value="0.0118963637466698">
            <text:p>0,011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92626953">
            <text:p>0,9263</text:p>
          </table:table-cell>
          <table:table-cell table:number-columns-repeated="5"/>
          <table:table-cell table:formula="oooc:=([.B768]*2/[.$E$739])^(1/2)" office:value-type="float" office:value="1.26402438980753">
            <text:p>1,264</text:p>
          </table:table-cell>
          <table:table-cell table:formula="oooc:=[.E565]/([.$E$739]*(2*3.1416/60*[.B668])^2*(0.045*2.5)^4)" office:value-type="float" office:value="0.00336491259017853">
            <text:p>0,0034</text:p>
          </table:table-cell>
          <table:table-cell table:formula="oooc:=ABS([.C565])/([.$E$739]*(2*3.1416/60*[.B668])^2*(0.045*2.5)^5)" office:value-type="float" office:value="0.000415785107477162">
            <text:p>0,0004</text:p>
          </table:table-cell>
          <table:table-cell table:formula="oooc:=[.H768]/(2*3.1416/60*[.B668]*(0.045*2.5))" office:value-type="float" office:value="0.0123154965268618">
            <text:p>0,012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91874999">
            <text:p>0,9187</text:p>
          </table:table-cell>
          <table:table-cell table:number-columns-repeated="2"/>
          <table:table-cell table:formula="oooc:=[.E770]/(287.053*(273.15+[.F770]))" office:value-type="float" office:value="1.15475815702656">
            <text:p>1,1548</text:p>
          </table:table-cell>
          <table:table-cell table:number-columns-repeated="2"/>
          <table:table-cell table:formula="oooc:=([.B769]*2/[.$E$739])^(1/2)" office:value-type="float" office:value="1.25888320210513">
            <text:p>1,2589</text:p>
          </table:table-cell>
          <table:table-cell table:formula="oooc:=[.E566]/([.$E$739]*(2*3.1416/60*[.B669])^2*(0.045*2.5)^4)" office:value-type="float" office:value="0.00335792850710529">
            <text:p>0,0034</text:p>
          </table:table-cell>
          <table:table-cell table:formula="oooc:=ABS([.C566])/([.$E$739]*(2*3.1416/60*[.B669])^2*(0.045*2.5)^5)" office:value-type="float" office:value="0.000417577233329806">
            <text:p>0,0004</text:p>
          </table:table-cell>
          <table:table-cell table:formula="oooc:=[.H769]/(2*3.1416/60*[.B669]*(0.045*2.5))" office:value-type="float" office:value="0.0122655979846473">
            <text:p>0,012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90029299">
            <text:p>0,9003</text:p>
          </table:table-cell>
          <table:table-cell/>
          <table:table-cell office:value-type="float" office:value="0.50791013">
            <text:p>0,5079</text:p>
          </table:table-cell>
          <table:table-cell office:value-type="float" office:value="98200">
            <text:p>98200</text:p>
          </table:table-cell>
          <table:table-cell office:value-type="float" office:value="23.1">
            <text:p>23,1</text:p>
          </table:table-cell>
          <table:table-cell/>
          <table:table-cell table:formula="oooc:=([.B770]*2/[.$E$739])^(1/2)" office:value-type="float" office:value="1.24617403798088">
            <text:p>1,2462</text:p>
          </table:table-cell>
          <table:table-cell table:formula="oooc:=[.E567]/([.$E$739]*(2*3.1416/60*[.B670])^2*(0.045*2.5)^4)" office:value-type="float" office:value="0.00330835526514746">
            <text:p>0,0033</text:p>
          </table:table-cell>
          <table:table-cell table:formula="oooc:=ABS([.C567])/([.$E$739]*(2*3.1416/60*[.B670])^2*(0.045*2.5)^5)" office:value-type="float" office:value="0.000416874757442805">
            <text:p>0,0004</text:p>
          </table:table-cell>
          <table:table-cell table:formula="oooc:=[.H770]/(2*3.1416/60*[.B670]*(0.045*2.5))" office:value-type="float" office:value="0.0121654157902604">
            <text:p>0,012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9105469">
            <text:p>0,9105</text:p>
          </table:table-cell>
          <table:table-cell/>
          <table:table-cell office:value-type="float" office:value="0.50380862">
            <text:p>0,5038</text:p>
          </table:table-cell>
          <table:table-cell table:number-columns-repeated="3"/>
          <table:table-cell table:formula="oooc:=([.B771]*2/[.$E$739])^(1/2)" office:value-type="float" office:value="1.2532506108428">
            <text:p>1,2533</text:p>
          </table:table-cell>
          <table:table-cell table:formula="oooc:=[.E568]/([.$E$739]*(2*3.1416/60*[.B671])^2*(0.045*2.5)^4)" office:value-type="float" office:value="0.00329040880735565">
            <text:p>0,0033</text:p>
          </table:table-cell>
          <table:table-cell table:formula="oooc:=ABS([.C568])/([.$E$739]*(2*3.1416/60*[.B671])^2*(0.045*2.5)^5)" office:value-type="float" office:value="0.000414153394202877">
            <text:p>0,0004</text:p>
          </table:table-cell>
          <table:table-cell table:formula="oooc:=[.H771]/(2*3.1416/60*[.B671]*(0.045*2.5))" office:value-type="float" office:value="0.0121966636728724">
            <text:p>0,012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92832029">
            <text:p>0,9283</text:p>
          </table:table-cell>
          <table:table-cell/>
          <table:table-cell office:value-type="float" office:value="0.53525388">
            <text:p>0,5353</text:p>
          </table:table-cell>
          <table:table-cell table:number-columns-repeated="3"/>
          <table:table-cell table:formula="oooc:=([.B772]*2/[.$E$739])^(1/2)" office:value-type="float" office:value="1.26542289066056">
            <text:p>1,2654</text:p>
          </table:table-cell>
          <table:table-cell table:formula="oooc:=[.E569]/([.$E$739]*(2*3.1416/60*[.B672])^2*(0.045*2.5)^4)" office:value-type="float" office:value="0.00328791288102508">
            <text:p>0,0033</text:p>
          </table:table-cell>
          <table:table-cell table:formula="oooc:=ABS([.C569])/([.$E$739]*(2*3.1416/60*[.B672])^2*(0.045*2.5)^5)" office:value-type="float" office:value="0.000403775834473276">
            <text:p>0,0004</text:p>
          </table:table-cell>
          <table:table-cell table:formula="oooc:=[.H772]/(2*3.1416/60*[.B672]*(0.045*2.5))" office:value-type="float" office:value="0.0123187934728204">
            <text:p>0,012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88251954">
            <text:p>0,8825</text:p>
          </table:table-cell>
          <table:table-cell/>
          <table:table-cell office:value-type="float" office:value="0.45732421">
            <text:p>0,4573</text:p>
          </table:table-cell>
          <table:table-cell table:number-columns-repeated="3"/>
          <table:table-cell table:formula="oooc:=([.B773]*2/[.$E$739])^(1/2)" office:value-type="float" office:value="1.23381182957994">
            <text:p>1,2338</text:p>
          </table:table-cell>
          <table:table-cell table:formula="oooc:=[.E570]/([.$E$739]*(2*3.1416/60*[.B673])^2*(0.045*2.5)^4)" office:value-type="float" office:value="0.00329335845750899">
            <text:p>0,0033</text:p>
          </table:table-cell>
          <table:table-cell table:formula="oooc:=ABS([.C570])/([.$E$739]*(2*3.1416/60*[.B673])^2*(0.045*2.5)^5)" office:value-type="float" office:value="0.000391995498575196">
            <text:p>0,0004</text:p>
          </table:table-cell>
          <table:table-cell table:formula="oooc:=[.H773]/(2*3.1416/60*[.B673]*(0.045*2.5))" office:value-type="float" office:value="0.0120220763113346">
            <text:p>0,01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8654297">
            <text:p>0,8654</text:p>
          </table:table-cell>
          <table:table-cell/>
          <table:table-cell office:value-type="float" office:value="0.47099608">
            <text:p>0,471</text:p>
          </table:table-cell>
          <table:table-cell table:number-columns-repeated="3"/>
          <table:table-cell table:formula="oooc:=([.B774]*2/[.$E$739])^(1/2)" office:value-type="float" office:value="1.22180715076492">
            <text:p>1,2218</text:p>
          </table:table-cell>
          <table:table-cell table:formula="oooc:=[.E571]/([.$E$739]*(2*3.1416/60*[.B674])^2*(0.045*2.5)^4)" office:value-type="float" office:value="0.00326567292806358">
            <text:p>0,0033</text:p>
          </table:table-cell>
          <table:table-cell table:formula="oooc:=ABS([.C571])/([.$E$739]*(2*3.1416/60*[.B674])^2*(0.045*2.5)^5)" office:value-type="float" office:value="0.00038361133054376">
            <text:p>0,0004</text:p>
          </table:table-cell>
          <table:table-cell table:formula="oooc:=[.H774]/(2*3.1416/60*[.B674]*(0.045*2.5))" office:value-type="float" office:value="0.0118914806907676">
            <text:p>0,011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90712893">
            <text:p>0,9071</text:p>
          </table:table-cell>
          <table:table-cell/>
          <table:table-cell office:value-type="float" office:value="0.51748049">
            <text:p>0,5175</text:p>
          </table:table-cell>
          <table:table-cell table:number-columns-repeated="3"/>
          <table:table-cell table:formula="oooc:=([.B775]*2/[.$E$739])^(1/2)" office:value-type="float" office:value="1.25089620140832">
            <text:p>1,2509</text:p>
          </table:table-cell>
          <table:table-cell table:formula="oooc:=[.E572]/([.$E$739]*(2*3.1416/60*[.B675])^2*(0.045*2.5)^4)" office:value-type="float" office:value="0.00321785245598506">
            <text:p>0,0032</text:p>
          </table:table-cell>
          <table:table-cell table:formula="oooc:=ABS([.C572])/([.$E$739]*(2*3.1416/60*[.B675])^2*(0.045*2.5)^5)" office:value-type="float" office:value="0.000376308942182894">
            <text:p>0,0004</text:p>
          </table:table-cell>
          <table:table-cell table:formula="oooc:=[.H775]/(2*3.1416/60*[.B675]*(0.045*2.5))" office:value-type="float" office:value="0.0121736687242249">
            <text:p>0,012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49423829">
            <text:p>0,4942</text:p>
          </table:table-cell>
          <table:table-cell table:number-columns-repeated="5"/>
          <table:table-cell table:formula="oooc:=([.B776]*2/[.$E$769])^(1/2)" office:value-type="float" office:value="0.925204364151387">
            <text:p>0,9252</text:p>
          </table:table-cell>
          <table:table-cell table:formula="oooc:=[.E573]/([.$E$769]*(2*3.1416/60*[.B676])^2*(0.045*2.5)^4)" office:value-type="float" office:value="0.00316679954743878">
            <text:p>0,0032</text:p>
          </table:table-cell>
          <table:table-cell table:formula="oooc:=ABS([.C573])/([.$E$769]*(2*3.1416/60*[.B676])^2*(0.045*2.5)^5)" office:value-type="float" office:value="0.000374100724182751">
            <text:p>0,0004</text:p>
          </table:table-cell>
          <table:table-cell table:formula="oooc:=[.H776]/(2*3.1416/60*[.B676]*(0.045*2.5))" office:value-type="float" office:value="0.0090175991720238">
            <text:p>0,00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4826172">
            <text:p>0,4826</text:p>
          </table:table-cell>
          <table:table-cell table:number-columns-repeated="5"/>
          <table:table-cell table:formula="oooc:=([.B777]*2/[.$E$769])^(1/2)" office:value-type="float" office:value="0.914262435771347">
            <text:p>0,9143</text:p>
          </table:table-cell>
          <table:table-cell table:formula="oooc:=[.E574]/([.$E$769]*(2*3.1416/60*[.B677])^2*(0.045*2.5)^4)" office:value-type="float" office:value="0.00316202505616337">
            <text:p>0,0032</text:p>
          </table:table-cell>
          <table:table-cell table:formula="oooc:=ABS([.C574])/([.$E$769]*(2*3.1416/60*[.B677])^2*(0.045*2.5)^5)" office:value-type="float" office:value="0.000371097364278849">
            <text:p>0,0004</text:p>
          </table:table-cell>
          <table:table-cell table:formula="oooc:=[.H777]/(2*3.1416/60*[.B677]*(0.045*2.5))" office:value-type="float" office:value="0.00891640160531947">
            <text:p>0,0089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47783202">
            <text:p>0,4778</text:p>
          </table:table-cell>
          <table:table-cell table:number-columns-repeated="5"/>
          <table:table-cell table:formula="oooc:=([.B778]*2/[.$E$769])^(1/2)" office:value-type="float" office:value="0.909718659878952">
            <text:p>0,9097</text:p>
          </table:table-cell>
          <table:table-cell table:formula="oooc:=[.E575]/([.$E$769]*(2*3.1416/60*[.B678])^2*(0.045*2.5)^4)" office:value-type="float" office:value="0.00315614867801022">
            <text:p>0,0032</text:p>
          </table:table-cell>
          <table:table-cell table:formula="oooc:=ABS([.C575])/([.$E$769]*(2*3.1416/60*[.B678])^2*(0.045*2.5)^5)" office:value-type="float" office:value="0.000361873940443587">
            <text:p>0,0004</text:p>
          </table:table-cell>
          <table:table-cell table:formula="oooc:=[.H778]/(2*3.1416/60*[.B678]*(0.045*2.5))" office:value-type="float" office:value="0.00883832150598741">
            <text:p>0,008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46894532">
            <text:p>0,4689</text:p>
          </table:table-cell>
          <table:table-cell table:number-columns-repeated="5"/>
          <table:table-cell table:formula="oooc:=([.B779]*2/[.$E$769])^(1/2)" office:value-type="float" office:value="0.901219502807978">
            <text:p>0,9012</text:p>
          </table:table-cell>
          <table:table-cell table:formula="oooc:=[.E576]/([.$E$769]*(2*3.1416/60*[.B679])^2*(0.045*2.5)^4)" office:value-type="float" office:value="0.00313328117797241">
            <text:p>0,0031</text:p>
          </table:table-cell>
          <table:table-cell table:formula="oooc:=ABS([.C576])/([.$E$769]*(2*3.1416/60*[.B679])^2*(0.045*2.5)^5)" office:value-type="float" office:value="0.000343527638584387">
            <text:p>0,0003</text:p>
          </table:table-cell>
          <table:table-cell table:formula="oooc:=[.H779]/(2*3.1416/60*[.B679]*(0.045*2.5))" office:value-type="float" office:value="0.00874367844837727">
            <text:p>0,008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46552736">
            <text:p>0,4655</text:p>
          </table:table-cell>
          <table:table-cell table:number-columns-repeated="5"/>
          <table:table-cell table:formula="oooc:=([.B780]*2/[.$E$769])^(1/2)" office:value-type="float" office:value="0.897929177193741">
            <text:p>0,8979</text:p>
          </table:table-cell>
          <table:table-cell table:formula="oooc:=[.E577]/([.$E$769]*(2*3.1416/60*[.B680])^2*(0.045*2.5)^4)" office:value-type="float" office:value="0.00303014195828769">
            <text:p>0,003</text:p>
          </table:table-cell>
          <table:table-cell table:formula="oooc:=ABS([.C577])/([.$E$769]*(2*3.1416/60*[.B680])^2*(0.045*2.5)^5)" office:value-type="float" office:value="0.000325342441767475">
            <text:p>0,0003</text:p>
          </table:table-cell>
          <table:table-cell table:formula="oooc:=[.H780]/(2*3.1416/60*[.B680]*(0.045*2.5))" office:value-type="float" office:value="0.00870025734520915">
            <text:p>0,008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47304687">
            <text:p>0,473</text:p>
          </table:table-cell>
          <table:table-cell table:number-columns-repeated="5"/>
          <table:table-cell table:formula="oooc:=([.B781]*2/[.$E$769])^(1/2)" office:value-type="float" office:value="0.90515210366009">
            <text:p>0,9052</text:p>
          </table:table-cell>
          <table:table-cell table:formula="oooc:=[.E578]/([.$E$769]*(2*3.1416/60*[.B681])^2*(0.045*2.5)^4)" office:value-type="float" office:value="0.00302227077414705">
            <text:p>0,003</text:p>
          </table:table-cell>
          <table:table-cell table:formula="oooc:=ABS([.C578])/([.$E$769]*(2*3.1416/60*[.B681])^2*(0.045*2.5)^5)" office:value-type="float" office:value="0.000307419206186225">
            <text:p>0,0003</text:p>
          </table:table-cell>
          <table:table-cell table:formula="oooc:=[.H781]/(2*3.1416/60*[.B681]*(0.045*2.5))" office:value-type="float" office:value="0.00874634513049985">
            <text:p>0,008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47441405">
            <text:p>0,4744</text:p>
          </table:table-cell>
          <table:table-cell table:number-columns-repeated="5"/>
          <table:table-cell table:formula="oooc:=([.B782]*2/[.$E$769])^(1/2)" office:value-type="float" office:value="0.90645917603976">
            <text:p>0,9065</text:p>
          </table:table-cell>
          <table:table-cell table:formula="oooc:=[.E579]/([.$E$769]*(2*3.1416/60*[.B682])^2*(0.045*2.5)^4)" office:value-type="float" office:value="0.0030525000483748">
            <text:p>0,0031</text:p>
          </table:table-cell>
          <table:table-cell table:formula="oooc:=ABS([.C579])/([.$E$769]*(2*3.1416/60*[.B682])^2*(0.045*2.5)^5)" office:value-type="float" office:value="0.000306596516784316">
            <text:p>0,0003</text:p>
          </table:table-cell>
          <table:table-cell table:formula="oooc:=[.H782]/(2*3.1416/60*[.B682]*(0.045*2.5))" office:value-type="float" office:value="0.00878389557326603">
            <text:p>0,008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48671874">
            <text:p>0,4867</text:p>
          </table:table-cell>
          <table:table-cell table:number-columns-repeated="5"/>
          <table:table-cell table:formula="oooc:=([.B783]*2/[.$E$769])^(1/2)" office:value-type="float" office:value="0.918139163014921">
            <text:p>0,9181</text:p>
          </table:table-cell>
          <table:table-cell table:formula="oooc:=[.E580]/([.$E$769]*(2*3.1416/60*[.B683])^2*(0.045*2.5)^4)" office:value-type="float" office:value="0.00309980605701011">
            <text:p>0,0031</text:p>
          </table:table-cell>
          <table:table-cell table:formula="oooc:=ABS([.C580])/([.$E$769]*(2*3.1416/60*[.B683])^2*(0.045*2.5)^5)" office:value-type="float" office:value="0.000302403878691673">
            <text:p>0,0003</text:p>
          </table:table-cell>
          <table:table-cell table:formula="oooc:=[.H783]/(2*3.1416/60*[.B683]*(0.045*2.5))" office:value-type="float" office:value="0.00897218926341245">
            <text:p>0,00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48876953">
            <text:p>0,4888</text:p>
          </table:table-cell>
          <table:table-cell table:number-columns-repeated="5"/>
          <table:table-cell table:formula="oooc:=([.B784]*2/[.$E$769])^(1/2)" office:value-type="float" office:value="0.920071419999893">
            <text:p>0,9201</text:p>
          </table:table-cell>
          <table:table-cell table:formula="oooc:=[.E581]/([.$E$769]*(2*3.1416/60*[.B684])^2*(0.045*2.5)^4)" office:value-type="float" office:value="0.00304352013520374">
            <text:p>0,003</text:p>
          </table:table-cell>
          <table:table-cell table:formula="oooc:=ABS([.C581])/([.$E$769]*(2*3.1416/60*[.B684])^2*(0.045*2.5)^5)" office:value-type="float" office:value="0.000281705229315554">
            <text:p>0,0003</text:p>
          </table:table-cell>
          <table:table-cell table:formula="oooc:=[.H784]/(2*3.1416/60*[.B684]*(0.045*2.5))" office:value-type="float" office:value="0.00891757246634786">
            <text:p>0,008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49082032">
            <text:p>0,4908</text:p>
          </table:table-cell>
          <table:table-cell table:number-columns-repeated="5"/>
          <table:table-cell table:formula="oooc:=([.B785]*2/[.$E$769])^(1/2)" office:value-type="float" office:value="0.921999627515922">
            <text:p>0,922</text:p>
          </table:table-cell>
          <table:table-cell table:formula="oooc:=[.E582]/([.$E$769]*(2*3.1416/60*[.B685])^2*(0.045*2.5)^4)" office:value-type="float" office:value="0.00304079911713816">
            <text:p>0,003</text:p>
          </table:table-cell>
          <table:table-cell table:formula="oooc:=ABS([.C582])/([.$E$769]*(2*3.1416/60*[.B685])^2*(0.045*2.5)^5)" office:value-type="float" office:value="0.000269067163544929">
            <text:p>0,0003</text:p>
          </table:table-cell>
          <table:table-cell table:formula="oooc:=[.H785]/(2*3.1416/60*[.B685]*(0.045*2.5))" office:value-type="float" office:value="0.00897841030999438">
            <text:p>0,009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47509766">
            <text:p>0,4751</text:p>
          </table:table-cell>
          <table:table-cell table:number-columns-repeated="5"/>
          <table:table-cell table:formula="oooc:=([.B786]*2/[.$E$769])^(1/2)" office:value-type="float" office:value="0.907112025054881">
            <text:p>0,9071</text:p>
          </table:table-cell>
          <table:table-cell table:formula="oooc:=[.E583]/([.$E$769]*(2*3.1416/60*[.B686])^2*(0.045*2.5)^4)" office:value-type="float" office:value="0.00299584066368725">
            <text:p>0,003</text:p>
          </table:table-cell>
          <table:table-cell table:formula="oooc:=ABS([.C583])/([.$E$769]*(2*3.1416/60*[.B686])^2*(0.045*2.5)^5)" office:value-type="float" office:value="0.000253913978124092">
            <text:p>0,0003</text:p>
          </table:table-cell>
          <table:table-cell table:formula="oooc:=[.H786]/(2*3.1416/60*[.B686]*(0.045*2.5))" office:value-type="float" office:value="0.00881629812039185">
            <text:p>0,008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49560547">
            <text:p>0,4956</text:p>
          </table:table-cell>
          <table:table-cell table:number-columns-repeated="5"/>
          <table:table-cell table:formula="oooc:=([.B787]*2/[.$E$769])^(1/2)" office:value-type="float" office:value="0.926483147451246">
            <text:p>0,9265</text:p>
          </table:table-cell>
          <table:table-cell table:formula="oooc:=[.E584]/([.$E$769]*(2*3.1416/60*[.B687])^2*(0.045*2.5)^4)" office:value-type="float" office:value="0.00301135019146341">
            <text:p>0,003</text:p>
          </table:table-cell>
          <table:table-cell table:formula="oooc:=ABS([.C584])/([.$E$769]*(2*3.1416/60*[.B687])^2*(0.045*2.5)^5)" office:value-type="float" office:value="0.000222842929896607">
            <text:p>0,0002</text:p>
          </table:table-cell>
          <table:table-cell table:formula="oooc:=[.H787]/(2*3.1416/60*[.B687]*(0.045*2.5))" office:value-type="float" office:value="0.00902856460554079">
            <text:p>0,009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48876953">
            <text:p>0,4888</text:p>
          </table:table-cell>
          <table:table-cell table:number-columns-repeated="5"/>
          <table:table-cell table:formula="oooc:=([.B788]*2/[.$E$769])^(1/2)" office:value-type="float" office:value="0.920071419999893">
            <text:p>0,9201</text:p>
          </table:table-cell>
          <table:table-cell table:formula="oooc:=[.E585]/([.$E$769]*(2*3.1416/60*[.B688])^2*(0.045*2.5)^4)" office:value-type="float" office:value="0.00304262160409395">
            <text:p>0,003</text:p>
          </table:table-cell>
          <table:table-cell table:formula="oooc:=ABS([.C585])/([.$E$769]*(2*3.1416/60*[.B688])^2*(0.045*2.5)^5)" office:value-type="float" office:value="0.000186501348284882">
            <text:p>0,0002</text:p>
          </table:table-cell>
          <table:table-cell table:formula="oooc:=[.H788]/(2*3.1416/60*[.B688]*(0.045*2.5))" office:value-type="float" office:value="0.00898456644244048">
            <text:p>0,00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47236329">
            <text:p>0,4724</text:p>
          </table:table-cell>
          <table:table-cell table:number-columns-repeated="5"/>
          <table:table-cell table:formula="oooc:=([.B789]*2/[.$E$769])^(1/2)" office:value-type="float" office:value="0.904497868735318">
            <text:p>0,9045</text:p>
          </table:table-cell>
          <table:table-cell table:formula="oooc:=[.E586]/([.$E$769]*(2*3.1416/60*[.B689])^2*(0.045*2.5)^4)" office:value-type="float" office:value="0.00306871591523555">
            <text:p>0,0031</text:p>
          </table:table-cell>
          <table:table-cell table:formula="oooc:=ABS([.C586])/([.$E$769]*(2*3.1416/60*[.B689])^2*(0.045*2.5)^5)" office:value-type="float" office:value="0.000166111084461894">
            <text:p>0,0002</text:p>
          </table:table-cell>
          <table:table-cell table:formula="oooc:=[.H789]/(2*3.1416/60*[.B689]*(0.045*2.5))" office:value-type="float" office:value="0.00881270789010045">
            <text:p>0,008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48671874">
            <text:p>0,4867</text:p>
          </table:table-cell>
          <table:table-cell table:number-columns-repeated="5"/>
          <table:table-cell table:formula="oooc:=([.B790]*2/[.$E$769])^(1/2)" office:value-type="float" office:value="0.918139163014921">
            <text:p>0,9181</text:p>
          </table:table-cell>
          <table:table-cell table:formula="oooc:=[.E587]/([.$E$769]*(2*3.1416/60*[.B690])^2*(0.045*2.5)^4)" office:value-type="float" office:value="0.00300230375383127">
            <text:p>0,003</text:p>
          </table:table-cell>
          <table:table-cell table:formula="oooc:=ABS([.C587])/([.$E$769]*(2*3.1416/60*[.B690])^2*(0.045*2.5)^5)" office:value-type="float" office:value="0.000148369694653822">
            <text:p>0,0001</text:p>
          </table:table-cell>
          <table:table-cell table:formula="oooc:=[.H790]/(2*3.1416/60*[.B690]*(0.045*2.5))" office:value-type="float" office:value="0.00890911670403593">
            <text:p>0,008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48398438">
            <text:p>0,484</text:p>
          </table:table-cell>
          <table:table-cell table:number-columns-repeated="5"/>
          <table:table-cell table:formula="oooc:=([.B791]*2/[.$E$769])^(1/2)" office:value-type="float" office:value="0.915556502095283">
            <text:p>0,9156</text:p>
          </table:table-cell>
          <table:table-cell table:formula="oooc:=[.E588]/([.$E$769]*(2*3.1416/60*[.B691])^2*(0.045*2.5)^4)" office:value-type="float" office:value="0.00297980971232418">
            <text:p>0,003</text:p>
          </table:table-cell>
          <table:table-cell table:formula="oooc:=ABS([.C588])/([.$E$769]*(2*3.1416/60*[.B691])^2*(0.045*2.5)^5)" office:value-type="float" office:value="0.000136315273653317">
            <text:p>0,0001</text:p>
          </table:table-cell>
          <table:table-cell table:formula="oooc:=[.H791]/(2*3.1416/60*[.B691]*(0.045*2.5))" office:value-type="float" office:value="0.00887220010455104">
            <text:p>0,008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46279296">
            <text:p>0,4628</text:p>
          </table:table-cell>
          <table:table-cell table:number-columns-repeated="5"/>
          <table:table-cell table:formula="oooc:=([.B792]*2/[.$E$769])^(1/2)" office:value-type="float" office:value="0.895288179216315">
            <text:p>0,8953</text:p>
          </table:table-cell>
          <table:table-cell table:formula="oooc:=[.E589]/([.$E$769]*(2*3.1416/60*[.B692])^2*(0.045*2.5)^4)" office:value-type="float" office:value="0.00295749993845629">
            <text:p>0,003</text:p>
          </table:table-cell>
          <table:table-cell table:formula="oooc:=ABS([.C589])/([.$E$769]*(2*3.1416/60*[.B692])^2*(0.045*2.5)^5)" office:value-type="float" office:value="0.000118359511168235">
            <text:p>0,0001</text:p>
          </table:table-cell>
          <table:table-cell table:formula="oooc:=[.H792]/(2*3.1416/60*[.B692]*(0.045*2.5))" office:value-type="float" office:value="0.0086880331813979">
            <text:p>0,0087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4696289">
            <text:p>0,4696</text:p>
          </table:table-cell>
          <table:table-cell table:number-columns-repeated="5"/>
          <table:table-cell table:formula="oooc:=([.B793]*2/[.$E$769])^(1/2)" office:value-type="float" office:value="0.901876115913385">
            <text:p>0,9019</text:p>
          </table:table-cell>
          <table:table-cell table:formula="oooc:=[.E590]/([.$E$769]*(2*3.1416/60*[.B693])^2*(0.045*2.5)^4)" office:value-type="float" office:value="0.00306386922284903">
            <text:p>0,0031</text:p>
          </table:table-cell>
          <table:table-cell table:formula="oooc:=ABS([.C590])/([.$E$769]*(2*3.1416/60*[.B693])^2*(0.045*2.5)^5)" office:value-type="float" office:value="0.000113902559946185">
            <text:p>0,0001</text:p>
          </table:table-cell>
          <table:table-cell table:formula="oooc:=[.H793]/(2*3.1416/60*[.B693]*(0.045*2.5))" office:value-type="float" office:value="0.00880317917415821">
            <text:p>0,008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44365233">
            <text:p>0,4437</text:p>
          </table:table-cell>
          <table:table-cell table:number-columns-repeated="5"/>
          <table:table-cell table:formula="oooc:=([.B794]*2/[.$E$769])^(1/2)" office:value-type="float" office:value="0.876578595676884">
            <text:p>0,8766</text:p>
          </table:table-cell>
          <table:table-cell table:formula="oooc:=[.E591]/([.$E$769]*(2*3.1416/60*[.B694])^2*(0.045*2.5)^4)" office:value-type="float" office:value="0.00299213049120817">
            <text:p>0,003</text:p>
          </table:table-cell>
          <table:table-cell table:formula="oooc:=ABS([.C591])/([.$E$769]*(2*3.1416/60*[.B694])^2*(0.045*2.5)^5)" office:value-type="float" office:value="0.0000967447191449743">
            <text:p>0,0001</text:p>
          </table:table-cell>
          <table:table-cell table:formula="oooc:=[.H794]/(2*3.1416/60*[.B694]*(0.045*2.5))" office:value-type="float" office:value="0.00856776795071228">
            <text:p>0,008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45869142">
            <text:p>0,4587</text:p>
          </table:table-cell>
          <table:table-cell table:number-columns-repeated="5"/>
          <table:table-cell table:formula="oooc:=([.B795]*2/[.$E$769])^(1/2)" office:value-type="float" office:value="0.891312068046473">
            <text:p>0,8913</text:p>
          </table:table-cell>
          <table:table-cell table:formula="oooc:=[.E592]/([.$E$769]*(2*3.1416/60*[.B695])^2*(0.045*2.5)^4)" office:value-type="float" office:value="0.0030021404516095">
            <text:p>0,003</text:p>
          </table:table-cell>
          <table:table-cell table:formula="oooc:=ABS([.C592])/([.$E$769]*(2*3.1416/60*[.B695])^2*(0.045*2.5)^5)" office:value-type="float" office:value="0.0000973624377676263">
            <text:p>0,0001</text:p>
          </table:table-cell>
          <table:table-cell table:formula="oooc:=[.H795]/(2*3.1416/60*[.B695]*(0.045*2.5))" office:value-type="float" office:value="0.00874487430409377">
            <text:p>0,008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46484375">
            <text:p>0,4648</text:p>
          </table:table-cell>
          <table:table-cell table:number-columns-repeated="5"/>
          <table:table-cell table:formula="oooc:=([.B796]*2/[.$E$769])^(1/2)" office:value-type="float" office:value="0.897269646808218">
            <text:p>0,8973</text:p>
          </table:table-cell>
          <table:table-cell table:formula="oooc:=[.E593]/([.$E$769]*(2*3.1416/60*[.B696])^2*(0.045*2.5)^4)" office:value-type="float" office:value="0.00304486581658363">
            <text:p>0,003</text:p>
          </table:table-cell>
          <table:table-cell table:formula="oooc:=ABS([.C593])/([.$E$769]*(2*3.1416/60*[.B696])^2*(0.045*2.5)^5)" office:value-type="float" office:value="0.000090903224575568">
            <text:p>0,0001</text:p>
          </table:table-cell>
          <table:table-cell table:formula="oooc:=[.H796]/(2*3.1416/60*[.B696]*(0.045*2.5))" office:value-type="float" office:value="0.00877726872083803">
            <text:p>0,008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45664063">
            <text:p>0,4566</text:p>
          </table:table-cell>
          <table:table-cell table:number-columns-repeated="5"/>
          <table:table-cell table:formula="oooc:=([.B797]*2/[.$E$769])^(1/2)" office:value-type="float" office:value="0.889317326608675">
            <text:p>0,8893</text:p>
          </table:table-cell>
          <table:table-cell table:formula="oooc:=[.E594]/([.$E$769]*(2*3.1416/60*[.B697])^2*(0.045*2.5)^4)" office:value-type="float" office:value="0.00299626493534513">
            <text:p>0,003</text:p>
          </table:table-cell>
          <table:table-cell table:formula="oooc:=ABS([.C594])/([.$E$769]*(2*3.1416/60*[.B697])^2*(0.045*2.5)^5)" office:value-type="float" office:value="0.0000619712279487702">
            <text:p>0,0001</text:p>
          </table:table-cell>
          <table:table-cell table:formula="oooc:=[.H797]/(2*3.1416/60*[.B697]*(0.045*2.5))" office:value-type="float" office:value="0.00871287218371305">
            <text:p>0,008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48535156">
            <text:p>0,4854</text:p>
          </table:table-cell>
          <table:table-cell table:number-columns-repeated="5"/>
          <table:table-cell table:formula="oooc:=([.B798]*2/[.$E$769])^(1/2)" office:value-type="float" office:value="0.916848741939119">
            <text:p>0,9168</text:p>
          </table:table-cell>
          <table:table-cell table:formula="oooc:=[.E595]/([.$E$769]*(2*3.1416/60*[.B698])^2*(0.045*2.5)^4)" office:value-type="float" office:value="0.00294897570657677">
            <text:p>0,0029</text:p>
          </table:table-cell>
          <table:table-cell table:formula="oooc:=ABS([.C595])/([.$E$769]*(2*3.1416/60*[.B698])^2*(0.045*2.5)^5)" office:value-type="float" office:value="0.0000304951601396848">
            <text:p>0</text:p>
          </table:table-cell>
          <table:table-cell table:formula="oooc:=[.H798]/(2*3.1416/60*[.B698]*(0.045*2.5))" office:value-type="float" office:value="0.00898957590095958">
            <text:p>0,00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4470703">
            <text:p>0,4471</text:p>
          </table:table-cell>
          <table:table-cell table:number-columns-repeated="5"/>
          <table:table-cell table:formula="oooc:=([.B799]*2/[.$E$769])^(1/2)" office:value-type="float" office:value="0.879948769363383">
            <text:p>0,8799</text:p>
          </table:table-cell>
          <table:table-cell table:formula="oooc:=[.E596]/([.$E$769]*(2*3.1416/60*[.B699])^2*(0.045*2.5)^4)" office:value-type="float" office:value="0.00311060483510912">
            <text:p>0,0031</text:p>
          </table:table-cell>
          <table:table-cell table:formula="oooc:=ABS([.C596])/([.$E$769]*(2*3.1416/60*[.B699])^2*(0.045*2.5)^5)" office:value-type="float" office:value="0.0000118724362439659">
            <text:p>0</text:p>
          </table:table-cell>
          <table:table-cell table:formula="oooc:=[.H799]/(2*3.1416/60*[.B699]*(0.045*2.5))" office:value-type="float" office:value="0.0086884541504226">
            <text:p>0,008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47031251">
            <text:p>0,4703</text:p>
          </table:table-cell>
          <table:table-cell table:number-columns-repeated="5"/>
          <table:table-cell table:formula="oooc:=([.B800]*2/[.$E$769])^(1/2)" office:value-type="float" office:value="0.902532280102766">
            <text:p>0,9025</text:p>
          </table:table-cell>
          <table:table-cell table:formula="oooc:=[.E597]/([.$E$769]*(2*3.1416/60*[.B700])^2*(0.045*2.5)^4)" office:value-type="float" office:value="0.00296634772497236">
            <text:p>0,003</text:p>
          </table:table-cell>
          <table:table-cell table:formula="oooc:=ABS([.C597])/([.$E$769]*(2*3.1416/60*[.B700])^2*(0.045*2.5)^5)" office:value-type="float" office:value="0.00000672600113702148">
            <text:p>0</text:p>
          </table:table-cell>
          <table:table-cell table:formula="oooc:=[.H800]/(2*3.1416/60*[.B700]*(0.045*2.5))" office:value-type="float" office:value="0.00875939716578445">
            <text:p>0,008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42451173">
            <text:p>0,4245</text:p>
          </table:table-cell>
          <table:table-cell table:number-columns-repeated="5"/>
          <table:table-cell table:formula="oooc:=([.B801]*2/[.$E$769])^(1/2)" office:value-type="float" office:value="0.857460901098226">
            <text:p>0,8575</text:p>
          </table:table-cell>
          <table:table-cell table:formula="oooc:=[.E598]/([.$E$769]*(2*3.1416/60*[.B701])^2*(0.045*2.5)^4)" office:value-type="float" office:value="0.00291454475846242">
            <text:p>0,0029</text:p>
          </table:table-cell>
          <table:table-cell table:formula="oooc:=ABS([.C598])/([.$E$769]*(2*3.1416/60*[.B701])^2*(0.045*2.5)^5)" office:value-type="float" office:value="0.00000773779400783298">
            <text:p>0</text:p>
          </table:table-cell>
          <table:table-cell table:formula="oooc:=[.H801]/(2*3.1416/60*[.B701]*(0.045*2.5))" office:value-type="float" office:value="0.00828417701872307">
            <text:p>0,008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45185548">
            <text:p>0,4519</text:p>
          </table:table-cell>
          <table:table-cell table:number-columns-repeated="5"/>
          <table:table-cell table:formula="oooc:=([.B802]*2/[.$E$769])^(1/2)" office:value-type="float" office:value="0.88464546459852">
            <text:p>0,8846</text:p>
          </table:table-cell>
          <table:table-cell table:formula="oooc:=[.E599]/([.$E$769]*(2*3.1416/60*[.B702])^2*(0.045*2.5)^4)" office:value-type="float" office:value="0.00299054434449963">
            <text:p>0,003</text:p>
          </table:table-cell>
          <table:table-cell table:formula="oooc:=ABS([.C599])/([.$E$769]*(2*3.1416/60*[.B702])^2*(0.045*2.5)^5)" office:value-type="float" office:value="0.00000684966176212155">
            <text:p>0</text:p>
          </table:table-cell>
          <table:table-cell table:formula="oooc:=[.H802]/(2*3.1416/60*[.B702]*(0.045*2.5))" office:value-type="float" office:value="0.0085837960747802">
            <text:p>0,008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45800781">
            <text:p>0,458</text:p>
          </table:table-cell>
          <table:table-cell table:number-columns-repeated="5"/>
          <table:table-cell table:formula="oooc:=([.B803]*2/[.$E$769])^(1/2)" office:value-type="float" office:value="0.890647637661941">
            <text:p>0,8906</text:p>
          </table:table-cell>
          <table:table-cell table:formula="oooc:=[.E600]/([.$E$769]*(2*3.1416/60*[.B703])^2*(0.045*2.5)^4)" office:value-type="float" office:value="0.00307605789763452">
            <text:p>0,0031</text:p>
          </table:table-cell>
          <table:table-cell table:formula="oooc:=ABS([.C600])/([.$E$769]*(2*3.1416/60*[.B703])^2*(0.045*2.5)^5)" office:value-type="float" office:value="0.00000860149872065702">
            <text:p>0</text:p>
          </table:table-cell>
          <table:table-cell table:formula="oooc:=[.H803]/(2*3.1416/60*[.B703]*(0.045*2.5))" office:value-type="float" office:value="0.00871017748409145">
            <text:p>0,0087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48945314">
            <text:p>0,4895</text:p>
          </table:table-cell>
          <table:table-cell table:number-columns-repeated="5"/>
          <table:table-cell table:formula="oooc:=([.B804]*2/[.$E$769])^(1/2)" office:value-type="float" office:value="0.920714617062803">
            <text:p>0,9207</text:p>
          </table:table-cell>
          <table:table-cell table:formula="oooc:=[.E601]/([.$E$769]*(2*3.1416/60*[.B704])^2*(0.045*2.5)^4)" office:value-type="float" office:value="0.00308516919785105">
            <text:p>0,0031</text:p>
          </table:table-cell>
          <table:table-cell table:formula="oooc:=ABS([.C601])/([.$E$769]*(2*3.1416/60*[.B704])^2*(0.045*2.5)^5)" office:value-type="float" office:value="0.0000200264444863043">
            <text:p>0</text:p>
          </table:table-cell>
          <table:table-cell table:formula="oooc:=[.H804]/(2*3.1416/60*[.B704]*(0.045*2.5))" office:value-type="float" office:value="0.00900578094459311">
            <text:p>0,00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4826172">
            <text:p>0,4826</text:p>
          </table:table-cell>
          <table:table-cell table:number-columns-repeated="5"/>
          <table:table-cell table:formula="oooc:=([.B805]*2/[.$E$769])^(1/2)" office:value-type="float" office:value="0.914262435771347">
            <text:p>0,9143</text:p>
          </table:table-cell>
          <table:table-cell table:formula="oooc:=[.E602]/([.$E$769]*(2*3.1416/60*[.B705])^2*(0.045*2.5)^4)" office:value-type="float" office:value="0.00312379807194247">
            <text:p>0,0031</text:p>
          </table:table-cell>
          <table:table-cell table:formula="oooc:=ABS([.C602])/([.$E$769]*(2*3.1416/60*[.B705])^2*(0.045*2.5)^5)" office:value-type="float" office:value="0.0000140262298656085">
            <text:p>0</text:p>
          </table:table-cell>
          <table:table-cell table:formula="oooc:=[.H805]/(2*3.1416/60*[.B705]*(0.045*2.5))" office:value-type="float" office:value="0.00893411447825132">
            <text:p>0,008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fr" fo:country="FR" style:font-name-asian="Lucida Sans Unicode" style:language-asian="en" style:country-asian="US" style:font-name-complex="Tahoma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3">03/12/2006</text:date>, <text:time>15:1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21T16:51:10</meta:creation-date>
    <dc:date>2006-12-03T15:18:48</dc:date>
    <dc:language>fr-FR</dc:language>
    <meta:editing-cycles>9</meta:editing-cycles>
    <meta:editing-duration>PT41M35S</meta:editing-duration>
    <meta:user-defined meta:name="Info 1"/>
    <meta:user-defined meta:name="Info 2"/>
    <meta:user-defined meta:name="Info 3"/>
    <meta:user-defined meta:name="Info 4"/>
    <meta:document-statistic meta:table-count="3" meta:cell-count="2782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44cm" svg:y="0.14cm" chart:style-name="ch2">
          <text:p>Main Title</text:p>
        </chart:title>
        <chart:legend chart:legend-position="end" svg:x="6.567cm" svg:y="3.309cm" chart:style-name="ch3"/>
        <chart:plot-area chart:style-name="ch4" table:cell-range-address="Sheet1.$A$1:.$B$96" chart:table-number-list="0" svg:x="0.16cm" svg:y="0.941cm" svg:width="6.088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-5">
                <text:p>-5</text:p>
              </table:table-cell>
              <table:table-cell office:value-type="float" office:value="-0.31152861">
                <text:p>-0.31152861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-4">
                <text:p>-4</text:p>
              </table:table-cell>
              <table:table-cell office:value-type="float" office:value="-0.31404653">
                <text:p>-0.31404653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-3">
                <text:p>-3</text:p>
              </table:table-cell>
              <table:table-cell office:value-type="float" office:value="-0.31094818">
                <text:p>-0.31094818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-2">
                <text:p>-2</text:p>
              </table:table-cell>
              <table:table-cell office:value-type="float" office:value="-0.30481276">
                <text:p>-0.30481276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-1">
                <text:p>-1</text:p>
              </table:table-cell>
              <table:table-cell office:value-type="float" office:value="-0.30252244">
                <text:p>-0.30252244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">
                <text:p>0</text:p>
              </table:table-cell>
              <table:table-cell office:value-type="float" office:value="-0.29760125">
                <text:p>-0.2976012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">
                <text:p>1</text:p>
              </table:table-cell>
              <table:table-cell office:value-type="float" office:value="-0.29057392">
                <text:p>-0.29057392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2">
                <text:p>2</text:p>
              </table:table-cell>
              <table:table-cell office:value-type="float" office:value="-0.29035526">
                <text:p>-0.29035526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3">
                <text:p>3</text:p>
              </table:table-cell>
              <table:table-cell office:value-type="float" office:value="-0.29163668">
                <text:p>-0.2916366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4">
                <text:p>4</text:p>
              </table:table-cell>
              <table:table-cell office:value-type="float" office:value="-0.29392689">
                <text:p>-0.29392689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5">
                <text:p>5</text:p>
              </table:table-cell>
              <table:table-cell office:value-type="float" office:value="-0.29659786">
                <text:p>-0.29659786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6">
                <text:p>6</text:p>
              </table:table-cell>
              <table:table-cell office:value-type="float" office:value="-0.29742414">
                <text:p>-0.29742414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7">
                <text:p>7</text:p>
              </table:table-cell>
              <table:table-cell office:value-type="float" office:value="-0.2942036">
                <text:p>-0.2942036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8">
                <text:p>8</text:p>
              </table:table-cell>
              <table:table-cell office:value-type="float" office:value="-0.29280995">
                <text:p>-0.29280995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9">
                <text:p>9</text:p>
              </table:table-cell>
              <table:table-cell office:value-type="float" office:value="-0.28714445">
                <text:p>-0.28714445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0">
                <text:p>10</text:p>
              </table:table-cell>
              <table:table-cell office:value-type="float" office:value="-0.28536194">
                <text:p>-0.28536194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1">
                <text:p>11</text:p>
              </table:table-cell>
              <table:table-cell office:value-type="float" office:value="-0.28398077">
                <text:p>-0.28398077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2">
                <text:p>12</text:p>
              </table:table-cell>
              <table:table-cell office:value-type="float" office:value="-0.2795512">
                <text:p>-0.2795512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3">
                <text:p>13</text:p>
              </table:table-cell>
              <table:table-cell office:value-type="float" office:value="-0.27892259">
                <text:p>-0.27892259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4">
                <text:p>14</text:p>
              </table:table-cell>
              <table:table-cell office:value-type="float" office:value="-0.2763426">
                <text:p>-0.2763426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15">
                <text:p>15</text:p>
              </table:table-cell>
              <table:table-cell office:value-type="float" office:value="-0.27257031">
                <text:p>-0.27257031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16">
                <text:p>16</text:p>
              </table:table-cell>
              <table:table-cell office:value-type="float" office:value="-0.27200721">
                <text:p>-0.27200721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17">
                <text:p>17</text:p>
              </table:table-cell>
              <table:table-cell office:value-type="float" office:value="-0.27040746">
                <text:p>-0.27040746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18">
                <text:p>18</text:p>
              </table:table-cell>
              <table:table-cell office:value-type="float" office:value="-0.26561378">
                <text:p>-0.26561378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19">
                <text:p>19</text:p>
              </table:table-cell>
              <table:table-cell office:value-type="float" office:value="-0.26260615">
                <text:p>-0.26260615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20">
                <text:p>20</text:p>
              </table:table-cell>
              <table:table-cell office:value-type="float" office:value="-0.25929162">
                <text:p>-0.25929162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21">
                <text:p>21</text:p>
              </table:table-cell>
              <table:table-cell office:value-type="float" office:value="-0.25766041">
                <text:p>-0.25766041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2">
                <text:p>22</text:p>
              </table:table-cell>
              <table:table-cell office:value-type="float" office:value="-0.2523709">
                <text:p>-0.2523709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23">
                <text:p>23</text:p>
              </table:table-cell>
              <table:table-cell office:value-type="float" office:value="-0.249846">
                <text:p>-0.249846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24">
                <text:p>24</text:p>
              </table:table-cell>
              <table:table-cell office:value-type="float" office:value="-0.24626453">
                <text:p>-0.24626453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25">
                <text:p>25</text:p>
              </table:table-cell>
              <table:table-cell office:value-type="float" office:value="-0.24459121">
                <text:p>-0.24459121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26">
                <text:p>26</text:p>
              </table:table-cell>
              <table:table-cell office:value-type="float" office:value="-0.24211595">
                <text:p>-0.24211595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27">
                <text:p>27</text:p>
              </table:table-cell>
              <table:table-cell office:value-type="float" office:value="-0.23511146">
                <text:p>-0.23511146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28">
                <text:p>28</text:p>
              </table:table-cell>
              <table:table-cell office:value-type="float" office:value="-0.24173789">
                <text:p>-0.24173789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29">
                <text:p>29</text:p>
              </table:table-cell>
              <table:table-cell office:value-type="float" office:value="-0.23142603">
                <text:p>-0.23142603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30">
                <text:p>30</text:p>
              </table:table-cell>
              <table:table-cell office:value-type="float" office:value="-0.22802108">
                <text:p>-0.22802108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31">
                <text:p>31</text:p>
              </table:table-cell>
              <table:table-cell office:value-type="float" office:value="-0.2205301">
                <text:p>-0.2205301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32">
                <text:p>32</text:p>
              </table:table-cell>
              <table:table-cell office:value-type="float" office:value="-0.21561886">
                <text:p>-0.21561886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33">
                <text:p>33</text:p>
              </table:table-cell>
              <table:table-cell office:value-type="float" office:value="-0.21125092">
                <text:p>-0.21125092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34">
                <text:p>34</text:p>
              </table:table-cell>
              <table:table-cell office:value-type="float" office:value="-0.21016646">
                <text:p>-0.21016646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35">
                <text:p>35</text:p>
              </table:table-cell>
              <table:table-cell office:value-type="float" office:value="-0.2077296">
                <text:p>-0.2077296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36">
                <text:p>36</text:p>
              </table:table-cell>
              <table:table-cell office:value-type="float" office:value="-0.20335686">
                <text:p>-0.20335686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37">
                <text:p>37</text:p>
              </table:table-cell>
              <table:table-cell office:value-type="float" office:value="-0.19647358">
                <text:p>-0.19647358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38">
                <text:p>38</text:p>
              </table:table-cell>
              <table:table-cell office:value-type="float" office:value="-0.19119258">
                <text:p>-0.19119258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39">
                <text:p>39</text:p>
              </table:table-cell>
              <table:table-cell office:value-type="float" office:value="-0.18378948">
                <text:p>-0.18378948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40">
                <text:p>40</text:p>
              </table:table-cell>
              <table:table-cell office:value-type="float" office:value="-0.1792237">
                <text:p>-0.1792237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41">
                <text:p>41</text:p>
              </table:table-cell>
              <table:table-cell office:value-type="float" office:value="-0.17406901">
                <text:p>-0.17406901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42">
                <text:p>42</text:p>
              </table:table-cell>
              <table:table-cell office:value-type="float" office:value="-0.16399323">
                <text:p>-0.16399323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43">
                <text:p>43</text:p>
              </table:table-cell>
              <table:table-cell office:value-type="float" office:value="-0.15524874">
                <text:p>-0.15524874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44">
                <text:p>44</text:p>
              </table:table-cell>
              <table:table-cell office:value-type="float" office:value="-0.14896566">
                <text:p>-0.14896566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45">
                <text:p>45</text:p>
              </table:table-cell>
              <table:table-cell office:value-type="float" office:value="-0.14682698">
                <text:p>-0.14682698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46">
                <text:p>46</text:p>
              </table:table-cell>
              <table:table-cell office:value-type="float" office:value="-0.14302051">
                <text:p>-0.14302051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47">
                <text:p>47</text:p>
              </table:table-cell>
              <table:table-cell office:value-type="float" office:value="-0.13440551">
                <text:p>-0.13440551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48">
                <text:p>48</text:p>
              </table:table-cell>
              <table:table-cell office:value-type="float" office:value="-0.12600538">
                <text:p>-0.12600538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49">
                <text:p>49</text:p>
              </table:table-cell>
              <table:table-cell office:value-type="float" office:value="-0.11732163">
                <text:p>-0.11732163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50">
                <text:p>50</text:p>
              </table:table-cell>
              <table:table-cell office:value-type="float" office:value="-0.10833218">
                <text:p>-0.10833218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51">
                <text:p>51</text:p>
              </table:table-cell>
              <table:table-cell office:value-type="float" office:value="-0.10264179">
                <text:p>-0.10264179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52">
                <text:p>52</text:p>
              </table:table-cell>
              <table:table-cell office:value-type="float" office:value="-0.09527761">
                <text:p>-0.09527761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53">
                <text:p>53</text:p>
              </table:table-cell>
              <table:table-cell office:value-type="float" office:value="-0.08723222">
                <text:p>-0.08723222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54">
                <text:p>54</text:p>
              </table:table-cell>
              <table:table-cell office:value-type="float" office:value="-0.08040521">
                <text:p>-0.08040521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55">
                <text:p>55</text:p>
              </table:table-cell>
              <table:table-cell office:value-type="float" office:value="-0.07309812">
                <text:p>-0.07309812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56">
                <text:p>56</text:p>
              </table:table-cell>
              <table:table-cell office:value-type="float" office:value="-0.06737808">
                <text:p>-0.06737808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57">
                <text:p>57</text:p>
              </table:table-cell>
              <table:table-cell office:value-type="float" office:value="-0.06114444">
                <text:p>-0.06114444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58">
                <text:p>58</text:p>
              </table:table-cell>
              <table:table-cell office:value-type="float" office:value="-0.05090103">
                <text:p>-0.05090103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59">
                <text:p>59</text:p>
              </table:table-cell>
              <table:table-cell office:value-type="float" office:value="-0.04599726">
                <text:p>-0.04599726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60">
                <text:p>60</text:p>
              </table:table-cell>
              <table:table-cell office:value-type="float" office:value="-0.03669501">
                <text:p>-0.03669501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61">
                <text:p>61</text:p>
              </table:table-cell>
              <table:table-cell office:value-type="float" office:value="-0.02692503">
                <text:p>-0.02692503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62">
                <text:p>62</text:p>
              </table:table-cell>
              <table:table-cell office:value-type="float" office:value="-0.01798027">
                <text:p>-0.01798027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63">
                <text:p>63</text:p>
              </table:table-cell>
              <table:table-cell office:value-type="float" office:value="-0.02258732">
                <text:p>-0.02258732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64">
                <text:p>64</text:p>
              </table:table-cell>
              <table:table-cell office:value-type="float" office:value="-0.01375119">
                <text:p>-0.01375119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65">
                <text:p>65</text:p>
              </table:table-cell>
              <table:table-cell office:value-type="float" office:value="-0.00364748999999999">
                <text:p>-0.00364748999999999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66">
                <text:p>66</text:p>
              </table:table-cell>
              <table:table-cell office:value-type="float" office:value="0.00972194000000001">
                <text:p>0.00972194000000001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67">
                <text:p>67</text:p>
              </table:table-cell>
              <table:table-cell office:value-type="float" office:value="0.01412232">
                <text:p>0.01412232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68">
                <text:p>68</text:p>
              </table:table-cell>
              <table:table-cell office:value-type="float" office:value="0.015325">
                <text:p>0.015325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69">
                <text:p>69</text:p>
              </table:table-cell>
              <table:table-cell office:value-type="float" office:value="0.01482397">
                <text:p>0.01482397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70">
                <text:p>70</text:p>
              </table:table-cell>
              <table:table-cell office:value-type="float" office:value="0.00924886000000001">
                <text:p>0.00924886000000001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71">
                <text:p>71</text:p>
              </table:table-cell>
              <table:table-cell office:value-type="float" office:value="0.01192737">
                <text:p>0.01192737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72">
                <text:p>72</text:p>
              </table:table-cell>
              <table:table-cell office:value-type="float" office:value="0.00801025000000001">
                <text:p>0.00801025000000001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73">
                <text:p>73</text:p>
              </table:table-cell>
              <table:table-cell office:value-type="float" office:value="-0.00187688999999998">
                <text:p>-0.00187688999999998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74">
                <text:p>74</text:p>
              </table:table-cell>
              <table:table-cell office:value-type="float" office:value="-0.00380909999999998">
                <text:p>-0.00380909999999998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75">
                <text:p>75</text:p>
              </table:table-cell>
              <table:table-cell office:value-type="float" office:value="-0.00573962999999998">
                <text:p>-0.00573962999999998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76">
                <text:p>76</text:p>
              </table:table-cell>
              <table:table-cell office:value-type="float" office:value="0.00258246000000002">
                <text:p>0.00258246000000002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77">
                <text:p>77</text:p>
              </table:table-cell>
              <table:table-cell office:value-type="float" office:value="-0.000694709999999987">
                <text:p>-0.000694709999999987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78">
                <text:p>78</text:p>
              </table:table-cell>
              <table:table-cell office:value-type="float" office:value="0.00562435000000001">
                <text:p>0.00562435000000001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79">
                <text:p>79</text:p>
              </table:table-cell>
              <table:table-cell office:value-type="float" office:value="0.00826222000000002">
                <text:p>0.00826222000000002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80">
                <text:p>80</text:p>
              </table:table-cell>
              <table:table-cell office:value-type="float" office:value="0.01000385">
                <text:p>0.01000385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81">
                <text:p>81</text:p>
              </table:table-cell>
              <table:table-cell office:value-type="float" office:value="0.00638883000000001">
                <text:p>0.00638883000000001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82">
                <text:p>82</text:p>
              </table:table-cell>
              <table:table-cell office:value-type="float" office:value="0.00137847000000002">
                <text:p>0.00137847000000002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83">
                <text:p>83</text:p>
              </table:table-cell>
              <table:table-cell office:value-type="float" office:value="-0.00708859999999999">
                <text:p>-0.00708859999999999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84">
                <text:p>84</text:p>
              </table:table-cell>
              <table:table-cell office:value-type="float" office:value="-0.00599861999999998">
                <text:p>-0.00599861999999998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85">
                <text:p>85</text:p>
              </table:table-cell>
              <table:table-cell office:value-type="float" office:value="-0.00230385">
                <text:p>-0.00230385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86">
                <text:p>86</text:p>
              </table:table-cell>
              <table:table-cell office:value-type="float" office:value="-0.00268309999999998">
                <text:p>-0.00268309999999998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87">
                <text:p>87</text:p>
              </table:table-cell>
              <table:table-cell office:value-type="float" office:value="-0.00113257999999998">
                <text:p>-0.00113257999999998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88">
                <text:p>88</text:p>
              </table:table-cell>
              <table:table-cell office:value-type="float" office:value="0.00502404000000002">
                <text:p>0.00502404000000002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89">
                <text:p>89</text:p>
              </table:table-cell>
              <table:table-cell office:value-type="float" office:value="0.00746149000000001">
                <text:p>0.00746149000000001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90">
                <text:p>90</text:p>
              </table:table-cell>
              <table:table-cell office:value-type="float" office:value="0.00672823000000002">
                <text:p>0.0067282300000000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14cm" svg:y="0.14cm" chart:style-name="ch2">
          <text:p>Main Title</text:p>
        </chart:title>
        <chart:legend chart:legend-position="end" svg:x="6.631cm" svg:y="3.309cm" chart:style-name="ch3"/>
        <chart:plot-area chart:style-name="ch4" table:cell-range-address="Sheet1.$A$506:.$A$602 Sheet1.$F$506:.$F$602" chart:data-source-has-labels="row" chart:table-number-list="0 0" svg:x="0.16cm" svg:y="0.941cm" svg:width="6.152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rtance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184407753639569">
                <text:p>0.184407753639569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0845975042681553">
                <text:p>0.0845975042681553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117451609425283">
                <text:p>0.117451609425283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0949512163103437">
                <text:p>0.0949512163103437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103270844732679">
                <text:p>0.103270844732679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1592647">
                <text:p>0.1592647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141930617425168">
                <text:p>0.141930617425168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174719751527711">
                <text:p>0.174719751527711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170927592842852">
                <text:p>0.170927592842852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12707859272289">
                <text:p>0.12707859272289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144814622637993">
                <text:p>0.144814622637993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140099049645733">
                <text:p>0.140099049645733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149634074497591">
                <text:p>0.149634074497591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144542744824372">
                <text:p>0.144542744824372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138154935098387">
                <text:p>0.138154935098387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134031251709715">
                <text:p>0.134031251709715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13667236340734">
                <text:p>0.13667236340734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136766559229969">
                <text:p>0.136766559229969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138974290479826">
                <text:p>0.138974290479826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141649042596231">
                <text:p>0.141649042596231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140709713601129">
                <text:p>0.140709713601129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141576472786345">
                <text:p>0.141576472786345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142093414598735">
                <text:p>0.142093414598735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144554376678286">
                <text:p>0.144554376678286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145992915541935">
                <text:p>0.145992915541935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146639708348321">
                <text:p>0.146639708348321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146480576407218">
                <text:p>0.146480576407218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146885195673921">
                <text:p>0.146885195673921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148403522736365">
                <text:p>0.148403522736365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14813018347083">
                <text:p>0.14813018347083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149634186473669">
                <text:p>0.149634186473669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150374212885818">
                <text:p>0.150374212885818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152940162979402">
                <text:p>0.152940162979402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154281045624788">
                <text:p>0.154281045624788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155273328041947">
                <text:p>0.155273328041947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164947675941603">
                <text:p>0.164947675941603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164660148550431">
                <text:p>0.164660148550431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172595137837575">
                <text:p>0.172595137837575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175673170783032">
                <text:p>0.175673170783032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173988678037894">
                <text:p>0.173988678037894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172814121331221">
                <text:p>0.172814121331221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171610761236835">
                <text:p>0.171610761236835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164379693377734">
                <text:p>0.164379693377734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161702385767389">
                <text:p>0.161702385767389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151698578032623">
                <text:p>0.151698578032623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143294778670216">
                <text:p>0.143294778670216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139038938530907">
                <text:p>0.139038938530907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13339923558376">
                <text:p>0.13339923558376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126313626178488">
                <text:p>0.126313626178488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124579011764683">
                <text:p>0.124579011764683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124673661516628">
                <text:p>0.124673661516628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118962508937849">
                <text:p>0.118962508937849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114580527877857">
                <text:p>0.114580527877857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111407449332112">
                <text:p>0.111407449332112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109155773493039">
                <text:p>0.109155773493039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106372372262414">
                <text:p>0.106372372262414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108906684845179">
                <text:p>0.108906684845179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100936913727999">
                <text:p>0.100936913727999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0946308356439701">
                <text:p>0.0946308356439701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0965352712117433">
                <text:p>0.0965352712117433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112631586260057">
                <text:p>0.112631586260057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112193737875693">
                <text:p>0.112193737875693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113665978945199">
                <text:p>0.113665978945199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121472372044745">
                <text:p>0.121472372044745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12686108061894">
                <text:p>0.12686108061894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123223092463448">
                <text:p>0.123223092463448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11785128645778">
                <text:p>0.11785128645778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117433780259499">
                <text:p>0.117433780259499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117192638820358">
                <text:p>0.117192638820358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115334676436496">
                <text:p>0.115334676436496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107687576183365">
                <text:p>0.107687576183365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105839346363326">
                <text:p>0.105839346363326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111391630228311">
                <text:p>0.111391630228311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120006928002044">
                <text:p>0.120006928002044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116629285444616">
                <text:p>0.116629285444616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118814933299433">
                <text:p>0.118814933299433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107103346724576">
                <text:p>0.107103346724576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109466982520754">
                <text:p>0.109466982520754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107720478164663">
                <text:p>0.107720478164663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107264046969837">
                <text:p>0.107264046969837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111607291116781">
                <text:p>0.111607291116781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112445662262681">
                <text:p>0.112445662262681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108621376510572">
                <text:p>0.108621376510572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107462702909264">
                <text:p>0.107462702909264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100002310688095">
                <text:p>0.100002310688095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102277466935796">
                <text:p>0.102277466935796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105253759776973">
                <text:p>0.105253759776973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112146328508009">
                <text:p>0.112146328508009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112938230123872">
                <text:p>0.112938230123872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111026365892809">
                <text:p>0.111026365892809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111230511410296">
                <text:p>0.111230511410296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113209366668099">
                <text:p>0.113209366668099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112425947013376">
                <text:p>0.112425947013376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110336703761091">
                <text:p>0.110336703761091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110877252392573">
                <text:p>0.110877252392573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108288050895851">
                <text:p>0.108288050895851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7.7000007629395pt" style:font-family-asian="'Lucida Sans Unicode'" style:font-family-generic-asian="system" style:font-pitch-asian="variable" style:font-size-asian="17.7000007629395pt" style:font-family-complex="Tahoma" style:font-family-generic-complex="system" style:font-pitch-complex="variable" style:font-size-complex="17.7000007629395pt"/>
    </style:style>
    <style:style style:name="ch3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5pt" style:font-family-asian="'Lucida Sans Unicode'" style:font-family-generic-asian="system" style:font-pitch-asian="variable" style:font-size-asian="9.5pt" style:font-family-complex="Tahoma" style:font-family-generic-complex="system" style:font-pitch-complex="variable" style:font-size-complex="9.5pt"/>
    </style:style>
    <style:style style:name="ch5" style:family="chart">
      <style:chart-properties style:direction="ltr"/>
      <style:graphic-properties draw:stroke="none" draw:fill="none"/>
      <style:text-properties fo:font-family="Arial" style:font-family-generic="swiss" style:font-pitch="variable" fo:font-size="12.1999998092651pt" style:font-family-asian="'Lucida Sans Unicode'" style:font-family-generic-asian="system" style:font-pitch-asian="variable" style:font-size-asian="12.1999998092651pt" style:font-family-complex="Tahoma" style:font-family-generic-complex="system" style:font-pitch-complex="variable" style:font-size-complex="12.1999998092651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9.5pt" style:font-family-asian="'Lucida Sans Unicode'" style:font-family-generic-asian="system" style:font-pitch-asian="variable" style:font-size-asian="9.5pt" style:font-family-complex="Tahoma" style:font-family-generic-complex="system" style:font-pitch-complex="variable" style:font-size-complex="9.5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8.10000038146973pt" style:font-family-asian="'Lucida Sans Unicode'" style:font-family-generic-asian="system" style:font-pitch-asian="variable" style:font-size-asian="8.10000038146973pt" style:font-family-complex="Tahoma" style:font-family-generic-complex="system" style:font-pitch-complex="variable" style:font-size-complex="8.10000038146973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11.153cm" svg:height="9.538cm" chart:class="chart:scatter" chart:style-name="ch1">
        <chart:title svg:x="4.637cm" svg:y="0.232cm" chart:style-name="ch2">
          <text:p>RPM à V=0</text:p>
        </chart:title>
        <chart:plot-area chart:style-name="ch3" table:cell-range-address="Sheet1.$A$610:.$B$705" chart:table-number-list="0" svg:x="0.221cm" svg:y="1.268cm" svg:width="10.213cm" svg:height="8.079cm">
          <chart:axis chart:dimension="x" chart:name="primary-x" chart:style-name="ch4">
            <chart:title svg:x="5.313cm" svg:y="8.849cm" chart:style-name="ch5">
              <text:p>incidence</text:p>
            </chart:title>
            <chart:categories table:cell-range-address="local-table.A2:.A97"/>
          </chart:axis>
          <chart:axis chart:dimension="y" chart:name="primary-y" chart:style-name="ch6">
            <chart:title svg:x="0.221cm" svg:y="7.198cm" chart:style-name="ch5">
              <text:p>vitesse de rotation en tr/min</text:p>
            </chart:title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610</text:p>
              </table:table-cell>
              <table:table-cell office:value-type="float" office:value="-5">
                <text:p>-5</text:p>
              </table:table-cell>
              <table:table-cell office:value-type="float" office:value="8681.796875">
                <text:p>8681.796875</text:p>
              </table:table-cell>
            </table:table-row>
            <table:table-row>
              <table:table-cell office:value-type="string">
                <text:p>Row 611</text:p>
              </table:table-cell>
              <table:table-cell office:value-type="float" office:value="-4">
                <text:p>-4</text:p>
              </table:table-cell>
              <table:table-cell office:value-type="float" office:value="8676.19140625">
                <text:p>8676.19140625</text:p>
              </table:table-cell>
            </table:table-row>
            <table:table-row>
              <table:table-cell office:value-type="string">
                <text:p>Row 612</text:p>
              </table:table-cell>
              <table:table-cell office:value-type="float" office:value="-3">
                <text:p>-3</text:p>
              </table:table-cell>
              <table:table-cell office:value-type="float" office:value="8670.13671875">
                <text:p>8670.13671875</text:p>
              </table:table-cell>
            </table:table-row>
            <table:table-row>
              <table:table-cell office:value-type="string">
                <text:p>Row 613</text:p>
              </table:table-cell>
              <table:table-cell office:value-type="float" office:value="-2">
                <text:p>-2</text:p>
              </table:table-cell>
              <table:table-cell office:value-type="float" office:value="8642.08984375">
                <text:p>8642.08984375</text:p>
              </table:table-cell>
            </table:table-row>
            <table:table-row>
              <table:table-cell office:value-type="string">
                <text:p>Row 614</text:p>
              </table:table-cell>
              <table:table-cell office:value-type="float" office:value="-1">
                <text:p>-1</text:p>
              </table:table-cell>
              <table:table-cell office:value-type="float" office:value="8661.0546875">
                <text:p>8661.0546875</text:p>
              </table:table-cell>
            </table:table-row>
            <table:table-row>
              <table:table-cell office:value-type="string">
                <text:p>Row 615</text:p>
              </table:table-cell>
              <table:table-cell office:value-type="float" office:value="0">
                <text:p>0</text:p>
              </table:table-cell>
              <table:table-cell office:value-type="float" office:value="8653.92578125">
                <text:p>8653.92578125</text:p>
              </table:table-cell>
            </table:table-row>
            <table:table-row>
              <table:table-cell office:value-type="string">
                <text:p>Row 616</text:p>
              </table:table-cell>
              <table:table-cell office:value-type="float" office:value="1">
                <text:p>1</text:p>
              </table:table-cell>
              <table:table-cell office:value-type="float" office:value="8639.90234375">
                <text:p>8639.90234375</text:p>
              </table:table-cell>
            </table:table-row>
            <table:table-row>
              <table:table-cell office:value-type="string">
                <text:p>Row 617</text:p>
              </table:table-cell>
              <table:table-cell office:value-type="float" office:value="2">
                <text:p>2</text:p>
              </table:table-cell>
              <table:table-cell office:value-type="float" office:value="8630.21484375">
                <text:p>8630.21484375</text:p>
              </table:table-cell>
            </table:table-row>
            <table:table-row>
              <table:table-cell office:value-type="string">
                <text:p>Row 618</text:p>
              </table:table-cell>
              <table:table-cell office:value-type="float" office:value="3">
                <text:p>3</text:p>
              </table:table-cell>
              <table:table-cell office:value-type="float" office:value="8628.4375">
                <text:p>8628.4375</text:p>
              </table:table-cell>
            </table:table-row>
            <table:table-row>
              <table:table-cell office:value-type="string">
                <text:p>Row 619</text:p>
              </table:table-cell>
              <table:table-cell office:value-type="float" office:value="4">
                <text:p>4</text:p>
              </table:table-cell>
              <table:table-cell office:value-type="float" office:value="8640.7421875">
                <text:p>8640.7421875</text:p>
              </table:table-cell>
            </table:table-row>
            <table:table-row>
              <table:table-cell office:value-type="string">
                <text:p>Row 620</text:p>
              </table:table-cell>
              <table:table-cell office:value-type="float" office:value="5">
                <text:p>5</text:p>
              </table:table-cell>
              <table:table-cell office:value-type="float" office:value="8639.70703125">
                <text:p>8639.70703125</text:p>
              </table:table-cell>
            </table:table-row>
            <table:table-row>
              <table:table-cell office:value-type="string">
                <text:p>Row 621</text:p>
              </table:table-cell>
              <table:table-cell office:value-type="float" office:value="6">
                <text:p>6</text:p>
              </table:table-cell>
              <table:table-cell office:value-type="float" office:value="8661.46484375">
                <text:p>8661.46484375</text:p>
              </table:table-cell>
            </table:table-row>
            <table:table-row>
              <table:table-cell office:value-type="string">
                <text:p>Row 622</text:p>
              </table:table-cell>
              <table:table-cell office:value-type="float" office:value="7">
                <text:p>7</text:p>
              </table:table-cell>
              <table:table-cell office:value-type="float" office:value="8659.6875">
                <text:p>8659.6875</text:p>
              </table:table-cell>
            </table:table-row>
            <table:table-row>
              <table:table-cell office:value-type="string">
                <text:p>Row 623</text:p>
              </table:table-cell>
              <table:table-cell office:value-type="float" office:value="8">
                <text:p>8</text:p>
              </table:table-cell>
              <table:table-cell office:value-type="float" office:value="8660.1953125">
                <text:p>8660.1953125</text:p>
              </table:table-cell>
            </table:table-row>
            <table:table-row>
              <table:table-cell office:value-type="string">
                <text:p>Row 624</text:p>
              </table:table-cell>
              <table:table-cell office:value-type="float" office:value="9">
                <text:p>9</text:p>
              </table:table-cell>
              <table:table-cell office:value-type="float" office:value="8651.50390625">
                <text:p>8651.50390625</text:p>
              </table:table-cell>
            </table:table-row>
            <table:table-row>
              <table:table-cell office:value-type="string">
                <text:p>Row 625</text:p>
              </table:table-cell>
              <table:table-cell office:value-type="float" office:value="10">
                <text:p>10</text:p>
              </table:table-cell>
              <table:table-cell office:value-type="float" office:value="8661.85546875">
                <text:p>8661.85546875</text:p>
              </table:table-cell>
            </table:table-row>
            <table:table-row>
              <table:table-cell office:value-type="string">
                <text:p>Row 626</text:p>
              </table:table-cell>
              <table:table-cell office:value-type="float" office:value="11">
                <text:p>11</text:p>
              </table:table-cell>
              <table:table-cell office:value-type="float" office:value="8649.62890625">
                <text:p>8649.62890625</text:p>
              </table:table-cell>
            </table:table-row>
            <table:table-row>
              <table:table-cell office:value-type="string">
                <text:p>Row 627</text:p>
              </table:table-cell>
              <table:table-cell office:value-type="float" office:value="12">
                <text:p>12</text:p>
              </table:table-cell>
              <table:table-cell office:value-type="float" office:value="8627.65625">
                <text:p>8627.65625</text:p>
              </table:table-cell>
            </table:table-row>
            <table:table-row>
              <table:table-cell office:value-type="string">
                <text:p>Row 628</text:p>
              </table:table-cell>
              <table:table-cell office:value-type="float" office:value="13">
                <text:p>13</text:p>
              </table:table-cell>
              <table:table-cell office:value-type="float" office:value="8628.125">
                <text:p>8628.125</text:p>
              </table:table-cell>
            </table:table-row>
            <table:table-row>
              <table:table-cell office:value-type="string">
                <text:p>Row 629</text:p>
              </table:table-cell>
              <table:table-cell office:value-type="float" office:value="14">
                <text:p>14</text:p>
              </table:table-cell>
              <table:table-cell office:value-type="float" office:value="8630.625">
                <text:p>8630.625</text:p>
              </table:table-cell>
            </table:table-row>
            <table:table-row>
              <table:table-cell office:value-type="string">
                <text:p>Row 630</text:p>
              </table:table-cell>
              <table:table-cell office:value-type="float" office:value="15">
                <text:p>15</text:p>
              </table:table-cell>
              <table:table-cell office:value-type="float" office:value="8631.30859375">
                <text:p>8631.30859375</text:p>
              </table:table-cell>
            </table:table-row>
            <table:table-row>
              <table:table-cell office:value-type="string">
                <text:p>Row 631</text:p>
              </table:table-cell>
              <table:table-cell office:value-type="float" office:value="16">
                <text:p>16</text:p>
              </table:table-cell>
              <table:table-cell office:value-type="float" office:value="8662.96875">
                <text:p>8662.96875</text:p>
              </table:table-cell>
            </table:table-row>
            <table:table-row>
              <table:table-cell office:value-type="string">
                <text:p>Row 632</text:p>
              </table:table-cell>
              <table:table-cell office:value-type="float" office:value="17">
                <text:p>17</text:p>
              </table:table-cell>
              <table:table-cell office:value-type="float" office:value="8660.17578125">
                <text:p>8660.17578125</text:p>
              </table:table-cell>
            </table:table-row>
            <table:table-row>
              <table:table-cell office:value-type="string">
                <text:p>Row 633</text:p>
              </table:table-cell>
              <table:table-cell office:value-type="float" office:value="18">
                <text:p>18</text:p>
              </table:table-cell>
              <table:table-cell office:value-type="float" office:value="8659.609375">
                <text:p>8659.609375</text:p>
              </table:table-cell>
            </table:table-row>
            <table:table-row>
              <table:table-cell office:value-type="string">
                <text:p>Row 634</text:p>
              </table:table-cell>
              <table:table-cell office:value-type="float" office:value="19">
                <text:p>19</text:p>
              </table:table-cell>
              <table:table-cell office:value-type="float" office:value="8630.078125">
                <text:p>8630.078125</text:p>
              </table:table-cell>
            </table:table-row>
            <table:table-row>
              <table:table-cell office:value-type="string">
                <text:p>Row 635</text:p>
              </table:table-cell>
              <table:table-cell office:value-type="float" office:value="20">
                <text:p>20</text:p>
              </table:table-cell>
              <table:table-cell office:value-type="float" office:value="8639.5703125">
                <text:p>8639.5703125</text:p>
              </table:table-cell>
            </table:table-row>
            <table:table-row>
              <table:table-cell office:value-type="string">
                <text:p>Row 636</text:p>
              </table:table-cell>
              <table:table-cell office:value-type="float" office:value="21">
                <text:p>21</text:p>
              </table:table-cell>
              <table:table-cell office:value-type="float" office:value="8660.390625">
                <text:p>8660.390625</text:p>
              </table:table-cell>
            </table:table-row>
            <table:table-row>
              <table:table-cell office:value-type="string">
                <text:p>Row 637</text:p>
              </table:table-cell>
              <table:table-cell office:value-type="float" office:value="22">
                <text:p>22</text:p>
              </table:table-cell>
              <table:table-cell office:value-type="float" office:value="8661.875">
                <text:p>8661.875</text:p>
              </table:table-cell>
            </table:table-row>
            <table:table-row>
              <table:table-cell office:value-type="string">
                <text:p>Row 638</text:p>
              </table:table-cell>
              <table:table-cell office:value-type="float" office:value="23">
                <text:p>23</text:p>
              </table:table-cell>
              <table:table-cell office:value-type="float" office:value="8661.875">
                <text:p>8661.875</text:p>
              </table:table-cell>
            </table:table-row>
            <table:table-row>
              <table:table-cell office:value-type="string">
                <text:p>Row 639</text:p>
              </table:table-cell>
              <table:table-cell office:value-type="float" office:value="24">
                <text:p>24</text:p>
              </table:table-cell>
              <table:table-cell office:value-type="float" office:value="8649.0234375">
                <text:p>8649.0234375</text:p>
              </table:table-cell>
            </table:table-row>
            <table:table-row>
              <table:table-cell office:value-type="string">
                <text:p>Row 640</text:p>
              </table:table-cell>
              <table:table-cell office:value-type="float" office:value="25">
                <text:p>25</text:p>
              </table:table-cell>
              <table:table-cell office:value-type="float" office:value="8659.2578125">
                <text:p>8659.2578125</text:p>
              </table:table-cell>
            </table:table-row>
            <table:table-row>
              <table:table-cell office:value-type="string">
                <text:p>Row 641</text:p>
              </table:table-cell>
              <table:table-cell office:value-type="float" office:value="26">
                <text:p>26</text:p>
              </table:table-cell>
              <table:table-cell office:value-type="float" office:value="8660.7421875">
                <text:p>8660.7421875</text:p>
              </table:table-cell>
            </table:table-row>
            <table:table-row>
              <table:table-cell office:value-type="string">
                <text:p>Row 642</text:p>
              </table:table-cell>
              <table:table-cell office:value-type="float" office:value="27">
                <text:p>27</text:p>
              </table:table-cell>
              <table:table-cell office:value-type="float" office:value="8639.2578125">
                <text:p>8639.2578125</text:p>
              </table:table-cell>
            </table:table-row>
            <table:table-row>
              <table:table-cell office:value-type="string">
                <text:p>Row 643</text:p>
              </table:table-cell>
              <table:table-cell office:value-type="float" office:value="28">
                <text:p>28</text:p>
              </table:table-cell>
              <table:table-cell office:value-type="float" office:value="8669.51171875">
                <text:p>8669.51171875</text:p>
              </table:table-cell>
            </table:table-row>
            <table:table-row>
              <table:table-cell office:value-type="string">
                <text:p>Row 644</text:p>
              </table:table-cell>
              <table:table-cell office:value-type="float" office:value="29">
                <text:p>29</text:p>
              </table:table-cell>
              <table:table-cell office:value-type="float" office:value="8669.39453125">
                <text:p>8669.39453125</text:p>
              </table:table-cell>
            </table:table-row>
            <table:table-row>
              <table:table-cell office:value-type="string">
                <text:p>Row 645</text:p>
              </table:table-cell>
              <table:table-cell office:value-type="float" office:value="30">
                <text:p>30</text:p>
              </table:table-cell>
              <table:table-cell office:value-type="float" office:value="8659.43359375">
                <text:p>8659.43359375</text:p>
              </table:table-cell>
            </table:table-row>
            <table:table-row>
              <table:table-cell office:value-type="string">
                <text:p>Row 646</text:p>
              </table:table-cell>
              <table:table-cell office:value-type="float" office:value="31">
                <text:p>31</text:p>
              </table:table-cell>
              <table:table-cell office:value-type="float" office:value="8700.1953125">
                <text:p>8700.1953125</text:p>
              </table:table-cell>
            </table:table-row>
            <table:table-row>
              <table:table-cell office:value-type="string">
                <text:p>Row 647</text:p>
              </table:table-cell>
              <table:table-cell office:value-type="float" office:value="32">
                <text:p>32</text:p>
              </table:table-cell>
              <table:table-cell office:value-type="float" office:value="8712.44140625">
                <text:p>8712.44140625</text:p>
              </table:table-cell>
            </table:table-row>
            <table:table-row>
              <table:table-cell office:value-type="string">
                <text:p>Row 648</text:p>
              </table:table-cell>
              <table:table-cell office:value-type="float" office:value="33">
                <text:p>33</text:p>
              </table:table-cell>
              <table:table-cell office:value-type="float" office:value="8710.95703125">
                <text:p>8710.95703125</text:p>
              </table:table-cell>
            </table:table-row>
            <table:table-row>
              <table:table-cell office:value-type="string">
                <text:p>Row 649</text:p>
              </table:table-cell>
              <table:table-cell office:value-type="float" office:value="34">
                <text:p>34</text:p>
              </table:table-cell>
              <table:table-cell office:value-type="float" office:value="8701.89453125">
                <text:p>8701.89453125</text:p>
              </table:table-cell>
            </table:table-row>
            <table:table-row>
              <table:table-cell office:value-type="string">
                <text:p>Row 650</text:p>
              </table:table-cell>
              <table:table-cell office:value-type="float" office:value="35">
                <text:p>35</text:p>
              </table:table-cell>
              <table:table-cell office:value-type="float" office:value="8702.40234375">
                <text:p>8702.40234375</text:p>
              </table:table-cell>
            </table:table-row>
            <table:table-row>
              <table:table-cell office:value-type="string">
                <text:p>Row 651</text:p>
              </table:table-cell>
              <table:table-cell office:value-type="float" office:value="36">
                <text:p>36</text:p>
              </table:table-cell>
              <table:table-cell office:value-type="float" office:value="8694.9609375">
                <text:p>8694.9609375</text:p>
              </table:table-cell>
            </table:table-row>
            <table:table-row>
              <table:table-cell office:value-type="string">
                <text:p>Row 652</text:p>
              </table:table-cell>
              <table:table-cell office:value-type="float" office:value="37">
                <text:p>37</text:p>
              </table:table-cell>
              <table:table-cell office:value-type="float" office:value="8691.3671875">
                <text:p>8691.3671875</text:p>
              </table:table-cell>
            </table:table-row>
            <table:table-row>
              <table:table-cell office:value-type="string">
                <text:p>Row 653</text:p>
              </table:table-cell>
              <table:table-cell office:value-type="float" office:value="38">
                <text:p>38</text:p>
              </table:table-cell>
              <table:table-cell office:value-type="float" office:value="8670.99609375">
                <text:p>8670.99609375</text:p>
              </table:table-cell>
            </table:table-row>
            <table:table-row>
              <table:table-cell office:value-type="string">
                <text:p>Row 654</text:p>
              </table:table-cell>
              <table:table-cell office:value-type="float" office:value="39">
                <text:p>39</text:p>
              </table:table-cell>
              <table:table-cell office:value-type="float" office:value="8669.62890625">
                <text:p>8669.62890625</text:p>
              </table:table-cell>
            </table:table-row>
            <table:table-row>
              <table:table-cell office:value-type="string">
                <text:p>Row 655</text:p>
              </table:table-cell>
              <table:table-cell office:value-type="float" office:value="40">
                <text:p>40</text:p>
              </table:table-cell>
              <table:table-cell office:value-type="float" office:value="8681.71875">
                <text:p>8681.71875</text:p>
              </table:table-cell>
            </table:table-row>
            <table:table-row>
              <table:table-cell office:value-type="string">
                <text:p>Row 656</text:p>
              </table:table-cell>
              <table:table-cell office:value-type="float" office:value="41">
                <text:p>41</text:p>
              </table:table-cell>
              <table:table-cell office:value-type="float" office:value="8701.30859375">
                <text:p>8701.30859375</text:p>
              </table:table-cell>
            </table:table-row>
            <table:table-row>
              <table:table-cell office:value-type="string">
                <text:p>Row 657</text:p>
              </table:table-cell>
              <table:table-cell office:value-type="float" office:value="42">
                <text:p>42</text:p>
              </table:table-cell>
              <table:table-cell office:value-type="float" office:value="8694.8828125">
                <text:p>8694.8828125</text:p>
              </table:table-cell>
            </table:table-row>
            <table:table-row>
              <table:table-cell office:value-type="string">
                <text:p>Row 658</text:p>
              </table:table-cell>
              <table:table-cell office:value-type="float" office:value="43">
                <text:p>43</text:p>
              </table:table-cell>
              <table:table-cell office:value-type="float" office:value="8693.2421875">
                <text:p>8693.2421875</text:p>
              </table:table-cell>
            </table:table-row>
            <table:table-row>
              <table:table-cell office:value-type="string">
                <text:p>Row 659</text:p>
              </table:table-cell>
              <table:table-cell office:value-type="float" office:value="44">
                <text:p>44</text:p>
              </table:table-cell>
              <table:table-cell office:value-type="float" office:value="8693.3203125">
                <text:p>8693.3203125</text:p>
              </table:table-cell>
            </table:table-row>
            <table:table-row>
              <table:table-cell office:value-type="string">
                <text:p>Row 660</text:p>
              </table:table-cell>
              <table:table-cell office:value-type="float" office:value="45">
                <text:p>45</text:p>
              </table:table-cell>
              <table:table-cell office:value-type="float" office:value="8687.890625">
                <text:p>8687.890625</text:p>
              </table:table-cell>
            </table:table-row>
            <table:table-row>
              <table:table-cell office:value-type="string">
                <text:p>Row 661</text:p>
              </table:table-cell>
              <table:table-cell office:value-type="float" office:value="46">
                <text:p>46</text:p>
              </table:table-cell>
              <table:table-cell office:value-type="float" office:value="8691.46484375">
                <text:p>8691.46484375</text:p>
              </table:table-cell>
            </table:table-row>
            <table:table-row>
              <table:table-cell office:value-type="string">
                <text:p>Row 662</text:p>
              </table:table-cell>
              <table:table-cell office:value-type="float" office:value="47">
                <text:p>47</text:p>
              </table:table-cell>
              <table:table-cell office:value-type="float" office:value="8701.25">
                <text:p>8701.25</text:p>
              </table:table-cell>
            </table:table-row>
            <table:table-row>
              <table:table-cell office:value-type="string">
                <text:p>Row 663</text:p>
              </table:table-cell>
              <table:table-cell office:value-type="float" office:value="48">
                <text:p>48</text:p>
              </table:table-cell>
              <table:table-cell office:value-type="float" office:value="8700.76171875">
                <text:p>8700.76171875</text:p>
              </table:table-cell>
            </table:table-row>
            <table:table-row>
              <table:table-cell office:value-type="string">
                <text:p>Row 664</text:p>
              </table:table-cell>
              <table:table-cell office:value-type="float" office:value="49">
                <text:p>49</text:p>
              </table:table-cell>
              <table:table-cell office:value-type="float" office:value="8701.50390625">
                <text:p>8701.50390625</text:p>
              </table:table-cell>
            </table:table-row>
            <table:table-row>
              <table:table-cell office:value-type="string">
                <text:p>Row 665</text:p>
              </table:table-cell>
              <table:table-cell office:value-type="float" office:value="50">
                <text:p>50</text:p>
              </table:table-cell>
              <table:table-cell office:value-type="float" office:value="8703.02734375">
                <text:p>8703.02734375</text:p>
              </table:table-cell>
            </table:table-row>
            <table:table-row>
              <table:table-cell office:value-type="string">
                <text:p>Row 666</text:p>
              </table:table-cell>
              <table:table-cell office:value-type="float" office:value="51">
                <text:p>51</text:p>
              </table:table-cell>
              <table:table-cell office:value-type="float" office:value="8709.296875">
                <text:p>8709.296875</text:p>
              </table:table-cell>
            </table:table-row>
            <table:table-row>
              <table:table-cell office:value-type="string">
                <text:p>Row 667</text:p>
              </table:table-cell>
              <table:table-cell office:value-type="float" office:value="52">
                <text:p>52</text:p>
              </table:table-cell>
              <table:table-cell office:value-type="float" office:value="8710.8984375">
                <text:p>8710.8984375</text:p>
              </table:table-cell>
            </table:table-row>
            <table:table-row>
              <table:table-cell office:value-type="string">
                <text:p>Row 668</text:p>
              </table:table-cell>
              <table:table-cell office:value-type="float" office:value="53">
                <text:p>53</text:p>
              </table:table-cell>
              <table:table-cell office:value-type="float" office:value="8712.0703125">
                <text:p>8712.0703125</text:p>
              </table:table-cell>
            </table:table-row>
            <table:table-row>
              <table:table-cell office:value-type="string">
                <text:p>Row 669</text:p>
              </table:table-cell>
              <table:table-cell office:value-type="float" office:value="54">
                <text:p>54</text:p>
              </table:table-cell>
              <table:table-cell office:value-type="float" office:value="8711.93359375">
                <text:p>8711.93359375</text:p>
              </table:table-cell>
            </table:table-row>
            <table:table-row>
              <table:table-cell office:value-type="string">
                <text:p>Row 670</text:p>
              </table:table-cell>
              <table:table-cell office:value-type="float" office:value="55">
                <text:p>55</text:p>
              </table:table-cell>
              <table:table-cell office:value-type="float" office:value="8695">
                <text:p>8695</text:p>
              </table:table-cell>
            </table:table-row>
            <table:table-row>
              <table:table-cell office:value-type="string">
                <text:p>Row 671</text:p>
              </table:table-cell>
              <table:table-cell office:value-type="float" office:value="56">
                <text:p>56</text:p>
              </table:table-cell>
              <table:table-cell office:value-type="float" office:value="8721.97265625">
                <text:p>8721.97265625</text:p>
              </table:table-cell>
            </table:table-row>
            <table:table-row>
              <table:table-cell office:value-type="string">
                <text:p>Row 672</text:p>
              </table:table-cell>
              <table:table-cell office:value-type="float" office:value="57">
                <text:p>57</text:p>
              </table:table-cell>
              <table:table-cell office:value-type="float" office:value="8719.375">
                <text:p>8719.375</text:p>
              </table:table-cell>
            </table:table-row>
            <table:table-row>
              <table:table-cell office:value-type="string">
                <text:p>Row 673</text:p>
              </table:table-cell>
              <table:table-cell office:value-type="float" office:value="58">
                <text:p>58</text:p>
              </table:table-cell>
              <table:table-cell office:value-type="float" office:value="8711.38671875">
                <text:p>8711.38671875</text:p>
              </table:table-cell>
            </table:table-row>
            <table:table-row>
              <table:table-cell office:value-type="string">
                <text:p>Row 674</text:p>
              </table:table-cell>
              <table:table-cell office:value-type="float" office:value="59">
                <text:p>59</text:p>
              </table:table-cell>
              <table:table-cell office:value-type="float" office:value="8721.3671875">
                <text:p>8721.3671875</text:p>
              </table:table-cell>
            </table:table-row>
            <table:table-row>
              <table:table-cell office:value-type="string">
                <text:p>Row 675</text:p>
              </table:table-cell>
              <table:table-cell office:value-type="float" office:value="60">
                <text:p>60</text:p>
              </table:table-cell>
              <table:table-cell office:value-type="float" office:value="8722.03125">
                <text:p>8722.03125</text:p>
              </table:table-cell>
            </table:table-row>
            <table:table-row>
              <table:table-cell office:value-type="string">
                <text:p>Row 676</text:p>
              </table:table-cell>
              <table:table-cell office:value-type="float" office:value="61">
                <text:p>61</text:p>
              </table:table-cell>
              <table:table-cell office:value-type="float" office:value="8708.92578125">
                <text:p>8708.92578125</text:p>
              </table:table-cell>
            </table:table-row>
            <table:table-row>
              <table:table-cell office:value-type="string">
                <text:p>Row 677</text:p>
              </table:table-cell>
              <table:table-cell office:value-type="float" office:value="62">
                <text:p>62</text:p>
              </table:table-cell>
              <table:table-cell office:value-type="float" office:value="8703.60351563">
                <text:p>8703.60351563</text:p>
              </table:table-cell>
            </table:table-row>
            <table:table-row>
              <table:table-cell office:value-type="string">
                <text:p>Row 678</text:p>
              </table:table-cell>
              <table:table-cell office:value-type="float" office:value="63">
                <text:p>63</text:p>
              </table:table-cell>
              <table:table-cell office:value-type="float" office:value="8736.85546875">
                <text:p>8736.85546875</text:p>
              </table:table-cell>
            </table:table-row>
            <table:table-row>
              <table:table-cell office:value-type="string">
                <text:p>Row 679</text:p>
              </table:table-cell>
              <table:table-cell office:value-type="float" office:value="64">
                <text:p>64</text:p>
              </table:table-cell>
              <table:table-cell office:value-type="float" office:value="8748.91601563">
                <text:p>8748.91601563</text:p>
              </table:table-cell>
            </table:table-row>
            <table:table-row>
              <table:table-cell office:value-type="string">
                <text:p>Row 680</text:p>
              </table:table-cell>
              <table:table-cell office:value-type="float" office:value="65">
                <text:p>65</text:p>
              </table:table-cell>
              <table:table-cell office:value-type="float" office:value="8760.47851563">
                <text:p>8760.47851563</text:p>
              </table:table-cell>
            </table:table-row>
            <table:table-row>
              <table:table-cell office:value-type="string">
                <text:p>Row 681</text:p>
              </table:table-cell>
              <table:table-cell office:value-type="float" office:value="66">
                <text:p>66</text:p>
              </table:table-cell>
              <table:table-cell office:value-type="float" office:value="8784.4140625">
                <text:p>8784.4140625</text:p>
              </table:table-cell>
            </table:table-row>
            <table:table-row>
              <table:table-cell office:value-type="string">
                <text:p>Row 682</text:p>
              </table:table-cell>
              <table:table-cell office:value-type="float" office:value="67">
                <text:p>67</text:p>
              </table:table-cell>
              <table:table-cell office:value-type="float" office:value="8759.4921875">
                <text:p>8759.4921875</text:p>
              </table:table-cell>
            </table:table-row>
            <table:table-row>
              <table:table-cell office:value-type="string">
                <text:p>Row 683</text:p>
              </table:table-cell>
              <table:table-cell office:value-type="float" office:value="68">
                <text:p>68</text:p>
              </table:table-cell>
              <table:table-cell office:value-type="float" office:value="8686.16210938">
                <text:p>8686.16210938</text:p>
              </table:table-cell>
            </table:table-row>
            <table:table-row>
              <table:table-cell office:value-type="string">
                <text:p>Row 684</text:p>
              </table:table-cell>
              <table:table-cell office:value-type="float" office:value="69">
                <text:p>69</text:p>
              </table:table-cell>
              <table:table-cell office:value-type="float" office:value="8757.75390625">
                <text:p>8757.75390625</text:p>
              </table:table-cell>
            </table:table-row>
            <table:table-row>
              <table:table-cell office:value-type="string">
                <text:p>Row 685</text:p>
              </table:table-cell>
              <table:table-cell office:value-type="float" office:value="70">
                <text:p>70</text:p>
              </table:table-cell>
              <table:table-cell office:value-type="float" office:value="8716.640625">
                <text:p>8716.640625</text:p>
              </table:table-cell>
            </table:table-row>
            <table:table-row>
              <table:table-cell office:value-type="string">
                <text:p>Row 686</text:p>
              </table:table-cell>
              <table:table-cell office:value-type="float" office:value="71">
                <text:p>71</text:p>
              </table:table-cell>
              <table:table-cell office:value-type="float" office:value="8733.58398438">
                <text:p>8733.58398438</text:p>
              </table:table-cell>
            </table:table-row>
            <table:table-row>
              <table:table-cell office:value-type="string">
                <text:p>Row 687</text:p>
              </table:table-cell>
              <table:table-cell office:value-type="float" office:value="72">
                <text:p>72</text:p>
              </table:table-cell>
              <table:table-cell office:value-type="float" office:value="8710.37109375">
                <text:p>8710.37109375</text:p>
              </table:table-cell>
            </table:table-row>
            <table:table-row>
              <table:table-cell office:value-type="string">
                <text:p>Row 688</text:p>
              </table:table-cell>
              <table:table-cell office:value-type="float" office:value="73">
                <text:p>73</text:p>
              </table:table-cell>
              <table:table-cell office:value-type="float" office:value="8692.45117188">
                <text:p>8692.45117188</text:p>
              </table:table-cell>
            </table:table-row>
            <table:table-row>
              <table:table-cell office:value-type="string">
                <text:p>Row 689</text:p>
              </table:table-cell>
              <table:table-cell office:value-type="float" office:value="74">
                <text:p>74</text:p>
              </table:table-cell>
              <table:table-cell office:value-type="float" office:value="8711.96289063">
                <text:p>8711.96289063</text:p>
              </table:table-cell>
            </table:table-row>
            <table:table-row>
              <table:table-cell office:value-type="string">
                <text:p>Row 690</text:p>
              </table:table-cell>
              <table:table-cell office:value-type="float" office:value="75">
                <text:p>75</text:p>
              </table:table-cell>
              <table:table-cell office:value-type="float" office:value="8747.65625">
                <text:p>8747.65625</text:p>
              </table:table-cell>
            </table:table-row>
            <table:table-row>
              <table:table-cell office:value-type="string">
                <text:p>Row 691</text:p>
              </table:table-cell>
              <table:table-cell office:value-type="float" office:value="76">
                <text:p>76</text:p>
              </table:table-cell>
              <table:table-cell office:value-type="float" office:value="8759.34570313">
                <text:p>8759.34570313</text:p>
              </table:table-cell>
            </table:table-row>
            <table:table-row>
              <table:table-cell office:value-type="string">
                <text:p>Row 692</text:p>
              </table:table-cell>
              <table:table-cell office:value-type="float" office:value="77">
                <text:p>77</text:p>
              </table:table-cell>
              <table:table-cell office:value-type="float" office:value="8747.00195313">
                <text:p>8747.00195313</text:p>
              </table:table-cell>
            </table:table-row>
            <table:table-row>
              <table:table-cell office:value-type="string">
                <text:p>Row 693</text:p>
              </table:table-cell>
              <table:table-cell office:value-type="float" office:value="78">
                <text:p>78</text:p>
              </table:table-cell>
              <table:table-cell office:value-type="float" office:value="8696.11328125">
                <text:p>8696.11328125</text:p>
              </table:table-cell>
            </table:table-row>
            <table:table-row>
              <table:table-cell office:value-type="string">
                <text:p>Row 694</text:p>
              </table:table-cell>
              <table:table-cell office:value-type="float" office:value="79">
                <text:p>79</text:p>
              </table:table-cell>
              <table:table-cell office:value-type="float" office:value="8684.42382813">
                <text:p>8684.42382813</text:p>
              </table:table-cell>
            </table:table-row>
            <table:table-row>
              <table:table-cell office:value-type="string">
                <text:p>Row 695</text:p>
              </table:table-cell>
              <table:table-cell office:value-type="float" office:value="80">
                <text:p>80</text:p>
              </table:table-cell>
              <table:table-cell office:value-type="float" office:value="8651.55273438">
                <text:p>8651.55273438</text:p>
              </table:table-cell>
            </table:table-row>
            <table:table-row>
              <table:table-cell office:value-type="string">
                <text:p>Row 696</text:p>
              </table:table-cell>
              <table:table-cell office:value-type="float" office:value="81">
                <text:p>81</text:p>
              </table:table-cell>
              <table:table-cell office:value-type="float" office:value="8677.23632813">
                <text:p>8677.23632813</text:p>
              </table:table-cell>
            </table:table-row>
            <table:table-row>
              <table:table-cell office:value-type="string">
                <text:p>Row 697</text:p>
              </table:table-cell>
              <table:table-cell office:value-type="float" office:value="82">
                <text:p>82</text:p>
              </table:table-cell>
              <table:table-cell office:value-type="float" office:value="8663.89648438">
                <text:p>8663.89648438</text:p>
              </table:table-cell>
            </table:table-row>
            <table:table-row>
              <table:table-cell office:value-type="string">
                <text:p>Row 698</text:p>
              </table:table-cell>
              <table:table-cell office:value-type="float" office:value="83">
                <text:p>83</text:p>
              </table:table-cell>
              <table:table-cell office:value-type="float" office:value="8657.17773438">
                <text:p>8657.17773438</text:p>
              </table:table-cell>
            </table:table-row>
            <table:table-row>
              <table:table-cell office:value-type="string">
                <text:p>Row 699</text:p>
              </table:table-cell>
              <table:table-cell office:value-type="float" office:value="84">
                <text:p>84</text:p>
              </table:table-cell>
              <table:table-cell office:value-type="float" office:value="8596.71875">
                <text:p>8596.71875</text:p>
              </table:table-cell>
            </table:table-row>
            <table:table-row>
              <table:table-cell office:value-type="string">
                <text:p>Row 700</text:p>
              </table:table-cell>
              <table:table-cell office:value-type="float" office:value="85">
                <text:p>85</text:p>
              </table:table-cell>
              <table:table-cell office:value-type="float" office:value="8745.9375">
                <text:p>8745.9375</text:p>
              </table:table-cell>
            </table:table-row>
            <table:table-row>
              <table:table-cell office:value-type="string">
                <text:p>Row 701</text:p>
              </table:table-cell>
              <table:table-cell office:value-type="float" office:value="86">
                <text:p>86</text:p>
              </table:table-cell>
              <table:table-cell office:value-type="float" office:value="8785.83007813">
                <text:p>8785.83007813</text:p>
              </table:table-cell>
            </table:table-row>
            <table:table-row>
              <table:table-cell office:value-type="string">
                <text:p>Row 702</text:p>
              </table:table-cell>
              <table:table-cell office:value-type="float" office:value="87">
                <text:p>87</text:p>
              </table:table-cell>
              <table:table-cell office:value-type="float" office:value="8747.97851563">
                <text:p>8747.97851563</text:p>
              </table:table-cell>
            </table:table-row>
            <table:table-row>
              <table:table-cell office:value-type="string">
                <text:p>Row 703</text:p>
              </table:table-cell>
              <table:table-cell office:value-type="float" office:value="88">
                <text:p>88</text:p>
              </table:table-cell>
              <table:table-cell office:value-type="float" office:value="8679.54101563">
                <text:p>8679.54101563</text:p>
              </table:table-cell>
            </table:table-row>
            <table:table-row>
              <table:table-cell office:value-type="string">
                <text:p>Row 704</text:p>
              </table:table-cell>
              <table:table-cell office:value-type="float" office:value="89">
                <text:p>89</text:p>
              </table:table-cell>
              <table:table-cell office:value-type="float" office:value="8678.03710938">
                <text:p>8678.03710938</text:p>
              </table:table-cell>
            </table:table-row>
            <table:table-row>
              <table:table-cell office:value-type="string">
                <text:p>Row 705</text:p>
              </table:table-cell>
              <table:table-cell office:value-type="float" office:value="90">
                <text:p>90</text:p>
              </table:table-cell>
              <table:table-cell office:value-type="float" office:value="8686.34765625">
                <text:p>8686.34765625</text:p>
              </table:table-cell>
            </table:table-row>
          </table:table-rows>
        </table:table>
      </chart:chart>
    </office:char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44cm" svg:y="0.14cm" chart:style-name="ch2">
          <text:p>Main Title</text:p>
        </chart:title>
        <chart:legend chart:legend-position="end" svg:x="6.567cm" svg:y="3.309cm" chart:style-name="ch3"/>
        <chart:plot-area chart:style-name="ch4" table:cell-range-address="Sheet1.$A$101:.$B$196" chart:table-number-list="0" svg:x="0.16cm" svg:y="0.941cm" svg:width="6.088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101</text:p>
              </table:table-cell>
              <table:table-cell office:value-type="float" office:value="-5">
                <text:p>-5</text:p>
              </table:table-cell>
              <table:table-cell office:value-type="float" office:value="-0.28688664">
                <text:p>-0.28688664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-4">
                <text:p>-4</text:p>
              </table:table-cell>
              <table:table-cell office:value-type="float" office:value="-0.28971969">
                <text:p>-0.28971969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-3">
                <text:p>-3</text:p>
              </table:table-cell>
              <table:table-cell office:value-type="float" office:value="-0.29024324">
                <text:p>-0.29024324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-2">
                <text:p>-2</text:p>
              </table:table-cell>
              <table:table-cell office:value-type="float" office:value="-0.29159764">
                <text:p>-0.29159764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-1">
                <text:p>-1</text:p>
              </table:table-cell>
              <table:table-cell office:value-type="float" office:value="-0.29711101">
                <text:p>-0.29711101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0">
                <text:p>0</text:p>
              </table:table-cell>
              <table:table-cell office:value-type="float" office:value="-0.29915396">
                <text:p>-0.29915396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1">
                <text:p>1</text:p>
              </table:table-cell>
              <table:table-cell office:value-type="float" office:value="-0.30371773">
                <text:p>-0.30371773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2">
                <text:p>2</text:p>
              </table:table-cell>
              <table:table-cell office:value-type="float" office:value="-0.30626523">
                <text:p>-0.30626523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3">
                <text:p>3</text:p>
              </table:table-cell>
              <table:table-cell office:value-type="float" office:value="-0.30614839">
                <text:p>-0.30614839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4">
                <text:p>4</text:p>
              </table:table-cell>
              <table:table-cell office:value-type="float" office:value="-0.30805279">
                <text:p>-0.30805279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5">
                <text:p>5</text:p>
              </table:table-cell>
              <table:table-cell office:value-type="float" office:value="-0.30760879">
                <text:p>-0.30760879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6">
                <text:p>6</text:p>
              </table:table-cell>
              <table:table-cell office:value-type="float" office:value="-0.31033901">
                <text:p>-0.31033901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7">
                <text:p>7</text:p>
              </table:table-cell>
              <table:table-cell office:value-type="float" office:value="-0.31333039">
                <text:p>-0.31333039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8">
                <text:p>8</text:p>
              </table:table-cell>
              <table:table-cell office:value-type="float" office:value="-0.31502435">
                <text:p>-0.31502435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9">
                <text:p>9</text:p>
              </table:table-cell>
              <table:table-cell office:value-type="float" office:value="-0.32035653">
                <text:p>-0.32035653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10">
                <text:p>10</text:p>
              </table:table-cell>
              <table:table-cell office:value-type="float" office:value="-0.32195108">
                <text:p>-0.32195108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11">
                <text:p>11</text:p>
              </table:table-cell>
              <table:table-cell office:value-type="float" office:value="-0.32128857">
                <text:p>-0.32128857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12">
                <text:p>12</text:p>
              </table:table-cell>
              <table:table-cell office:value-type="float" office:value="-0.32300774">
                <text:p>-0.32300774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13">
                <text:p>13</text:p>
              </table:table-cell>
              <table:table-cell office:value-type="float" office:value="-0.32261305">
                <text:p>-0.32261305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14">
                <text:p>14</text:p>
              </table:table-cell>
              <table:table-cell office:value-type="float" office:value="-0.32365733">
                <text:p>-0.32365733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15">
                <text:p>15</text:p>
              </table:table-cell>
              <table:table-cell office:value-type="float" office:value="-0.32641618">
                <text:p>-0.32641618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16">
                <text:p>16</text:p>
              </table:table-cell>
              <table:table-cell office:value-type="float" office:value="-0.3287098">
                <text:p>-0.3287098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17">
                <text:p>17</text:p>
              </table:table-cell>
              <table:table-cell office:value-type="float" office:value="-0.32742934">
                <text:p>-0.32742934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18">
                <text:p>18</text:p>
              </table:table-cell>
              <table:table-cell office:value-type="float" office:value="-0.32985178">
                <text:p>-0.32985178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19">
                <text:p>19</text:p>
              </table:table-cell>
              <table:table-cell office:value-type="float" office:value="-0.32668359">
                <text:p>-0.32668359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20">
                <text:p>20</text:p>
              </table:table-cell>
              <table:table-cell office:value-type="float" office:value="-0.32878981">
                <text:p>-0.32878981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21">
                <text:p>21</text:p>
              </table:table-cell>
              <table:table-cell office:value-type="float" office:value="-0.33122391">
                <text:p>-0.33122391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22">
                <text:p>22</text:p>
              </table:table-cell>
              <table:table-cell office:value-type="float" office:value="-0.33136012">
                <text:p>-0.33136012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23">
                <text:p>23</text:p>
              </table:table-cell>
              <table:table-cell office:value-type="float" office:value="-0.33174295">
                <text:p>-0.33174295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24">
                <text:p>24</text:p>
              </table:table-cell>
              <table:table-cell office:value-type="float" office:value="-0.32958263">
                <text:p>-0.32958263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25">
                <text:p>25</text:p>
              </table:table-cell>
              <table:table-cell office:value-type="float" office:value="-0.32935846">
                <text:p>-0.32935846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26">
                <text:p>26</text:p>
              </table:table-cell>
              <table:table-cell office:value-type="float" office:value="-0.32890828">
                <text:p>-0.32890828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27">
                <text:p>27</text:p>
              </table:table-cell>
              <table:table-cell office:value-type="float" office:value="-0.33064125">
                <text:p>-0.33064125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28">
                <text:p>28</text:p>
              </table:table-cell>
              <table:table-cell office:value-type="float" office:value="-0.32522265">
                <text:p>-0.32522265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29">
                <text:p>29</text:p>
              </table:table-cell>
              <table:table-cell office:value-type="float" office:value="-0.33017542">
                <text:p>-0.33017542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30">
                <text:p>30</text:p>
              </table:table-cell>
              <table:table-cell office:value-type="float" office:value="-0.32939296">
                <text:p>-0.32939296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31">
                <text:p>31</text:p>
              </table:table-cell>
              <table:table-cell office:value-type="float" office:value="-0.32770263">
                <text:p>-0.32770263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32">
                <text:p>32</text:p>
              </table:table-cell>
              <table:table-cell office:value-type="float" office:value="-0.33050858">
                <text:p>-0.33050858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33">
                <text:p>33</text:p>
              </table:table-cell>
              <table:table-cell office:value-type="float" office:value="-0.32622825">
                <text:p>-0.32622825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34">
                <text:p>34</text:p>
              </table:table-cell>
              <table:table-cell office:value-type="float" office:value="-0.31863534">
                <text:p>-0.31863534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35">
                <text:p>35</text:p>
              </table:table-cell>
              <table:table-cell office:value-type="float" office:value="-0.31171844">
                <text:p>-0.31171844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36">
                <text:p>36</text:p>
              </table:table-cell>
              <table:table-cell office:value-type="float" office:value="-0.30529106">
                <text:p>-0.30529106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37">
                <text:p>37</text:p>
              </table:table-cell>
              <table:table-cell office:value-type="float" office:value="-0.3018166">
                <text:p>-0.3018166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38">
                <text:p>38</text:p>
              </table:table-cell>
              <table:table-cell office:value-type="float" office:value="-0.29371693">
                <text:p>-0.29371693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39">
                <text:p>39</text:p>
              </table:table-cell>
              <table:table-cell office:value-type="float" office:value="-0.28970388">
                <text:p>-0.28970388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40">
                <text:p>40</text:p>
              </table:table-cell>
              <table:table-cell office:value-type="float" office:value="-0.28263572">
                <text:p>-0.28263572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41">
                <text:p>41</text:p>
              </table:table-cell>
              <table:table-cell office:value-type="float" office:value="-0.27999599">
                <text:p>-0.27999599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42">
                <text:p>42</text:p>
              </table:table-cell>
              <table:table-cell office:value-type="float" office:value="-0.27769608">
                <text:p>-0.27769608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43">
                <text:p>43</text:p>
              </table:table-cell>
              <table:table-cell office:value-type="float" office:value="-0.27443573">
                <text:p>-0.27443573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44">
                <text:p>44</text:p>
              </table:table-cell>
              <table:table-cell office:value-type="float" office:value="-0.27148429">
                <text:p>-0.27148429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45">
                <text:p>45</text:p>
              </table:table-cell>
              <table:table-cell office:value-type="float" office:value="-0.26584274">
                <text:p>-0.26584274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46">
                <text:p>46</text:p>
              </table:table-cell>
              <table:table-cell office:value-type="float" office:value="-0.25583756">
                <text:p>-0.25583756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47">
                <text:p>47</text:p>
              </table:table-cell>
              <table:table-cell office:value-type="float" office:value="-0.25252755">
                <text:p>-0.25252755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48">
                <text:p>48</text:p>
              </table:table-cell>
              <table:table-cell office:value-type="float" office:value="-0.24826767">
                <text:p>-0.24826767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49">
                <text:p>49</text:p>
              </table:table-cell>
              <table:table-cell office:value-type="float" office:value="-0.24427675">
                <text:p>-0.24427675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50">
                <text:p>50</text:p>
              </table:table-cell>
              <table:table-cell office:value-type="float" office:value="-0.24045762">
                <text:p>-0.24045762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51">
                <text:p>51</text:p>
              </table:table-cell>
              <table:table-cell office:value-type="float" office:value="-0.23783163">
                <text:p>-0.23783163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52">
                <text:p>52</text:p>
              </table:table-cell>
              <table:table-cell office:value-type="float" office:value="-0.23044068">
                <text:p>-0.23044068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53">
                <text:p>53</text:p>
              </table:table-cell>
              <table:table-cell office:value-type="float" office:value="-0.22415531">
                <text:p>-0.22415531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54">
                <text:p>54</text:p>
              </table:table-cell>
              <table:table-cell office:value-type="float" office:value="-0.22053931">
                <text:p>-0.22053931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55">
                <text:p>55</text:p>
              </table:table-cell>
              <table:table-cell office:value-type="float" office:value="-0.21320428">
                <text:p>-0.21320428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56">
                <text:p>56</text:p>
              </table:table-cell>
              <table:table-cell office:value-type="float" office:value="-0.20949496">
                <text:p>-0.20949496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57">
                <text:p>57</text:p>
              </table:table-cell>
              <table:table-cell office:value-type="float" office:value="-0.20245834">
                <text:p>-0.20245834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58">
                <text:p>58</text:p>
              </table:table-cell>
              <table:table-cell office:value-type="float" office:value="-0.20385469">
                <text:p>-0.20385469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59">
                <text:p>59</text:p>
              </table:table-cell>
              <table:table-cell office:value-type="float" office:value="-0.19883492">
                <text:p>-0.19883492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60">
                <text:p>60</text:p>
              </table:table-cell>
              <table:table-cell office:value-type="float" office:value="-0.19133903">
                <text:p>-0.19133903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61">
                <text:p>61</text:p>
              </table:table-cell>
              <table:table-cell office:value-type="float" office:value="-0.18738486">
                <text:p>-0.18738486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62">
                <text:p>62</text:p>
              </table:table-cell>
              <table:table-cell office:value-type="float" office:value="-0.18870605">
                <text:p>-0.18870605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63">
                <text:p>63</text:p>
              </table:table-cell>
              <table:table-cell office:value-type="float" office:value="-0.17671249">
                <text:p>-0.17671249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64">
                <text:p>64</text:p>
              </table:table-cell>
              <table:table-cell office:value-type="float" office:value="-0.17690047">
                <text:p>-0.17690047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65">
                <text:p>65</text:p>
              </table:table-cell>
              <table:table-cell office:value-type="float" office:value="-0.17362851">
                <text:p>-0.17362851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66">
                <text:p>66</text:p>
              </table:table-cell>
              <table:table-cell office:value-type="float" office:value="-0.18197072">
                <text:p>-0.18197072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67">
                <text:p>67</text:p>
              </table:table-cell>
              <table:table-cell office:value-type="float" office:value="-0.17732896">
                <text:p>-0.17732896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68">
                <text:p>68</text:p>
              </table:table-cell>
              <table:table-cell office:value-type="float" office:value="-0.17197809">
                <text:p>-0.17197809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69">
                <text:p>69</text:p>
              </table:table-cell>
              <table:table-cell office:value-type="float" office:value="-0.16780339">
                <text:p>-0.16780339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70">
                <text:p>70</text:p>
              </table:table-cell>
              <table:table-cell office:value-type="float" office:value="-0.15371848">
                <text:p>-0.15371848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71">
                <text:p>71</text:p>
              </table:table-cell>
              <table:table-cell office:value-type="float" office:value="-0.14112179">
                <text:p>-0.14112179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72">
                <text:p>72</text:p>
              </table:table-cell>
              <table:table-cell office:value-type="float" office:value="-0.13225141">
                <text:p>-0.13225141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73">
                <text:p>73</text:p>
              </table:table-cell>
              <table:table-cell office:value-type="float" office:value="-0.11073124">
                <text:p>-0.11073124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74">
                <text:p>74</text:p>
              </table:table-cell>
              <table:table-cell office:value-type="float" office:value="-0.10209019">
                <text:p>-0.10209019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75">
                <text:p>75</text:p>
              </table:table-cell>
              <table:table-cell office:value-type="float" office:value="-0.09916643">
                <text:p>-0.09916643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76">
                <text:p>76</text:p>
              </table:table-cell>
              <table:table-cell office:value-type="float" office:value="-0.0985994200000001">
                <text:p>-0.0985994200000001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77">
                <text:p>77</text:p>
              </table:table-cell>
              <table:table-cell office:value-type="float" office:value="-0.08943666">
                <text:p>-0.08943666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78">
                <text:p>78</text:p>
              </table:table-cell>
              <table:table-cell office:value-type="float" office:value="-0.0845062">
                <text:p>-0.0845062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79">
                <text:p>79</text:p>
              </table:table-cell>
              <table:table-cell office:value-type="float" office:value="-0.08182935">
                <text:p>-0.08182935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80">
                <text:p>80</text:p>
              </table:table-cell>
              <table:table-cell office:value-type="float" office:value="-0.07353537">
                <text:p>-0.07353537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81">
                <text:p>81</text:p>
              </table:table-cell>
              <table:table-cell office:value-type="float" office:value="-0.0671756100000001">
                <text:p>-0.0671756100000001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82">
                <text:p>82</text:p>
              </table:table-cell>
              <table:table-cell office:value-type="float" office:value="-0.05690172">
                <text:p>-0.05690172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83">
                <text:p>83</text:p>
              </table:table-cell>
              <table:table-cell office:value-type="float" office:value="-0.04092049">
                <text:p>-0.04092049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84">
                <text:p>84</text:p>
              </table:table-cell>
              <table:table-cell office:value-type="float" office:value="-0.03213552">
                <text:p>-0.03213552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85">
                <text:p>85</text:p>
              </table:table-cell>
              <table:table-cell office:value-type="float" office:value="-0.0249374600000001">
                <text:p>-0.0249374600000001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86">
                <text:p>86</text:p>
              </table:table-cell>
              <table:table-cell office:value-type="float" office:value="-0.02597641">
                <text:p>-0.02597641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87">
                <text:p>87</text:p>
              </table:table-cell>
              <table:table-cell office:value-type="float" office:value="-0.01949578">
                <text:p>-0.01949578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88">
                <text:p>88</text:p>
              </table:table-cell>
              <table:table-cell office:value-type="float" office:value="-0.0109309">
                <text:p>-0.0109309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89">
                <text:p>89</text:p>
              </table:table-cell>
              <table:table-cell office:value-type="float" office:value="-0.00922407000000003">
                <text:p>-0.00922407000000003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90">
                <text:p>90</text:p>
              </table:table-cell>
              <table:table-cell office:value-type="float" office:value="-0.00070273000000004">
                <text:p>-0.00070273000000004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44cm" svg:y="0.14cm" chart:style-name="ch2">
          <text:p>Main Title</text:p>
        </chart:title>
        <chart:legend chart:legend-position="end" svg:x="6.567cm" svg:y="3.309cm" chart:style-name="ch3"/>
        <chart:plot-area chart:style-name="ch4" table:cell-range-address="Sheet1.$A$201:.$B$296" chart:table-number-list="0" svg:x="0.16cm" svg:y="0.941cm" svg:width="6.088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201</text:p>
              </table:table-cell>
              <table:table-cell office:value-type="float" office:value="-5">
                <text:p>-5</text:p>
              </table:table-cell>
              <table:table-cell office:value-type="float" office:value="0.07613664">
                <text:p>0.07613664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-4">
                <text:p>-4</text:p>
              </table:table-cell>
              <table:table-cell office:value-type="float" office:value="0.08031">
                <text:p>0.08031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-3">
                <text:p>-3</text:p>
              </table:table-cell>
              <table:table-cell office:value-type="float" office:value="0.08502492">
                <text:p>0.08502492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-2">
                <text:p>-2</text:p>
              </table:table-cell>
              <table:table-cell office:value-type="float" office:value="0.08880432">
                <text:p>0.08880432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-1">
                <text:p>-1</text:p>
              </table:table-cell>
              <table:table-cell office:value-type="float" office:value="0.09343862">
                <text:p>0.09343862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0">
                <text:p>0</text:p>
              </table:table-cell>
              <table:table-cell office:value-type="float" office:value="0.09651742">
                <text:p>0.09651742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1">
                <text:p>1</text:p>
              </table:table-cell>
              <table:table-cell office:value-type="float" office:value="0.10142842">
                <text:p>0.10142842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2">
                <text:p>2</text:p>
              </table:table-cell>
              <table:table-cell office:value-type="float" office:value="0.10564321">
                <text:p>0.10564321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3">
                <text:p>3</text:p>
              </table:table-cell>
              <table:table-cell office:value-type="float" office:value="0.10978331">
                <text:p>0.10978331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4">
                <text:p>4</text:p>
              </table:table-cell>
              <table:table-cell office:value-type="float" office:value="0.11369497">
                <text:p>0.11369497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5">
                <text:p>5</text:p>
              </table:table-cell>
              <table:table-cell office:value-type="float" office:value="0.11720117">
                <text:p>0.11720117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6">
                <text:p>6</text:p>
              </table:table-cell>
              <table:table-cell office:value-type="float" office:value="0.12260136">
                <text:p>0.12260136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7">
                <text:p>7</text:p>
              </table:table-cell>
              <table:table-cell office:value-type="float" office:value="0.12703769">
                <text:p>0.12703769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8">
                <text:p>8</text:p>
              </table:table-cell>
              <table:table-cell office:value-type="float" office:value="0.12911875">
                <text:p>0.12911875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9">
                <text:p>9</text:p>
              </table:table-cell>
              <table:table-cell office:value-type="float" office:value="0.13261356">
                <text:p>0.13261356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10">
                <text:p>10</text:p>
              </table:table-cell>
              <table:table-cell office:value-type="float" office:value="0.13572091">
                <text:p>0.13572091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11">
                <text:p>11</text:p>
              </table:table-cell>
              <table:table-cell office:value-type="float" office:value="0.13967328">
                <text:p>0.13967328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12">
                <text:p>12</text:p>
              </table:table-cell>
              <table:table-cell office:value-type="float" office:value="0.14419282">
                <text:p>0.14419282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13">
                <text:p>13</text:p>
              </table:table-cell>
              <table:table-cell office:value-type="float" office:value="0.14800585">
                <text:p>0.14800585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14">
                <text:p>14</text:p>
              </table:table-cell>
              <table:table-cell office:value-type="float" office:value="0.15159343">
                <text:p>0.15159343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15">
                <text:p>15</text:p>
              </table:table-cell>
              <table:table-cell office:value-type="float" office:value="0.15697955">
                <text:p>0.15697955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16">
                <text:p>16</text:p>
              </table:table-cell>
              <table:table-cell office:value-type="float" office:value="0.16218689">
                <text:p>0.16218689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17">
                <text:p>17</text:p>
              </table:table-cell>
              <table:table-cell office:value-type="float" office:value="0.16708599">
                <text:p>0.16708599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18">
                <text:p>18</text:p>
              </table:table-cell>
              <table:table-cell office:value-type="float" office:value="0.17056195">
                <text:p>0.17056195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19">
                <text:p>19</text:p>
              </table:table-cell>
              <table:table-cell office:value-type="float" office:value="0.17306661">
                <text:p>0.17306661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20">
                <text:p>20</text:p>
              </table:table-cell>
              <table:table-cell office:value-type="float" office:value="0.1769506">
                <text:p>0.1769506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21">
                <text:p>21</text:p>
              </table:table-cell>
              <table:table-cell office:value-type="float" office:value="0.18154021">
                <text:p>0.18154021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22">
                <text:p>22</text:p>
              </table:table-cell>
              <table:table-cell office:value-type="float" office:value="0.18443734">
                <text:p>0.18443734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23">
                <text:p>23</text:p>
              </table:table-cell>
              <table:table-cell office:value-type="float" office:value="0.18848506">
                <text:p>0.18848506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24">
                <text:p>24</text:p>
              </table:table-cell>
              <table:table-cell office:value-type="float" office:value="0.19172892">
                <text:p>0.19172892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25">
                <text:p>25</text:p>
              </table:table-cell>
              <table:table-cell office:value-type="float" office:value="0.19626124">
                <text:p>0.19626124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26">
                <text:p>26</text:p>
              </table:table-cell>
              <table:table-cell office:value-type="float" office:value="0.200952">
                <text:p>0.200952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27">
                <text:p>27</text:p>
              </table:table-cell>
              <table:table-cell office:value-type="float" office:value="0.20276523">
                <text:p>0.20276523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28">
                <text:p>28</text:p>
              </table:table-cell>
              <table:table-cell office:value-type="float" office:value="0.21060356">
                <text:p>0.21060356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29">
                <text:p>29</text:p>
              </table:table-cell>
              <table:table-cell office:value-type="float" office:value="0.21266194">
                <text:p>0.21266194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30">
                <text:p>30</text:p>
              </table:table-cell>
              <table:table-cell office:value-type="float" office:value="0.21661346">
                <text:p>0.21661346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31">
                <text:p>31</text:p>
              </table:table-cell>
              <table:table-cell office:value-type="float" office:value="0.21895586">
                <text:p>0.21895586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32">
                <text:p>32</text:p>
              </table:table-cell>
              <table:table-cell office:value-type="float" office:value="0.22100358">
                <text:p>0.22100358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33">
                <text:p>33</text:p>
              </table:table-cell>
              <table:table-cell office:value-type="float" office:value="0.22283766">
                <text:p>0.22283766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34">
                <text:p>34</text:p>
              </table:table-cell>
              <table:table-cell office:value-type="float" office:value="0.22932046">
                <text:p>0.22932046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35">
                <text:p>35</text:p>
              </table:table-cell>
              <table:table-cell office:value-type="float" office:value="0.23388413">
                <text:p>0.23388413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36">
                <text:p>36</text:p>
              </table:table-cell>
              <table:table-cell office:value-type="float" office:value="0.2366981">
                <text:p>0.2366981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37">
                <text:p>37</text:p>
              </table:table-cell>
              <table:table-cell office:value-type="float" office:value="0.24164701">
                <text:p>0.24164701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38">
                <text:p>38</text:p>
              </table:table-cell>
              <table:table-cell office:value-type="float" office:value="0.2434968">
                <text:p>0.2434968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39">
                <text:p>39</text:p>
              </table:table-cell>
              <table:table-cell office:value-type="float" office:value="0.25274851">
                <text:p>0.25274851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40">
                <text:p>40</text:p>
              </table:table-cell>
              <table:table-cell office:value-type="float" office:value="0.26117321">
                <text:p>0.26117321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41">
                <text:p>41</text:p>
              </table:table-cell>
              <table:table-cell office:value-type="float" office:value="0.26974363">
                <text:p>0.26974363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42">
                <text:p>42</text:p>
              </table:table-cell>
              <table:table-cell office:value-type="float" office:value="0.27518877">
                <text:p>0.27518877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43">
                <text:p>43</text:p>
              </table:table-cell>
              <table:table-cell office:value-type="float" office:value="0.28029588">
                <text:p>0.28029588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44">
                <text:p>44</text:p>
              </table:table-cell>
              <table:table-cell office:value-type="float" office:value="0.28402342">
                <text:p>0.28402342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45">
                <text:p>45</text:p>
              </table:table-cell>
              <table:table-cell office:value-type="float" office:value="0.28784681">
                <text:p>0.28784681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46">
                <text:p>46</text:p>
              </table:table-cell>
              <table:table-cell office:value-type="float" office:value="0.29735806">
                <text:p>0.29735806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47">
                <text:p>47</text:p>
              </table:table-cell>
              <table:table-cell office:value-type="float" office:value="0.2982516">
                <text:p>0.2982516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48">
                <text:p>48</text:p>
              </table:table-cell>
              <table:table-cell office:value-type="float" office:value="0.29774465">
                <text:p>0.29774465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49">
                <text:p>49</text:p>
              </table:table-cell>
              <table:table-cell office:value-type="float" office:value="0.29639304">
                <text:p>0.29639304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50">
                <text:p>50</text:p>
              </table:table-cell>
              <table:table-cell office:value-type="float" office:value="0.2954032">
                <text:p>0.2954032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51">
                <text:p>51</text:p>
              </table:table-cell>
              <table:table-cell office:value-type="float" office:value="0.30285563">
                <text:p>0.30285563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52">
                <text:p>52</text:p>
              </table:table-cell>
              <table:table-cell office:value-type="float" office:value="0.30197395">
                <text:p>0.30197395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53">
                <text:p>53</text:p>
              </table:table-cell>
              <table:table-cell office:value-type="float" office:value="0.30233181">
                <text:p>0.30233181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54">
                <text:p>54</text:p>
              </table:table-cell>
              <table:table-cell office:value-type="float" office:value="0.30510913">
                <text:p>0.30510913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55">
                <text:p>55</text:p>
              </table:table-cell>
              <table:table-cell office:value-type="float" office:value="0.30435762">
                <text:p>0.30435762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56">
                <text:p>56</text:p>
              </table:table-cell>
              <table:table-cell office:value-type="float" office:value="0.30735037">
                <text:p>0.30735037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57">
                <text:p>57</text:p>
              </table:table-cell>
              <table:table-cell office:value-type="float" office:value="0.30781669">
                <text:p>0.30781669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58">
                <text:p>58</text:p>
              </table:table-cell>
              <table:table-cell office:value-type="float" office:value="0.29601694">
                <text:p>0.29601694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59">
                <text:p>59</text:p>
              </table:table-cell>
              <table:table-cell office:value-type="float" office:value="0.29406839">
                <text:p>0.29406839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60">
                <text:p>60</text:p>
              </table:table-cell>
              <table:table-cell office:value-type="float" office:value="0.28992176">
                <text:p>0.28992176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61">
                <text:p>61</text:p>
              </table:table-cell>
              <table:table-cell office:value-type="float" office:value="0.27985622">
                <text:p>0.27985622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62">
                <text:p>62</text:p>
              </table:table-cell>
              <table:table-cell office:value-type="float" office:value="0.26987166">
                <text:p>0.26987166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63">
                <text:p>63</text:p>
              </table:table-cell>
              <table:table-cell office:value-type="float" office:value="0.28582288">
                <text:p>0.28582288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64">
                <text:p>64</text:p>
              </table:table-cell>
              <table:table-cell office:value-type="float" office:value="0.26747019">
                <text:p>0.26747019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65">
                <text:p>65</text:p>
              </table:table-cell>
              <table:table-cell office:value-type="float" office:value="0.24406284">
                <text:p>0.24406284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66">
                <text:p>66</text:p>
              </table:table-cell>
              <table:table-cell office:value-type="float" office:value="0.21005569">
                <text:p>0.21005569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67">
                <text:p>67</text:p>
              </table:table-cell>
              <table:table-cell office:value-type="float" office:value="0.20927588">
                <text:p>0.20927588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68">
                <text:p>68</text:p>
              </table:table-cell>
              <table:table-cell office:value-type="float" office:value="0.20621972">
                <text:p>0.20621972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69">
                <text:p>69</text:p>
              </table:table-cell>
              <table:table-cell office:value-type="float" office:value="0.19801871">
                <text:p>0.19801871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70">
                <text:p>70</text:p>
              </table:table-cell>
              <table:table-cell office:value-type="float" office:value="0.2090453">
                <text:p>0.2090453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71">
                <text:p>71</text:p>
              </table:table-cell>
              <table:table-cell office:value-type="float" office:value="0.20947307">
                <text:p>0.20947307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72">
                <text:p>72</text:p>
              </table:table-cell>
              <table:table-cell office:value-type="float" office:value="0.19970414">
                <text:p>0.19970414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73">
                <text:p>73</text:p>
              </table:table-cell>
              <table:table-cell office:value-type="float" office:value="0.21779312">
                <text:p>0.21779312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74">
                <text:p>74</text:p>
              </table:table-cell>
              <table:table-cell office:value-type="float" office:value="0.21976466">
                <text:p>0.21976466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75">
                <text:p>75</text:p>
              </table:table-cell>
              <table:table-cell office:value-type="float" office:value="0.20683876">
                <text:p>0.20683876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76">
                <text:p>76</text:p>
              </table:table-cell>
              <table:table-cell office:value-type="float" office:value="0.17587828">
                <text:p>0.17587828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77">
                <text:p>77</text:p>
              </table:table-cell>
              <table:table-cell office:value-type="float" office:value="0.17426542">
                <text:p>0.17426542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78">
                <text:p>78</text:p>
              </table:table-cell>
              <table:table-cell office:value-type="float" office:value="0.16528875">
                <text:p>0.16528875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79">
                <text:p>79</text:p>
              </table:table-cell>
              <table:table-cell office:value-type="float" office:value="0.12851408">
                <text:p>0.12851408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80">
                <text:p>80</text:p>
              </table:table-cell>
              <table:table-cell office:value-type="float" office:value="0.13626611">
                <text:p>0.13626611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81">
                <text:p>81</text:p>
              </table:table-cell>
              <table:table-cell office:value-type="float" office:value="0.15197773">
                <text:p>0.15197773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82">
                <text:p>82</text:p>
              </table:table-cell>
              <table:table-cell office:value-type="float" office:value="0.13644775">
                <text:p>0.13644775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83">
                <text:p>83</text:p>
              </table:table-cell>
              <table:table-cell office:value-type="float" office:value="0.15096452">
                <text:p>0.15096452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84">
                <text:p>84</text:p>
              </table:table-cell>
              <table:table-cell office:value-type="float" office:value="0.1375644">
                <text:p>0.1375644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85">
                <text:p>85</text:p>
              </table:table-cell>
              <table:table-cell office:value-type="float" office:value="0.12118544">
                <text:p>0.12118544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86">
                <text:p>86</text:p>
              </table:table-cell>
              <table:table-cell office:value-type="float" office:value="0.09123513">
                <text:p>0.09123513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87">
                <text:p>87</text:p>
              </table:table-cell>
              <table:table-cell office:value-type="float" office:value="0.09185665">
                <text:p>0.09185665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88">
                <text:p>88</text:p>
              </table:table-cell>
              <table:table-cell office:value-type="float" office:value="0.07180769">
                <text:p>0.07180769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89">
                <text:p>89</text:p>
              </table:table-cell>
              <table:table-cell office:value-type="float" office:value="0.0610877">
                <text:p>0.0610877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90">
                <text:p>90</text:p>
              </table:table-cell>
              <table:table-cell office:value-type="float" office:value="0.05933108">
                <text:p>0.05933108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44cm" svg:y="0.14cm" chart:style-name="ch2">
          <text:p>Main Title</text:p>
        </chart:title>
        <chart:legend chart:legend-position="end" svg:x="6.567cm" svg:y="3.309cm" chart:style-name="ch3"/>
        <chart:plot-area chart:style-name="ch4" table:cell-range-address="Sheet1.$A$301:.$B$396" chart:table-number-list="0" svg:x="0.16cm" svg:y="0.941cm" svg:width="6.088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301</text:p>
              </table:table-cell>
              <table:table-cell office:value-type="float" office:value="-5">
                <text:p>-5</text:p>
              </table:table-cell>
              <table:table-cell office:value-type="float" office:value="-0.1826619">
                <text:p>-0.1826619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-4">
                <text:p>-4</text:p>
              </table:table-cell>
              <table:table-cell office:value-type="float" office:value="-0.17700463">
                <text:p>-0.17700463</text:p>
              </table:table-cell>
            </table:table-row>
            <table:table-row>
              <table:table-cell office:value-type="string">
                <text:p>Row 303</text:p>
              </table:table-cell>
              <table:table-cell office:value-type="float" office:value="-3">
                <text:p>-3</text:p>
              </table:table-cell>
              <table:table-cell office:value-type="float" office:value="-0.17280002">
                <text:p>-0.17280002</text:p>
              </table:table-cell>
            </table:table-row>
            <table:table-row>
              <table:table-cell office:value-type="string">
                <text:p>Row 304</text:p>
              </table:table-cell>
              <table:table-cell office:value-type="float" office:value="-2">
                <text:p>-2</text:p>
              </table:table-cell>
              <table:table-cell office:value-type="float" office:value="-0.16753549">
                <text:p>-0.16753549</text:p>
              </table:table-cell>
            </table:table-row>
            <table:table-row>
              <table:table-cell office:value-type="string">
                <text:p>Row 305</text:p>
              </table:table-cell>
              <table:table-cell office:value-type="float" office:value="-1">
                <text:p>-1</text:p>
              </table:table-cell>
              <table:table-cell office:value-type="float" office:value="-0.16355185">
                <text:p>-0.16355185</text:p>
              </table:table-cell>
            </table:table-row>
            <table:table-row>
              <table:table-cell office:value-type="string">
                <text:p>Row 306</text:p>
              </table:table-cell>
              <table:table-cell office:value-type="float" office:value="0">
                <text:p>0</text:p>
              </table:table-cell>
              <table:table-cell office:value-type="float" office:value="-0.1599704">
                <text:p>-0.1599704</text:p>
              </table:table-cell>
            </table:table-row>
            <table:table-row>
              <table:table-cell office:value-type="string">
                <text:p>Row 307</text:p>
              </table:table-cell>
              <table:table-cell office:value-type="float" office:value="1">
                <text:p>1</text:p>
              </table:table-cell>
              <table:table-cell office:value-type="float" office:value="-0.15396774">
                <text:p>-0.15396774</text:p>
              </table:table-cell>
            </table:table-row>
            <table:table-row>
              <table:table-cell office:value-type="string">
                <text:p>Row 308</text:p>
              </table:table-cell>
              <table:table-cell office:value-type="float" office:value="2">
                <text:p>2</text:p>
              </table:table-cell>
              <table:table-cell office:value-type="float" office:value="-0.14888757">
                <text:p>-0.14888757</text:p>
              </table:table-cell>
            </table:table-row>
            <table:table-row>
              <table:table-cell office:value-type="string">
                <text:p>Row 309</text:p>
              </table:table-cell>
              <table:table-cell office:value-type="float" office:value="3">
                <text:p>3</text:p>
              </table:table-cell>
              <table:table-cell office:value-type="float" office:value="-0.14358236">
                <text:p>-0.14358236</text:p>
              </table:table-cell>
            </table:table-row>
            <table:table-row>
              <table:table-cell office:value-type="string">
                <text:p>Row 310</text:p>
              </table:table-cell>
              <table:table-cell office:value-type="float" office:value="4">
                <text:p>4</text:p>
              </table:table-cell>
              <table:table-cell office:value-type="float" office:value="-0.13781986">
                <text:p>-0.13781986</text:p>
              </table:table-cell>
            </table:table-row>
            <table:table-row>
              <table:table-cell office:value-type="string">
                <text:p>Row 311</text:p>
              </table:table-cell>
              <table:table-cell office:value-type="float" office:value="5">
                <text:p>5</text:p>
              </table:table-cell>
              <table:table-cell office:value-type="float" office:value="-0.13270499">
                <text:p>-0.13270499</text:p>
              </table:table-cell>
            </table:table-row>
            <table:table-row>
              <table:table-cell office:value-type="string">
                <text:p>Row 312</text:p>
              </table:table-cell>
              <table:table-cell office:value-type="float" office:value="6">
                <text:p>6</text:p>
              </table:table-cell>
              <table:table-cell office:value-type="float" office:value="-0.12690001">
                <text:p>-0.12690001</text:p>
              </table:table-cell>
            </table:table-row>
            <table:table-row>
              <table:table-cell office:value-type="string">
                <text:p>Row 313</text:p>
              </table:table-cell>
              <table:table-cell office:value-type="float" office:value="7">
                <text:p>7</text:p>
              </table:table-cell>
              <table:table-cell office:value-type="float" office:value="-0.12174297">
                <text:p>-0.12174297</text:p>
              </table:table-cell>
            </table:table-row>
            <table:table-row>
              <table:table-cell office:value-type="string">
                <text:p>Row 314</text:p>
              </table:table-cell>
              <table:table-cell office:value-type="float" office:value="8">
                <text:p>8</text:p>
              </table:table-cell>
              <table:table-cell office:value-type="float" office:value="-0.11614903">
                <text:p>-0.11614903</text:p>
              </table:table-cell>
            </table:table-row>
            <table:table-row>
              <table:table-cell office:value-type="string">
                <text:p>Row 315</text:p>
              </table:table-cell>
              <table:table-cell office:value-type="float" office:value="9">
                <text:p>9</text:p>
              </table:table-cell>
              <table:table-cell office:value-type="float" office:value="-0.10893322">
                <text:p>-0.10893322</text:p>
              </table:table-cell>
            </table:table-row>
            <table:table-row>
              <table:table-cell office:value-type="string">
                <text:p>Row 316</text:p>
              </table:table-cell>
              <table:table-cell office:value-type="float" office:value="10">
                <text:p>10</text:p>
              </table:table-cell>
              <table:table-cell office:value-type="float" office:value="-0.10289874">
                <text:p>-0.10289874</text:p>
              </table:table-cell>
            </table:table-row>
            <table:table-row>
              <table:table-cell office:value-type="string">
                <text:p>Row 317</text:p>
              </table:table-cell>
              <table:table-cell office:value-type="float" office:value="11">
                <text:p>11</text:p>
              </table:table-cell>
              <table:table-cell office:value-type="float" office:value="-0.09748929">
                <text:p>-0.09748929</text:p>
              </table:table-cell>
            </table:table-row>
            <table:table-row>
              <table:table-cell office:value-type="string">
                <text:p>Row 318</text:p>
              </table:table-cell>
              <table:table-cell office:value-type="float" office:value="12">
                <text:p>12</text:p>
              </table:table-cell>
              <table:table-cell office:value-type="float" office:value="-0.09107274">
                <text:p>-0.09107274</text:p>
              </table:table-cell>
            </table:table-row>
            <table:table-row>
              <table:table-cell office:value-type="string">
                <text:p>Row 319</text:p>
              </table:table-cell>
              <table:table-cell office:value-type="float" office:value="13">
                <text:p>13</text:p>
              </table:table-cell>
              <table:table-cell office:value-type="float" office:value="-0.08719438">
                <text:p>-0.08719438</text:p>
              </table:table-cell>
            </table:table-row>
            <table:table-row>
              <table:table-cell office:value-type="string">
                <text:p>Row 320</text:p>
              </table:table-cell>
              <table:table-cell office:value-type="float" office:value="14">
                <text:p>14</text:p>
              </table:table-cell>
              <table:table-cell office:value-type="float" office:value="-0.08201852">
                <text:p>-0.08201852</text:p>
              </table:table-cell>
            </table:table-row>
            <table:table-row>
              <table:table-cell office:value-type="string">
                <text:p>Row 321</text:p>
              </table:table-cell>
              <table:table-cell office:value-type="float" office:value="15">
                <text:p>15</text:p>
              </table:table-cell>
              <table:table-cell office:value-type="float" office:value="-0.07690711">
                <text:p>-0.07690711</text:p>
              </table:table-cell>
            </table:table-row>
            <table:table-row>
              <table:table-cell office:value-type="string">
                <text:p>Row 322</text:p>
              </table:table-cell>
              <table:table-cell office:value-type="float" office:value="16">
                <text:p>16</text:p>
              </table:table-cell>
              <table:table-cell office:value-type="float" office:value="-0.06982625">
                <text:p>-0.06982625</text:p>
              </table:table-cell>
            </table:table-row>
            <table:table-row>
              <table:table-cell office:value-type="string">
                <text:p>Row 323</text:p>
              </table:table-cell>
              <table:table-cell office:value-type="float" office:value="17">
                <text:p>17</text:p>
              </table:table-cell>
              <table:table-cell office:value-type="float" office:value="-0.06601114">
                <text:p>-0.06601114</text:p>
              </table:table-cell>
            </table:table-row>
            <table:table-row>
              <table:table-cell office:value-type="string">
                <text:p>Row 324</text:p>
              </table:table-cell>
              <table:table-cell office:value-type="float" office:value="18">
                <text:p>18</text:p>
              </table:table-cell>
              <table:table-cell office:value-type="float" office:value="-0.06101378">
                <text:p>-0.06101378</text:p>
              </table:table-cell>
            </table:table-row>
            <table:table-row>
              <table:table-cell office:value-type="string">
                <text:p>Row 325</text:p>
              </table:table-cell>
              <table:table-cell office:value-type="float" office:value="19">
                <text:p>19</text:p>
              </table:table-cell>
              <table:table-cell office:value-type="float" office:value="-0.05430003">
                <text:p>-0.05430003</text:p>
              </table:table-cell>
            </table:table-row>
            <table:table-row>
              <table:table-cell office:value-type="string">
                <text:p>Row 326</text:p>
              </table:table-cell>
              <table:table-cell office:value-type="float" office:value="20">
                <text:p>20</text:p>
              </table:table-cell>
              <table:table-cell office:value-type="float" office:value="-0.04878132">
                <text:p>-0.04878132</text:p>
              </table:table-cell>
            </table:table-row>
            <table:table-row>
              <table:table-cell office:value-type="string">
                <text:p>Row 327</text:p>
              </table:table-cell>
              <table:table-cell office:value-type="float" office:value="21">
                <text:p>21</text:p>
              </table:table-cell>
              <table:table-cell office:value-type="float" office:value="-0.04393002">
                <text:p>-0.04393002</text:p>
              </table:table-cell>
            </table:table-row>
            <table:table-row>
              <table:table-cell office:value-type="string">
                <text:p>Row 328</text:p>
              </table:table-cell>
              <table:table-cell office:value-type="float" office:value="22">
                <text:p>22</text:p>
              </table:table-cell>
              <table:table-cell office:value-type="float" office:value="-0.03731905">
                <text:p>-0.03731905</text:p>
              </table:table-cell>
            </table:table-row>
            <table:table-row>
              <table:table-cell office:value-type="string">
                <text:p>Row 329</text:p>
              </table:table-cell>
              <table:table-cell office:value-type="float" office:value="23">
                <text:p>23</text:p>
              </table:table-cell>
              <table:table-cell office:value-type="float" office:value="-0.03260138">
                <text:p>-0.03260138</text:p>
              </table:table-cell>
            </table:table-row>
            <table:table-row>
              <table:table-cell office:value-type="string">
                <text:p>Row 330</text:p>
              </table:table-cell>
              <table:table-cell office:value-type="float" office:value="24">
                <text:p>24</text:p>
              </table:table-cell>
              <table:table-cell office:value-type="float" office:value="-0.02837229">
                <text:p>-0.02837229</text:p>
              </table:table-cell>
            </table:table-row>
            <table:table-row>
              <table:table-cell office:value-type="string">
                <text:p>Row 331</text:p>
              </table:table-cell>
              <table:table-cell office:value-type="float" office:value="25">
                <text:p>25</text:p>
              </table:table-cell>
              <table:table-cell office:value-type="float" office:value="-0.02420036">
                <text:p>-0.02420036</text:p>
              </table:table-cell>
            </table:table-row>
            <table:table-row>
              <table:table-cell office:value-type="string">
                <text:p>Row 332</text:p>
              </table:table-cell>
              <table:table-cell office:value-type="float" office:value="26">
                <text:p>26</text:p>
              </table:table-cell>
              <table:table-cell office:value-type="float" office:value="-0.01821585">
                <text:p>-0.01821585</text:p>
              </table:table-cell>
            </table:table-row>
            <table:table-row>
              <table:table-cell office:value-type="string">
                <text:p>Row 333</text:p>
              </table:table-cell>
              <table:table-cell office:value-type="float" office:value="27">
                <text:p>27</text:p>
              </table:table-cell>
              <table:table-cell office:value-type="float" office:value="-0.01104598">
                <text:p>-0.01104598</text:p>
              </table:table-cell>
            </table:table-row>
            <table:table-row>
              <table:table-cell office:value-type="string">
                <text:p>Row 334</text:p>
              </table:table-cell>
              <table:table-cell office:value-type="float" office:value="28">
                <text:p>28</text:p>
              </table:table-cell>
              <table:table-cell office:value-type="float" office:value="-0.01006232">
                <text:p>-0.01006232</text:p>
              </table:table-cell>
            </table:table-row>
            <table:table-row>
              <table:table-cell office:value-type="string">
                <text:p>Row 335</text:p>
              </table:table-cell>
              <table:table-cell office:value-type="float" office:value="29">
                <text:p>29</text:p>
              </table:table-cell>
              <table:table-cell office:value-type="float" office:value="-0.00134825">
                <text:p>-0.00134825</text:p>
              </table:table-cell>
            </table:table-row>
            <table:table-row>
              <table:table-cell office:value-type="string">
                <text:p>Row 336</text:p>
              </table:table-cell>
              <table:table-cell office:value-type="float" office:value="30">
                <text:p>30</text:p>
              </table:table-cell>
              <table:table-cell office:value-type="float" office:value="0.00313720000000001">
                <text:p>0.00313720000000001</text:p>
              </table:table-cell>
            </table:table-row>
            <table:table-row>
              <table:table-cell office:value-type="string">
                <text:p>Row 337</text:p>
              </table:table-cell>
              <table:table-cell office:value-type="float" office:value="31">
                <text:p>31</text:p>
              </table:table-cell>
              <table:table-cell office:value-type="float" office:value="0.00852922">
                <text:p>0.00852922</text:p>
              </table:table-cell>
            </table:table-row>
            <table:table-row>
              <table:table-cell office:value-type="string">
                <text:p>Row 338</text:p>
              </table:table-cell>
              <table:table-cell office:value-type="float" office:value="32">
                <text:p>32</text:p>
              </table:table-cell>
              <table:table-cell office:value-type="float" office:value="0.01365429">
                <text:p>0.01365429</text:p>
              </table:table-cell>
            </table:table-row>
            <table:table-row>
              <table:table-cell office:value-type="string">
                <text:p>Row 339</text:p>
              </table:table-cell>
              <table:table-cell office:value-type="float" office:value="33">
                <text:p>33</text:p>
              </table:table-cell>
              <table:table-cell office:value-type="float" office:value="0.01434408">
                <text:p>0.01434408</text:p>
              </table:table-cell>
            </table:table-row>
            <table:table-row>
              <table:table-cell office:value-type="string">
                <text:p>Row 340</text:p>
              </table:table-cell>
              <table:table-cell office:value-type="float" office:value="34">
                <text:p>34</text:p>
              </table:table-cell>
              <table:table-cell office:value-type="float" office:value="0.01744266">
                <text:p>0.01744266</text:p>
              </table:table-cell>
            </table:table-row>
            <table:table-row>
              <table:table-cell office:value-type="string">
                <text:p>Row 341</text:p>
              </table:table-cell>
              <table:table-cell office:value-type="float" office:value="35">
                <text:p>35</text:p>
              </table:table-cell>
              <table:table-cell office:value-type="float" office:value="0.01813194">
                <text:p>0.01813194</text:p>
              </table:table-cell>
            </table:table-row>
            <table:table-row>
              <table:table-cell office:value-type="string">
                <text:p>Row 342</text:p>
              </table:table-cell>
              <table:table-cell office:value-type="float" office:value="36">
                <text:p>36</text:p>
              </table:table-cell>
              <table:table-cell office:value-type="float" office:value="0.01967702">
                <text:p>0.01967702</text:p>
              </table:table-cell>
            </table:table-row>
            <table:table-row>
              <table:table-cell office:value-type="string">
                <text:p>Row 343</text:p>
              </table:table-cell>
              <table:table-cell office:value-type="float" office:value="37">
                <text:p>37</text:p>
              </table:table-cell>
              <table:table-cell office:value-type="float" office:value="0.02159804">
                <text:p>0.02159804</text:p>
              </table:table-cell>
            </table:table-row>
            <table:table-row>
              <table:table-cell office:value-type="string">
                <text:p>Row 344</text:p>
              </table:table-cell>
              <table:table-cell office:value-type="float" office:value="38">
                <text:p>38</text:p>
              </table:table-cell>
              <table:table-cell office:value-type="float" office:value="0.02337519">
                <text:p>0.02337519</text:p>
              </table:table-cell>
            </table:table-row>
            <table:table-row>
              <table:table-cell office:value-type="string">
                <text:p>Row 345</text:p>
              </table:table-cell>
              <table:table-cell office:value-type="float" office:value="39">
                <text:p>39</text:p>
              </table:table-cell>
              <table:table-cell office:value-type="float" office:value="0.03058265">
                <text:p>0.03058265</text:p>
              </table:table-cell>
            </table:table-row>
            <table:table-row>
              <table:table-cell office:value-type="string">
                <text:p>Row 346</text:p>
              </table:table-cell>
              <table:table-cell office:value-type="float" office:value="40">
                <text:p>40</text:p>
              </table:table-cell>
              <table:table-cell office:value-type="float" office:value="0.03785596">
                <text:p>0.03785596</text:p>
              </table:table-cell>
            </table:table-row>
            <table:table-row>
              <table:table-cell office:value-type="string">
                <text:p>Row 347</text:p>
              </table:table-cell>
              <table:table-cell office:value-type="float" office:value="41">
                <text:p>41</text:p>
              </table:table-cell>
              <table:table-cell office:value-type="float" office:value="0.04423273">
                <text:p>0.04423273</text:p>
              </table:table-cell>
            </table:table-row>
            <table:table-row>
              <table:table-cell office:value-type="string">
                <text:p>Row 348</text:p>
              </table:table-cell>
              <table:table-cell office:value-type="float" office:value="42">
                <text:p>42</text:p>
              </table:table-cell>
              <table:table-cell office:value-type="float" office:value="0.05067635">
                <text:p>0.05067635</text:p>
              </table:table-cell>
            </table:table-row>
            <table:table-row>
              <table:table-cell office:value-type="string">
                <text:p>Row 349</text:p>
              </table:table-cell>
              <table:table-cell office:value-type="float" office:value="43">
                <text:p>43</text:p>
              </table:table-cell>
              <table:table-cell office:value-type="float" office:value="0.05869456">
                <text:p>0.05869456</text:p>
              </table:table-cell>
            </table:table-row>
            <table:table-row>
              <table:table-cell office:value-type="string">
                <text:p>Row 350</text:p>
              </table:table-cell>
              <table:table-cell office:value-type="float" office:value="44">
                <text:p>44</text:p>
              </table:table-cell>
              <table:table-cell office:value-type="float" office:value="0.06250946">
                <text:p>0.06250946</text:p>
              </table:table-cell>
            </table:table-row>
            <table:table-row>
              <table:table-cell office:value-type="string">
                <text:p>Row 351</text:p>
              </table:table-cell>
              <table:table-cell office:value-type="float" office:value="45">
                <text:p>45</text:p>
              </table:table-cell>
              <table:table-cell office:value-type="float" office:value="0.06327986">
                <text:p>0.06327986</text:p>
              </table:table-cell>
            </table:table-row>
            <table:table-row>
              <table:table-cell office:value-type="string">
                <text:p>Row 352</text:p>
              </table:table-cell>
              <table:table-cell office:value-type="float" office:value="46">
                <text:p>46</text:p>
              </table:table-cell>
              <table:table-cell office:value-type="float" office:value="0.06618828">
                <text:p>0.06618828</text:p>
              </table:table-cell>
            </table:table-row>
            <table:table-row>
              <table:table-cell office:value-type="string">
                <text:p>Row 353</text:p>
              </table:table-cell>
              <table:table-cell office:value-type="float" office:value="47">
                <text:p>47</text:p>
              </table:table-cell>
              <table:table-cell office:value-type="float" office:value="0.07405329">
                <text:p>0.07405329</text:p>
              </table:table-cell>
            </table:table-row>
            <table:table-row>
              <table:table-cell office:value-type="string">
                <text:p>Row 354</text:p>
              </table:table-cell>
              <table:table-cell office:value-type="float" office:value="48">
                <text:p>48</text:p>
              </table:table-cell>
              <table:table-cell office:value-type="float" office:value="0.08292057">
                <text:p>0.08292057</text:p>
              </table:table-cell>
            </table:table-row>
            <table:table-row>
              <table:table-cell office:value-type="string">
                <text:p>Row 355</text:p>
              </table:table-cell>
              <table:table-cell office:value-type="float" office:value="49">
                <text:p>49</text:p>
              </table:table-cell>
              <table:table-cell office:value-type="float" office:value="0.09087398">
                <text:p>0.09087398</text:p>
              </table:table-cell>
            </table:table-row>
            <table:table-row>
              <table:table-cell office:value-type="string">
                <text:p>Row 356</text:p>
              </table:table-cell>
              <table:table-cell office:value-type="float" office:value="50">
                <text:p>50</text:p>
              </table:table-cell>
              <table:table-cell office:value-type="float" office:value="0.09852304">
                <text:p>0.09852304</text:p>
              </table:table-cell>
            </table:table-row>
            <table:table-row>
              <table:table-cell office:value-type="string">
                <text:p>Row 357</text:p>
              </table:table-cell>
              <table:table-cell office:value-type="float" office:value="51">
                <text:p>51</text:p>
              </table:table-cell>
              <table:table-cell office:value-type="float" office:value="0.11039492">
                <text:p>0.11039492</text:p>
              </table:table-cell>
            </table:table-row>
            <table:table-row>
              <table:table-cell office:value-type="string">
                <text:p>Row 358</text:p>
              </table:table-cell>
              <table:table-cell office:value-type="float" office:value="52">
                <text:p>52</text:p>
              </table:table-cell>
              <table:table-cell office:value-type="float" office:value="0.1097021">
                <text:p>0.1097021</text:p>
              </table:table-cell>
            </table:table-row>
            <table:table-row>
              <table:table-cell office:value-type="string">
                <text:p>Row 359</text:p>
              </table:table-cell>
              <table:table-cell office:value-type="float" office:value="53">
                <text:p>53</text:p>
              </table:table-cell>
              <table:table-cell office:value-type="float" office:value="0.11433984">
                <text:p>0.11433984</text:p>
              </table:table-cell>
            </table:table-row>
            <table:table-row>
              <table:table-cell office:value-type="string">
                <text:p>Row 360</text:p>
              </table:table-cell>
              <table:table-cell office:value-type="float" office:value="54">
                <text:p>54</text:p>
              </table:table-cell>
              <table:table-cell office:value-type="float" office:value="0.11784835">
                <text:p>0.11784835</text:p>
              </table:table-cell>
            </table:table-row>
            <table:table-row>
              <table:table-cell office:value-type="string">
                <text:p>Row 361</text:p>
              </table:table-cell>
              <table:table-cell office:value-type="float" office:value="55">
                <text:p>55</text:p>
              </table:table-cell>
              <table:table-cell office:value-type="float" office:value="0.11705991">
                <text:p>0.11705991</text:p>
              </table:table-cell>
            </table:table-row>
            <table:table-row>
              <table:table-cell office:value-type="string">
                <text:p>Row 362</text:p>
              </table:table-cell>
              <table:table-cell office:value-type="float" office:value="56">
                <text:p>56</text:p>
              </table:table-cell>
              <table:table-cell office:value-type="float" office:value="0.12083381">
                <text:p>0.12083381</text:p>
              </table:table-cell>
            </table:table-row>
            <table:table-row>
              <table:table-cell office:value-type="string">
                <text:p>Row 363</text:p>
              </table:table-cell>
              <table:table-cell office:value-type="float" office:value="57">
                <text:p>57</text:p>
              </table:table-cell>
              <table:table-cell office:value-type="float" office:value="0.12804902">
                <text:p>0.12804902</text:p>
              </table:table-cell>
            </table:table-row>
            <table:table-row>
              <table:table-cell office:value-type="string">
                <text:p>Row 364</text:p>
              </table:table-cell>
              <table:table-cell office:value-type="float" office:value="58">
                <text:p>58</text:p>
              </table:table-cell>
              <table:table-cell office:value-type="float" office:value="0.14502572">
                <text:p>0.14502572</text:p>
              </table:table-cell>
            </table:table-row>
            <table:table-row>
              <table:table-cell office:value-type="string">
                <text:p>Row 365</text:p>
              </table:table-cell>
              <table:table-cell office:value-type="float" office:value="59">
                <text:p>59</text:p>
              </table:table-cell>
              <table:table-cell office:value-type="float" office:value="0.14902547">
                <text:p>0.14902547</text:p>
              </table:table-cell>
            </table:table-row>
            <table:table-row>
              <table:table-cell office:value-type="string">
                <text:p>Row 366</text:p>
              </table:table-cell>
              <table:table-cell office:value-type="float" office:value="60">
                <text:p>60</text:p>
              </table:table-cell>
              <table:table-cell office:value-type="float" office:value="0.15412321">
                <text:p>0.15412321</text:p>
              </table:table-cell>
            </table:table-row>
            <table:table-row>
              <table:table-cell office:value-type="string">
                <text:p>Row 367</text:p>
              </table:table-cell>
              <table:table-cell office:value-type="float" office:value="61">
                <text:p>61</text:p>
              </table:table-cell>
              <table:table-cell office:value-type="float" office:value="0.15839565">
                <text:p>0.15839565</text:p>
              </table:table-cell>
            </table:table-row>
            <table:table-row>
              <table:table-cell office:value-type="string">
                <text:p>Row 368</text:p>
              </table:table-cell>
              <table:table-cell office:value-type="float" office:value="62">
                <text:p>62</text:p>
              </table:table-cell>
              <table:table-cell office:value-type="float" office:value="0.17051792">
                <text:p>0.17051792</text:p>
              </table:table-cell>
            </table:table-row>
            <table:table-row>
              <table:table-cell office:value-type="string">
                <text:p>Row 369</text:p>
              </table:table-cell>
              <table:table-cell office:value-type="float" office:value="63">
                <text:p>63</text:p>
              </table:table-cell>
              <table:table-cell office:value-type="float" office:value="0.16109171">
                <text:p>0.16109171</text:p>
              </table:table-cell>
            </table:table-row>
            <table:table-row>
              <table:table-cell office:value-type="string">
                <text:p>Row 370</text:p>
              </table:table-cell>
              <table:table-cell office:value-type="float" office:value="64">
                <text:p>64</text:p>
              </table:table-cell>
              <table:table-cell office:value-type="float" office:value="0.18080545">
                <text:p>0.18080545</text:p>
              </table:table-cell>
            </table:table-row>
            <table:table-row>
              <table:table-cell office:value-type="string">
                <text:p>Row 371</text:p>
              </table:table-cell>
              <table:table-cell office:value-type="float" office:value="65">
                <text:p>65</text:p>
              </table:table-cell>
              <table:table-cell office:value-type="float" office:value="0.19375113">
                <text:p>0.19375113</text:p>
              </table:table-cell>
            </table:table-row>
            <table:table-row>
              <table:table-cell office:value-type="string">
                <text:p>Row 372</text:p>
              </table:table-cell>
              <table:table-cell office:value-type="float" office:value="66">
                <text:p>66</text:p>
              </table:table-cell>
              <table:table-cell office:value-type="float" office:value="0.23108659">
                <text:p>0.23108659</text:p>
              </table:table-cell>
            </table:table-row>
            <table:table-row>
              <table:table-cell office:value-type="string">
                <text:p>Row 373</text:p>
              </table:table-cell>
              <table:table-cell office:value-type="float" office:value="67">
                <text:p>67</text:p>
              </table:table-cell>
              <table:table-cell office:value-type="float" office:value="0.23756364">
                <text:p>0.23756364</text:p>
              </table:table-cell>
            </table:table-row>
            <table:table-row>
              <table:table-cell office:value-type="string">
                <text:p>Row 374</text:p>
              </table:table-cell>
              <table:table-cell office:value-type="float" office:value="68">
                <text:p>68</text:p>
              </table:table-cell>
              <table:table-cell office:value-type="float" office:value="0.24215239">
                <text:p>0.24215239</text:p>
              </table:table-cell>
            </table:table-row>
            <table:table-row>
              <table:table-cell office:value-type="string">
                <text:p>Row 375</text:p>
              </table:table-cell>
              <table:table-cell office:value-type="float" office:value="69">
                <text:p>69</text:p>
              </table:table-cell>
              <table:table-cell office:value-type="float" office:value="0.25044756">
                <text:p>0.25044756</text:p>
              </table:table-cell>
            </table:table-row>
            <table:table-row>
              <table:table-cell office:value-type="string">
                <text:p>Row 376</text:p>
              </table:table-cell>
              <table:table-cell office:value-type="float" office:value="70">
                <text:p>70</text:p>
              </table:table-cell>
              <table:table-cell office:value-type="float" office:value="0.23709643">
                <text:p>0.23709643</text:p>
              </table:table-cell>
            </table:table-row>
            <table:table-row>
              <table:table-cell office:value-type="string">
                <text:p>Row 377</text:p>
              </table:table-cell>
              <table:table-cell office:value-type="float" office:value="71">
                <text:p>71</text:p>
              </table:table-cell>
              <table:table-cell office:value-type="float" office:value="0.23626513">
                <text:p>0.23626513</text:p>
              </table:table-cell>
            </table:table-row>
            <table:table-row>
              <table:table-cell office:value-type="string">
                <text:p>Row 378</text:p>
              </table:table-cell>
              <table:table-cell office:value-type="float" office:value="72">
                <text:p>72</text:p>
              </table:table-cell>
              <table:table-cell office:value-type="float" office:value="0.24721875">
                <text:p>0.24721875</text:p>
              </table:table-cell>
            </table:table-row>
            <table:table-row>
              <table:table-cell office:value-type="string">
                <text:p>Row 379</text:p>
              </table:table-cell>
              <table:table-cell office:value-type="float" office:value="73">
                <text:p>73</text:p>
              </table:table-cell>
              <table:table-cell office:value-type="float" office:value="0.235416">
                <text:p>0.235416</text:p>
              </table:table-cell>
            </table:table-row>
            <table:table-row>
              <table:table-cell office:value-type="string">
                <text:p>Row 380</text:p>
              </table:table-cell>
              <table:table-cell office:value-type="float" office:value="74">
                <text:p>74</text:p>
              </table:table-cell>
              <table:table-cell office:value-type="float" office:value="0.24135105">
                <text:p>0.24135105</text:p>
              </table:table-cell>
            </table:table-row>
            <table:table-row>
              <table:table-cell office:value-type="string">
                <text:p>Row 381</text:p>
              </table:table-cell>
              <table:table-cell office:value-type="float" office:value="75">
                <text:p>75</text:p>
              </table:table-cell>
              <table:table-cell office:value-type="float" office:value="0.24750436">
                <text:p>0.24750436</text:p>
              </table:table-cell>
            </table:table-row>
            <table:table-row>
              <table:table-cell office:value-type="string">
                <text:p>Row 382</text:p>
              </table:table-cell>
              <table:table-cell office:value-type="float" office:value="76">
                <text:p>76</text:p>
              </table:table-cell>
              <table:table-cell office:value-type="float" office:value="0.27813825">
                <text:p>0.27813825</text:p>
              </table:table-cell>
            </table:table-row>
            <table:table-row>
              <table:table-cell office:value-type="string">
                <text:p>Row 383</text:p>
              </table:table-cell>
              <table:table-cell office:value-type="float" office:value="77">
                <text:p>77</text:p>
              </table:table-cell>
              <table:table-cell office:value-type="float" office:value="0.27598983">
                <text:p>0.27598983</text:p>
              </table:table-cell>
            </table:table-row>
            <table:table-row>
              <table:table-cell office:value-type="string">
                <text:p>Row 384</text:p>
              </table:table-cell>
              <table:table-cell office:value-type="float" office:value="78">
                <text:p>78</text:p>
              </table:table-cell>
              <table:table-cell office:value-type="float" office:value="0.29842582">
                <text:p>0.29842582</text:p>
              </table:table-cell>
            </table:table-row>
            <table:table-row>
              <table:table-cell office:value-type="string">
                <text:p>Row 385</text:p>
              </table:table-cell>
              <table:table-cell office:value-type="float" office:value="79">
                <text:p>79</text:p>
              </table:table-cell>
              <table:table-cell office:value-type="float" office:value="0.32349768">
                <text:p>0.32349768</text:p>
              </table:table-cell>
            </table:table-row>
            <table:table-row>
              <table:table-cell office:value-type="string">
                <text:p>Row 386</text:p>
              </table:table-cell>
              <table:table-cell office:value-type="float" office:value="80">
                <text:p>80</text:p>
              </table:table-cell>
              <table:table-cell office:value-type="float" office:value="0.31536856">
                <text:p>0.31536856</text:p>
              </table:table-cell>
            </table:table-row>
            <table:table-row>
              <table:table-cell office:value-type="string">
                <text:p>Row 387</text:p>
              </table:table-cell>
              <table:table-cell office:value-type="float" office:value="81">
                <text:p>81</text:p>
              </table:table-cell>
              <table:table-cell office:value-type="float" office:value="0.30923256">
                <text:p>0.30923256</text:p>
              </table:table-cell>
            </table:table-row>
            <table:table-row>
              <table:table-cell office:value-type="string">
                <text:p>Row 388</text:p>
              </table:table-cell>
              <table:table-cell office:value-type="float" office:value="82">
                <text:p>82</text:p>
              </table:table-cell>
              <table:table-cell office:value-type="float" office:value="0.31644486">
                <text:p>0.31644486</text:p>
              </table:table-cell>
            </table:table-row>
            <table:table-row>
              <table:table-cell office:value-type="string">
                <text:p>Row 389</text:p>
              </table:table-cell>
              <table:table-cell office:value-type="float" office:value="83">
                <text:p>83</text:p>
              </table:table-cell>
              <table:table-cell office:value-type="float" office:value="0.2948235">
                <text:p>0.2948235</text:p>
              </table:table-cell>
            </table:table-row>
            <table:table-row>
              <table:table-cell office:value-type="string">
                <text:p>Row 390</text:p>
              </table:table-cell>
              <table:table-cell office:value-type="float" office:value="84">
                <text:p>84</text:p>
              </table:table-cell>
              <table:table-cell office:value-type="float" office:value="0.32730173">
                <text:p>0.32730173</text:p>
              </table:table-cell>
            </table:table-row>
            <table:table-row>
              <table:table-cell office:value-type="string">
                <text:p>Row 391</text:p>
              </table:table-cell>
              <table:table-cell office:value-type="float" office:value="85">
                <text:p>85</text:p>
              </table:table-cell>
              <table:table-cell office:value-type="float" office:value="0.33844082">
                <text:p>0.33844082</text:p>
              </table:table-cell>
            </table:table-row>
            <table:table-row>
              <table:table-cell office:value-type="string">
                <text:p>Row 392</text:p>
              </table:table-cell>
              <table:table-cell office:value-type="float" office:value="86">
                <text:p>86</text:p>
              </table:table-cell>
              <table:table-cell office:value-type="float" office:value="0.36422376">
                <text:p>0.36422376</text:p>
              </table:table-cell>
            </table:table-row>
            <table:table-row>
              <table:table-cell office:value-type="string">
                <text:p>Row 393</text:p>
              </table:table-cell>
              <table:table-cell office:value-type="float" office:value="87">
                <text:p>87</text:p>
              </table:table-cell>
              <table:table-cell office:value-type="float" office:value="0.3719217">
                <text:p>0.3719217</text:p>
              </table:table-cell>
            </table:table-row>
            <table:table-row>
              <table:table-cell office:value-type="string">
                <text:p>Row 394</text:p>
              </table:table-cell>
              <table:table-cell office:value-type="float" office:value="88">
                <text:p>88</text:p>
              </table:table-cell>
              <table:table-cell office:value-type="float" office:value="0.39832728">
                <text:p>0.39832728</text:p>
              </table:table-cell>
            </table:table-row>
            <table:table-row>
              <table:table-cell office:value-type="string">
                <text:p>Row 395</text:p>
              </table:table-cell>
              <table:table-cell office:value-type="float" office:value="89">
                <text:p>89</text:p>
              </table:table-cell>
              <table:table-cell office:value-type="float" office:value="0.41023699">
                <text:p>0.41023699</text:p>
              </table:table-cell>
            </table:table-row>
            <table:table-row>
              <table:table-cell office:value-type="string">
                <text:p>Row 396</text:p>
              </table:table-cell>
              <table:table-cell office:value-type="float" office:value="90">
                <text:p>90</text:p>
              </table:table-cell>
              <table:table-cell office:value-type="float" office:value="0.41876784">
                <text:p>0.41876784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14cm" svg:y="0.14cm" chart:style-name="ch2">
          <text:p>Main Title</text:p>
        </chart:title>
        <chart:legend chart:legend-position="end" svg:x="6.567cm" svg:y="3.309cm" chart:style-name="ch3"/>
        <chart:plot-area chart:style-name="ch4" table:cell-range-address="Sheet1.$A$401:.$B$496" chart:table-number-list="0" svg:x="0.16cm" svg:y="0.941cm" svg:width="6.088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401</text:p>
              </table:table-cell>
              <table:table-cell office:value-type="float" office:value="-5">
                <text:p>-5</text:p>
              </table:table-cell>
              <table:table-cell office:value-type="float" office:value="-0.13044318">
                <text:p>-0.13044318</text:p>
              </table:table-cell>
            </table:table-row>
            <table:table-row>
              <table:table-cell office:value-type="string">
                <text:p>Row 402</text:p>
              </table:table-cell>
              <table:table-cell office:value-type="float" office:value="-4">
                <text:p>-4</text:p>
              </table:table-cell>
              <table:table-cell office:value-type="float" office:value="-0.03025502">
                <text:p>-0.03025502</text:p>
              </table:table-cell>
            </table:table-row>
            <table:table-row>
              <table:table-cell office:value-type="string">
                <text:p>Row 403</text:p>
              </table:table-cell>
              <table:table-cell office:value-type="float" office:value="-3">
                <text:p>-3</text:p>
              </table:table-cell>
              <table:table-cell office:value-type="float" office:value="-0.06126073">
                <text:p>-0.06126073</text:p>
              </table:table-cell>
            </table:table-row>
            <table:table-row>
              <table:table-cell office:value-type="string">
                <text:p>Row 404</text:p>
              </table:table-cell>
              <table:table-cell office:value-type="float" office:value="-2">
                <text:p>-2</text:p>
              </table:table-cell>
              <table:table-cell office:value-type="float" office:value="-0.03708243">
                <text:p>-0.03708243</text:p>
              </table:table-cell>
            </table:table-row>
            <table:table-row>
              <table:table-cell office:value-type="string">
                <text:p>Row 405</text:p>
              </table:table-cell>
              <table:table-cell office:value-type="float" office:value="-1">
                <text:p>-1</text:p>
              </table:table-cell>
              <table:table-cell office:value-type="float" office:value="-0.04363334">
                <text:p>-0.04363334</text:p>
              </table:table-cell>
            </table:table-row>
            <table:table-row>
              <table:table-cell office:value-type="string">
                <text:p>Row 406</text:p>
              </table:table-cell>
              <table:table-cell office:value-type="float" office:value="0">
                <text:p>0</text:p>
              </table:table-cell>
              <table:table-cell office:value-type="float" office:value="-0.09581172">
                <text:p>-0.09581172</text:p>
              </table:table-cell>
            </table:table-row>
            <table:table-row>
              <table:table-cell office:value-type="string">
                <text:p>Row 407</text:p>
              </table:table-cell>
              <table:table-cell office:value-type="float" office:value="1">
                <text:p>1</text:p>
              </table:table-cell>
              <table:table-cell office:value-type="float" office:value="-0.07902748">
                <text:p>-0.07902748</text:p>
              </table:table-cell>
            </table:table-row>
            <table:table-row>
              <table:table-cell office:value-type="string">
                <text:p>Row 408</text:p>
              </table:table-cell>
              <table:table-cell office:value-type="float" office:value="2">
                <text:p>2</text:p>
              </table:table-cell>
              <table:table-cell office:value-type="float" office:value="-0.11067998">
                <text:p>-0.11067998</text:p>
              </table:table-cell>
            </table:table-row>
            <table:table-row>
              <table:table-cell office:value-type="string">
                <text:p>Row 409</text:p>
              </table:table-cell>
              <table:table-cell office:value-type="float" office:value="3">
                <text:p>3</text:p>
              </table:table-cell>
              <table:table-cell office:value-type="float" office:value="-0.10588921">
                <text:p>-0.10588921</text:p>
              </table:table-cell>
            </table:table-row>
            <table:table-row>
              <table:table-cell office:value-type="string">
                <text:p>Row 410</text:p>
              </table:table-cell>
              <table:table-cell office:value-type="float" office:value="4">
                <text:p>4</text:p>
              </table:table-cell>
              <table:table-cell office:value-type="float" office:value="-0.06102049">
                <text:p>-0.06102049</text:p>
              </table:table-cell>
            </table:table-row>
            <table:table-row>
              <table:table-cell office:value-type="string">
                <text:p>Row 411</text:p>
              </table:table-cell>
              <table:table-cell office:value-type="float" office:value="5">
                <text:p>5</text:p>
              </table:table-cell>
              <table:table-cell office:value-type="float" office:value="-0.07670972">
                <text:p>-0.07670972</text:p>
              </table:table-cell>
            </table:table-row>
            <table:table-row>
              <table:table-cell office:value-type="string">
                <text:p>Row 412</text:p>
              </table:table-cell>
              <table:table-cell office:value-type="float" office:value="6">
                <text:p>6</text:p>
              </table:table-cell>
              <table:table-cell office:value-type="float" office:value="-0.0722954000000001">
                <text:p>-0.0722954000000001</text:p>
              </table:table-cell>
            </table:table-row>
            <table:table-row>
              <table:table-cell office:value-type="string">
                <text:p>Row 413</text:p>
              </table:table-cell>
              <table:table-cell office:value-type="float" office:value="7">
                <text:p>7</text:p>
              </table:table-cell>
              <table:table-cell office:value-type="float" office:value="-0.08084956">
                <text:p>-0.08084956</text:p>
              </table:table-cell>
            </table:table-row>
            <table:table-row>
              <table:table-cell office:value-type="string">
                <text:p>Row 414</text:p>
              </table:table-cell>
              <table:table-cell office:value-type="float" office:value="8">
                <text:p>8</text:p>
              </table:table-cell>
              <table:table-cell office:value-type="float" office:value="-0.07279206">
                <text:p>-0.07279206</text:p>
              </table:table-cell>
            </table:table-row>
            <table:table-row>
              <table:table-cell office:value-type="string">
                <text:p>Row 415</text:p>
              </table:table-cell>
              <table:table-cell office:value-type="float" office:value="9">
                <text:p>9</text:p>
              </table:table-cell>
              <table:table-cell office:value-type="float" office:value="-0.06650964">
                <text:p>-0.06650964</text:p>
              </table:table-cell>
            </table:table-row>
            <table:table-row>
              <table:table-cell office:value-type="string">
                <text:p>Row 416</text:p>
              </table:table-cell>
              <table:table-cell office:value-type="float" office:value="10">
                <text:p>10</text:p>
              </table:table-cell>
              <table:table-cell office:value-type="float" office:value="-0.06089598">
                <text:p>-0.06089598</text:p>
              </table:table-cell>
            </table:table-row>
            <table:table-row>
              <table:table-cell office:value-type="string">
                <text:p>Row 417</text:p>
              </table:table-cell>
              <table:table-cell office:value-type="float" office:value="11">
                <text:p>11</text:p>
              </table:table-cell>
              <table:table-cell office:value-type="float" office:value="-0.06259048">
                <text:p>-0.06259048</text:p>
              </table:table-cell>
            </table:table-row>
            <table:table-row>
              <table:table-cell office:value-type="string">
                <text:p>Row 418</text:p>
              </table:table-cell>
              <table:table-cell office:value-type="float" office:value="12">
                <text:p>12</text:p>
              </table:table-cell>
              <table:table-cell office:value-type="float" office:value="-0.06344679">
                <text:p>-0.06344679</text:p>
              </table:table-cell>
            </table:table-row>
            <table:table-row>
              <table:table-cell office:value-type="string">
                <text:p>Row 419</text:p>
              </table:table-cell>
              <table:table-cell office:value-type="float" office:value="13">
                <text:p>13</text:p>
              </table:table-cell>
              <table:table-cell office:value-type="float" office:value="-0.06291109">
                <text:p>-0.06291109</text:p>
              </table:table-cell>
            </table:table-row>
            <table:table-row>
              <table:table-cell office:value-type="string">
                <text:p>Row 420</text:p>
              </table:table-cell>
              <table:table-cell office:value-type="float" office:value="14">
                <text:p>14</text:p>
              </table:table-cell>
              <table:table-cell office:value-type="float" office:value="-0.06400416">
                <text:p>-0.06400416</text:p>
              </table:table-cell>
            </table:table-row>
            <table:table-row>
              <table:table-cell office:value-type="string">
                <text:p>Row 421</text:p>
              </table:table-cell>
              <table:table-cell office:value-type="float" office:value="15">
                <text:p>15</text:p>
              </table:table-cell>
              <table:table-cell office:value-type="float" office:value="-0.06302464">
                <text:p>-0.06302464</text:p>
              </table:table-cell>
            </table:table-row>
            <table:table-row>
              <table:table-cell office:value-type="string">
                <text:p>Row 422</text:p>
              </table:table-cell>
              <table:table-cell office:value-type="float" office:value="16">
                <text:p>16</text:p>
              </table:table-cell>
              <table:table-cell office:value-type="float" office:value="-0.06477917">
                <text:p>-0.06477917</text:p>
              </table:table-cell>
            </table:table-row>
            <table:table-row>
              <table:table-cell office:value-type="string">
                <text:p>Row 423</text:p>
              </table:table-cell>
              <table:table-cell office:value-type="float" office:value="17">
                <text:p>17</text:p>
              </table:table-cell>
              <table:table-cell office:value-type="float" office:value="-0.06396121">
                <text:p>-0.06396121</text:p>
              </table:table-cell>
            </table:table-row>
            <table:table-row>
              <table:table-cell office:value-type="string">
                <text:p>Row 424</text:p>
              </table:table-cell>
              <table:table-cell office:value-type="float" office:value="18">
                <text:p>18</text:p>
              </table:table-cell>
              <table:table-cell office:value-type="float" office:value="-0.0647319">
                <text:p>-0.0647319</text:p>
              </table:table-cell>
            </table:table-row>
            <table:table-row>
              <table:table-cell office:value-type="string">
                <text:p>Row 425</text:p>
              </table:table-cell>
              <table:table-cell office:value-type="float" office:value="19">
                <text:p>19</text:p>
              </table:table-cell>
              <table:table-cell office:value-type="float" office:value="-0.06643495">
                <text:p>-0.06643495</text:p>
              </table:table-cell>
            </table:table-row>
            <table:table-row>
              <table:table-cell office:value-type="string">
                <text:p>Row 426</text:p>
              </table:table-cell>
              <table:table-cell office:value-type="float" office:value="20">
                <text:p>20</text:p>
              </table:table-cell>
              <table:table-cell office:value-type="float" office:value="-0.06594374">
                <text:p>-0.06594374</text:p>
              </table:table-cell>
            </table:table-row>
            <table:table-row>
              <table:table-cell office:value-type="string">
                <text:p>Row 427</text:p>
              </table:table-cell>
              <table:table-cell office:value-type="float" office:value="21">
                <text:p>21</text:p>
              </table:table-cell>
              <table:table-cell office:value-type="float" office:value="-0.06391349">
                <text:p>-0.06391349</text:p>
              </table:table-cell>
            </table:table-row>
            <table:table-row>
              <table:table-cell office:value-type="string">
                <text:p>Row 428</text:p>
              </table:table-cell>
              <table:table-cell office:value-type="float" office:value="22">
                <text:p>22</text:p>
              </table:table-cell>
              <table:table-cell office:value-type="float" office:value="-0.06462141">
                <text:p>-0.06462141</text:p>
              </table:table-cell>
            </table:table-row>
            <table:table-row>
              <table:table-cell office:value-type="string">
                <text:p>Row 429</text:p>
              </table:table-cell>
              <table:table-cell office:value-type="float" office:value="23">
                <text:p>23</text:p>
              </table:table-cell>
              <table:table-cell office:value-type="float" office:value="-0.0646503000000001">
                <text:p>-0.0646503000000001</text:p>
              </table:table-cell>
            </table:table-row>
            <table:table-row>
              <table:table-cell office:value-type="string">
                <text:p>Row 430</text:p>
              </table:table-cell>
              <table:table-cell office:value-type="float" office:value="24">
                <text:p>24</text:p>
              </table:table-cell>
              <table:table-cell office:value-type="float" office:value="-0.06314575">
                <text:p>-0.06314575</text:p>
              </table:table-cell>
            </table:table-row>
            <table:table-row>
              <table:table-cell office:value-type="string">
                <text:p>Row 431</text:p>
              </table:table-cell>
              <table:table-cell office:value-type="float" office:value="25">
                <text:p>25</text:p>
              </table:table-cell>
              <table:table-cell office:value-type="float" office:value="-0.06301269">
                <text:p>-0.06301269</text:p>
              </table:table-cell>
            </table:table-row>
            <table:table-row>
              <table:table-cell office:value-type="string">
                <text:p>Row 432</text:p>
              </table:table-cell>
              <table:table-cell office:value-type="float" office:value="26">
                <text:p>26</text:p>
              </table:table-cell>
              <table:table-cell office:value-type="float" office:value="-0.06429583">
                <text:p>-0.06429583</text:p>
              </table:table-cell>
            </table:table-row>
            <table:table-row>
              <table:table-cell office:value-type="string">
                <text:p>Row 433</text:p>
              </table:table-cell>
              <table:table-cell office:value-type="float" office:value="27">
                <text:p>27</text:p>
              </table:table-cell>
              <table:table-cell office:value-type="float" office:value="-0.06691691">
                <text:p>-0.06691691</text:p>
              </table:table-cell>
            </table:table-row>
            <table:table-row>
              <table:table-cell office:value-type="string">
                <text:p>Row 434</text:p>
              </table:table-cell>
              <table:table-cell office:value-type="float" office:value="28">
                <text:p>28</text:p>
              </table:table-cell>
              <table:table-cell office:value-type="float" office:value="-0.0651766">
                <text:p>-0.0651766</text:p>
              </table:table-cell>
            </table:table-row>
            <table:table-row>
              <table:table-cell office:value-type="string">
                <text:p>Row 435</text:p>
              </table:table-cell>
              <table:table-cell office:value-type="float" office:value="29">
                <text:p>29</text:p>
              </table:table-cell>
              <table:table-cell office:value-type="float" office:value="-0.06782266">
                <text:p>-0.06782266</text:p>
              </table:table-cell>
            </table:table-row>
            <table:table-row>
              <table:table-cell office:value-type="string">
                <text:p>Row 436</text:p>
              </table:table-cell>
              <table:table-cell office:value-type="float" office:value="30">
                <text:p>30</text:p>
              </table:table-cell>
              <table:table-cell office:value-type="float" office:value="-0.07655031">
                <text:p>-0.07655031</text:p>
              </table:table-cell>
            </table:table-row>
            <table:table-row>
              <table:table-cell office:value-type="string">
                <text:p>Row 437</text:p>
              </table:table-cell>
              <table:table-cell office:value-type="float" office:value="31">
                <text:p>31</text:p>
              </table:table-cell>
              <table:table-cell office:value-type="float" office:value="-0.0772921906621519">
                <text:p>-0.0772921906621519</text:p>
              </table:table-cell>
            </table:table-row>
            <table:table-row>
              <table:table-cell office:value-type="string">
                <text:p>Row 438</text:p>
              </table:table-cell>
              <table:table-cell office:value-type="float" office:value="32">
                <text:p>32</text:p>
              </table:table-cell>
              <table:table-cell office:value-type="float" office:value="-0.0821928465568333">
                <text:p>-0.0821928465568333</text:p>
              </table:table-cell>
            </table:table-row>
            <table:table-row>
              <table:table-cell office:value-type="string">
                <text:p>Row 439</text:p>
              </table:table-cell>
              <table:table-cell office:value-type="float" office:value="33">
                <text:p>33</text:p>
              </table:table-cell>
              <table:table-cell office:value-type="float" office:value="-0.0818583788856377">
                <text:p>-0.0818583788856377</text:p>
              </table:table-cell>
            </table:table-row>
            <table:table-row>
              <table:table-cell office:value-type="string">
                <text:p>Row 440</text:p>
              </table:table-cell>
              <table:table-cell office:value-type="float" office:value="34">
                <text:p>34</text:p>
              </table:table-cell>
              <table:table-cell office:value-type="float" office:value="-0.082862362136245">
                <text:p>-0.082862362136245</text:p>
              </table:table-cell>
            </table:table-row>
            <table:table-row>
              <table:table-cell office:value-type="string">
                <text:p>Row 441</text:p>
              </table:table-cell>
              <table:table-cell office:value-type="float" office:value="35">
                <text:p>35</text:p>
              </table:table-cell>
              <table:table-cell office:value-type="float" office:value="-0.0813104446126633">
                <text:p>-0.0813104446126633</text:p>
              </table:table-cell>
            </table:table-row>
            <table:table-row>
              <table:table-cell office:value-type="string">
                <text:p>Row 442</text:p>
              </table:table-cell>
              <table:table-cell office:value-type="float" office:value="36">
                <text:p>36</text:p>
              </table:table-cell>
              <table:table-cell office:value-type="float" office:value="-0.0800468442665095">
                <text:p>-0.0800468442665095</text:p>
              </table:table-cell>
            </table:table-row>
            <table:table-row>
              <table:table-cell office:value-type="string">
                <text:p>Row 443</text:p>
              </table:table-cell>
              <table:table-cell office:value-type="float" office:value="37">
                <text:p>37</text:p>
              </table:table-cell>
              <table:table-cell office:value-type="float" office:value="-0.0747380219387705">
                <text:p>-0.0747380219387705</text:p>
              </table:table-cell>
            </table:table-row>
            <table:table-row>
              <table:table-cell office:value-type="string">
                <text:p>Row 444</text:p>
              </table:table-cell>
              <table:table-cell office:value-type="float" office:value="38">
                <text:p>38</text:p>
              </table:table-cell>
              <table:table-cell office:value-type="float" office:value="-0.0734602793977729">
                <text:p>-0.0734602793977729</text:p>
              </table:table-cell>
            </table:table-row>
            <table:table-row>
              <table:table-cell office:value-type="string">
                <text:p>Row 445</text:p>
              </table:table-cell>
              <table:table-cell office:value-type="float" office:value="39">
                <text:p>39</text:p>
              </table:table-cell>
              <table:table-cell office:value-type="float" office:value="-0.0739092183068407">
                <text:p>-0.0739092183068407</text:p>
              </table:table-cell>
            </table:table-row>
            <table:table-row>
              <table:table-cell office:value-type="string">
                <text:p>Row 446</text:p>
              </table:table-cell>
              <table:table-cell office:value-type="float" office:value="40">
                <text:p>40</text:p>
              </table:table-cell>
              <table:table-cell office:value-type="float" office:value="-0.075486900086185">
                <text:p>-0.075486900086185</text:p>
              </table:table-cell>
            </table:table-row>
            <table:table-row>
              <table:table-cell office:value-type="string">
                <text:p>Row 447</text:p>
              </table:table-cell>
              <table:table-cell office:value-type="float" office:value="41">
                <text:p>41</text:p>
              </table:table-cell>
              <table:table-cell office:value-type="float" office:value="-0.0781064623878062">
                <text:p>-0.0781064623878062</text:p>
              </table:table-cell>
            </table:table-row>
            <table:table-row>
              <table:table-cell office:value-type="string">
                <text:p>Row 448</text:p>
              </table:table-cell>
              <table:table-cell office:value-type="float" office:value="42">
                <text:p>42</text:p>
              </table:table-cell>
              <table:table-cell office:value-type="float" office:value="-0.0800163774928043">
                <text:p>-0.0800163774928043</text:p>
              </table:table-cell>
            </table:table-row>
            <table:table-row>
              <table:table-cell office:value-type="string">
                <text:p>Row 449</text:p>
              </table:table-cell>
              <table:table-cell office:value-type="float" office:value="43">
                <text:p>43</text:p>
              </table:table-cell>
              <table:table-cell office:value-type="float" office:value="-0.0811914354016752">
                <text:p>-0.0811914354016752</text:p>
              </table:table-cell>
            </table:table-row>
            <table:table-row>
              <table:table-cell office:value-type="string">
                <text:p>Row 450</text:p>
              </table:table-cell>
              <table:table-cell office:value-type="float" office:value="44">
                <text:p>44</text:p>
              </table:table-cell>
              <table:table-cell office:value-type="float" office:value="-0.0817848273480943">
                <text:p>-0.0817848273480943</text:p>
              </table:table-cell>
            </table:table-row>
            <table:table-row>
              <table:table-cell office:value-type="string">
                <text:p>Row 451</text:p>
              </table:table-cell>
              <table:table-cell office:value-type="float" office:value="45">
                <text:p>45</text:p>
              </table:table-cell>
              <table:table-cell office:value-type="float" office:value="-0.0811561535267251">
                <text:p>-0.0811561535267251</text:p>
              </table:table-cell>
            </table:table-row>
            <table:table-row>
              <table:table-cell office:value-type="string">
                <text:p>Row 452</text:p>
              </table:table-cell>
              <table:table-cell office:value-type="float" office:value="46">
                <text:p>46</text:p>
              </table:table-cell>
              <table:table-cell office:value-type="float" office:value="-0.0845885326313222">
                <text:p>-0.0845885326313222</text:p>
              </table:table-cell>
            </table:table-row>
            <table:table-row>
              <table:table-cell office:value-type="string">
                <text:p>Row 453</text:p>
              </table:table-cell>
              <table:table-cell office:value-type="float" office:value="47">
                <text:p>47</text:p>
              </table:table-cell>
              <table:table-cell office:value-type="float" office:value="-0.0855069265912735">
                <text:p>-0.0855069265912735</text:p>
              </table:table-cell>
            </table:table-row>
            <table:table-row>
              <table:table-cell office:value-type="string">
                <text:p>Row 454</text:p>
              </table:table-cell>
              <table:table-cell office:value-type="float" office:value="48">
                <text:p>48</text:p>
              </table:table-cell>
              <table:table-cell office:value-type="float" office:value="-0.0879831183872981">
                <text:p>-0.0879831183872981</text:p>
              </table:table-cell>
            </table:table-row>
            <table:table-row>
              <table:table-cell office:value-type="string">
                <text:p>Row 455</text:p>
              </table:table-cell>
              <table:table-cell office:value-type="float" office:value="49">
                <text:p>49</text:p>
              </table:table-cell>
              <table:table-cell office:value-type="float" office:value="-0.0903240370152517">
                <text:p>-0.0903240370152517</text:p>
              </table:table-cell>
            </table:table-row>
            <table:table-row>
              <table:table-cell office:value-type="string">
                <text:p>Row 456</text:p>
              </table:table-cell>
              <table:table-cell office:value-type="float" office:value="50">
                <text:p>50</text:p>
              </table:table-cell>
              <table:table-cell office:value-type="float" office:value="-0.0923947903582407">
                <text:p>-0.0923947903582407</text:p>
              </table:table-cell>
            </table:table-row>
            <table:table-row>
              <table:table-cell office:value-type="string">
                <text:p>Row 457</text:p>
              </table:table-cell>
              <table:table-cell office:value-type="float" office:value="51">
                <text:p>51</text:p>
              </table:table-cell>
              <table:table-cell office:value-type="float" office:value="-0.104376139236296">
                <text:p>-0.104376139236296</text:p>
              </table:table-cell>
            </table:table-row>
            <table:table-row>
              <table:table-cell office:value-type="string">
                <text:p>Row 458</text:p>
              </table:table-cell>
              <table:table-cell office:value-type="float" office:value="52">
                <text:p>52</text:p>
              </table:table-cell>
              <table:table-cell office:value-type="float" office:value="-0.0977204828608454">
                <text:p>-0.0977204828608454</text:p>
              </table:table-cell>
            </table:table-row>
            <table:table-row>
              <table:table-cell office:value-type="string">
                <text:p>Row 459</text:p>
              </table:table-cell>
              <table:table-cell office:value-type="float" office:value="53">
                <text:p>53</text:p>
              </table:table-cell>
              <table:table-cell office:value-type="float" office:value="-0.0967049554916057">
                <text:p>-0.0967049554916057</text:p>
              </table:table-cell>
            </table:table-row>
            <table:table-row>
              <table:table-cell office:value-type="string">
                <text:p>Row 460</text:p>
              </table:table-cell>
              <table:table-cell office:value-type="float" office:value="54">
                <text:p>54</text:p>
              </table:table-cell>
              <table:table-cell office:value-type="float" office:value="-0.101674209258521">
                <text:p>-0.101674209258521</text:p>
              </table:table-cell>
            </table:table-row>
            <table:table-row>
              <table:table-cell office:value-type="string">
                <text:p>Row 461</text:p>
              </table:table-cell>
              <table:table-cell office:value-type="float" office:value="55">
                <text:p>55</text:p>
              </table:table-cell>
              <table:table-cell office:value-type="float" office:value="-0.119821555088473">
                <text:p>-0.119821555088473</text:p>
              </table:table-cell>
            </table:table-row>
            <table:table-row>
              <table:table-cell office:value-type="string">
                <text:p>Row 462</text:p>
              </table:table-cell>
              <table:table-cell office:value-type="float" office:value="56">
                <text:p>56</text:p>
              </table:table-cell>
              <table:table-cell office:value-type="float" office:value="-0.122093139722599">
                <text:p>-0.122093139722599</text:p>
              </table:table-cell>
            </table:table-row>
            <table:table-row>
              <table:table-cell office:value-type="string">
                <text:p>Row 463</text:p>
              </table:table-cell>
              <table:table-cell office:value-type="float" office:value="57">
                <text:p>57</text:p>
              </table:table-cell>
              <table:table-cell office:value-type="float" office:value="-0.129979565421146">
                <text:p>-0.129979565421146</text:p>
              </table:table-cell>
            </table:table-row>
            <table:table-row>
              <table:table-cell office:value-type="string">
                <text:p>Row 464</text:p>
              </table:table-cell>
              <table:table-cell office:value-type="float" office:value="58">
                <text:p>58</text:p>
              </table:table-cell>
              <table:table-cell office:value-type="float" office:value="-0.139144270596441">
                <text:p>-0.139144270596441</text:p>
              </table:table-cell>
            </table:table-row>
            <table:table-row>
              <table:table-cell office:value-type="string">
                <text:p>Row 465</text:p>
              </table:table-cell>
              <table:table-cell office:value-type="float" office:value="59">
                <text:p>59</text:p>
              </table:table-cell>
              <table:table-cell office:value-type="float" office:value="-0.145209150422192">
                <text:p>-0.145209150422192</text:p>
              </table:table-cell>
            </table:table-row>
            <table:table-row>
              <table:table-cell office:value-type="string">
                <text:p>Row 466</text:p>
              </table:table-cell>
              <table:table-cell office:value-type="float" office:value="60">
                <text:p>60</text:p>
              </table:table-cell>
              <table:table-cell office:value-type="float" office:value="-0.147762305895851">
                <text:p>-0.147762305895851</text:p>
              </table:table-cell>
            </table:table-row>
            <table:table-row>
              <table:table-cell office:value-type="string">
                <text:p>Row 467</text:p>
              </table:table-cell>
              <table:table-cell office:value-type="float" office:value="61">
                <text:p>61</text:p>
              </table:table-cell>
              <table:table-cell office:value-type="float" office:value="-0.142880355895851">
                <text:p>-0.142880355895851</text:p>
              </table:table-cell>
            </table:table-row>
            <table:table-row>
              <table:table-cell office:value-type="string">
                <text:p>Row 468</text:p>
              </table:table-cell>
              <table:table-cell office:value-type="float" office:value="62">
                <text:p>62</text:p>
              </table:table-cell>
              <table:table-cell office:value-type="float" office:value="-0.141690975895851">
                <text:p>-0.141690975895851</text:p>
              </table:table-cell>
            </table:table-row>
            <table:table-row>
              <table:table-cell office:value-type="string">
                <text:p>Row 469</text:p>
              </table:table-cell>
              <table:table-cell office:value-type="float" office:value="63">
                <text:p>63</text:p>
              </table:table-cell>
              <table:table-cell office:value-type="float" office:value="-0.142510185895851">
                <text:p>-0.142510185895851</text:p>
              </table:table-cell>
            </table:table-row>
            <table:table-row>
              <table:table-cell office:value-type="string">
                <text:p>Row 470</text:p>
              </table:table-cell>
              <table:table-cell office:value-type="float" office:value="64">
                <text:p>64</text:p>
              </table:table-cell>
              <table:table-cell office:value-type="float" office:value="-0.140489205895851">
                <text:p>-0.140489205895851</text:p>
              </table:table-cell>
            </table:table-row>
            <table:table-row>
              <table:table-cell office:value-type="string">
                <text:p>Row 471</text:p>
              </table:table-cell>
              <table:table-cell office:value-type="float" office:value="65">
                <text:p>65</text:p>
              </table:table-cell>
              <table:table-cell office:value-type="float" office:value="-0.132049135895851">
                <text:p>-0.132049135895851</text:p>
              </table:table-cell>
            </table:table-row>
            <table:table-row>
              <table:table-cell office:value-type="string">
                <text:p>Row 472</text:p>
              </table:table-cell>
              <table:table-cell office:value-type="float" office:value="66">
                <text:p>66</text:p>
              </table:table-cell>
              <table:table-cell office:value-type="float" office:value="-0.127910985895851">
                <text:p>-0.127910985895851</text:p>
              </table:table-cell>
            </table:table-row>
            <table:table-row>
              <table:table-cell office:value-type="string">
                <text:p>Row 473</text:p>
              </table:table-cell>
              <table:table-cell office:value-type="float" office:value="67">
                <text:p>67</text:p>
              </table:table-cell>
              <table:table-cell office:value-type="float" office:value="-0.135753235895851">
                <text:p>-0.135753235895851</text:p>
              </table:table-cell>
            </table:table-row>
            <table:table-row>
              <table:table-cell office:value-type="string">
                <text:p>Row 474</text:p>
              </table:table-cell>
              <table:table-cell office:value-type="float" office:value="68">
                <text:p>68</text:p>
              </table:table-cell>
              <table:table-cell office:value-type="float" office:value="-0.142723860895851">
                <text:p>-0.142723860895851</text:p>
              </table:table-cell>
            </table:table-row>
            <table:table-row>
              <table:table-cell office:value-type="string">
                <text:p>Row 475</text:p>
              </table:table-cell>
              <table:table-cell office:value-type="float" office:value="69">
                <text:p>69</text:p>
              </table:table-cell>
              <table:table-cell office:value-type="float" office:value="-0.134526630895851">
                <text:p>-0.134526630895851</text:p>
              </table:table-cell>
            </table:table-row>
            <table:table-row>
              <table:table-cell office:value-type="string">
                <text:p>Row 476</text:p>
              </table:table-cell>
              <table:table-cell office:value-type="float" office:value="70">
                <text:p>70</text:p>
              </table:table-cell>
              <table:table-cell office:value-type="float" office:value="-0.135647355895851">
                <text:p>-0.135647355895851</text:p>
              </table:table-cell>
            </table:table-row>
            <table:table-row>
              <table:table-cell office:value-type="string">
                <text:p>Row 477</text:p>
              </table:table-cell>
              <table:table-cell office:value-type="float" office:value="71">
                <text:p>71</text:p>
              </table:table-cell>
              <table:table-cell office:value-type="float" office:value="-0.130065785895851">
                <text:p>-0.130065785895851</text:p>
              </table:table-cell>
            </table:table-row>
            <table:table-row>
              <table:table-cell office:value-type="string">
                <text:p>Row 478</text:p>
              </table:table-cell>
              <table:table-cell office:value-type="float" office:value="72">
                <text:p>72</text:p>
              </table:table-cell>
              <table:table-cell office:value-type="float" office:value="-0.129413385895851">
                <text:p>-0.129413385895851</text:p>
              </table:table-cell>
            </table:table-row>
            <table:table-row>
              <table:table-cell office:value-type="string">
                <text:p>Row 479</text:p>
              </table:table-cell>
              <table:table-cell office:value-type="float" office:value="73">
                <text:p>73</text:p>
              </table:table-cell>
              <table:table-cell office:value-type="float" office:value="-0.132538310895851">
                <text:p>-0.132538310895851</text:p>
              </table:table-cell>
            </table:table-row>
            <table:table-row>
              <table:table-cell office:value-type="string">
                <text:p>Row 480</text:p>
              </table:table-cell>
              <table:table-cell office:value-type="float" office:value="74">
                <text:p>74</text:p>
              </table:table-cell>
              <table:table-cell office:value-type="float" office:value="-0.132567830895851">
                <text:p>-0.132567830895851</text:p>
              </table:table-cell>
            </table:table-row>
            <table:table-row>
              <table:table-cell office:value-type="string">
                <text:p>Row 481</text:p>
              </table:table-cell>
              <table:table-cell office:value-type="float" office:value="75">
                <text:p>75</text:p>
              </table:table-cell>
              <table:table-cell office:value-type="float" office:value="-0.127868470895851">
                <text:p>-0.127868470895851</text:p>
              </table:table-cell>
            </table:table-row>
            <table:table-row>
              <table:table-cell office:value-type="string">
                <text:p>Row 482</text:p>
              </table:table-cell>
              <table:table-cell office:value-type="float" office:value="76">
                <text:p>76</text:p>
              </table:table-cell>
              <table:table-cell office:value-type="float" office:value="-0.129117355895851">
                <text:p>-0.129117355895851</text:p>
              </table:table-cell>
            </table:table-row>
            <table:table-row>
              <table:table-cell office:value-type="string">
                <text:p>Row 483</text:p>
              </table:table-cell>
              <table:table-cell office:value-type="float" office:value="77">
                <text:p>77</text:p>
              </table:table-cell>
              <table:table-cell office:value-type="float" office:value="-0.122085460895851">
                <text:p>-0.122085460895851</text:p>
              </table:table-cell>
            </table:table-row>
            <table:table-row>
              <table:table-cell office:value-type="string">
                <text:p>Row 484</text:p>
              </table:table-cell>
              <table:table-cell office:value-type="float" office:value="78">
                <text:p>78</text:p>
              </table:table-cell>
              <table:table-cell office:value-type="float" office:value="-0.126716290895851">
                <text:p>-0.126716290895851</text:p>
              </table:table-cell>
            </table:table-row>
            <table:table-row>
              <table:table-cell office:value-type="string">
                <text:p>Row 485</text:p>
              </table:table-cell>
              <table:table-cell office:value-type="float" office:value="79">
                <text:p>79</text:p>
              </table:table-cell>
              <table:table-cell office:value-type="float" office:value="-0.114034725895851">
                <text:p>-0.114034725895851</text:p>
              </table:table-cell>
            </table:table-row>
            <table:table-row>
              <table:table-cell office:value-type="string">
                <text:p>Row 486</text:p>
              </table:table-cell>
              <table:table-cell office:value-type="float" office:value="80">
                <text:p>80</text:p>
              </table:table-cell>
              <table:table-cell office:value-type="float" office:value="-0.118136670895851">
                <text:p>-0.118136670895851</text:p>
              </table:table-cell>
            </table:table-row>
            <table:table-row>
              <table:table-cell office:value-type="string">
                <text:p>Row 487</text:p>
              </table:table-cell>
              <table:table-cell office:value-type="float" office:value="81">
                <text:p>81</text:p>
              </table:table-cell>
              <table:table-cell office:value-type="float" office:value="-0.117364550895851">
                <text:p>-0.117364550895851</text:p>
              </table:table-cell>
            </table:table-row>
            <table:table-row>
              <table:table-cell office:value-type="string">
                <text:p>Row 488</text:p>
              </table:table-cell>
              <table:table-cell office:value-type="float" office:value="82">
                <text:p>82</text:p>
              </table:table-cell>
              <table:table-cell office:value-type="float" office:value="-0.120193895895851">
                <text:p>-0.120193895895851</text:p>
              </table:table-cell>
            </table:table-row>
            <table:table-row>
              <table:table-cell office:value-type="string">
                <text:p>Row 489</text:p>
              </table:table-cell>
              <table:table-cell office:value-type="float" office:value="83">
                <text:p>83</text:p>
              </table:table-cell>
              <table:table-cell office:value-type="float" office:value="-0.119614885895851">
                <text:p>-0.119614885895851</text:p>
              </table:table-cell>
            </table:table-row>
            <table:table-row>
              <table:table-cell office:value-type="string">
                <text:p>Row 490</text:p>
              </table:table-cell>
              <table:table-cell office:value-type="float" office:value="84">
                <text:p>84</text:p>
              </table:table-cell>
              <table:table-cell office:value-type="float" office:value="-0.121692870895851">
                <text:p>-0.121692870895851</text:p>
              </table:table-cell>
            </table:table-row>
            <table:table-row>
              <table:table-cell office:value-type="string">
                <text:p>Row 491</text:p>
              </table:table-cell>
              <table:table-cell office:value-type="float" office:value="85">
                <text:p>85</text:p>
              </table:table-cell>
              <table:table-cell office:value-type="float" office:value="-0.124151930895851">
                <text:p>-0.124151930895851</text:p>
              </table:table-cell>
            </table:table-row>
            <table:table-row>
              <table:table-cell office:value-type="string">
                <text:p>Row 492</text:p>
              </table:table-cell>
              <table:table-cell office:value-type="float" office:value="86">
                <text:p>86</text:p>
              </table:table-cell>
              <table:table-cell office:value-type="float" office:value="-0.116390875895851">
                <text:p>-0.116390875895851</text:p>
              </table:table-cell>
            </table:table-row>
            <table:table-row>
              <table:table-cell office:value-type="string">
                <text:p>Row 493</text:p>
              </table:table-cell>
              <table:table-cell office:value-type="float" office:value="87">
                <text:p>87</text:p>
              </table:table-cell>
              <table:table-cell office:value-type="float" office:value="-0.116098140895851">
                <text:p>-0.116098140895851</text:p>
              </table:table-cell>
            </table:table-row>
            <table:table-row>
              <table:table-cell office:value-type="string">
                <text:p>Row 494</text:p>
              </table:table-cell>
              <table:table-cell office:value-type="float" office:value="88">
                <text:p>88</text:p>
              </table:table-cell>
              <table:table-cell office:value-type="float" office:value="-0.120840915895851">
                <text:p>-0.120840915895851</text:p>
              </table:table-cell>
            </table:table-row>
            <table:table-row>
              <table:table-cell office:value-type="string">
                <text:p>Row 495</text:p>
              </table:table-cell>
              <table:table-cell office:value-type="float" office:value="89">
                <text:p>89</text:p>
              </table:table-cell>
              <table:table-cell office:value-type="float" office:value="-0.117340690895851">
                <text:p>-0.117340690895851</text:p>
              </table:table-cell>
            </table:table-row>
            <table:table-row>
              <table:table-cell office:value-type="string">
                <text:p>Row 496</text:p>
              </table:table-cell>
              <table:table-cell office:value-type="float" office:value="90">
                <text:p>90</text:p>
              </table:table-cell>
              <table:table-cell office:value-type="float" office:value="-0.114313550895851">
                <text:p>-0.114313550895851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46cm" svg:y="0.14cm" chart:style-name="ch2">
          <text:p>Main Title</text:p>
        </chart:title>
        <chart:legend chart:legend-position="end" svg:x="6.961cm" svg:y="3.309cm" chart:style-name="ch3"/>
        <chart:plot-area chart:style-name="ch4" table:cell-range-address="Sheet1.$A$506:.$B$602" chart:data-source-has-labels="row" chart:table-number-list="0" svg:x="0.16cm" svg:y="0.941cm" svg:width="6.482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cet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-0.0000647536788868543">
                <text:p>-0.0000647536788868543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-0.000205342143787571">
                <text:p>-0.000205342143787571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-0.000233449119187107">
                <text:p>-0.000233449119187107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-0.000138480528944612">
                <text:p>-0.000138480528944612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-0.000030078869601678">
                <text:p>-0.000030078869601678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0000504630750000004">
                <text:p>0.0000504630750000004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000282247242785042">
                <text:p>0.000282247242785042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000228061663662755">
                <text:p>0.000228061663662755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0000400298465842977">
                <text:p>0.0000400298465842977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-0.000112232172571606">
                <text:p>-0.000112232172571606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-0.000351381124411061">
                <text:p>-0.000351381124411061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-0.000430165898449279">
                <text:p>-0.000430165898449279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-0.000368371701046294">
                <text:p>-0.000368371701046294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-0.000394435161962996">
                <text:p>-0.000394435161962996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-0.000161949356678763">
                <text:p>-0.000161949356678763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-0.000175584455474077">
                <text:p>-0.000175584455474077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-0.000280488035359699">
                <text:p>-0.000280488035359699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-0.000208245376091817">
                <text:p>-0.000208245376091817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-0.000335980559840992">
                <text:p>-0.000335980559840992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-0.000344713377769543">
                <text:p>-0.000344713377769543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-0.00027700417977096">
                <text:p>-0.00027700417977096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-0.000306977469399383">
                <text:p>-0.000306977469399383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-0.000442673082349026">
                <text:p>-0.000442673082349026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-0.00034017319573303">
                <text:p>-0.00034017319573303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-0.000436700146124906">
                <text:p>-0.000436700146124906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-0.000386682638244544">
                <text:p>-0.000386682638244544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-0.000394025459879361">
                <text:p>-0.000394025459879361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-0.00031960098161181">
                <text:p>-0.00031960098161181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-0.000357461462700039">
                <text:p>-0.000357461462700039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-0.000435771553682068">
                <text:p>-0.000435771553682068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-0.000531241080886455">
                <text:p>-0.000531241080886455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-0.000587224048949327">
                <text:p>-0.000587224048949327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-0.000388394237837855">
                <text:p>-0.000388394237837855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-0.000971219848778355">
                <text:p>-0.000971219848778355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-0.000565046182374456">
                <text:p>-0.000565046182374456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-0.0006157939674449">
                <text:p>-0.0006157939674449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-0.000536670658090932">
                <text:p>-0.000536670658090932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-0.000404507183669309">
                <text:p>-0.000404507183669309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-0.000556583285897596">
                <text:p>-0.000556583285897596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-0.000928063018675977">
                <text:p>-0.000928063018675977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-0.00125345029569152">
                <text:p>-0.00125345029569152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-0.00146559692995853">
                <text:p>-0.00146559692995853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-0.00156968823269415">
                <text:p>-0.00156968823269415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-0.00177872840785639">
                <text:p>-0.00177872840785639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-0.00186883312437202">
                <text:p>-0.00186883312437202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-0.00209063913683829">
                <text:p>-0.00209063913683829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-0.00221014155279806">
                <text:p>-0.00221014155279806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-0.00213623953108027">
                <text:p>-0.00213623953108027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-0.00207882644145598">
                <text:p>-0.00207882644145598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-0.00213667998848052">
                <text:p>-0.00213667998848052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-0.00242566877186756">
                <text:p>-0.00242566877186756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-0.00285741024648751">
                <text:p>-0.00285741024648751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-0.00271079985631083">
                <text:p>-0.00271079985631083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-0.00252966880391612">
                <text:p>-0.00252966880391612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-0.00233405739930367">
                <text:p>-0.00233405739930367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-0.00214143659508977">
                <text:p>-0.00214143659508977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-0.00209600106757848">
                <text:p>-0.00209600106757848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-0.00221967168572868">
                <text:p>-0.00221967168572868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-0.00220137743368872">
                <text:p>-0.00220137743368872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-0.00224667287249046">
                <text:p>-0.00224667287249046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-0.00237457057738931">
                <text:p>-0.00237457057738931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-0.00244265077499018">
                <text:p>-0.00244265077499018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-0.00239852560242475">
                <text:p>-0.00239852560242475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-0.00152732858487171">
                <text:p>-0.00152732858487171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-0.00148228710637134">
                <text:p>-0.00148228710637134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-0.00130919698315547">
                <text:p>-0.00130919698315547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-0.000924278514746996">
                <text:p>-0.000924278514746996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-0.000246130521977972">
                <text:p>-0.000246130521977972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-0.00133786000688944">
                <text:p>-0.00133786000688944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-0.000207148999351221">
                <text:p>-0.000207148999351221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000852773631098396">
                <text:p>0.000852773631098396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00315838614636371">
                <text:p>0.00315838614636371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00327746233939845">
                <text:p>0.00327746233939845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00336313782859114">
                <text:p>0.00336313782859114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00371781607202945">
                <text:p>0.00371781607202945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00266817046762205">
                <text:p>0.00266817046762205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00244271049655716">
                <text:p>0.00244271049655716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00287730027191632">
                <text:p>0.00287730027191632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00158206021459692">
                <text:p>0.00158206021459692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00155480356313745">
                <text:p>0.00155480356313745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00206246912444706">
                <text:p>0.00206246912444706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00402026703227662">
                <text:p>0.00402026703227662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00387009399331654">
                <text:p>0.00387009399331654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00484142427060706">
                <text:p>0.00484142427060706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00677922323162765">
                <text:p>0.00677922323162765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00620385722645644">
                <text:p>0.00620385722645644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00542187021709628">
                <text:p>0.00542187021709628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00605658382113219">
                <text:p>0.00605658382113219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00477456678395129">
                <text:p>0.00477456678395129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00622147431897212">
                <text:p>0.00622147431897212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00709804247030184">
                <text:p>0.00709804247030184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00890332633401606">
                <text:p>0.00890332633401606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0091208743019614">
                <text:p>0.0091208743019614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0106235188300785">
                <text:p>0.0106235188300785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0113550877715192">
                <text:p>0.0113550877715192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0116816947">
                <text:p>0.0116816947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46cm" svg:y="0.14cm" chart:style-name="ch2">
          <text:p>Main Title</text:p>
        </chart:title>
        <chart:legend chart:legend-position="end" svg:x="6.91cm" svg:y="3.309cm" chart:style-name="ch3"/>
        <chart:plot-area chart:style-name="ch4" table:cell-range-address="Sheet1.$A$506:.$A$602 Sheet1.$C$506:.$C$602" chart:data-source-has-labels="row" chart:table-number-list="0 0" svg:x="0.16cm" svg:y="0.941cm" svg:width="6.431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ulis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-0.00844874623515">
                <text:p>-0.00844874623515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-0.00839750531976348">
                <text:p>-0.00839750531976348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-0.00840304441321081">
                <text:p>-0.00840304441321081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-0.00834095781189713">
                <text:p>-0.00834095781189713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-0.0083539875764288">
                <text:p>-0.0083539875764288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-0.00833585415">
                <text:p>-0.00833585415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-0.00830656622386654">
                <text:p>-0.00830656622386654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-0.00828525674182594">
                <text:p>-0.00828525674182594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-0.00824778257466966">
                <text:p>-0.00824778257466966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-0.00818634457834938">
                <text:p>-0.00818634457834938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-0.0081222328653362">
                <text:p>-0.0081222328653362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-0.00810824777437293">
                <text:p>-0.00810824777437293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-0.00810086082079743">
                <text:p>-0.00810086082079743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-0.00799410617717074">
                <text:p>-0.00799410617717074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-0.0079224746991641">
                <text:p>-0.0079224746991641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-0.00784381386179494">
                <text:p>-0.00784381386179494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-0.0077975264069956">
                <text:p>-0.0077975264069956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-0.00777268588712801">
                <text:p>-0.00777268588712801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-0.00776750904749205">
                <text:p>-0.00776750904749205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-0.00773887224056012">
                <text:p>-0.00773887224056012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-0.00779523881417466">
                <text:p>-0.00779523881417466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-0.00775627763338838">
                <text:p>-0.00775627763338838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-0.00778646304417895">
                <text:p>-0.00778646304417895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-0.00780299782330136">
                <text:p>-0.00780299782330136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-0.00766483105292911">
                <text:p>-0.00766483105292911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-0.00766637301314656">
                <text:p>-0.00766637301314656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-0.00769786530962143">
                <text:p>-0.00769786530962143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-0.00764396187996336">
                <text:p>-0.00764396187996336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-0.00765410193424017">
                <text:p>-0.00765410193424017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-0.00763623200985431">
                <text:p>-0.00763623200985431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-0.0076579832117782">
                <text:p>-0.0076579832117782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-0.00763860538853051">
                <text:p>-0.00763860538853051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-0.0076009960050935">
                <text:p>-0.0076009960050935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-0.00760597917033831">
                <text:p>-0.00760597917033831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-0.00763919597896338">
                <text:p>-0.00763919597896338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-0.00765575863860899">
                <text:p>-0.00765575863860899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-0.00765598497751929">
                <text:p>-0.00765598497751929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-0.00769354451171298">
                <text:p>-0.00769354451171298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-0.00771805356436982">
                <text:p>-0.00771805356436982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-0.00768006476034599">
                <text:p>-0.00768006476034599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-0.0076823303623887">
                <text:p>-0.0076823303623887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-0.00765339774295969">
                <text:p>-0.00765339774295969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-0.00777191783587499">
                <text:p>-0.00777191783587499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-0.00768880087166845">
                <text:p>-0.00768880087166845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-0.00777755525619877">
                <text:p>-0.00777755525619877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-0.00772014436582247">
                <text:p>-0.00772014436582247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-0.00778991162031408">
                <text:p>-0.00778991162031408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-0.00789513725466823">
                <text:p>-0.00789513725466823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-0.00790901401506059">
                <text:p>-0.00790901401506059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-0.00794470298782202">
                <text:p>-0.00794470298782202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-0.00789586408453216">
                <text:p>-0.00789586408453216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-0.00785647904911872">
                <text:p>-0.00785647904911872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-0.00777698580573172">
                <text:p>-0.00777698580573172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-0.00762462853995051">
                <text:p>-0.00762462853995051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-0.00749602360861164">
                <text:p>-0.00749602360861164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-0.00740239781280199">
                <text:p>-0.00740239781280199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-0.00735090484261066">
                <text:p>-0.00735090484261066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-0.00730874051326548">
                <text:p>-0.00730874051326548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-0.00723086109191389">
                <text:p>-0.00723086109191389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-0.00726179977926727">
                <text:p>-0.00726179977926727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-0.00722142851364975">
                <text:p>-0.00722142851364975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-0.00721886652324734">
                <text:p>-0.00721886652324734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-0.00703378972033669">
                <text:p>-0.00703378972033669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-0.00681606953206502">
                <text:p>-0.00681606953206502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-0.00668557729982871">
                <text:p>-0.00668557729982871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-0.00655931005805884">
                <text:p>-0.00655931005805884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-0.00647486392601233">
                <text:p>-0.00647486392601233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-0.00641503434248254">
                <text:p>-0.00641503434248254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-0.00630348219192379">
                <text:p>-0.00630348219192379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-0.00600043999691412">
                <text:p>-0.00600043999691412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-0.00569782750874463">
                <text:p>-0.00569782750874463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-0.00541339243703585">
                <text:p>-0.00541339243703585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-0.00536831503170457">
                <text:p>-0.00536831503170457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-0.00520662304036653">
                <text:p>-0.00520662304036653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-0.00493052654793855">
                <text:p>-0.00493052654793855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-0.00466521754803199">
                <text:p>-0.00466521754803199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-0.00441961592252591">
                <text:p>-0.00441961592252591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-0.00385820317214402">
                <text:p>-0.00385820317214402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-0.00321572878719757">
                <text:p>-0.00321572878719757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-0.00287702453320204">
                <text:p>-0.00287702453320204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-0.00259084563487823">
                <text:p>-0.00259084563487823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-0.00238671614851168">
                <text:p>-0.00238671614851168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-0.00206649580438147">
                <text:p>-0.00206649580438147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-0.00196560740678562">
                <text:p>-0.00196560740678562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-0.00166503055161872">
                <text:p>-0.00166503055161872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-0.00166300086804833">
                <text:p>-0.00166300086804833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-0.00156190659509197">
                <text:p>-0.00156190659509197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-0.00106152329512586">
                <text:p>-0.00106152329512586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-0.000521550665568345">
                <text:p>-0.000521550665568345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-0.000200224953423411">
                <text:p>-0.000200224953423411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-0.000117403918802679">
                <text:p>-0.000117403918802679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-0.000136299945161835">
                <text:p>-0.000136299945161835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-0.000119618254295389">
                <text:p>-0.000119618254295389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-0.000147870168131825">
                <text:p>-0.000147870168131825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-0.000344159510240803">
                <text:p>-0.000344159510240803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-0.000241506200000001">
                <text:p>-0.000241506200000001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0.03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13cm" svg:y="0.14cm" chart:style-name="ch2">
          <text:p>Main Title</text:p>
        </chart:title>
        <chart:legend chart:legend-position="end" svg:x="6.669cm" svg:y="3.309cm" chart:style-name="ch3"/>
        <chart:plot-area chart:style-name="ch4" table:cell-range-address="Sheet1.$A$506:.$A$602 Sheet1.$D$506:.$D$602" chart:data-source-has-labels="row" chart:table-number-list="0 0" svg:x="0.16cm" svg:y="0.941cm" svg:width="6.19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angage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0104354544">
                <text:p>0.0104354544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0024204016">
                <text:p>0.0024204016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0049008584">
                <text:p>0.0049008584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0029665944">
                <text:p>0.0029665944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0034906672">
                <text:p>0.0034906672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0076649376">
                <text:p>0.0076649376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0063221984">
                <text:p>0.0063221984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0088543984">
                <text:p>0.0088543984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0084711368">
                <text:p>0.0084711368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0048816392">
                <text:p>0.0048816392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0061367776">
                <text:p>0.0061367776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00578363200000001">
                <text:p>0.00578363200000001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0064679648">
                <text:p>0.0064679648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0058233648">
                <text:p>0.0058233648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0053207712">
                <text:p>0.0053207712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0048716784">
                <text:p>0.0048716784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0050072384">
                <text:p>0.0050072384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0050757432">
                <text:p>0.0050757432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0050328872">
                <text:p>0.0050328872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0051203328">
                <text:p>0.0051203328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0050419712">
                <text:p>0.0050419712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0051823336">
                <text:p>0.0051823336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0051168968">
                <text:p>0.0051168968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005178552">
                <text:p>0.005178552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005314796">
                <text:p>0.005314796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0052754992">
                <text:p>0.0052754992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0051130792">
                <text:p>0.0051130792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0051697128">
                <text:p>0.0051697128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00517202400000001">
                <text:p>0.00517202400000001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00505166">
                <text:p>0.00505166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0050410152">
                <text:p>0.0050410152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0051436664">
                <text:p>0.0051436664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0053533528">
                <text:p>0.0053533528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005214128">
                <text:p>0.005214128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0054258128">
                <text:p>0.0054258128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0061240248">
                <text:p>0.0061240248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00618337525297216">
                <text:p>0.00618337525297216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00657542772454666">
                <text:p>0.00657542772454666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00654867031085102">
                <text:p>0.00654867031085102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0066289889708996">
                <text:p>0.0066289889708996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00650483556901306">
                <text:p>0.00650483556901306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00640374754132076">
                <text:p>0.00640374754132076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00597904175510164">
                <text:p>0.00597904175510164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00587682235182183">
                <text:p>0.00587682235182183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00591273746454726">
                <text:p>0.00591273746454726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0060389520068948">
                <text:p>0.0060389520068948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0062485169910245">
                <text:p>0.0062485169910245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00640131019942435">
                <text:p>0.00640131019942435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00649531483213402">
                <text:p>0.00649531483213402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00654278618784754">
                <text:p>0.00654278618784754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00649249228213801">
                <text:p>0.00649249228213801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00676708261050578">
                <text:p>0.00676708261050578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00684055412730188">
                <text:p>0.00684055412730188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00703864947098385">
                <text:p>0.00703864947098385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00722592296122014">
                <text:p>0.00722592296122014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00739158322865926">
                <text:p>0.00739158322865926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00835009113890367">
                <text:p>0.00835009113890367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00781763862886763">
                <text:p>0.00781763862886763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00773639643932845">
                <text:p>0.00773639643932845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00813393674068166">
                <text:p>0.00813393674068166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00958572440707782">
                <text:p>0.00958572440707782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00976745117780795">
                <text:p>0.00976745117780795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0103983652336917">
                <text:p>0.0103983652336917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0111315416477153">
                <text:p>0.0111315416477153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0116167320337753">
                <text:p>0.0116167320337753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0118209844716681">
                <text:p>0.0118209844716681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0114304284716681">
                <text:p>0.0114304284716681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0113352780716681">
                <text:p>0.0113352780716681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0114008148716681">
                <text:p>0.0114008148716681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0112391364716681">
                <text:p>0.0112391364716681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0105639308716681">
                <text:p>0.0105639308716681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0102328788716681">
                <text:p>0.0102328788716681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0108602588716681">
                <text:p>0.0108602588716681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0114179088716681">
                <text:p>0.0114179088716681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0107621304716681">
                <text:p>0.0107621304716681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0108517884716681">
                <text:p>0.0108517884716681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0104052628716681">
                <text:p>0.0104052628716681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0103530708716681">
                <text:p>0.0103530708716681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0106030648716681">
                <text:p>0.0106030648716681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0106054264716681">
                <text:p>0.0106054264716681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0102294776716681">
                <text:p>0.0102294776716681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0103293884716681">
                <text:p>0.0103293884716681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00976683687166807">
                <text:p>0.00976683687166807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0101373032716681">
                <text:p>0.0101373032716681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00912277807166807">
                <text:p>0.00912277807166807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00945093367166806">
                <text:p>0.00945093367166806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00938916407166807">
                <text:p>0.00938916407166807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00961551167166807">
                <text:p>0.00961551167166807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00956919087166807">
                <text:p>0.00956919087166807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00973542967166807">
                <text:p>0.00973542967166807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00993215447166807">
                <text:p>0.00993215447166807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00931127007166807">
                <text:p>0.00931127007166807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00928785127166807">
                <text:p>0.00928785127166807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00966727327166807">
                <text:p>0.00966727327166807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00938725527166807">
                <text:p>0.00938725527166807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00914508407166807">
                <text:p>0.00914508407166807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automatic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Lucida Sans Unicode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automatic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3366" draw:fill-color="#993366"/>
      <style:text-properties fo:font-family="Arial" style:font-family-generic="swiss" style:font-pitch="variable" fo:font-size="6pt" style:font-family-asian="'Lucida Sans Unicode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cm" svg:height="7cm" chart:class="chart:scatter" chart:style-name="ch1">
        <chart:title svg:x="3.014cm" svg:y="0.14cm" chart:style-name="ch2">
          <text:p>Main Title</text:p>
        </chart:title>
        <chart:legend chart:legend-position="end" svg:x="6.669cm" svg:y="3.309cm" chart:style-name="ch3"/>
        <chart:plot-area chart:style-name="ch4" table:cell-range-address="Sheet1.$A$506:.$A$602 Sheet1.$E$506:.$E$602" chart:data-source-has-labels="row" chart:table-number-list="0 0" svg:x="0.16cm" svg:y="0.941cm" svg:width="6.19cm" svg:height="5.919cm">
          <chart:axis chart:dimension="x" chart:name="primary-x" chart:style-name="ch5">
            <chart:categories table:cell-range-address="local-table.A2:.A97"/>
          </chart:axis>
          <chart:axis chart:dimension="y" chart:name="primary-y" chart:style-name="ch6">
            <chart:grid chart:class="major"/>
          </chart:axis>
          <chart:series chart:style-name="ch7">
            <chart:domain/>
            <chart:data-point chart:repeated="9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ussée</text:p>
              </table:table-cell>
            </table:table-row>
          </table:table-header-rows>
          <table:table-rows>
            <table:table-row>
              <table:table-cell office:value-type="string">
                <text:p>Row 507</text:p>
              </table:table-cell>
              <table:table-cell office:value-type="float" office:value="-5">
                <text:p>-5</text:p>
              </table:table-cell>
              <table:table-cell office:value-type="float" office:value="0.605422387463934">
                <text:p>0.605422387463934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-4">
                <text:p>-4</text:p>
              </table:table-cell>
              <table:table-cell office:value-type="float" office:value="0.609040552252057">
                <text:p>0.609040552252057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-3">
                <text:p>-3</text:p>
              </table:table-cell>
              <table:table-cell office:value-type="float" office:value="0.604961301845862">
                <text:p>0.604961301845862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-2">
                <text:p>-2</text:p>
              </table:table-cell>
              <table:table-cell office:value-type="float" office:value="0.598794761106589">
                <text:p>0.598794761106589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-1">
                <text:p>-1</text:p>
              </table:table-cell>
              <table:table-cell office:value-type="float" office:value="0.600765767507766">
                <text:p>0.600765767507766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0">
                <text:p>0</text:p>
              </table:table-cell>
              <table:table-cell office:value-type="float" office:value="0.59675521">
                <text:p>0.59675521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1">
                <text:p>1</text:p>
              </table:table-cell>
              <table:table-cell office:value-type="float" office:value="0.59328419893661">
                <text:p>0.59328419893661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2">
                <text:p>2</text:p>
              </table:table-cell>
              <table:table-cell office:value-type="float" office:value="0.594747838518416">
                <text:p>0.594747838518416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3">
                <text:p>3</text:p>
              </table:table-cell>
              <table:table-cell office:value-type="float" office:value="0.595196920735477">
                <text:p>0.595196920735477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4">
                <text:p>4</text:p>
              </table:table-cell>
              <table:table-cell office:value-type="float" office:value="0.598830420499048">
                <text:p>0.598830420499048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">
                <text:p>5</text:p>
              </table:table-cell>
              <table:table-cell office:value-type="float" office:value="0.600556214334249">
                <text:p>0.600556214334249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6">
                <text:p>6</text:p>
              </table:table-cell>
              <table:table-cell office:value-type="float" office:value="0.603984428594367">
                <text:p>0.603984428594367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7">
                <text:p>7</text:p>
              </table:table-cell>
              <table:table-cell office:value-type="float" office:value="0.603650787815712">
                <text:p>0.603650787815712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8">
                <text:p>8</text:p>
              </table:table-cell>
              <table:table-cell office:value-type="float" office:value="0.603723934526868">
                <text:p>0.603723934526868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9">
                <text:p>9</text:p>
              </table:table-cell>
              <table:table-cell office:value-type="float" office:value="0.603726056165991">
                <text:p>0.603726056165991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10">
                <text:p>10</text:p>
              </table:table-cell>
              <table:table-cell office:value-type="float" office:value="0.603786080608832">
                <text:p>0.603786080608832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11">
                <text:p>11</text:p>
              </table:table-cell>
              <table:table-cell office:value-type="float" office:value="0.602197922204301">
                <text:p>0.602197922204301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12">
                <text:p>12</text:p>
              </table:table-cell>
              <table:table-cell office:value-type="float" office:value="0.60043586711088">
                <text:p>0.60043586711088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13">
                <text:p>13</text:p>
              </table:table-cell>
              <table:table-cell office:value-type="float" office:value="0.599797924810128">
                <text:p>0.599797924810128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14">
                <text:p>14</text:p>
              </table:table-cell>
              <table:table-cell office:value-type="float" office:value="0.599009061958273">
                <text:p>0.599009061958273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15">
                <text:p>15</text:p>
              </table:table-cell>
              <table:table-cell office:value-type="float" office:value="0.599300792749068">
                <text:p>0.599300792749068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16">
                <text:p>16</text:p>
              </table:table-cell>
              <table:table-cell office:value-type="float" office:value="0.602904294402762">
                <text:p>0.602904294402762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17">
                <text:p>17</text:p>
              </table:table-cell>
              <table:table-cell office:value-type="float" office:value="0.601265601328817">
                <text:p>0.601265601328817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18">
                <text:p>18</text:p>
              </table:table-cell>
              <table:table-cell office:value-type="float" office:value="0.600173647300019">
                <text:p>0.600173647300019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19">
                <text:p>19</text:p>
              </table:table-cell>
              <table:table-cell office:value-type="float" office:value="0.59585101184188">
                <text:p>0.59585101184188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20">
                <text:p>20</text:p>
              </table:table-cell>
              <table:table-cell office:value-type="float" office:value="0.596452255707773">
                <text:p>0.596452255707773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21">
                <text:p>21</text:p>
              </table:table-cell>
              <table:table-cell office:value-type="float" office:value="0.599085956249954">
                <text:p>0.599085956249954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22">
                <text:p>22</text:p>
              </table:table-cell>
              <table:table-cell office:value-type="float" office:value="0.596337458599877">
                <text:p>0.596337458599877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23">
                <text:p>23</text:p>
              </table:table-cell>
              <table:table-cell office:value-type="float" office:value="0.59626405738877">
                <text:p>0.59626405738877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24">
                <text:p>24</text:p>
              </table:table-cell>
              <table:table-cell office:value-type="float" office:value="0.592505684624768">
                <text:p>0.592505684624768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25">
                <text:p>25</text:p>
              </table:table-cell>
              <table:table-cell office:value-type="float" office:value="0.592891125307291">
                <text:p>0.592891125307291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26">
                <text:p>26</text:p>
              </table:table-cell>
              <table:table-cell office:value-type="float" office:value="0.593339433851887">
                <text:p>0.593339433851887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27">
                <text:p>27</text:p>
              </table:table-cell>
              <table:table-cell office:value-type="float" office:value="0.591128073804441">
                <text:p>0.591128073804441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28">
                <text:p>28</text:p>
              </table:table-cell>
              <table:table-cell office:value-type="float" office:value="0.594744853384818">
                <text:p>0.594744853384818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29">
                <text:p>29</text:p>
              </table:table-cell>
              <table:table-cell office:value-type="float" office:value="0.593634605529812">
                <text:p>0.593634605529812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30">
                <text:p>30</text:p>
              </table:table-cell>
              <table:table-cell office:value-type="float" office:value="0.592610049066115">
                <text:p>0.592610049066115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31">
                <text:p>31</text:p>
              </table:table-cell>
              <table:table-cell office:value-type="float" office:value="0.58709064700461">
                <text:p>0.58709064700461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32">
                <text:p>32</text:p>
              </table:table-cell>
              <table:table-cell office:value-type="float" office:value="0.587492061567714">
                <text:p>0.587492061567714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33">
                <text:p>33</text:p>
              </table:table-cell>
              <table:table-cell office:value-type="float" office:value="0.57994639475952">
                <text:p>0.57994639475952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34">
                <text:p>34</text:p>
              </table:table-cell>
              <table:table-cell office:value-type="float" office:value="0.576384746177037">
                <text:p>0.576384746177037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35">
                <text:p>35</text:p>
              </table:table-cell>
              <table:table-cell office:value-type="float" office:value="0.570057403201706">
                <text:p>0.570057403201706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36">
                <text:p>36</text:p>
              </table:table-cell>
              <table:table-cell office:value-type="float" office:value="0.562198326024182">
                <text:p>0.562198326024182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37">
                <text:p>37</text:p>
              </table:table-cell>
              <table:table-cell office:value-type="float" office:value="0.556377057916269">
                <text:p>0.556377057916269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38">
                <text:p>38</text:p>
              </table:table-cell>
              <table:table-cell office:value-type="float" office:value="0.546416711492661">
                <text:p>0.546416711492661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39">
                <text:p>39</text:p>
              </table:table-cell>
              <table:table-cell office:value-type="float" office:value="0.546279528908496">
                <text:p>0.546279528908496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40">
                <text:p>40</text:p>
              </table:table-cell>
              <table:table-cell office:value-type="float" office:value="0.546017087604004">
                <text:p>0.546017087604004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41">
                <text:p>41</text:p>
              </table:table-cell>
              <table:table-cell office:value-type="float" office:value="0.548674231411427">
                <text:p>0.548674231411427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42">
                <text:p>42</text:p>
              </table:table-cell>
              <table:table-cell office:value-type="float" office:value="0.546285450531983">
                <text:p>0.546285450531983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43">
                <text:p>43</text:p>
              </table:table-cell>
              <table:table-cell office:value-type="float" office:value="0.545442251819636">
                <text:p>0.545442251819636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44">
                <text:p>44</text:p>
              </table:table-cell>
              <table:table-cell office:value-type="float" office:value="0.543168348816659">
                <text:p>0.543168348816659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45">
                <text:p>45</text:p>
              </table:table-cell>
              <table:table-cell office:value-type="float" office:value="0.540085606814805">
                <text:p>0.540085606814805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46">
                <text:p>46</text:p>
              </table:table-cell>
              <table:table-cell office:value-type="float" office:value="0.538583448580068">
                <text:p>0.538583448580068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47">
                <text:p>47</text:p>
              </table:table-cell>
              <table:table-cell office:value-type="float" office:value="0.536174271806382">
                <text:p>0.536174271806382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48">
                <text:p>48</text:p>
              </table:table-cell>
              <table:table-cell office:value-type="float" office:value="0.533326941372493">
                <text:p>0.533326941372493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49">
                <text:p>49</text:p>
              </table:table-cell>
              <table:table-cell office:value-type="float" office:value="0.529504012165664">
                <text:p>0.529504012165664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0">
                <text:p>50</text:p>
              </table:table-cell>
              <table:table-cell office:value-type="float" office:value="0.525962768975799">
                <text:p>0.525962768975799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1">
                <text:p>51</text:p>
              </table:table-cell>
              <table:table-cell office:value-type="float" office:value="0.535422861818848">
                <text:p>0.535422861818848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2">
                <text:p>52</text:p>
              </table:table-cell>
              <table:table-cell office:value-type="float" office:value="0.524937357364289">
                <text:p>0.524937357364289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3">
                <text:p>53</text:p>
              </table:table-cell>
              <table:table-cell office:value-type="float" office:value="0.520166469296206">
                <text:p>0.520166469296206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4">
                <text:p>54</text:p>
              </table:table-cell>
              <table:table-cell office:value-type="float" office:value="0.519070539832239">
                <text:p>0.519070539832239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5">
                <text:p>55</text:p>
              </table:table-cell>
              <table:table-cell office:value-type="float" office:value="0.509421341509469">
                <text:p>0.509421341509469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">
                <text:p>56</text:p>
              </table:table-cell>
              <table:table-cell office:value-type="float" office:value="0.509806212324043">
                <text:p>0.509806212324043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7">
                <text:p>57</text:p>
              </table:table-cell>
              <table:table-cell office:value-type="float" office:value="0.509116106280114">
                <text:p>0.509116106280114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8">
                <text:p>58</text:p>
              </table:table-cell>
              <table:table-cell office:value-type="float" office:value="0.509025351838366">
                <text:p>0.509025351838366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9">
                <text:p>59</text:p>
              </table:table-cell>
              <table:table-cell office:value-type="float" office:value="0.505903462597111">
                <text:p>0.505903462597111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60">
                <text:p>60</text:p>
              </table:table-cell>
              <table:table-cell office:value-type="float" office:value="0.498571244442699">
                <text:p>0.498571244442699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61">
                <text:p>61</text:p>
              </table:table-cell>
              <table:table-cell office:value-type="float" office:value="0.487203218578627">
                <text:p>0.487203218578627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62">
                <text:p>62</text:p>
              </table:table-cell>
              <table:table-cell office:value-type="float" office:value="0.485874269238019">
                <text:p>0.485874269238019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63">
                <text:p>63</text:p>
              </table:table-cell>
              <table:table-cell office:value-type="float" office:value="0.488684035784866">
                <text:p>0.488684035784866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64">
                <text:p>64</text:p>
              </table:table-cell>
              <table:table-cell office:value-type="float" office:value="0.48648366316439">
                <text:p>0.48648366316439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65">
                <text:p>65</text:p>
              </table:table-cell>
              <table:table-cell office:value-type="float" office:value="0.471714285252775">
                <text:p>0.471714285252775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66">
                <text:p>66</text:p>
              </table:table-cell>
              <table:table-cell office:value-type="float" office:value="0.473063416619203">
                <text:p>0.473063416619203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67">
                <text:p>67</text:p>
              </table:table-cell>
              <table:table-cell office:value-type="float" office:value="0.475087861498502">
                <text:p>0.475087861498502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68">
                <text:p>68</text:p>
              </table:table-cell>
              <table:table-cell office:value-type="float" office:value="0.47440666162302">
                <text:p>0.47440666162302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69">
                <text:p>69</text:p>
              </table:table-cell>
              <table:table-cell office:value-type="float" office:value="0.473502252684239">
                <text:p>0.473502252684239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70">
                <text:p>70</text:p>
              </table:table-cell>
              <table:table-cell office:value-type="float" office:value="0.468647611644264">
                <text:p>0.468647611644264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71">
                <text:p>71</text:p>
              </table:table-cell>
              <table:table-cell office:value-type="float" office:value="0.463515336839766">
                <text:p>0.463515336839766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72">
                <text:p>72</text:p>
              </table:table-cell>
              <table:table-cell office:value-type="float" office:value="0.463441556656819">
                <text:p>0.463441556656819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73">
                <text:p>73</text:p>
              </table:table-cell>
              <table:table-cell office:value-type="float" office:value="0.466329467835562">
                <text:p>0.466329467835562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74">
                <text:p>74</text:p>
              </table:table-cell>
              <table:table-cell office:value-type="float" office:value="0.4724426696969">
                <text:p>0.4724426696969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75">
                <text:p>75</text:p>
              </table:table-cell>
              <table:table-cell office:value-type="float" office:value="0.466013439879421">
                <text:p>0.466013439879421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76">
                <text:p>76</text:p>
              </table:table-cell>
              <table:table-cell office:value-type="float" office:value="0.463758903690575">
                <text:p>0.463758903690575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77">
                <text:p>77</text:p>
              </table:table-cell>
              <table:table-cell office:value-type="float" office:value="0.458990383823349">
                <text:p>0.458990383823349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78">
                <text:p>78</text:p>
              </table:table-cell>
              <table:table-cell office:value-type="float" office:value="0.469981752879141">
                <text:p>0.469981752879141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79">
                <text:p>79</text:p>
              </table:table-cell>
              <table:table-cell office:value-type="float" office:value="0.457744301022057">
                <text:p>0.457744301022057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80">
                <text:p>80</text:p>
              </table:table-cell>
              <table:table-cell office:value-type="float" office:value="0.45580545721752">
                <text:p>0.45580545721752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81">
                <text:p>81</text:p>
              </table:table-cell>
              <table:table-cell office:value-type="float" office:value="0.465041173406321">
                <text:p>0.465041173406321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82">
                <text:p>82</text:p>
              </table:table-cell>
              <table:table-cell office:value-type="float" office:value="0.45621243312991">
                <text:p>0.45621243312991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83">
                <text:p>83</text:p>
              </table:table-cell>
              <table:table-cell office:value-type="float" office:value="0.448316019974583">
                <text:p>0.448316019974583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84">
                <text:p>84</text:p>
              </table:table-cell>
              <table:table-cell office:value-type="float" office:value="0.466305647752348">
                <text:p>0.466305647752348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85">
                <text:p>85</text:p>
              </table:table-cell>
              <table:table-cell office:value-type="float" office:value="0.460251479922207">
                <text:p>0.460251479922207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86">
                <text:p>86</text:p>
              </table:table-cell>
              <table:table-cell office:value-type="float" office:value="0.456348601392078">
                <text:p>0.456348601392078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87">
                <text:p>87</text:p>
              </table:table-cell>
              <table:table-cell office:value-type="float" office:value="0.464222362836068">
                <text:p>0.464222362836068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88">
                <text:p>88</text:p>
              </table:table-cell>
              <table:table-cell office:value-type="float" office:value="0.47005472291999">
                <text:p>0.47005472291999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89">
                <text:p>89</text:p>
              </table:table-cell>
              <table:table-cell office:value-type="float" office:value="0.471283666229339">
                <text:p>0.471283666229339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90">
                <text:p>90</text:p>
              </table:table-cell>
              <table:table-cell office:value-type="float" office:value="0.47809892">
                <text:p>0.47809892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